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7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float" office:value="486.9618" calcext:value-type="float">
            <text:p>486.9618</text:p>
          </table:table-cell>
          <table:table-cell office:value-type="float" office:value="-89.3132" calcext:value-type="float">
            <text:p>-89.3132</text:p>
          </table:table-cell>
          <table:table-cell office:value-type="float" office:value="123.1373" calcext:value-type="float">
            <text:p>123.1373</text:p>
          </table:table-cell>
          <table:table-cell table:number-columns-repeated="2"/>
          <table:table-cell office:value-type="float" office:value="298.342" calcext:value-type="float">
            <text:p>298.342</text:p>
          </table:table-cell>
          <table:table-cell office:value-type="float" office:value="196.4213" calcext:value-type="float">
            <text:p>196.4213</text:p>
          </table:table-cell>
          <table:table-cell office:value-type="float" office:value="76.1885" calcext:value-type="float">
            <text:p>76.1885</text:p>
          </table:table-cell>
          <table:table-cell table:number-columns-repeated="2"/>
          <table:table-cell office:value-type="float" office:value="-201.5793" calcext:value-type="float">
            <text:p>-201.5793</text:p>
          </table:table-cell>
          <table:table-cell office:value-type="float" office:value="351.97" calcext:value-type="float">
            <text:p>351.97</text:p>
          </table:table-cell>
          <table:table-cell office:value-type="float" office:value="134.9908" calcext:value-type="float">
            <text:p>134.9908</text:p>
          </table:table-cell>
          <table:table-cell/>
        </table:table-row>
        <table:table-row table:style-name="ro1">
          <table:table-cell office:value-type="float" office:value="500.9249" calcext:value-type="float">
            <text:p>500.9249</text:p>
          </table:table-cell>
          <table:table-cell office:value-type="float" office:value="-99.8206" calcext:value-type="float">
            <text:p>-99.8206</text:p>
          </table:table-cell>
          <table:table-cell office:value-type="float" office:value="109.6428" calcext:value-type="float">
            <text:p>109.6428</text:p>
          </table:table-cell>
          <table:table-cell table:number-columns-repeated="2"/>
          <table:table-cell office:value-type="float" office:value="303.6044" calcext:value-type="float">
            <text:p>303.6044</text:p>
          </table:table-cell>
          <table:table-cell office:value-type="float" office:value="191.1781" calcext:value-type="float">
            <text:p>191.1781</text:p>
          </table:table-cell>
          <table:table-cell office:value-type="float" office:value="91.3091" calcext:value-type="float">
            <text:p>91.3091</text:p>
          </table:table-cell>
          <table:table-cell table:number-columns-repeated="2"/>
          <table:table-cell office:value-type="float" office:value="-191.0546" calcext:value-type="float">
            <text:p>-191.0546</text:p>
          </table:table-cell>
          <table:table-cell office:value-type="float" office:value="344.979" calcext:value-type="float">
            <text:p>344.979</text:p>
          </table:table-cell>
          <table:table-cell office:value-type="float" office:value="108.1097" calcext:value-type="float">
            <text:p>108.1097</text:p>
          </table:table-cell>
          <table:table-cell/>
        </table:table-row>
        <table:table-row table:style-name="ro1">
          <table:table-cell office:value-type="float" office:value="507.9064" calcext:value-type="float">
            <text:p>507.9064</text:p>
          </table:table-cell>
          <table:table-cell office:value-type="float" office:value="-99.8206" calcext:value-type="float">
            <text:p>-99.8206</text:p>
          </table:table-cell>
          <table:table-cell office:value-type="float" office:value="96.1483" calcext:value-type="float">
            <text:p>96.1483</text:p>
          </table:table-cell>
          <table:table-cell table:number-columns-repeated="2"/>
          <table:table-cell office:value-type="float" office:value="293.0797" calcext:value-type="float">
            <text:p>293.0797</text:p>
          </table:table-cell>
          <table:table-cell office:value-type="float" office:value="187.6826" calcext:value-type="float">
            <text:p>187.6826</text:p>
          </table:table-cell>
          <table:table-cell office:value-type="float" office:value="91.3091" calcext:value-type="float">
            <text:p>91.3091</text:p>
          </table:table-cell>
          <table:table-cell table:number-columns-repeated="2"/>
          <table:table-cell office:value-type="float" office:value="-196.3169" calcext:value-type="float">
            <text:p>-196.3169</text:p>
          </table:table-cell>
          <table:table-cell office:value-type="float" office:value="346.7268" calcext:value-type="float">
            <text:p>346.7268</text:p>
          </table:table-cell>
          <table:table-cell office:value-type="float" office:value="106.4297" calcext:value-type="float">
            <text:p>106.4297</text:p>
          </table:table-cell>
          <table:table-cell/>
        </table:table-row>
        <table:table-row table:style-name="ro1">
          <table:table-cell office:value-type="float" office:value="532.3418" calcext:value-type="float">
            <text:p>532.3418</text:p>
          </table:table-cell>
          <table:table-cell office:value-type="float" office:value="-117.333" calcext:value-type="float">
            <text:p>-117.333</text:p>
          </table:table-cell>
          <table:table-cell office:value-type="float" office:value="82.6538" calcext:value-type="float">
            <text:p>82.6538</text:p>
          </table:table-cell>
          <table:table-cell table:number-columns-repeated="2"/>
          <table:table-cell office:value-type="float" office:value="331.6701" calcext:value-type="float">
            <text:p>331.6701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94.6692" calcext:value-type="float">
            <text:p>94.6692</text:p>
          </table:table-cell>
          <table:table-cell table:number-columns-repeated="2"/>
          <table:table-cell office:value-type="float" office:value="-192.8087" calcext:value-type="float">
            <text:p>-192.8087</text:p>
          </table:table-cell>
          <table:table-cell office:value-type="float" office:value="343.2313" calcext:value-type="float">
            <text:p>343.2313</text:p>
          </table:table-cell>
          <table:table-cell office:value-type="float" office:value="123.2303" calcext:value-type="float">
            <text:p>123.2303</text:p>
          </table:table-cell>
          <table:table-cell/>
        </table:table-row>
        <table:table-row table:style-name="ro1">
          <table:table-cell office:value-type="float" office:value="528.851" calcext:value-type="float">
            <text:p>528.851</text:p>
          </table:table-cell>
          <table:table-cell office:value-type="float" office:value="-106.8256" calcext:value-type="float">
            <text:p>-106.8256</text:p>
          </table:table-cell>
          <table:table-cell office:value-type="float" office:value="82.6538" calcext:value-type="float">
            <text:p>82.6538</text:p>
          </table:table-cell>
          <table:table-cell table:number-columns-repeated="2"/>
          <table:table-cell office:value-type="float" office:value="312.3749" calcext:value-type="float">
            <text:p>312.3749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86.2689" calcext:value-type="float">
            <text:p>86.2689</text:p>
          </table:table-cell>
          <table:table-cell table:number-columns-repeated="2"/>
          <table:table-cell office:value-type="float" office:value="-177.0217" calcext:value-type="float">
            <text:p>-177.0217</text:p>
          </table:table-cell>
          <table:table-cell office:value-type="float" office:value="344.979" calcext:value-type="float">
            <text:p>344.979</text:p>
          </table:table-cell>
          <table:table-cell office:value-type="float" office:value="104.7496" calcext:value-type="float">
            <text:p>104.7496</text:p>
          </table:table-cell>
          <table:table-cell/>
        </table:table-row>
        <table:table-row table:style-name="ro1">
          <table:table-cell office:value-type="float" office:value="534.0872" calcext:value-type="float">
            <text:p>534.0872</text:p>
          </table:table-cell>
          <table:table-cell office:value-type="float" office:value="-108.5768" calcext:value-type="float">
            <text:p>-108.5768</text:p>
          </table:table-cell>
          <table:table-cell office:value-type="float" office:value="53.978" calcext:value-type="float">
            <text:p>53.978</text:p>
          </table:table-cell>
          <table:table-cell table:number-columns-repeated="2"/>
          <table:table-cell office:value-type="float" office:value="303.6044" calcext:value-type="float">
            <text:p>303.6044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128.2705" calcext:value-type="float">
            <text:p>128.2705</text:p>
          </table:table-cell>
          <table:table-cell table:number-columns-repeated="2"/>
          <table:table-cell office:value-type="float" office:value="-175.2676" calcext:value-type="float">
            <text:p>-175.2676</text:p>
          </table:table-cell>
          <table:table-cell office:value-type="float" office:value="353.7177" calcext:value-type="float">
            <text:p>353.7177</text:p>
          </table:table-cell>
          <table:table-cell office:value-type="float" office:value="113.1499" calcext:value-type="float">
            <text:p>113.1499</text:p>
          </table:table-cell>
          <table:table-cell/>
        </table:table-row>
        <table:table-row table:style-name="ro1">
          <table:table-cell office:value-type="float" office:value="537.578" calcext:value-type="float">
            <text:p>537.578</text:p>
          </table:table-cell>
          <table:table-cell office:value-type="float" office:value="-119.0843" calcext:value-type="float">
            <text:p>-119.0843</text:p>
          </table:table-cell>
          <table:table-cell office:value-type="float" office:value="50.6043" calcext:value-type="float">
            <text:p>50.6043</text:p>
          </table:table-cell>
          <table:table-cell table:number-columns-repeated="2"/>
          <table:table-cell office:value-type="float" office:value="296.5879" calcext:value-type="float">
            <text:p>296.5879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171.9522" calcext:value-type="float">
            <text:p>171.9522</text:p>
          </table:table-cell>
          <table:table-cell table:number-columns-repeated="2"/>
          <table:table-cell office:value-type="float" office:value="-205.0875" calcext:value-type="float">
            <text:p>-205.0875</text:p>
          </table:table-cell>
          <table:table-cell office:value-type="float" office:value="355.4654" calcext:value-type="float">
            <text:p>355.4654</text:p>
          </table:table-cell>
          <table:table-cell office:value-type="float" office:value="121.5503" calcext:value-type="float">
            <text:p>121.5503</text:p>
          </table:table-cell>
          <table:table-cell/>
        </table:table-row>
        <table:table-row table:style-name="ro1">
          <table:table-cell office:value-type="float" office:value="520.1242" calcext:value-type="float">
            <text:p>520.1242</text:p>
          </table:table-cell>
          <table:table-cell office:value-type="float" office:value="-122.5868" calcext:value-type="float">
            <text:p>-122.5868</text:p>
          </table:table-cell>
          <table:table-cell office:value-type="float" office:value="67.4725" calcext:value-type="float">
            <text:p>67.4725</text:p>
          </table:table-cell>
          <table:table-cell table:number-columns-repeated="2"/>
          <table:table-cell office:value-type="float" office:value="343.9489" calcext:value-type="float">
            <text:p>343.9489</text:p>
          </table:table-cell>
          <table:table-cell office:value-type="float" office:value="67.0887" calcext:value-type="float">
            <text:p>67.0887</text:p>
          </table:table-cell>
          <table:table-cell office:value-type="float" office:value="166.912" calcext:value-type="float">
            <text:p>166.912</text:p>
          </table:table-cell>
          <table:table-cell table:number-columns-repeated="2"/>
          <table:table-cell office:value-type="float" office:value="-192.8087" calcext:value-type="float">
            <text:p>-192.8087</text:p>
          </table:table-cell>
          <table:table-cell office:value-type="float" office:value="346.7268" calcext:value-type="float">
            <text:p>346.7268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527.1057" calcext:value-type="float">
            <text:p>527.1057</text:p>
          </table:table-cell>
          <table:table-cell office:value-type="float" office:value="-108.5768" calcext:value-type="float">
            <text:p>-108.5768</text:p>
          </table:table-cell>
          <table:table-cell office:value-type="float" office:value="67.4725" calcext:value-type="float">
            <text:p>67.4725</text:p>
          </table:table-cell>
          <table:table-cell table:number-columns-repeated="2"/>
          <table:table-cell office:value-type="float" office:value="340.4406" calcext:value-type="float">
            <text:p>340.4406</text:p>
          </table:table-cell>
          <table:table-cell office:value-type="float" office:value="74.0797" calcext:value-type="float">
            <text:p>74.0797</text:p>
          </table:table-cell>
          <table:table-cell office:value-type="float" office:value="126.5904" calcext:value-type="float">
            <text:p>126.5904</text:p>
          </table:table-cell>
          <table:table-cell table:number-columns-repeated="2"/>
          <table:table-cell office:value-type="float" office:value="-199.8252" calcext:value-type="float">
            <text:p>-199.8252</text:p>
          </table:table-cell>
          <table:table-cell office:value-type="float" office:value="350.2222" calcext:value-type="float">
            <text:p>350.2222</text:p>
          </table:table-cell>
          <table:table-cell office:value-type="float" office:value="113.1499" calcext:value-type="float">
            <text:p>113.1499</text:p>
          </table:table-cell>
          <table:table-cell/>
        </table:table-row>
        <table:table-row table:style-name="ro1">
          <table:table-cell office:value-type="float" office:value="509.6518" calcext:value-type="float">
            <text:p>509.6518</text:p>
          </table:table-cell>
          <table:table-cell office:value-type="float" office:value="-119.0843" calcext:value-type="float">
            <text:p>-119.0843</text:p>
          </table:table-cell>
          <table:table-cell office:value-type="float" office:value="60.7252" calcext:value-type="float">
            <text:p>60.7252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103.0695" calcext:value-type="float">
            <text:p>103.0695</text:p>
          </table:table-cell>
          <table:table-cell table:number-columns-repeated="2"/>
          <table:table-cell office:value-type="float" office:value="-203.3334" calcext:value-type="float">
            <text:p>-203.3334</text:p>
          </table:table-cell>
          <table:table-cell office:value-type="float" office:value="346.7268" calcext:value-type="float">
            <text:p>346.7268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518.3787" calcext:value-type="float">
            <text:p>518.3787</text:p>
          </table:table-cell>
          <table:table-cell office:value-type="float" office:value="-113.8306" calcext:value-type="float">
            <text:p>-113.8306</text:p>
          </table:table-cell>
          <table:table-cell office:value-type="float" office:value="65.7857" calcext:value-type="float">
            <text:p>65.7857</text:p>
          </table:table-cell>
          <table:table-cell table:number-columns-repeated="2"/>
          <table:table-cell office:value-type="float" office:value="356.2276" calcext:value-type="float">
            <text:p>356.2276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128.2705" calcext:value-type="float">
            <text:p>128.2705</text:p>
          </table:table-cell>
          <table:table-cell table:number-columns-repeated="2"/>
          <table:table-cell office:value-type="float" office:value="-185.7923" calcext:value-type="float">
            <text:p>-185.7923</text:p>
          </table:table-cell>
          <table:table-cell office:value-type="float" office:value="343.2313" calcext:value-type="float">
            <text:p>343.2313</text:p>
          </table:table-cell>
          <table:table-cell office:value-type="float" office:value="116.5101" calcext:value-type="float">
            <text:p>116.5101</text:p>
          </table:table-cell>
          <table:table-cell/>
        </table:table-row>
        <table:table-row table:style-name="ro1">
          <table:table-cell office:value-type="float" office:value="506.1611" calcext:value-type="float">
            <text:p>506.1611</text:p>
          </table:table-cell>
          <table:table-cell office:value-type="float" office:value="-126.0892" calcext:value-type="float">
            <text:p>-126.0892</text:p>
          </table:table-cell>
          <table:table-cell office:value-type="float" office:value="84.3406" calcext:value-type="float">
            <text:p>84.3406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94.6692" calcext:value-type="float">
            <text:p>94.6692</text:p>
          </table:table-cell>
          <table:table-cell table:number-columns-repeated="2"/>
          <table:table-cell office:value-type="float" office:value="-182.2841" calcext:value-type="float">
            <text:p>-182.2841</text:p>
          </table:table-cell>
          <table:table-cell office:value-type="float" office:value="360.7086" calcext:value-type="float">
            <text:p>360.7086</text:p>
          </table:table-cell>
          <table:table-cell office:value-type="float" office:value="99.7094" calcext:value-type="float">
            <text:p>99.7094</text:p>
          </table:table-cell>
          <table:table-cell/>
        </table:table-row>
        <table:table-row table:style-name="ro1">
          <table:table-cell office:value-type="float" office:value="525.3603" calcext:value-type="float">
            <text:p>525.3603</text:p>
          </table:table-cell>
          <table:table-cell office:value-type="float" office:value="-113.8306" calcext:value-type="float">
            <text:p>-113.8306</text:p>
          </table:table-cell>
          <table:table-cell office:value-type="float" office:value="72.5329" calcext:value-type="float">
            <text:p>72.5329</text:p>
          </table:table-cell>
          <table:table-cell table:number-columns-repeated="2"/>
          <table:table-cell office:value-type="float" office:value="345.703" calcext:value-type="float">
            <text:p>345.703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84.5888" calcext:value-type="float">
            <text:p>84.5888</text:p>
          </table:table-cell>
          <table:table-cell table:number-columns-repeated="2"/>
          <table:table-cell office:value-type="float" office:value="-136.6772" calcext:value-type="float">
            <text:p>-136.6772</text:p>
          </table:table-cell>
          <table:table-cell office:value-type="float" office:value="374.6905" calcext:value-type="float">
            <text:p>374.6905</text:p>
          </table:table-cell>
          <table:table-cell office:value-type="float" office:value="103.0695" calcext:value-type="float">
            <text:p>103.0695</text:p>
          </table:table-cell>
          <table:table-cell/>
        </table:table-row>
        <table:table-row table:style-name="ro1">
          <table:table-cell office:value-type="float" office:value="565.5041" calcext:value-type="float">
            <text:p>565.5041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118.0769" calcext:value-type="float">
            <text:p>118.0769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74.5084" calcext:value-type="float">
            <text:p>74.5084</text:p>
          </table:table-cell>
          <table:table-cell table:number-columns-repeated="2"/>
          <table:table-cell office:value-type="float" office:value="-124.3984" calcext:value-type="float">
            <text:p>-124.3984</text:p>
          </table:table-cell>
          <table:table-cell office:value-type="float" office:value="369.4473" calcext:value-type="float">
            <text:p>369.4473</text:p>
          </table:table-cell>
          <table:table-cell office:value-type="float" office:value="128.2705" calcext:value-type="float">
            <text:p>128.2705</text:p>
          </table:table-cell>
          <table:table-cell/>
        </table:table-row>
        <table:table-row table:style-name="ro1">
          <table:table-cell office:value-type="float" office:value="621.3563" calcext:value-type="float">
            <text:p>621.3563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101.2087" calcext:value-type="float">
            <text:p>101.2087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58.35" calcext:value-type="float">
            <text:p>58.35</text:p>
          </table:table-cell>
          <table:table-cell office:value-type="float" office:value="50.9875" calcext:value-type="float">
            <text:p>50.9875</text:p>
          </table:table-cell>
          <table:table-cell table:number-columns-repeated="2"/>
          <table:table-cell office:value-type="float" office:value="-119.1361" calcext:value-type="float">
            <text:p>-119.1361</text:p>
          </table:table-cell>
          <table:table-cell office:value-type="float" office:value="388.6724" calcext:value-type="float">
            <text:p>388.6724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577.7218" calcext:value-type="float">
            <text:p>577.7218</text:p>
          </table:table-cell>
          <table:table-cell office:value-type="float" office:value="-99.8206" calcext:value-type="float">
            <text:p>-99.8206</text:p>
          </table:table-cell>
          <table:table-cell office:value-type="float" office:value="52.2912" calcext:value-type="float">
            <text:p>52.2912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65.341" calcext:value-type="float">
            <text:p>65.341</text:p>
          </table:table-cell>
          <table:table-cell office:value-type="float" office:value="64.428" calcext:value-type="float">
            <text:p>64.428</text:p>
          </table:table-cell>
          <table:table-cell table:number-columns-repeated="2"/>
          <table:table-cell office:value-type="float" office:value="-148.956" calcext:value-type="float">
            <text:p>-148.956</text:p>
          </table:table-cell>
          <table:table-cell office:value-type="float" office:value="365.9518" calcext:value-type="float">
            <text:p>365.9518</text:p>
          </table:table-cell>
          <table:table-cell office:value-type="float" office:value="108.1097" calcext:value-type="float">
            <text:p>108.1097</text:p>
          </table:table-cell>
          <table:table-cell/>
        </table:table-row>
        <table:table-row table:style-name="ro1">
          <table:table-cell office:value-type="float" office:value="553.2864" calcext:value-type="float">
            <text:p>553.2864</text:p>
          </table:table-cell>
          <table:table-cell office:value-type="float" office:value="-131.343" calcext:value-type="float">
            <text:p>-131.343</text:p>
          </table:table-cell>
          <table:table-cell office:value-type="float" office:value="15.1813" calcext:value-type="float">
            <text:p>15.1813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60.0978" calcext:value-type="float">
            <text:p>60.0978</text:p>
          </table:table-cell>
          <table:table-cell office:value-type="float" office:value="86.2689" calcext:value-type="float">
            <text:p>86.2689</text:p>
          </table:table-cell>
          <table:table-cell table:number-columns-repeated="2"/>
          <table:table-cell office:value-type="float" office:value="-198.071" calcext:value-type="float">
            <text:p>-198.071</text:p>
          </table:table-cell>
          <table:table-cell office:value-type="float" office:value="355.4654" calcext:value-type="float">
            <text:p>355.4654</text:p>
          </table:table-cell>
          <table:table-cell office:value-type="float" office:value="57.7078" calcext:value-type="float">
            <text:p>57.7078</text:p>
          </table:table-cell>
          <table:table-cell/>
        </table:table-row>
        <table:table-row table:style-name="ro1">
          <table:table-cell office:value-type="float" office:value="575.9764" calcext:value-type="float">
            <text:p>575.9764</text:p>
          </table:table-cell>
          <table:table-cell office:value-type="float" office:value="-126.0892" calcext:value-type="float">
            <text:p>-126.0892</text:p>
          </table:table-cell>
          <table:table-cell office:value-type="float" office:value="-101.2087" calcext:value-type="float">
            <text:p>-101.2087</text:p>
          </table:table-cell>
          <table:table-cell table:number-columns-repeated="2"/>
          <table:table-cell office:value-type="float" office:value="366.7523" calcext:value-type="float">
            <text:p>366.7523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81.2287" calcext:value-type="float">
            <text:p>81.2287</text:p>
          </table:table-cell>
          <table:table-cell table:number-columns-repeated="2"/>
          <table:table-cell office:value-type="float" office:value="-147.2018" calcext:value-type="float">
            <text:p>-147.2018</text:p>
          </table:table-cell>
          <table:table-cell office:value-type="float" office:value="374.6905" calcext:value-type="float">
            <text:p>374.6905</text:p>
          </table:table-cell>
          <table:table-cell office:value-type="float" office:value="-17.8951" calcext:value-type="float">
            <text:p>-17.8951</text:p>
          </table:table-cell>
          <table:table-cell/>
        </table:table-row>
        <table:table-row table:style-name="ro1">
          <table:table-cell office:value-type="float" office:value="492.198" calcext:value-type="float">
            <text:p>492.198</text:p>
          </table:table-cell>
          <table:table-cell office:value-type="float" office:value="-129.5917" calcext:value-type="float">
            <text:p>-129.5917</text:p>
          </table:table-cell>
          <table:table-cell office:value-type="float" office:value="-118.0769" calcext:value-type="float">
            <text:p>-118.0769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50.9875" calcext:value-type="float">
            <text:p>50.9875</text:p>
          </table:table-cell>
          <table:table-cell table:number-columns-repeated="2"/>
          <table:table-cell office:value-type="float" office:value="-26.1683" calcext:value-type="float">
            <text:p>-26.1683</text:p>
          </table:table-cell>
          <table:table-cell office:value-type="float" office:value="397.4111" calcext:value-type="float">
            <text:p>397.4111</text:p>
          </table:table-cell>
          <table:table-cell office:value-type="float" office:value="-76.6974" calcext:value-type="float">
            <text:p>-76.6974</text:p>
          </table:table-cell>
          <table:table-cell/>
        </table:table-row>
        <table:table-row table:style-name="ro1">
          <table:table-cell office:value-type="float" office:value="406.6742" calcext:value-type="float">
            <text:p>406.6742</text:p>
          </table:table-cell>
          <table:table-cell office:value-type="float" office:value="-120.8355" calcext:value-type="float">
            <text:p>-120.8355</text:p>
          </table:table-cell>
          <table:table-cell office:value-type="float" office:value="-106.2692" calcext:value-type="float">
            <text:p>-106.2692</text:p>
          </table:table-cell>
          <table:table-cell table:number-columns-repeated="2"/>
          <table:table-cell office:value-type="float" office:value="356.2276" calcext:value-type="float">
            <text:p>356.2276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44.2672" calcext:value-type="float">
            <text:p>44.2672</text:p>
          </table:table-cell>
          <table:table-cell table:number-columns-repeated="2"/>
          <table:table-cell office:value-type="float" office:value="112.4063" calcext:value-type="float">
            <text:p>112.4063</text:p>
          </table:table-cell>
          <table:table-cell office:value-type="float" office:value="385.177" calcext:value-type="float">
            <text:p>385.177</text:p>
          </table:table-cell>
          <table:table-cell office:value-type="float" office:value="-118.6991" calcext:value-type="float">
            <text:p>-118.6991</text:p>
          </table:table-cell>
          <table:table-cell/>
        </table:table-row>
        <table:table-row table:style-name="ro1">
          <table:table-cell office:value-type="float" office:value="382.2388" calcext:value-type="float">
            <text:p>382.2388</text:p>
          </table:table-cell>
          <table:table-cell office:value-type="float" office:value="-117.333" calcext:value-type="float">
            <text:p>-117.333</text:p>
          </table:table-cell>
          <table:table-cell office:value-type="float" office:value="-42.1703" calcext:value-type="float">
            <text:p>-42.1703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17.3862" calcext:value-type="float">
            <text:p>17.3862</text:p>
          </table:table-cell>
          <table:table-cell table:number-columns-repeated="2"/>
          <table:table-cell office:value-type="float" office:value="219.407" calcext:value-type="float">
            <text:p>219.407</text:p>
          </table:table-cell>
          <table:table-cell office:value-type="float" office:value="289.0514" calcext:value-type="float">
            <text:p>289.0514</text:p>
          </table:table-cell>
          <table:table-cell office:value-type="float" office:value="-221.1831" calcext:value-type="float">
            <text:p>-221.1831</text:p>
          </table:table-cell>
          <table:table-cell/>
        </table:table-row>
        <table:table-row table:style-name="ro1">
          <table:table-cell office:value-type="float" office:value="394.4565" calcext:value-type="float">
            <text:p>394.4565</text:p>
          </table:table-cell>
          <table:table-cell office:value-type="float" office:value="-112.0793" calcext:value-type="float">
            <text:p>-112.0793</text:p>
          </table:table-cell>
          <table:table-cell office:value-type="float" office:value="-20.2417" calcext:value-type="float">
            <text:p>-20.2417</text:p>
          </table:table-cell>
          <table:table-cell table:number-columns-repeated="2"/>
          <table:table-cell office:value-type="float" office:value="357.9818" calcext:value-type="float">
            <text:p>357.9818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19.0662" calcext:value-type="float">
            <text:p>19.0662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107.2867" calcext:value-type="float">
            <text:p>107.2867</text:p>
          </table:table-cell>
          <table:table-cell office:value-type="float" office:value="-345.508" calcext:value-type="float">
            <text:p>-345.508</text:p>
          </table:table-cell>
          <table:table-cell/>
        </table:table-row>
        <table:table-row table:style-name="ro1">
          <table:table-cell office:value-type="float" office:value="401.4381" calcext:value-type="float">
            <text:p>401.4381</text:p>
          </table:table-cell>
          <table:table-cell office:value-type="float" office:value="-108.5768" calcext:value-type="float">
            <text:p>-108.5768</text:p>
          </table:table-cell>
          <table:table-cell office:value-type="float" office:value="20.2417" calcext:value-type="float">
            <text:p>20.2417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107.2867" calcext:value-type="float">
            <text:p>107.2867</text:p>
          </table:table-cell>
          <table:table-cell office:value-type="float" office:value="-2.7745" calcext:value-type="float">
            <text:p>-2.7745</text:p>
          </table:table-cell>
          <table:table-cell table:number-columns-repeated="2"/>
          <table:table-cell office:value-type="float" office:value="-68.2669" calcext:value-type="float">
            <text:p>-68.2669</text:p>
          </table:table-cell>
          <table:table-cell office:value-type="float" office:value="-22.0458" calcext:value-type="float">
            <text:p>-22.0458</text:p>
          </table:table-cell>
          <table:table-cell office:value-type="float" office:value="-362.3086" calcext:value-type="float">
            <text:p>-362.3086</text:p>
          </table:table-cell>
          <table:table-cell/>
        </table:table-row>
        <table:table-row table:style-name="ro1">
          <table:table-cell office:value-type="float" office:value="425.8734" calcext:value-type="float">
            <text:p>425.8734</text:p>
          </table:table-cell>
          <table:table-cell office:value-type="float" office:value="-122.5868" calcext:value-type="float">
            <text:p>-122.5868</text:p>
          </table:table-cell>
          <table:table-cell office:value-type="float" office:value="-6.7472" calcext:value-type="float">
            <text:p>-6.7472</text:p>
          </table:table-cell>
          <table:table-cell table:number-columns-repeated="2"/>
          <table:table-cell office:value-type="float" office:value="352.7194" calcext:value-type="float">
            <text:p>352.7194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-12.8549" calcext:value-type="float">
            <text:p>-12.8549</text:p>
          </table:table-cell>
          <table:table-cell table:number-columns-repeated="2"/>
          <table:table-cell office:value-type="float" office:value="-299.8094" calcext:value-type="float">
            <text:p>-299.8094</text:p>
          </table:table-cell>
          <table:table-cell office:value-type="float" office:value="-137.3965" calcext:value-type="float">
            <text:p>-137.3965</text:p>
          </table:table-cell>
          <table:table-cell office:value-type="float" office:value="-190.9419" calcext:value-type="float">
            <text:p>-190.9419</text:p>
          </table:table-cell>
          <table:table-cell/>
        </table:table-row>
        <table:table-row table:style-name="ro1">
          <table:table-cell office:value-type="float" office:value="420.6373" calcext:value-type="float">
            <text:p>420.6373</text:p>
          </table:table-cell>
          <table:table-cell office:value-type="float" office:value="-124.338" calcext:value-type="float">
            <text:p>-124.338</text:p>
          </table:table-cell>
          <table:table-cell office:value-type="float" office:value="-69.1593" calcext:value-type="float">
            <text:p>-69.1593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-56.5366" calcext:value-type="float">
            <text:p>-56.5366</text:p>
          </table:table-cell>
          <table:table-cell table:number-columns-repeated="2"/>
          <table:table-cell office:value-type="float" office:value="-385.7608" calcext:value-type="float">
            <text:p>-385.7608</text:p>
          </table:table-cell>
          <table:table-cell office:value-type="float" office:value="-48.2619" calcext:value-type="float">
            <text:p>-48.2619</text:p>
          </table:table-cell>
          <table:table-cell office:value-type="float" office:value="25.7865" calcext:value-type="float">
            <text:p>25.7865</text:p>
          </table:table-cell>
          <table:table-cell/>
        </table:table-row>
        <table:table-row table:style-name="ro1">
          <table:table-cell office:value-type="float" office:value="408.4196" calcext:value-type="float">
            <text:p>408.4196</text:p>
          </table:table-cell>
          <table:table-cell office:value-type="float" office:value="-164.6165" calcext:value-type="float">
            <text:p>-164.6165</text:p>
          </table:table-cell>
          <table:table-cell office:value-type="float" office:value="-64.0988" calcext:value-type="float">
            <text:p>-64.0988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-41.416" calcext:value-type="float">
            <text:p>-41.416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65.341" calcext:value-type="float">
            <text:p>65.341</text:p>
          </table:table-cell>
          <table:table-cell office:value-type="float" office:value="279.4765" calcext:value-type="float">
            <text:p>279.4765</text:p>
          </table:table-cell>
          <table:table-cell/>
        </table:table-row>
        <table:table-row table:style-name="ro1">
          <table:table-cell office:value-type="float" office:value="417.1465" calcext:value-type="float">
            <text:p>417.1465</text:p>
          </table:table-cell>
          <table:table-cell office:value-type="float" office:value="-131.343" calcext:value-type="float">
            <text:p>-131.343</text:p>
          </table:table-cell>
          <table:table-cell office:value-type="float" office:value="-42.1703" calcext:value-type="float">
            <text:p>-42.1703</text:p>
          </table:table-cell>
          <table:table-cell table:number-columns-repeated="2"/>
          <table:table-cell office:value-type="float" office:value="372.0147" calcext:value-type="float">
            <text:p>372.0147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-48.1363" calcext:value-type="float">
            <text:p>-48.1363</text:p>
          </table:table-cell>
          <table:table-cell table:number-columns-repeated="2"/>
          <table:table-cell office:value-type="float" office:value="-101.595" calcext:value-type="float">
            <text:p>-101.595</text:p>
          </table:table-cell>
          <table:table-cell office:value-type="float" office:value="199.9168" calcext:value-type="float">
            <text:p>199.9168</text:p>
          </table:table-cell>
          <table:table-cell office:value-type="float" office:value="395.401" calcext:value-type="float">
            <text:p>395.401</text:p>
          </table:table-cell>
          <table:table-cell/>
        </table:table-row>
        <table:table-row table:style-name="ro1">
          <table:table-cell office:value-type="float" office:value="373.5119" calcext:value-type="float">
            <text:p>373.5119</text:p>
          </table:table-cell>
          <table:table-cell office:value-type="float" office:value="-122.5868" calcext:value-type="float">
            <text:p>-122.5868</text:p>
          </table:table-cell>
          <table:table-cell office:value-type="float" office:value="-26.989" calcext:value-type="float">
            <text:p>-26.989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89.8093" calcext:value-type="float">
            <text:p>89.8093</text:p>
          </table:table-cell>
          <table:table-cell office:value-type="float" office:value="-39.736" calcext:value-type="float">
            <text:p>-39.736</text:p>
          </table:table-cell>
          <table:table-cell table:number-columns-repeated="2"/>
          <table:table-cell office:value-type="float" office:value="63.2913" calcext:value-type="float">
            <text:p>63.2913</text:p>
          </table:table-cell>
          <table:table-cell office:value-type="float" office:value="196.4213" calcext:value-type="float">
            <text:p>196.4213</text:p>
          </table:table-cell>
          <table:table-cell office:value-type="float" office:value="351.7193" calcext:value-type="float">
            <text:p>351.7193</text:p>
          </table:table-cell>
          <table:table-cell/>
        </table:table-row>
        <table:table-row table:style-name="ro1">
          <table:table-cell office:value-type="float" office:value="387.475" calcext:value-type="float">
            <text:p>387.475</text:p>
          </table:table-cell>
          <table:table-cell office:value-type="float" office:value="-80.557" calcext:value-type="float">
            <text:p>-80.557</text:p>
          </table:table-cell>
          <table:table-cell office:value-type="float" office:value="50.6043" calcext:value-type="float">
            <text:p>50.6043</text:p>
          </table:table-cell>
          <table:table-cell table:number-columns-repeated="2"/>
          <table:table-cell office:value-type="float" office:value="354.4735" calcext:value-type="float">
            <text:p>354.4735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-34.6958" calcext:value-type="float">
            <text:p>-34.6958</text:p>
          </table:table-cell>
          <table:table-cell table:number-columns-repeated="2"/>
          <table:table-cell office:value-type="float" office:value="135.2097" calcext:value-type="float">
            <text:p>135.2097</text:p>
          </table:table-cell>
          <table:table-cell office:value-type="float" office:value="184.1871" calcext:value-type="float">
            <text:p>184.1871</text:p>
          </table:table-cell>
          <table:table-cell office:value-type="float" office:value="346.6791" calcext:value-type="float">
            <text:p>346.6791</text:p>
          </table:table-cell>
          <table:table-cell/>
        </table:table-row>
        <table:table-row table:style-name="ro1">
          <table:table-cell office:value-type="float" office:value="382.2388" calcext:value-type="float">
            <text:p>382.2388</text:p>
          </table:table-cell>
          <table:table-cell office:value-type="float" office:value="-92.8157" calcext:value-type="float">
            <text:p>-92.8157</text:p>
          </table:table-cell>
          <table:table-cell office:value-type="float" office:value="89.4011" calcext:value-type="float">
            <text:p>89.4011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-43.0961" calcext:value-type="float">
            <text:p>-43.0961</text:p>
          </table:table-cell>
          <table:table-cell table:number-columns-repeated="2"/>
          <table:table-cell office:value-type="float" office:value="184.3248" calcext:value-type="float">
            <text:p>184.3248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396.2019" calcext:value-type="float">
            <text:p>396.2019</text:p>
          </table:table-cell>
          <table:table-cell office:value-type="float" office:value="-89.3132" calcext:value-type="float">
            <text:p>-89.3132</text:p>
          </table:table-cell>
          <table:table-cell office:value-type="float" office:value="113.0164" calcext:value-type="float">
            <text:p>113.0164</text:p>
          </table:table-cell>
          <table:table-cell table:number-columns-repeated="2"/>
          <table:table-cell office:value-type="float" office:value="287.8173" calcext:value-type="float">
            <text:p>287.8173</text:p>
          </table:table-cell>
          <table:table-cell office:value-type="float" office:value="224.3851" calcext:value-type="float">
            <text:p>224.3851</text:p>
          </table:table-cell>
          <table:table-cell office:value-type="float" office:value="-27.9755" calcext:value-type="float">
            <text:p>-27.9755</text:p>
          </table:table-cell>
          <table:table-cell table:number-columns-repeated="2"/>
          <table:table-cell office:value-type="float" office:value="168.5379" calcext:value-type="float">
            <text:p>168.5379</text:p>
          </table:table-cell>
          <table:table-cell office:value-type="float" office:value="32.134" calcext:value-type="float">
            <text:p>32.134</text:p>
          </table:table-cell>
          <table:table-cell office:value-type="float" office:value="378.6004" calcext:value-type="float">
            <text:p>378.6004</text:p>
          </table:table-cell>
          <table:table-cell/>
        </table:table-row>
        <table:table-row table:style-name="ro1">
          <table:table-cell office:value-type="float" office:value="434.6004" calcext:value-type="float">
            <text:p>434.6004</text:p>
          </table:table-cell>
          <table:table-cell office:value-type="float" office:value="-75.3033" calcext:value-type="float">
            <text:p>-75.3033</text:p>
          </table:table-cell>
          <table:table-cell office:value-type="float" office:value="160.2472" calcext:value-type="float">
            <text:p>160.2472</text:p>
          </table:table-cell>
          <table:table-cell table:number-columns-repeated="2"/>
          <table:table-cell office:value-type="float" office:value="217.6529" calcext:value-type="float">
            <text:p>217.6529</text:p>
          </table:table-cell>
          <table:table-cell office:value-type="float" office:value="311.772" calcext:value-type="float">
            <text:p>311.772</text:p>
          </table:table-cell>
          <table:table-cell office:value-type="float" office:value="-88.4579" calcext:value-type="float">
            <text:p>-88.4579</text:p>
          </table:table-cell>
          <table:table-cell table:number-columns-repeated="2"/>
          <table:table-cell office:value-type="float" office:value="24.7008" calcext:value-type="float">
            <text:p>24.7008</text:p>
          </table:table-cell>
          <table:table-cell office:value-type="float" office:value="25.143" calcext:value-type="float">
            <text:p>25.143</text:p>
          </table:table-cell>
          <table:table-cell office:value-type="float" office:value="408.8415" calcext:value-type="float">
            <text:p>408.8415</text:p>
          </table:table-cell>
          <table:table-cell/>
        </table:table-row>
        <table:table-row table:style-name="ro1">
          <table:table-cell office:value-type="float" office:value="476.4895" calcext:value-type="float">
            <text:p>476.4895</text:p>
          </table:table-cell>
          <table:table-cell office:value-type="float" office:value="-82.3082" calcext:value-type="float">
            <text:p>-82.3082</text:p>
          </table:table-cell>
          <table:table-cell office:value-type="float" office:value="173.7417" calcext:value-type="float">
            <text:p>173.7417</text:p>
          </table:table-cell>
          <table:table-cell table:number-columns-repeated="2"/>
          <table:table-cell office:value-type="float" office:value="214.1447" calcext:value-type="float">
            <text:p>214.1447</text:p>
          </table:table-cell>
          <table:table-cell office:value-type="float" office:value="248.8535" calcext:value-type="float">
            <text:p>248.8535</text:p>
          </table:table-cell>
          <table:table-cell office:value-type="float" office:value="-206.0625" calcext:value-type="float">
            <text:p>-206.0625</text:p>
          </table:table-cell>
          <table:table-cell table:number-columns-repeated="2"/>
          <table:table-cell office:value-type="float" office:value="-140.1854" calcext:value-type="float">
            <text:p>-140.1854</text:p>
          </table:table-cell>
          <table:table-cell office:value-type="float" office:value="161.4666" calcext:value-type="float">
            <text:p>161.4666</text:p>
          </table:table-cell>
          <table:table-cell office:value-type="float" office:value="344.999" calcext:value-type="float">
            <text:p>344.999</text:p>
          </table:table-cell>
          <table:table-cell/>
        </table:table-row>
        <table:table-row table:style-name="ro1">
          <table:table-cell office:value-type="float" office:value="488.7072" calcext:value-type="float">
            <text:p>488.7072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239.5274" calcext:value-type="float">
            <text:p>239.5274</text:p>
          </table:table-cell>
          <table:table-cell table:number-columns-repeated="2"/>
          <table:table-cell office:value-type="float" office:value="291.3255" calcext:value-type="float">
            <text:p>291.3255</text:p>
          </table:table-cell>
          <table:table-cell office:value-type="float" office:value="130.0073" calcext:value-type="float">
            <text:p>130.0073</text:p>
          </table:table-cell>
          <table:table-cell office:value-type="float" office:value="-212.7828" calcext:value-type="float">
            <text:p>-212.7828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334.4926" calcext:value-type="float">
            <text:p>334.4926</text:p>
          </table:table-cell>
          <table:table-cell office:value-type="float" office:value="188.7529" calcext:value-type="float">
            <text:p>188.7529</text:p>
          </table:table-cell>
          <table:table-cell/>
        </table:table-row>
        <table:table-row table:style-name="ro1">
          <table:table-cell office:value-type="float" office:value="493.9434" calcext:value-type="float">
            <text:p>493.9434</text:p>
          </table:table-cell>
          <table:table-cell office:value-type="float" office:value="-54.2884" calcext:value-type="float">
            <text:p>-54.2884</text:p>
          </table:table-cell>
          <table:table-cell office:value-type="float" office:value="204.1044" calcext:value-type="float">
            <text:p>204.1044</text:p>
          </table:table-cell>
          <table:table-cell table:number-columns-repeated="2"/>
          <table:table-cell office:value-type="float" office:value="350.9653" calcext:value-type="float">
            <text:p>350.9653</text:p>
          </table:table-cell>
          <table:table-cell office:value-type="float" office:value="-27.289" calcext:value-type="float">
            <text:p>-27.289</text:p>
          </table:table-cell>
          <table:table-cell office:value-type="float" office:value="-115.3389" calcext:value-type="float">
            <text:p>-115.3389</text:p>
          </table:table-cell>
          <table:table-cell table:number-columns-repeated="2"/>
          <table:table-cell office:value-type="float" office:value="35.2255" calcext:value-type="float">
            <text:p>35.2255</text:p>
          </table:table-cell>
          <table:table-cell office:value-type="float" office:value="423.6272" calcext:value-type="float">
            <text:p>423.6272</text:p>
          </table:table-cell>
          <table:table-cell office:value-type="float" office:value="56.0277" calcext:value-type="float">
            <text:p>56.0277</text:p>
          </table:table-cell>
          <table:table-cell/>
        </table:table-row>
        <table:table-row table:style-name="ro1">
          <table:table-cell office:value-type="float" office:value="513.1426" calcext:value-type="float">
            <text:p>513.1426</text:p>
          </table:table-cell>
          <table:table-cell office:value-type="float" office:value="-31.5223" calcext:value-type="float">
            <text:p>-31.5223</text:p>
          </table:table-cell>
          <table:table-cell office:value-type="float" office:value="236.1538" calcext:value-type="float">
            <text:p>236.1538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-50.0096" calcext:value-type="float">
            <text:p>-50.0096</text:p>
          </table:table-cell>
          <table:table-cell office:value-type="float" office:value="50.9875" calcext:value-type="float">
            <text:p>50.9875</text:p>
          </table:table-cell>
          <table:table-cell table:number-columns-repeated="2"/>
          <table:table-cell office:value-type="float" office:value="196.6036" calcext:value-type="float">
            <text:p>196.6036</text:p>
          </table:table-cell>
          <table:table-cell office:value-type="float" office:value="353.7177" calcext:value-type="float">
            <text:p>353.7177</text:p>
          </table:table-cell>
          <table:table-cell office:value-type="float" office:value="-54.8566" calcext:value-type="float">
            <text:p>-54.8566</text:p>
          </table:table-cell>
          <table:table-cell/>
        </table:table-row>
        <table:table-row table:style-name="ro1">
          <table:table-cell office:value-type="float" office:value="523.6149" calcext:value-type="float">
            <text:p>523.6149</text:p>
          </table:table-cell>
          <table:table-cell office:value-type="float" office:value="10.5074" calcext:value-type="float">
            <text:p>10.5074</text:p>
          </table:table-cell>
          <table:table-cell office:value-type="float" office:value="269.8901" calcext:value-type="float">
            <text:p>269.8901</text:p>
          </table:table-cell>
          <table:table-cell table:number-columns-repeated="2"/>
          <table:table-cell office:value-type="float" office:value="333.4242" calcext:value-type="float">
            <text:p>333.4242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160.1918" calcext:value-type="float">
            <text:p>160.1918</text:p>
          </table:table-cell>
          <table:table-cell table:number-columns-repeated="2"/>
          <table:table-cell office:value-type="float" office:value="298.342" calcext:value-type="float">
            <text:p>298.342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-172.4612" calcext:value-type="float">
            <text:p>-172.4612</text:p>
          </table:table-cell>
          <table:table-cell/>
        </table:table-row>
        <table:table-row table:style-name="ro1">
          <table:table-cell office:value-type="float" office:value="466.0173" calcext:value-type="float">
            <text:p>466.0173</text:p>
          </table:table-cell>
          <table:table-cell office:value-type="float" office:value="78.8058" calcext:value-type="float">
            <text:p>78.8058</text:p>
          </table:table-cell>
          <table:table-cell office:value-type="float" office:value="301.9395" calcext:value-type="float">
            <text:p>301.9395</text:p>
          </table:table-cell>
          <table:table-cell table:number-columns-repeated="2"/>
          <table:table-cell office:value-type="float" office:value="286.0632" calcext:value-type="float">
            <text:p>286.0632</text:p>
          </table:table-cell>
          <table:table-cell office:value-type="float" office:value="138.746" calcext:value-type="float">
            <text:p>138.746</text:p>
          </table:table-cell>
          <table:table-cell office:value-type="float" office:value="178.6725" calcext:value-type="float">
            <text:p>178.6725</text:p>
          </table:table-cell>
          <table:table-cell table:number-columns-repeated="2"/>
          <table:table-cell office:value-type="float" office:value="291.3255" calcext:value-type="float">
            <text:p>291.3255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303.5063" calcext:value-type="float">
            <text:p>-303.5063</text:p>
          </table:table-cell>
          <table:table-cell/>
        </table:table-row>
        <table:table-row table:style-name="ro1">
          <table:table-cell office:value-type="float" office:value="434.6004" calcext:value-type="float">
            <text:p>434.6004</text:p>
          </table:table-cell>
          <table:table-cell office:value-type="float" office:value="148.8554" calcext:value-type="float">
            <text:p>148.8554</text:p>
          </table:table-cell>
          <table:table-cell office:value-type="float" office:value="332.3021" calcext:value-type="float">
            <text:p>332.3021</text:p>
          </table:table-cell>
          <table:table-cell table:number-columns-repeated="2"/>
          <table:table-cell office:value-type="float" office:value="324.6537" calcext:value-type="float">
            <text:p>324.6537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145.0712" calcext:value-type="float">
            <text:p>145.0712</text:p>
          </table:table-cell>
          <table:table-cell table:number-columns-repeated="2"/>
          <table:table-cell office:value-type="float" office:value="149.2426" calcext:value-type="float">
            <text:p>149.2426</text:p>
          </table:table-cell>
          <table:table-cell office:value-type="float" office:value="-102.4417" calcext:value-type="float">
            <text:p>-102.4417</text:p>
          </table:table-cell>
          <table:table-cell office:value-type="float" office:value="-348.8681" calcext:value-type="float">
            <text:p>-348.8681</text:p>
          </table:table-cell>
          <table:table-cell/>
        </table:table-row>
        <table:table-row table:style-name="ro1">
          <table:table-cell office:value-type="float" office:value="420.6373" calcext:value-type="float">
            <text:p>420.6373</text:p>
          </table:table-cell>
          <table:table-cell office:value-type="float" office:value="173.3727" calcext:value-type="float">
            <text:p>173.3727</text:p>
          </table:table-cell>
          <table:table-cell office:value-type="float" office:value="332.3021" calcext:value-type="float">
            <text:p>332.3021</text:p>
          </table:table-cell>
          <table:table-cell table:number-columns-repeated="2"/>
          <table:table-cell office:value-type="float" office:value="343.9489" calcext:value-type="float">
            <text:p>343.9489</text:p>
          </table:table-cell>
          <table:table-cell office:value-type="float" office:value="63.5932" calcext:value-type="float">
            <text:p>63.5932</text:p>
          </table:table-cell>
          <table:table-cell office:value-type="float" office:value="133.3107" calcext:value-type="float">
            <text:p>133.3107</text:p>
          </table:table-cell>
          <table:table-cell table:number-columns-repeated="2"/>
          <table:table-cell office:value-type="float" office:value="-55.9881" calcext:value-type="float">
            <text:p>-55.9881</text:p>
          </table:table-cell>
          <table:table-cell office:value-type="float" office:value="-188.0809" calcext:value-type="float">
            <text:p>-188.0809</text:p>
          </table:table-cell>
          <table:table-cell office:value-type="float" office:value="-347.1881" calcext:value-type="float">
            <text:p>-347.1881</text:p>
          </table:table-cell>
          <table:table-cell/>
        </table:table-row>
        <table:table-row table:style-name="ro1">
          <table:table-cell office:value-type="float" office:value="411.9104" calcext:value-type="float">
            <text:p>411.9104</text:p>
          </table:table-cell>
          <table:table-cell office:value-type="float" office:value="227.6612" calcext:value-type="float">
            <text:p>227.6612</text:p>
          </table:table-cell>
          <table:table-cell office:value-type="float" office:value="337.3626" calcext:value-type="float">
            <text:p>337.3626</text:p>
          </table:table-cell>
          <table:table-cell table:number-columns-repeated="2"/>
          <table:table-cell office:value-type="float" office:value="356.2276" calcext:value-type="float">
            <text:p>356.2276</text:p>
          </table:table-cell>
          <table:table-cell office:value-type="float" office:value="-109.4327" calcext:value-type="float">
            <text:p>-109.4327</text:p>
          </table:table-cell>
          <table:table-cell office:value-type="float" office:value="-16.215" calcext:value-type="float">
            <text:p>-16.215</text:p>
          </table:table-cell>
          <table:table-cell table:number-columns-repeated="2"/>
          <table:table-cell office:value-type="float" office:value="-259.4649" calcext:value-type="float">
            <text:p>-259.4649</text:p>
          </table:table-cell>
          <table:table-cell office:value-type="float" office:value="-111.1804" calcext:value-type="float">
            <text:p>-111.1804</text:p>
          </table:table-cell>
          <table:table-cell office:value-type="float" office:value="-286.7057" calcext:value-type="float">
            <text:p>-286.7057</text:p>
          </table:table-cell>
          <table:table-cell/>
        </table:table-row>
        <table:table-row table:style-name="ro1">
          <table:table-cell office:value-type="float" office:value="403.1835" calcext:value-type="float">
            <text:p>403.1835</text:p>
          </table:table-cell>
          <table:table-cell office:value-type="float" office:value="299.462" calcext:value-type="float">
            <text:p>299.462</text:p>
          </table:table-cell>
          <table:table-cell office:value-type="float" office:value="322.1813" calcext:value-type="float">
            <text:p>322.1813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-163.6125" calcext:value-type="float">
            <text:p>-163.6125</text:p>
          </table:table-cell>
          <table:table-cell office:value-type="float" office:value="-232.9436" calcext:value-type="float">
            <text:p>-232.9436</text:p>
          </table:table-cell>
          <table:table-cell table:number-columns-repeated="2"/>
          <table:table-cell office:value-type="float" office:value="-378.7444" calcext:value-type="float">
            <text:p>-378.7444</text:p>
          </table:table-cell>
          <table:table-cell office:value-type="float" office:value="39.1249" calcext:value-type="float">
            <text:p>39.1249</text:p>
          </table:table-cell>
          <table:table-cell office:value-type="float" office:value="-162.3808" calcext:value-type="float">
            <text:p>-162.3808</text:p>
          </table:table-cell>
          <table:table-cell/>
        </table:table-row>
        <table:table-row table:style-name="ro1">
          <table:table-cell office:value-type="float" office:value="345.5858" calcext:value-type="float">
            <text:p>345.5858</text:p>
          </table:table-cell>
          <table:table-cell office:value-type="float" office:value="458.8249" calcext:value-type="float">
            <text:p>458.8249</text:p>
          </table:table-cell>
          <table:table-cell office:value-type="float" office:value="253.0219" calcext:value-type="float">
            <text:p>253.0219</text:p>
          </table:table-cell>
          <table:table-cell table:number-columns-repeated="2"/>
          <table:table-cell office:value-type="float" office:value="179.0625" calcext:value-type="float">
            <text:p>179.0625</text:p>
          </table:table-cell>
          <table:table-cell office:value-type="float" office:value="-55.2528" calcext:value-type="float">
            <text:p>-55.2528</text:p>
          </table:table-cell>
          <table:table-cell office:value-type="float" office:value="-350.5482" calcext:value-type="float">
            <text:p>-350.5482</text:p>
          </table:table-cell>
          <table:table-cell table:number-columns-repeated="2"/>
          <table:table-cell office:value-type="float" office:value="-373.482" calcext:value-type="float">
            <text:p>-373.482</text:p>
          </table:table-cell>
          <table:table-cell office:value-type="float" office:value="135.2505" calcext:value-type="float">
            <text:p>135.2505</text:p>
          </table:table-cell>
          <table:table-cell office:value-type="float" office:value="37.547" calcext:value-type="float">
            <text:p>37.547</text:p>
          </table:table-cell>
          <table:table-cell/>
        </table:table-row>
        <table:table-row table:style-name="ro1">
          <table:table-cell office:value-type="float" office:value="356.0581" calcext:value-type="float">
            <text:p>356.0581</text:p>
          </table:table-cell>
          <table:table-cell office:value-type="float" office:value="560.3968" calcext:value-type="float">
            <text:p>560.3968</text:p>
          </table:table-cell>
          <table:table-cell office:value-type="float" office:value="175.4285" calcext:value-type="float">
            <text:p>175.4285</text:p>
          </table:table-cell>
          <table:table-cell table:number-columns-repeated="2"/>
          <table:table-cell office:value-type="float" office:value="112.4063" calcext:value-type="float">
            <text:p>112.4063</text:p>
          </table:table-cell>
          <table:table-cell office:value-type="float" office:value="147.4847" calcext:value-type="float">
            <text:p>147.4847</text:p>
          </table:table-cell>
          <table:table-cell office:value-type="float" office:value="-353.9083" calcext:value-type="float">
            <text:p>-353.9083</text:p>
          </table:table-cell>
          <table:table-cell table:number-columns-repeated="2"/>
          <table:table-cell office:value-type="float" office:value="-296.3012" calcext:value-type="float">
            <text:p>-296.3012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141.711" calcext:value-type="float">
            <text:p>141.711</text:p>
          </table:table-cell>
          <table:table-cell/>
        </table:table-row>
        <table:table-row table:style-name="ro1">
          <table:table-cell office:value-type="float" office:value="371.7666" calcext:value-type="float">
            <text:p>371.7666</text:p>
          </table:table-cell>
          <table:table-cell office:value-type="float" office:value="618.1877" calcext:value-type="float">
            <text:p>618.1877</text:p>
          </table:table-cell>
          <table:table-cell office:value-type="float" office:value="59.0384" calcext:value-type="float">
            <text:p>59.0384</text:p>
          </table:table-cell>
          <table:table-cell table:number-columns-repeated="2"/>
          <table:table-cell office:value-type="float" office:value="82.5865" calcext:value-type="float">
            <text:p>82.5865</text:p>
          </table:table-cell>
          <table:table-cell office:value-type="float" office:value="303.0333" calcext:value-type="float">
            <text:p>303.0333</text:p>
          </table:table-cell>
          <table:table-cell office:value-type="float" office:value="-244.704" calcext:value-type="float">
            <text:p>-244.704</text:p>
          </table:table-cell>
          <table:table-cell table:number-columns-repeated="2"/>
          <table:table-cell office:value-type="float" office:value="-194.5628" calcext:value-type="float">
            <text:p>-194.5628</text:p>
          </table:table-cell>
          <table:table-cell office:value-type="float" office:value="250.6012" calcext:value-type="float">
            <text:p>250.6012</text:p>
          </table:table-cell>
          <table:table-cell office:value-type="float" office:value="262.6758" calcext:value-type="float">
            <text:p>262.6758</text:p>
          </table:table-cell>
          <table:table-cell/>
        </table:table-row>
        <table:table-row table:style-name="ro1">
          <table:table-cell office:value-type="float" office:value="385.7296" calcext:value-type="float">
            <text:p>385.7296</text:p>
          </table:table-cell>
          <table:table-cell office:value-type="float" office:value="621.6902" calcext:value-type="float">
            <text:p>621.6902</text:p>
          </table:table-cell>
          <table:table-cell office:value-type="float" office:value="-5.0604" calcext:value-type="float">
            <text:p>-5.0604</text:p>
          </table:table-cell>
          <table:table-cell table:number-columns-repeated="2"/>
          <table:table-cell office:value-type="float" office:value="93.1111" calcext:value-type="float">
            <text:p>93.1111</text:p>
          </table:table-cell>
          <table:table-cell office:value-type="float" office:value="372.9428" calcext:value-type="float">
            <text:p>372.9428</text:p>
          </table:table-cell>
          <table:table-cell office:value-type="float" office:value="-19.5752" calcext:value-type="float">
            <text:p>-19.5752</text:p>
          </table:table-cell>
          <table:table-cell table:number-columns-repeated="2"/>
          <table:table-cell office:value-type="float" office:value="-115.6279" calcext:value-type="float">
            <text:p>-115.6279</text:p>
          </table:table-cell>
          <table:table-cell office:value-type="float" office:value="252.3489" calcext:value-type="float">
            <text:p>252.3489</text:p>
          </table:table-cell>
          <table:table-cell office:value-type="float" office:value="308.0376" calcext:value-type="float">
            <text:p>308.0376</text:p>
          </table:table-cell>
          <table:table-cell/>
        </table:table-row>
        <table:table-row table:style-name="ro1">
          <table:table-cell office:value-type="float" office:value="448.5634" calcext:value-type="float">
            <text:p>448.5634</text:p>
          </table:table-cell>
          <table:table-cell office:value-type="float" office:value="628.6951" calcext:value-type="float">
            <text:p>628.6951</text:p>
          </table:table-cell>
          <table:table-cell office:value-type="float" office:value="-200.7307" calcext:value-type="float">
            <text:p>-200.7307</text:p>
          </table:table-cell>
          <table:table-cell table:number-columns-repeated="2"/>
          <table:table-cell office:value-type="float" office:value="87.8488" calcext:value-type="float">
            <text:p>87.8488</text:p>
          </table:table-cell>
          <table:table-cell office:value-type="float" office:value="318.763" calcext:value-type="float">
            <text:p>318.763</text:p>
          </table:table-cell>
          <table:table-cell office:value-type="float" office:value="166.912" calcext:value-type="float">
            <text:p>166.912</text:p>
          </table:table-cell>
          <table:table-cell table:number-columns-repeated="2"/>
          <table:table-cell office:value-type="float" office:value="-36.6929" calcext:value-type="float">
            <text:p>-36.6929</text:p>
          </table:table-cell>
          <table:table-cell office:value-type="float" office:value="208.6555" calcext:value-type="float">
            <text:p>208.6555</text:p>
          </table:table-cell>
          <table:table-cell office:value-type="float" office:value="336.5987" calcext:value-type="float">
            <text:p>336.5987</text:p>
          </table:table-cell>
          <table:table-cell/>
        </table:table-row>
        <table:table-row table:style-name="ro1">
          <table:table-cell office:value-type="float" office:value="495.6888" calcext:value-type="float">
            <text:p>495.6888</text:p>
          </table:table-cell>
          <table:table-cell office:value-type="float" office:value="567.4017" calcext:value-type="float">
            <text:p>567.4017</text:p>
          </table:table-cell>
          <table:table-cell office:value-type="float" office:value="-350.8571" calcext:value-type="float">
            <text:p>-350.8571</text:p>
          </table:table-cell>
          <table:table-cell table:number-columns-repeated="2"/>
          <table:table-cell office:value-type="float" office:value="58.0289" calcext:value-type="float">
            <text:p>58.0289</text:p>
          </table:table-cell>
          <table:table-cell office:value-type="float" office:value="310.0243" calcext:value-type="float">
            <text:p>310.0243</text:p>
          </table:table-cell>
          <table:table-cell office:value-type="float" office:value="239.1549" calcext:value-type="float">
            <text:p>239.1549</text:p>
          </table:table-cell>
          <table:table-cell table:number-columns-repeated="2"/>
          <table:table-cell office:value-type="float" office:value="52.7666" calcext:value-type="float">
            <text:p>52.7666</text:p>
          </table:table-cell>
          <table:table-cell office:value-type="float" office:value="154.4756" calcext:value-type="float">
            <text:p>154.4756</text:p>
          </table:table-cell>
          <table:table-cell office:value-type="float" office:value="371.8801" calcext:value-type="float">
            <text:p>371.8801</text:p>
          </table:table-cell>
          <table:table-cell/>
        </table:table-row>
        <table:table-row table:style-name="ro1">
          <table:table-cell office:value-type="float" office:value="600.4117" calcext:value-type="float">
            <text:p>600.4117</text:p>
          </table:table-cell>
          <table:table-cell office:value-type="float" office:value="392.2777" calcext:value-type="float">
            <text:p>392.2777</text:p>
          </table:table-cell>
          <table:table-cell office:value-type="float" office:value="-414.956" calcext:value-type="float">
            <text:p>-414.956</text:p>
          </table:table-cell>
          <table:table-cell table:number-columns-repeated="2"/>
          <table:table-cell office:value-type="float" office:value="-12.1354" calcext:value-type="float">
            <text:p>-12.1354</text:p>
          </table:table-cell>
          <table:table-cell office:value-type="float" office:value="257.5921" calcext:value-type="float">
            <text:p>257.5921</text:p>
          </table:table-cell>
          <table:table-cell office:value-type="float" office:value="269.3961" calcext:value-type="float">
            <text:p>269.3961</text:p>
          </table:table-cell>
          <table:table-cell table:number-columns-repeated="2"/>
          <table:table-cell office:value-type="float" office:value="94.8652" calcext:value-type="float">
            <text:p>94.8652</text:p>
          </table:table-cell>
          <table:table-cell office:value-type="float" office:value="109.0344" calcext:value-type="float">
            <text:p>109.0344</text:p>
          </table:table-cell>
          <table:table-cell office:value-type="float" office:value="378.6004" calcext:value-type="float">
            <text:p>378.6004</text:p>
          </table:table-cell>
          <table:table-cell/>
        </table:table-row>
        <table:table-row table:style-name="ro1">
          <table:table-cell office:value-type="float" office:value="621.3563" calcext:value-type="float">
            <text:p>621.3563</text:p>
          </table:table-cell>
          <table:table-cell office:value-type="float" office:value="213.6512" calcext:value-type="float">
            <text:p>213.6512</text:p>
          </table:table-cell>
          <table:table-cell office:value-type="float" office:value="-458.8132" calcext:value-type="float">
            <text:p>-458.8132</text:p>
          </table:table-cell>
          <table:table-cell table:number-columns-repeated="2"/>
          <table:table-cell office:value-type="float" office:value="-13.8895" calcext:value-type="float">
            <text:p>-13.8895</text:p>
          </table:table-cell>
          <table:table-cell office:value-type="float" office:value="252.3489" calcext:value-type="float">
            <text:p>252.3489</text:p>
          </table:table-cell>
          <table:table-cell office:value-type="float" office:value="277.7964" calcext:value-type="float">
            <text:p>277.7964</text:p>
          </table:table-cell>
          <table:table-cell table:number-columns-repeated="2"/>
          <table:table-cell office:value-type="float" office:value="114.1604" calcext:value-type="float">
            <text:p>114.1604</text:p>
          </table:table-cell>
          <table:table-cell office:value-type="float" office:value="86.3138" calcext:value-type="float">
            <text:p>86.3138</text:p>
          </table:table-cell>
          <table:table-cell office:value-type="float" office:value="380.2804" calcext:value-type="float">
            <text:p>380.2804</text:p>
          </table:table-cell>
          <table:table-cell/>
        </table:table-row>
        <table:table-row table:style-name="ro1">
          <table:table-cell office:value-type="float" office:value="607.3933" calcext:value-type="float">
            <text:p>607.3933</text:p>
          </table:table-cell>
          <table:table-cell office:value-type="float" office:value="59.5421" calcext:value-type="float">
            <text:p>59.5421</text:p>
          </table:table-cell>
          <table:table-cell office:value-type="float" office:value="-398.0879" calcext:value-type="float">
            <text:p>-398.0879</text:p>
          </table:table-cell>
          <table:table-cell table:number-columns-repeated="2"/>
          <table:table-cell office:value-type="float" office:value="17.6844" calcext:value-type="float">
            <text:p>17.6844</text:p>
          </table:table-cell>
          <table:table-cell office:value-type="float" office:value="269.8263" calcext:value-type="float">
            <text:p>269.8263</text:p>
          </table:table-cell>
          <table:table-cell office:value-type="float" office:value="274.4363" calcext:value-type="float">
            <text:p>274.4363</text:p>
          </table:table-cell>
          <table:table-cell table:number-columns-repeated="2"/>
          <table:table-cell office:value-type="float" office:value="126.4392" calcext:value-type="float">
            <text:p>126.4392</text:p>
          </table:table-cell>
          <table:table-cell office:value-type="float" office:value="56.6023" calcext:value-type="float">
            <text:p>56.6023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581.2125" calcext:value-type="float">
            <text:p>581.2125</text:p>
          </table:table-cell>
          <table:table-cell office:value-type="float" office:value="-124.338" calcext:value-type="float">
            <text:p>-124.338</text:p>
          </table:table-cell>
          <table:table-cell office:value-type="float" office:value="-193.9835" calcext:value-type="float">
            <text:p>-193.9835</text:p>
          </table:table-cell>
          <table:table-cell table:number-columns-repeated="2"/>
          <table:table-cell office:value-type="float" office:value="26.4549" calcext:value-type="float">
            <text:p>26.4549</text:p>
          </table:table-cell>
          <table:table-cell office:value-type="float" office:value="247.1057" calcext:value-type="float">
            <text:p>247.1057</text:p>
          </table:table-cell>
          <table:table-cell office:value-type="float" office:value="266.0359" calcext:value-type="float">
            <text:p>266.0359</text:p>
          </table:table-cell>
          <table:table-cell table:number-columns-repeated="2"/>
          <table:table-cell office:value-type="float" office:value="122.931" calcext:value-type="float">
            <text:p>122.931</text:p>
          </table:table-cell>
          <table:table-cell office:value-type="float" office:value="42.6204" calcext:value-type="float">
            <text:p>42.6204</text:p>
          </table:table-cell>
          <table:table-cell office:value-type="float" office:value="395.401" calcext:value-type="float">
            <text:p>395.401</text:p>
          </table:table-cell>
          <table:table-cell/>
        </table:table-row>
        <table:table-row table:style-name="ro1">
          <table:table-cell office:value-type="float" office:value="490.4526" calcext:value-type="float">
            <text:p>490.4526</text:p>
          </table:table-cell>
          <table:table-cell office:value-type="float" office:value="-141.8504" calcext:value-type="float">
            <text:p>-141.8504</text:p>
          </table:table-cell>
          <table:table-cell office:value-type="float" office:value="-18.5549" calcext:value-type="float">
            <text:p>-18.5549</text:p>
          </table:table-cell>
          <table:table-cell table:number-columns-repeated="2"/>
          <table:table-cell office:value-type="float" office:value="21.1926" calcext:value-type="float">
            <text:p>21.1926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50.9153" calcext:value-type="float">
            <text:p>250.9153</text:p>
          </table:table-cell>
          <table:table-cell table:number-columns-repeated="2"/>
          <table:table-cell office:value-type="float" office:value="84.3406" calcext:value-type="float">
            <text:p>84.3406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405.4814" calcext:value-type="float">
            <text:p>405.4814</text:p>
          </table:table-cell>
          <table:table-cell/>
        </table:table-row>
        <table:table-row table:style-name="ro1">
          <table:table-cell office:value-type="float" office:value="492.198" calcext:value-type="float">
            <text:p>492.198</text:p>
          </table:table-cell>
          <table:table-cell office:value-type="float" office:value="-129.5917" calcext:value-type="float">
            <text:p>-129.5917</text:p>
          </table:table-cell>
          <table:table-cell office:value-type="float" office:value="77.5934" calcext:value-type="float">
            <text:p>77.5934</text:p>
          </table:table-cell>
          <table:table-cell table:number-columns-repeated="2"/>
          <table:table-cell office:value-type="float" office:value="75.5701" calcext:value-type="float">
            <text:p>75.5701</text:p>
          </table:table-cell>
          <table:table-cell office:value-type="float" office:value="198.169" calcext:value-type="float">
            <text:p>198.169</text:p>
          </table:table-cell>
          <table:table-cell office:value-type="float" office:value="306.3575" calcext:value-type="float">
            <text:p>306.3575</text:p>
          </table:table-cell>
          <table:table-cell table:number-columns-repeated="2"/>
          <table:table-cell office:value-type="float" office:value="-20.9059" calcext:value-type="float">
            <text:p>-20.9059</text:p>
          </table:table-cell>
          <table:table-cell office:value-type="float" office:value="74.0797" calcext:value-type="float">
            <text:p>74.0797</text:p>
          </table:table-cell>
          <table:table-cell office:value-type="float" office:value="358.4396" calcext:value-type="float">
            <text:p>358.4396</text:p>
          </table:table-cell>
          <table:table-cell/>
        </table:table-row>
        <table:table-row table:style-name="ro1">
          <table:table-cell office:value-type="float" office:value="493.9434" calcext:value-type="float">
            <text:p>493.9434</text:p>
          </table:table-cell>
          <table:table-cell office:value-type="float" office:value="-92.8157" calcext:value-type="float">
            <text:p>-92.8157</text:p>
          </table:table-cell>
          <table:table-cell office:value-type="float" office:value="136.6318" calcext:value-type="float">
            <text:p>136.6318</text:p>
          </table:table-cell>
          <table:table-cell table:number-columns-repeated="2"/>
          <table:table-cell office:value-type="float" office:value="103.6358" calcext:value-type="float">
            <text:p>103.6358</text:p>
          </table:table-cell>
          <table:table-cell office:value-type="float" office:value="159.7188" calcext:value-type="float">
            <text:p>159.7188</text:p>
          </table:table-cell>
          <table:table-cell office:value-type="float" office:value="316.4379" calcext:value-type="float">
            <text:p>316.4379</text:p>
          </table:table-cell>
          <table:table-cell table:number-columns-repeated="2"/>
          <table:table-cell office:value-type="float" office:value="-87.5621" calcext:value-type="float">
            <text:p>-87.5621</text:p>
          </table:table-cell>
          <table:table-cell office:value-type="float" office:value="185.9349" calcext:value-type="float">
            <text:p>185.9349</text:p>
          </table:table-cell>
          <table:table-cell office:value-type="float" office:value="331.5585" calcext:value-type="float">
            <text:p>331.5585</text:p>
          </table:table-cell>
          <table:table-cell/>
        </table:table-row>
        <table:table-row table:style-name="ro1">
          <table:table-cell office:value-type="float" office:value="521.8695" calcext:value-type="float">
            <text:p>521.8695</text:p>
          </table:table-cell>
          <table:table-cell office:value-type="float" office:value="-61.2934" calcext:value-type="float">
            <text:p>-61.2934</text:p>
          </table:table-cell>
          <table:table-cell office:value-type="float" office:value="190.6098" calcext:value-type="float">
            <text:p>190.6098</text:p>
          </table:table-cell>
          <table:table-cell table:number-columns-repeated="2"/>
          <table:table-cell office:value-type="float" office:value="154.505" calcext:value-type="float">
            <text:p>154.505</text:p>
          </table:table-cell>
          <table:table-cell office:value-type="float" office:value="105.5389" calcext:value-type="float">
            <text:p>105.5389</text:p>
          </table:table-cell>
          <table:table-cell office:value-type="float" office:value="324.8382" calcext:value-type="float">
            <text:p>324.8382</text:p>
          </table:table-cell>
          <table:table-cell table:number-columns-repeated="2"/>
          <table:table-cell office:value-type="float" office:value="-73.5292" calcext:value-type="float">
            <text:p>-73.5292</text:p>
          </table:table-cell>
          <table:table-cell office:value-type="float" office:value="269.8263" calcext:value-type="float">
            <text:p>269.8263</text:p>
          </table:table-cell>
          <table:table-cell office:value-type="float" office:value="260.9957" calcext:value-type="float">
            <text:p>260.9957</text:p>
          </table:table-cell>
          <table:table-cell/>
        </table:table-row>
        <table:table-row table:style-name="ro1">
          <table:table-cell office:value-type="float" office:value="574.231" calcext:value-type="float">
            <text:p>574.231</text:p>
          </table:table-cell>
          <table:table-cell office:value-type="float" office:value="1.7512" calcext:value-type="float">
            <text:p>1.7512</text:p>
          </table:table-cell>
          <table:table-cell office:value-type="float" office:value="261.456" calcext:value-type="float">
            <text:p>261.456</text:p>
          </table:table-cell>
          <table:table-cell table:number-columns-repeated="2"/>
          <table:table-cell office:value-type="float" office:value="172.0461" calcext:value-type="float">
            <text:p>172.0461</text:p>
          </table:table-cell>
          <table:table-cell office:value-type="float" office:value="70.5842" calcext:value-type="float">
            <text:p>70.5842</text:p>
          </table:table-cell>
          <table:table-cell office:value-type="float" office:value="321.4781" calcext:value-type="float">
            <text:p>321.4781</text:p>
          </table:table-cell>
          <table:table-cell table:number-columns-repeated="2"/>
          <table:table-cell office:value-type="float" office:value="45.7501" calcext:value-type="float">
            <text:p>45.7501</text:p>
          </table:table-cell>
          <table:table-cell office:value-type="float" office:value="374.6905" calcext:value-type="float">
            <text:p>374.6905</text:p>
          </table:table-cell>
          <table:table-cell office:value-type="float" office:value="166.912" calcext:value-type="float">
            <text:p>166.912</text:p>
          </table:table-cell>
          <table:table-cell/>
        </table:table-row>
        <table:table-row table:style-name="ro1">
          <table:table-cell office:value-type="float" office:value="712.1162" calcext:value-type="float">
            <text:p>712.1162</text:p>
          </table:table-cell>
          <table:table-cell office:value-type="float" office:value="31.5223" calcext:value-type="float">
            <text:p>31.5223</text:p>
          </table:table-cell>
          <table:table-cell office:value-type="float" office:value="202.4175" calcext:value-type="float">
            <text:p>202.4175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319.798" calcext:value-type="float">
            <text:p>319.798</text:p>
          </table:table-cell>
          <table:table-cell table:number-columns-repeated="2"/>
          <table:table-cell office:value-type="float" office:value="142.2262" calcext:value-type="float">
            <text:p>142.2262</text:p>
          </table:table-cell>
          <table:table-cell office:value-type="float" office:value="379.9338" calcext:value-type="float">
            <text:p>379.9338</text:p>
          </table:table-cell>
          <table:table-cell office:value-type="float" office:value="77.8685" calcext:value-type="float">
            <text:p>77.8685</text:p>
          </table:table-cell>
          <table:table-cell/>
        </table:table-row>
        <table:table-row table:style-name="ro1">
          <table:table-cell office:value-type="float" office:value="769.7139" calcext:value-type="float">
            <text:p>769.7139</text:p>
          </table:table-cell>
          <table:table-cell office:value-type="float" office:value="152.3578" calcext:value-type="float">
            <text:p>152.3578</text:p>
          </table:table-cell>
          <table:table-cell office:value-type="float" office:value="210.8516" calcext:value-type="float">
            <text:p>210.8516</text:p>
          </table:table-cell>
          <table:table-cell table:number-columns-repeated="2"/>
          <table:table-cell office:value-type="float" office:value="205.3742" calcext:value-type="float">
            <text:p>205.3742</text:p>
          </table:table-cell>
          <table:table-cell office:value-type="float" office:value="26.8908" calcext:value-type="float">
            <text:p>26.8908</text:p>
          </table:table-cell>
          <table:table-cell office:value-type="float" office:value="326.5183" calcext:value-type="float">
            <text:p>326.5183</text:p>
          </table:table-cell>
          <table:table-cell table:number-columns-repeated="2"/>
          <table:table-cell office:value-type="float" office:value="240.4564" calcext:value-type="float">
            <text:p>240.4564</text:p>
          </table:table-cell>
          <table:table-cell office:value-type="float" office:value="372.9428" calcext:value-type="float">
            <text:p>372.9428</text:p>
          </table:table-cell>
          <table:table-cell office:value-type="float" office:value="0.5855" calcext:value-type="float">
            <text:p>0.5855</text:p>
          </table:table-cell>
          <table:table-cell/>
        </table:table-row>
        <table:table-row table:style-name="ro1">
          <table:table-cell office:value-type="float" office:value="760.987" calcext:value-type="float">
            <text:p>760.987</text:p>
          </table:table-cell>
          <table:table-cell office:value-type="float" office:value="371.2629" calcext:value-type="float">
            <text:p>371.2629</text:p>
          </table:table-cell>
          <table:table-cell office:value-type="float" office:value="226.0329" calcext:value-type="float">
            <text:p>226.0329</text:p>
          </table:table-cell>
          <table:table-cell table:number-columns-repeated="2"/>
          <table:table-cell office:value-type="float" office:value="31.7173" calcext:value-type="float">
            <text:p>31.7173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358.4396" calcext:value-type="float">
            <text:p>358.4396</text:p>
          </table:table-cell>
          <table:table-cell table:number-columns-repeated="2"/>
          <table:table-cell office:value-type="float" office:value="315.8831" calcext:value-type="float">
            <text:p>315.8831</text:p>
          </table:table-cell>
          <table:table-cell office:value-type="float" office:value="315.2675" calcext:value-type="float">
            <text:p>315.2675</text:p>
          </table:table-cell>
          <table:table-cell office:value-type="float" office:value="-125.4193" calcext:value-type="float">
            <text:p>-125.4193</text:p>
          </table:table-cell>
          <table:table-cell/>
        </table:table-row>
        <table:table-row table:style-name="ro1">
          <table:table-cell office:value-type="float" office:value="733.0609" calcext:value-type="float">
            <text:p>733.0609</text:p>
          </table:table-cell>
          <table:table-cell office:value-type="float" office:value="511.3621" calcext:value-type="float">
            <text:p>511.3621</text:p>
          </table:table-cell>
          <table:table-cell office:value-type="float" office:value="182.1758" calcext:value-type="float">
            <text:p>182.1758</text:p>
          </table:table-cell>
          <table:table-cell table:number-columns-repeated="2"/>
          <table:table-cell office:value-type="float" office:value="-210.3498" calcext:value-type="float">
            <text:p>-210.3498</text:p>
          </table:table-cell>
          <table:table-cell office:value-type="float" office:value="102.0435" calcext:value-type="float">
            <text:p>102.0435</text:p>
          </table:table-cell>
          <table:table-cell office:value-type="float" office:value="341.6389" calcext:value-type="float">
            <text:p>341.6389</text:p>
          </table:table-cell>
          <table:table-cell table:number-columns-repeated="2"/>
          <table:table-cell office:value-type="float" office:value="238.7022" calcext:value-type="float">
            <text:p>238.7022</text:p>
          </table:table-cell>
          <table:table-cell office:value-type="float" office:value="273.3218" calcext:value-type="float">
            <text:p>273.3218</text:p>
          </table:table-cell>
          <table:table-cell office:value-type="float" office:value="-296.7861" calcext:value-type="float">
            <text:p>-296.7861</text:p>
          </table:table-cell>
          <table:table-cell/>
        </table:table-row>
        <table:table-row table:style-name="ro1">
          <table:table-cell office:value-type="float" office:value="616.1202" calcext:value-type="float">
            <text:p>616.1202</text:p>
          </table:table-cell>
          <table:table-cell office:value-type="float" office:value="586.6654" calcext:value-type="float">
            <text:p>586.6654</text:p>
          </table:table-cell>
          <table:table-cell office:value-type="float" office:value="146.7527" calcext:value-type="float">
            <text:p>146.7527</text:p>
          </table:table-cell>
          <table:table-cell table:number-columns-repeated="2"/>
          <table:table-cell office:value-type="float" office:value="-317.3505" calcext:value-type="float">
            <text:p>-317.3505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299.6372" calcext:value-type="float">
            <text:p>299.6372</text:p>
          </table:table-cell>
          <table:table-cell table:number-columns-repeated="2"/>
          <table:table-cell office:value-type="float" office:value="47.5043" calcext:value-type="float">
            <text:p>47.5043</text:p>
          </table:table-cell>
          <table:table-cell office:value-type="float" office:value="187.6826" calcext:value-type="float">
            <text:p>187.6826</text:p>
          </table:table-cell>
          <table:table-cell office:value-type="float" office:value="-389.1897" calcext:value-type="float">
            <text:p>-389.1897</text:p>
          </table:table-cell>
          <table:table-cell/>
        </table:table-row>
        <table:table-row table:style-name="ro1">
          <table:table-cell office:value-type="float" office:value="464.2719" calcext:value-type="float">
            <text:p>464.2719</text:p>
          </table:table-cell>
          <table:table-cell office:value-type="float" office:value="658.4662" calcext:value-type="float">
            <text:p>658.4662</text:p>
          </table:table-cell>
          <table:table-cell office:value-type="float" office:value="53.978" calcext:value-type="float">
            <text:p>53.978</text:p>
          </table:table-cell>
          <table:table-cell table:number-columns-repeated="2"/>
          <table:table-cell office:value-type="float" office:value="-424.3512" calcext:value-type="float">
            <text:p>-424.3512</text:p>
          </table:table-cell>
          <table:table-cell office:value-type="float" office:value="4.1702" calcext:value-type="float">
            <text:p>4.1702</text:p>
          </table:table-cell>
          <table:table-cell office:value-type="float" office:value="156.8316" calcext:value-type="float">
            <text:p>156.8316</text:p>
          </table:table-cell>
          <table:table-cell table:number-columns-repeated="2"/>
          <table:table-cell office:value-type="float" office:value="-175.2676" calcext:value-type="float">
            <text:p>-175.2676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-347.1881" calcext:value-type="float">
            <text:p>-347.1881</text:p>
          </table:table-cell>
          <table:table-cell/>
        </table:table-row>
        <table:table-row table:style-name="ro1">
          <table:table-cell office:value-type="float" office:value="324.6412" calcext:value-type="float">
            <text:p>324.6412</text:p>
          </table:table-cell>
          <table:table-cell office:value-type="float" office:value="609.4315" calcext:value-type="float">
            <text:p>609.4315</text:p>
          </table:table-cell>
          <table:table-cell office:value-type="float" office:value="53.978" calcext:value-type="float">
            <text:p>53.978</text:p>
          </table:table-cell>
          <table:table-cell table:number-columns-repeated="2"/>
          <table:table-cell office:value-type="float" office:value="-422.5971" calcext:value-type="float">
            <text:p>-422.5971</text:p>
          </table:table-cell>
          <table:table-cell office:value-type="float" office:value="-36.0277" calcext:value-type="float">
            <text:p>-36.0277</text:p>
          </table:table-cell>
          <table:table-cell office:value-type="float" office:value="-36.3758" calcext:value-type="float">
            <text:p>-36.3758</text:p>
          </table:table-cell>
          <table:table-cell table:number-columns-repeated="2"/>
          <table:table-cell office:value-type="float" office:value="-364.7115" calcext:value-type="float">
            <text:p>-364.7115</text:p>
          </table:table-cell>
          <table:table-cell office:value-type="float" office:value="74.0797" calcext:value-type="float">
            <text:p>74.0797</text:p>
          </table:table-cell>
          <table:table-cell office:value-type="float" office:value="-75.0174" calcext:value-type="float">
            <text:p>-75.0174</text:p>
          </table:table-cell>
          <table:table-cell/>
        </table:table-row>
        <table:table-row table:style-name="ro1">
          <table:table-cell office:value-type="float" office:value="219.9182" calcext:value-type="float">
            <text:p>219.9182</text:p>
          </table:table-cell>
          <table:table-cell office:value-type="float" office:value="528.8745" calcext:value-type="float">
            <text:p>528.8745</text:p>
          </table:table-cell>
          <table:table-cell office:value-type="float" office:value="-3.3736" calcext:value-type="float">
            <text:p>-3.3736</text:p>
          </table:table-cell>
          <table:table-cell table:number-columns-repeated="2"/>
          <table:table-cell office:value-type="float" office:value="-347.1704" calcext:value-type="float">
            <text:p>-347.1704</text:p>
          </table:table-cell>
          <table:table-cell office:value-type="float" office:value="-104.1895" calcext:value-type="float">
            <text:p>-104.1895</text:p>
          </table:table-cell>
          <table:table-cell office:value-type="float" office:value="-236.3037" calcext:value-type="float">
            <text:p>-236.3037</text:p>
          </table:table-cell>
          <table:table-cell table:number-columns-repeated="2"/>
          <table:table-cell office:value-type="float" office:value="-306.8258" calcext:value-type="float">
            <text:p>-306.8258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212.2738" calcext:value-type="float">
            <text:p>212.2738</text:p>
          </table:table-cell>
          <table:table-cell/>
        </table:table-row>
        <table:table-row table:style-name="ro1">
          <table:table-cell office:value-type="float" office:value="139.6306" calcext:value-type="float">
            <text:p>139.6306</text:p>
          </table:table-cell>
          <table:table-cell office:value-type="float" office:value="402.7852" calcext:value-type="float">
            <text:p>402.7852</text:p>
          </table:table-cell>
          <table:table-cell office:value-type="float" office:value="-53.978" calcext:value-type="float">
            <text:p>-53.978</text:p>
          </table:table-cell>
          <table:table-cell table:number-columns-repeated="2"/>
          <table:table-cell office:value-type="float" office:value="-180.5299" calcext:value-type="float">
            <text:p>-180.5299</text:p>
          </table:table-cell>
          <table:table-cell office:value-type="float" office:value="-53.5051" calcext:value-type="float">
            <text:p>-53.5051</text:p>
          </table:table-cell>
          <table:table-cell office:value-type="float" office:value="-332.0674" calcext:value-type="float">
            <text:p>-332.0674</text:p>
          </table:table-cell>
          <table:table-cell table:number-columns-repeated="2"/>
          <table:table-cell office:value-type="float" office:value="-175.2676" calcext:value-type="float">
            <text:p>-175.2676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328.1984" calcext:value-type="float">
            <text:p>328.1984</text:p>
          </table:table-cell>
          <table:table-cell/>
        </table:table-row>
        <table:table-row table:style-name="ro1">
          <table:table-cell office:value-type="float" office:value="115.1952" calcext:value-type="float">
            <text:p>115.1952</text:p>
          </table:table-cell>
          <table:table-cell office:value-type="float" office:value="294.2083" calcext:value-type="float">
            <text:p>294.2083</text:p>
          </table:table-cell>
          <table:table-cell office:value-type="float" office:value="-33.7362" calcext:value-type="float">
            <text:p>-33.7362</text:p>
          </table:table-cell>
          <table:table-cell table:number-columns-repeated="2"/>
          <table:table-cell office:value-type="float" office:value="65.0454" calcext:value-type="float">
            <text:p>65.0454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-382.4694" calcext:value-type="float">
            <text:p>-382.4694</text:p>
          </table:table-cell>
          <table:table-cell table:number-columns-repeated="2"/>
          <table:table-cell office:value-type="float" office:value="-89.3162" calcext:value-type="float">
            <text:p>-89.3162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353.3993" calcext:value-type="float">
            <text:p>353.3993</text:p>
          </table:table-cell>
          <table:table-cell/>
        </table:table-row>
        <table:table-row table:style-name="ro1">
          <table:table-cell office:value-type="float" office:value="108.2137" calcext:value-type="float">
            <text:p>108.2137</text:p>
          </table:table-cell>
          <table:table-cell office:value-type="float" office:value="241.6711" calcext:value-type="float">
            <text:p>241.6711</text:p>
          </table:table-cell>
          <table:table-cell office:value-type="float" office:value="-70.8461" calcext:value-type="float">
            <text:p>-70.8461</text:p>
          </table:table-cell>
          <table:table-cell table:number-columns-repeated="2"/>
          <table:table-cell office:value-type="float" office:value="189.5872" calcext:value-type="float">
            <text:p>189.5872</text:p>
          </table:table-cell>
          <table:table-cell office:value-type="float" office:value="154.4756" calcext:value-type="float">
            <text:p>154.4756</text:p>
          </table:table-cell>
          <table:table-cell office:value-type="float" office:value="-283.3455" calcext:value-type="float">
            <text:p>-283.3455</text:p>
          </table:table-cell>
          <table:table-cell table:number-columns-repeated="2"/>
          <table:table-cell office:value-type="float" office:value="-45.4635" calcext:value-type="float">
            <text:p>-45.4635</text:p>
          </table:table-cell>
          <table:table-cell office:value-type="float" office:value="164.962" calcext:value-type="float">
            <text:p>164.962</text:p>
          </table:table-cell>
          <table:table-cell office:value-type="float" office:value="375.2402" calcext:value-type="float">
            <text:p>375.2402</text:p>
          </table:table-cell>
          <table:table-cell/>
        </table:table-row>
        <table:table-row table:style-name="ro1">
          <table:table-cell office:value-type="float" office:value="102.9776" calcext:value-type="float">
            <text:p>102.9776</text:p>
          </table:table-cell>
          <table:table-cell office:value-type="float" office:value="218.905" calcext:value-type="float">
            <text:p>218.905</text:p>
          </table:table-cell>
          <table:table-cell office:value-type="float" office:value="-45.5439" calcext:value-type="float">
            <text:p>-45.5439</text:p>
          </table:table-cell>
          <table:table-cell table:number-columns-repeated="2"/>
          <table:table-cell office:value-type="float" office:value="212.3906" calcext:value-type="float">
            <text:p>212.3906</text:p>
          </table:table-cell>
          <table:table-cell office:value-type="float" office:value="184.1871" calcext:value-type="float">
            <text:p>184.1871</text:p>
          </table:table-cell>
          <table:table-cell office:value-type="float" office:value="-241.3439" calcext:value-type="float">
            <text:p>-241.3439</text:p>
          </table:table-cell>
          <table:table-cell table:number-columns-repeated="2"/>
          <table:table-cell office:value-type="float" office:value="-26.1683" calcext:value-type="float">
            <text:p>-26.1683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343.319" calcext:value-type="float">
            <text:p>343.319</text:p>
          </table:table-cell>
          <table:table-cell/>
        </table:table-row>
        <table:table-row table:style-name="ro1">
          <table:table-cell office:value-type="float" office:value="120.4314" calcext:value-type="float">
            <text:p>120.4314</text:p>
          </table:table-cell>
          <table:table-cell office:value-type="float" office:value="229.4124" calcext:value-type="float">
            <text:p>229.4124</text:p>
          </table:table-cell>
          <table:table-cell office:value-type="float" office:value="-109.6428" calcext:value-type="float">
            <text:p>-109.6428</text:p>
          </table:table-cell>
          <table:table-cell table:number-columns-repeated="2"/>
          <table:table-cell office:value-type="float" office:value="270.2763" calcext:value-type="float">
            <text:p>270.2763</text:p>
          </table:table-cell>
          <table:table-cell office:value-type="float" office:value="189.4304" calcext:value-type="float">
            <text:p>189.4304</text:p>
          </table:table-cell>
          <table:table-cell office:value-type="float" office:value="-172.4612" calcext:value-type="float">
            <text:p>-172.4612</text:p>
          </table:table-cell>
          <table:table-cell table:number-columns-repeated="2"/>
          <table:table-cell office:value-type="float" office:value="-34.9388" calcext:value-type="float">
            <text:p>-34.9388</text:p>
          </table:table-cell>
          <table:table-cell office:value-type="float" office:value="259.3399" calcext:value-type="float">
            <text:p>259.3399</text:p>
          </table:table-cell>
          <table:table-cell office:value-type="float" office:value="308.0376" calcext:value-type="float">
            <text:p>308.0376</text:p>
          </table:table-cell>
          <table:table-cell/>
        </table:table-row>
        <table:table-row table:style-name="ro1">
          <table:table-cell office:value-type="float" office:value="125.6675" calcext:value-type="float">
            <text:p>125.6675</text:p>
          </table:table-cell>
          <table:table-cell office:value-type="float" office:value="290.7058" calcext:value-type="float">
            <text:p>290.7058</text:p>
          </table:table-cell>
          <table:table-cell office:value-type="float" office:value="-148.4395" calcext:value-type="float">
            <text:p>-148.4395</text:p>
          </table:table-cell>
          <table:table-cell table:number-columns-repeated="2"/>
          <table:table-cell office:value-type="float" office:value="317.6372" calcext:value-type="float">
            <text:p>317.6372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3.9456" calcext:value-type="float">
            <text:p>3.9456</text:p>
          </table:table-cell>
          <table:table-cell table:number-columns-repeated="2"/>
          <table:table-cell office:value-type="float" office:value="-48.9717" calcext:value-type="float">
            <text:p>-48.9717</text:p>
          </table:table-cell>
          <table:table-cell office:value-type="float" office:value="332.7449" calcext:value-type="float">
            <text:p>332.7449</text:p>
          </table:table-cell>
          <table:table-cell office:value-type="float" office:value="244.1951" calcext:value-type="float">
            <text:p>244.1951</text:p>
          </table:table-cell>
          <table:table-cell/>
        </table:table-row>
        <table:table-row table:style-name="ro1">
          <table:table-cell office:value-type="float" office:value="193.7375" calcext:value-type="float">
            <text:p>193.7375</text:p>
          </table:table-cell>
          <table:table-cell office:value-type="float" office:value="351.9992" calcext:value-type="float">
            <text:p>351.9992</text:p>
          </table:table-cell>
          <table:table-cell office:value-type="float" office:value="-325.5549" calcext:value-type="float">
            <text:p>-325.5549</text:p>
          </table:table-cell>
          <table:table-cell table:number-columns-repeated="2"/>
          <table:table-cell office:value-type="float" office:value="336.9324" calcext:value-type="float">
            <text:p>336.9324</text:p>
          </table:table-cell>
          <table:table-cell office:value-type="float" office:value="130.0073" calcext:value-type="float">
            <text:p>130.0073</text:p>
          </table:table-cell>
          <table:table-cell office:value-type="float" office:value="79.5486" calcext:value-type="float">
            <text:p>79.5486</text:p>
          </table:table-cell>
          <table:table-cell table:number-columns-repeated="2"/>
          <table:table-cell office:value-type="float" office:value="10.668" calcext:value-type="float">
            <text:p>10.668</text:p>
          </table:table-cell>
          <table:table-cell office:value-type="float" office:value="392.1679" calcext:value-type="float">
            <text:p>392.1679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322.8958" calcext:value-type="float">
            <text:p>322.8958</text:p>
          </table:table-cell>
          <table:table-cell office:value-type="float" office:value="351.9992" calcext:value-type="float">
            <text:p>351.9992</text:p>
          </table:table-cell>
          <table:table-cell office:value-type="float" office:value="-426.7637" calcext:value-type="float">
            <text:p>-426.7637</text:p>
          </table:table-cell>
          <table:table-cell table:number-columns-repeated="2"/>
          <table:table-cell office:value-type="float" office:value="272.0303" calcext:value-type="float">
            <text:p>272.0303</text:p>
          </table:table-cell>
          <table:table-cell office:value-type="float" office:value="100.2957" calcext:value-type="float">
            <text:p>100.2957</text:p>
          </table:table-cell>
          <table:table-cell office:value-type="float" office:value="218.9941" calcext:value-type="float">
            <text:p>218.9941</text:p>
          </table:table-cell>
          <table:table-cell table:number-columns-repeated="2"/>
          <table:table-cell office:value-type="float" office:value="128.1933" calcext:value-type="float">
            <text:p>128.1933</text:p>
          </table:table-cell>
          <table:table-cell office:value-type="float" office:value="421.8795" calcext:value-type="float">
            <text:p>421.8795</text:p>
          </table:table-cell>
          <table:table-cell office:value-type="float" office:value="50.9875" calcext:value-type="float">
            <text:p>50.9875</text:p>
          </table:table-cell>
          <table:table-cell/>
        </table:table-row>
        <table:table-row table:style-name="ro1">
          <table:table-cell office:value-type="float" office:value="431.1096" calcext:value-type="float">
            <text:p>431.1096</text:p>
          </table:table-cell>
          <table:table-cell office:value-type="float" office:value="383.5215" calcext:value-type="float">
            <text:p>383.5215</text:p>
          </table:table-cell>
          <table:table-cell office:value-type="float" office:value="-453.7527" calcext:value-type="float">
            <text:p>-453.7527</text:p>
          </table:table-cell>
          <table:table-cell table:number-columns-repeated="2"/>
          <table:table-cell office:value-type="float" office:value="172.0461" calcext:value-type="float">
            <text:p>172.0461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328.1984" calcext:value-type="float">
            <text:p>328.1984</text:p>
          </table:table-cell>
          <table:table-cell table:number-columns-repeated="2"/>
          <table:table-cell office:value-type="float" office:value="261.5057" calcext:value-type="float">
            <text:p>261.5057</text:p>
          </table:table-cell>
          <table:table-cell office:value-type="float" office:value="379.9338" calcext:value-type="float">
            <text:p>379.9338</text:p>
          </table:table-cell>
          <table:table-cell office:value-type="float" office:value="-33.0157" calcext:value-type="float">
            <text:p>-33.0157</text:p>
          </table:table-cell>
          <table:table-cell/>
        </table:table-row>
        <table:table-row table:style-name="ro1">
          <table:table-cell office:value-type="float" office:value="464.2719" calcext:value-type="float">
            <text:p>464.2719</text:p>
          </table:table-cell>
          <table:table-cell office:value-type="float" office:value="444.815" calcext:value-type="float">
            <text:p>444.815</text:p>
          </table:table-cell>
          <table:table-cell office:value-type="float" office:value="-425.0769" calcext:value-type="float">
            <text:p>-425.0769</text:p>
          </table:table-cell>
          <table:table-cell table:number-columns-repeated="2"/>
          <table:table-cell office:value-type="float" office:value="54.5207" calcext:value-type="float">
            <text:p>54.5207</text:p>
          </table:table-cell>
          <table:table-cell office:value-type="float" office:value="-25.5413" calcext:value-type="float">
            <text:p>-25.5413</text:p>
          </table:table-cell>
          <table:table-cell office:value-type="float" office:value="387.0007" calcext:value-type="float">
            <text:p>387.0007</text:p>
          </table:table-cell>
          <table:table-cell table:number-columns-repeated="2"/>
          <table:table-cell office:value-type="float" office:value="312.3749" calcext:value-type="float">
            <text:p>312.3749</text:p>
          </table:table-cell>
          <table:table-cell office:value-type="float" office:value="318.763" calcext:value-type="float">
            <text:p>318.763</text:p>
          </table:table-cell>
          <table:table-cell office:value-type="float" office:value="-165.7409" calcext:value-type="float">
            <text:p>-165.7409</text:p>
          </table:table-cell>
          <table:table-cell/>
        </table:table-row>
        <table:table-row table:style-name="ro1">
          <table:table-cell office:value-type="float" office:value="504.4157" calcext:value-type="float">
            <text:p>504.4157</text:p>
          </table:table-cell>
          <table:table-cell office:value-type="float" office:value="576.158" calcext:value-type="float">
            <text:p>576.158</text:p>
          </table:table-cell>
          <table:table-cell office:value-type="float" office:value="-355.9175" calcext:value-type="float">
            <text:p>-355.9175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-62.2438" calcext:value-type="float">
            <text:p>-62.2438</text:p>
          </table:table-cell>
          <table:table-cell office:value-type="float" office:value="388.6807" calcext:value-type="float">
            <text:p>388.6807</text:p>
          </table:table-cell>
          <table:table-cell table:number-columns-repeated="2"/>
          <table:table-cell office:value-type="float" office:value="184.3248" calcext:value-type="float">
            <text:p>184.3248</text:p>
          </table:table-cell>
          <table:table-cell office:value-type="float" office:value="219.1419" calcext:value-type="float">
            <text:p>219.1419</text:p>
          </table:table-cell>
          <table:table-cell office:value-type="float" office:value="-342.1478" calcext:value-type="float">
            <text:p>-342.1478</text:p>
          </table:table-cell>
          <table:table-cell/>
        </table:table-row>
        <table:table-row table:style-name="ro1">
          <table:table-cell office:value-type="float" office:value="616.1202" calcext:value-type="float">
            <text:p>616.1202</text:p>
          </table:table-cell>
          <table:table-cell office:value-type="float" office:value="593.6704" calcext:value-type="float">
            <text:p>593.6704</text:p>
          </table:table-cell>
          <table:table-cell office:value-type="float" office:value="-244.5879" calcext:value-type="float">
            <text:p>-244.5879</text:p>
          </table:table-cell>
          <table:table-cell table:number-columns-repeated="2"/>
          <table:table-cell office:value-type="float" office:value="-131.4149" calcext:value-type="float">
            <text:p>-131.4149</text:p>
          </table:table-cell>
          <table:table-cell office:value-type="float" office:value="-77.9734" calcext:value-type="float">
            <text:p>-77.9734</text:p>
          </table:table-cell>
          <table:table-cell office:value-type="float" office:value="390.3608" calcext:value-type="float">
            <text:p>390.3608</text:p>
          </table:table-cell>
          <table:table-cell table:number-columns-repeated="2"/>
          <table:table-cell office:value-type="float" office:value="-89.3162" calcext:value-type="float">
            <text:p>-89.3162</text:p>
          </table:table-cell>
          <table:table-cell office:value-type="float" office:value="128.2595" calcext:value-type="float">
            <text:p>128.2595</text:p>
          </table:table-cell>
          <table:table-cell office:value-type="float" office:value="-365.6687" calcext:value-type="float">
            <text:p>-365.6687</text:p>
          </table:table-cell>
          <table:table-cell/>
        </table:table-row>
        <table:table-row table:style-name="ro1">
          <table:table-cell office:value-type="float" office:value="743.5332" calcext:value-type="float">
            <text:p>743.5332</text:p>
          </table:table-cell>
          <table:table-cell office:value-type="float" office:value="563.8993" calcext:value-type="float">
            <text:p>563.8993</text:p>
          </table:table-cell>
          <table:table-cell office:value-type="float" office:value="-178.8022" calcext:value-type="float">
            <text:p>-178.8022</text:p>
          </table:table-cell>
          <table:table-cell table:number-columns-repeated="2"/>
          <table:table-cell office:value-type="float" office:value="-136.6772" calcext:value-type="float">
            <text:p>-136.6772</text:p>
          </table:table-cell>
          <table:table-cell office:value-type="float" office:value="-121.6668" calcext:value-type="float">
            <text:p>-121.6668</text:p>
          </table:table-cell>
          <table:table-cell office:value-type="float" office:value="375.2402" calcext:value-type="float">
            <text:p>375.2402</text:p>
          </table:table-cell>
          <table:table-cell table:number-columns-repeated="2"/>
          <table:table-cell office:value-type="float" office:value="-324.367" calcext:value-type="float">
            <text:p>-324.367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-177.5014" calcext:value-type="float">
            <text:p>-177.5014</text:p>
          </table:table-cell>
          <table:table-cell/>
        </table:table-row>
        <table:table-row table:style-name="ro1">
          <table:table-cell office:value-type="float" office:value="788.9131" calcext:value-type="float">
            <text:p>788.9131</text:p>
          </table:table-cell>
          <table:table-cell office:value-type="float" office:value="483.3422" calcext:value-type="float">
            <text:p>483.3422</text:p>
          </table:table-cell>
          <table:table-cell office:value-type="float" office:value="-229.4066" calcext:value-type="float">
            <text:p>-229.4066</text:p>
          </table:table-cell>
          <table:table-cell table:number-columns-repeated="2"/>
          <table:table-cell office:value-type="float" office:value="-185.7923" calcext:value-type="float">
            <text:p>-185.7923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321.4781" calcext:value-type="float">
            <text:p>321.4781</text:p>
          </table:table-cell>
          <table:table-cell table:number-columns-repeated="2"/>
          <table:table-cell office:value-type="float" office:value="-312.0882" calcext:value-type="float">
            <text:p>-312.0882</text:p>
          </table:table-cell>
          <table:table-cell office:value-type="float" office:value="7.6656" calcext:value-type="float">
            <text:p>7.6656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724.3339" calcext:value-type="float">
            <text:p>724.3339</text:p>
          </table:table-cell>
          <table:table-cell office:value-type="float" office:value="450.0686" calcext:value-type="float">
            <text:p>450.0686</text:p>
          </table:table-cell>
          <table:table-cell office:value-type="float" office:value="-328.9285" calcext:value-type="float">
            <text:p>-328.9285</text:p>
          </table:table-cell>
          <table:table-cell table:number-columns-repeated="2"/>
          <table:table-cell office:value-type="float" office:value="-248.9402" calcext:value-type="float">
            <text:p>-248.9402</text:p>
          </table:table-cell>
          <table:table-cell office:value-type="float" office:value="-209.0537" calcext:value-type="float">
            <text:p>-209.0537</text:p>
          </table:table-cell>
          <table:table-cell office:value-type="float" office:value="281.1565" calcext:value-type="float">
            <text:p>281.1565</text:p>
          </table:table-cell>
          <table:table-cell table:number-columns-repeated="2"/>
          <table:table-cell office:value-type="float" office:value="-327.8752" calcext:value-type="float">
            <text:p>-327.8752</text:p>
          </table:table-cell>
          <table:table-cell office:value-type="float" office:value="12.9089" calcext:value-type="float">
            <text:p>12.9089</text:p>
          </table:table-cell>
          <table:table-cell office:value-type="float" office:value="218.9941" calcext:value-type="float">
            <text:p>218.9941</text:p>
          </table:table-cell>
          <table:table-cell/>
        </table:table-row>
        <table:table-row table:style-name="ro1">
          <table:table-cell office:value-type="float" office:value="617.8656" calcext:value-type="float">
            <text:p>617.8656</text:p>
          </table:table-cell>
          <table:table-cell office:value-type="float" office:value="497.3522" calcext:value-type="float">
            <text:p>497.3522</text:p>
          </table:table-cell>
          <table:table-cell office:value-type="float" office:value="-377.8461" calcext:value-type="float">
            <text:p>-377.8461</text:p>
          </table:table-cell>
          <table:table-cell table:number-columns-repeated="2"/>
          <table:table-cell office:value-type="float" office:value="-278.7601" calcext:value-type="float">
            <text:p>-278.7601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255.9555" calcext:value-type="float">
            <text:p>255.9555</text:p>
          </table:table-cell>
          <table:table-cell table:number-columns-repeated="2"/>
          <table:table-cell office:value-type="float" office:value="-215.6121" calcext:value-type="float">
            <text:p>-215.6121</text:p>
          </table:table-cell>
          <table:table-cell office:value-type="float" office:value="2.4224" calcext:value-type="float">
            <text:p>2.4224</text:p>
          </table:table-cell>
          <table:table-cell office:value-type="float" office:value="292.917" calcext:value-type="float">
            <text:p>292.917</text:p>
          </table:table-cell>
          <table:table-cell/>
        </table:table-row>
        <table:table-row table:style-name="ro1">
          <table:table-cell office:value-type="float" office:value="495.6888" calcext:value-type="float">
            <text:p>495.6888</text:p>
          </table:table-cell>
          <table:table-cell office:value-type="float" office:value="542.8844" calcext:value-type="float">
            <text:p>542.8844</text:p>
          </table:table-cell>
          <table:table-cell office:value-type="float" office:value="-371.0989" calcext:value-type="float">
            <text:p>-371.0989</text:p>
          </table:table-cell>
          <table:table-cell table:number-columns-repeated="2"/>
          <table:table-cell office:value-type="float" office:value="-269.9895" calcext:value-type="float">
            <text:p>-269.9895</text:p>
          </table:table-cell>
          <table:table-cell office:value-type="float" office:value="-254.4949" calcext:value-type="float">
            <text:p>-254.4949</text:p>
          </table:table-cell>
          <table:table-cell office:value-type="float" office:value="217.314" calcext:value-type="float">
            <text:p>217.314</text:p>
          </table:table-cell>
          <table:table-cell table:number-columns-repeated="2"/>
          <table:table-cell office:value-type="float" office:value="-220.8745" calcext:value-type="float">
            <text:p>-220.8745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284.5167" calcext:value-type="float">
            <text:p>284.5167</text:p>
          </table:table-cell>
          <table:table-cell/>
        </table:table-row>
        <table:table-row table:style-name="ro1">
          <table:table-cell office:value-type="float" office:value="516.6334" calcext:value-type="float">
            <text:p>516.6334</text:p>
          </table:table-cell>
          <table:table-cell office:value-type="float" office:value="556.8943" calcext:value-type="float">
            <text:p>556.8943</text:p>
          </table:table-cell>
          <table:table-cell office:value-type="float" office:value="-320.4945" calcext:value-type="float">
            <text:p>-320.4945</text:p>
          </table:table-cell>
          <table:table-cell table:number-columns-repeated="2"/>
          <table:table-cell office:value-type="float" office:value="-105.1032" calcext:value-type="float">
            <text:p>-105.1032</text:p>
          </table:table-cell>
          <table:table-cell office:value-type="float" office:value="-362.8547" calcext:value-type="float">
            <text:p>-362.8547</text:p>
          </table:table-cell>
          <table:table-cell office:value-type="float" office:value="160.1918" calcext:value-type="float">
            <text:p>160.1918</text:p>
          </table:table-cell>
          <table:table-cell table:number-columns-repeated="2"/>
          <table:table-cell office:value-type="float" office:value="-247.1861" calcext:value-type="float">
            <text:p>-247.1861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400.4412" calcext:value-type="float">
            <text:p>400.4412</text:p>
          </table:table-cell>
          <table:table-cell/>
        </table:table-row>
        <table:table-row table:style-name="ro1">
          <table:table-cell office:value-type="float" office:value="623.1017" calcext:value-type="float">
            <text:p>623.1017</text:p>
          </table:table-cell>
          <table:table-cell office:value-type="float" office:value="583.1629" calcext:value-type="float">
            <text:p>583.1629</text:p>
          </table:table-cell>
          <table:table-cell office:value-type="float" office:value="-288.445" calcext:value-type="float">
            <text:p>-288.445</text:p>
          </table:table-cell>
          <table:table-cell table:number-columns-repeated="2"/>
          <table:table-cell office:value-type="float" office:value="261.5057" calcext:value-type="float">
            <text:p>261.5057</text:p>
          </table:table-cell>
          <table:table-cell office:value-type="float" office:value="-277.2155" calcext:value-type="float">
            <text:p>-277.2155</text:p>
          </table:table-cell>
          <table:table-cell office:value-type="float" office:value="84.5888" calcext:value-type="float">
            <text:p>84.5888</text:p>
          </table:table-cell>
          <table:table-cell table:number-columns-repeated="2"/>
          <table:table-cell office:value-type="float" office:value="-201.5793" calcext:value-type="float">
            <text:p>-201.5793</text:p>
          </table:table-cell>
          <table:table-cell office:value-type="float" office:value="243.6102" calcext:value-type="float">
            <text:p>243.6102</text:p>
          </table:table-cell>
          <table:table-cell office:value-type="float" office:value="218.9941" calcext:value-type="float">
            <text:p>218.9941</text:p>
          </table:table-cell>
          <table:table-cell/>
        </table:table-row>
        <table:table-row table:style-name="ro1">
          <table:table-cell office:value-type="float" office:value="666.7363" calcext:value-type="float">
            <text:p>666.7363</text:p>
          </table:table-cell>
          <table:table-cell office:value-type="float" office:value="598.924" calcext:value-type="float">
            <text:p>598.924</text:p>
          </table:table-cell>
          <table:table-cell office:value-type="float" office:value="-205.7912" calcext:value-type="float">
            <text:p>-205.7912</text:p>
          </table:table-cell>
          <table:table-cell table:number-columns-repeated="2"/>
          <table:table-cell office:value-type="float" office:value="331.6701" calcext:value-type="float">
            <text:p>331.6701</text:p>
          </table:table-cell>
          <table:table-cell office:value-type="float" office:value="-1.0729" calcext:value-type="float">
            <text:p>-1.0729</text:p>
          </table:table-cell>
          <table:table-cell office:value-type="float" office:value="158.5117" calcext:value-type="float">
            <text:p>158.5117</text:p>
          </table:table-cell>
          <table:table-cell table:number-columns-repeated="2"/>
          <table:table-cell office:value-type="float" office:value="-189.3005" calcext:value-type="float">
            <text:p>-189.3005</text:p>
          </table:table-cell>
          <table:table-cell office:value-type="float" office:value="287.3037" calcext:value-type="float">
            <text:p>287.3037</text:p>
          </table:table-cell>
          <table:table-cell office:value-type="float" office:value="170.2722" calcext:value-type="float">
            <text:p>170.2722</text:p>
          </table:table-cell>
          <table:table-cell/>
        </table:table-row>
        <table:table-row table:style-name="ro1">
          <table:table-cell office:value-type="float" office:value="771.4593" calcext:value-type="float">
            <text:p>771.4593</text:p>
          </table:table-cell>
          <table:table-cell office:value-type="float" office:value="560.3968" calcext:value-type="float">
            <text:p>560.3968</text:p>
          </table:table-cell>
          <table:table-cell office:value-type="float" office:value="-121.4505" calcext:value-type="float">
            <text:p>-121.4505</text:p>
          </table:table-cell>
          <table:table-cell table:number-columns-repeated="2"/>
          <table:table-cell office:value-type="float" office:value="117.6687" calcext:value-type="float">
            <text:p>117.6687</text:p>
          </table:table-cell>
          <table:table-cell office:value-type="float" office:value="177.1962" calcext:value-type="float">
            <text:p>177.1962</text:p>
          </table:table-cell>
          <table:table-cell office:value-type="float" office:value="336.5987" calcext:value-type="float">
            <text:p>336.5987</text:p>
          </table:table-cell>
          <table:table-cell table:number-columns-repeated="2"/>
          <table:table-cell office:value-type="float" office:value="-199.8252" calcext:value-type="float">
            <text:p>-199.8252</text:p>
          </table:table-cell>
          <table:table-cell office:value-type="float" office:value="360.7086" calcext:value-type="float">
            <text:p>360.7086</text:p>
          </table:table-cell>
          <table:table-cell office:value-type="float" office:value="176.9924" calcext:value-type="float">
            <text:p>176.9924</text:p>
          </table:table-cell>
          <table:table-cell/>
        </table:table-row>
        <table:table-row table:style-name="ro1">
          <table:table-cell office:value-type="float" office:value="853.4923" calcext:value-type="float">
            <text:p>853.4923</text:p>
          </table:table-cell>
          <table:table-cell office:value-type="float" office:value="425.5513" calcext:value-type="float">
            <text:p>425.5513</text:p>
          </table:table-cell>
          <table:table-cell office:value-type="float" office:value="-38.7967" calcext:value-type="float">
            <text:p>-38.7967</text:p>
          </table:table-cell>
          <table:table-cell table:number-columns-repeated="2"/>
          <table:table-cell office:value-type="float" office:value="10.668" calcext:value-type="float">
            <text:p>10.668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304.6775" calcext:value-type="float">
            <text:p>304.6775</text:p>
          </table:table-cell>
          <table:table-cell table:number-columns-repeated="2"/>
          <table:table-cell office:value-type="float" office:value="-136.6772" calcext:value-type="float">
            <text:p>-136.6772</text:p>
          </table:table-cell>
          <table:table-cell office:value-type="float" office:value="360.7086" calcext:value-type="float">
            <text:p>360.7086</text:p>
          </table:table-cell>
          <table:table-cell office:value-type="float" office:value="89.629" calcext:value-type="float">
            <text:p>89.629</text:p>
          </table:table-cell>
          <table:table-cell/>
        </table:table-row>
        <table:table-row table:style-name="ro1">
          <table:table-cell office:value-type="float" office:value="900.6176" calcext:value-type="float">
            <text:p>900.6176</text:p>
          </table:table-cell>
          <table:table-cell office:value-type="float" office:value="259.1835" calcext:value-type="float">
            <text:p>259.1835</text:p>
          </table:table-cell>
          <table:table-cell office:value-type="float" office:value="33.7362" calcext:value-type="float">
            <text:p>33.7362</text:p>
          </table:table-cell>
          <table:table-cell table:number-columns-repeated="2"/>
          <table:table-cell office:value-type="float" office:value="-96.3326" calcext:value-type="float">
            <text:p>-96.3326</text:p>
          </table:table-cell>
          <table:table-cell office:value-type="float" office:value="135.2505" calcext:value-type="float">
            <text:p>135.2505</text:p>
          </table:table-cell>
          <table:table-cell office:value-type="float" office:value="350.0392" calcext:value-type="float">
            <text:p>350.0392</text:p>
          </table:table-cell>
          <table:table-cell table:number-columns-repeated="2"/>
          <table:table-cell office:value-type="float" office:value="17.6844" calcext:value-type="float">
            <text:p>17.6844</text:p>
          </table:table-cell>
          <table:table-cell office:value-type="float" office:value="406.1499" calcext:value-type="float">
            <text:p>406.1499</text:p>
          </table:table-cell>
          <table:table-cell office:value-type="float" office:value="69.4682" calcext:value-type="float">
            <text:p>69.4682</text:p>
          </table:table-cell>
          <table:table-cell/>
        </table:table-row>
        <table:table-row table:style-name="ro1">
          <table:table-cell office:value-type="float" office:value="855.2377" calcext:value-type="float">
            <text:p>855.2377</text:p>
          </table:table-cell>
          <table:table-cell office:value-type="float" office:value="91.0644" calcext:value-type="float">
            <text:p>91.0644</text:p>
          </table:table-cell>
          <table:table-cell office:value-type="float" office:value="-155.1868" calcext:value-type="float">
            <text:p>-155.1868</text:p>
          </table:table-cell>
          <table:table-cell table:number-columns-repeated="2"/>
          <table:table-cell office:value-type="float" office:value="-138.4313" calcext:value-type="float">
            <text:p>-138.4313</text:p>
          </table:table-cell>
          <table:table-cell office:value-type="float" office:value="-43.0186" calcext:value-type="float">
            <text:p>-43.0186</text:p>
          </table:table-cell>
          <table:table-cell office:value-type="float" office:value="380.2804" calcext:value-type="float">
            <text:p>380.2804</text:p>
          </table:table-cell>
          <table:table-cell table:number-columns-repeated="2"/>
          <table:table-cell office:value-type="float" office:value="212.3906" calcext:value-type="float">
            <text:p>212.3906</text:p>
          </table:table-cell>
          <table:table-cell office:value-type="float" office:value="407.8976" calcext:value-type="float">
            <text:p>407.8976</text:p>
          </table:table-cell>
          <table:table-cell office:value-type="float" office:value="40.9071" calcext:value-type="float">
            <text:p>40.9071</text:p>
          </table:table-cell>
          <table:table-cell/>
        </table:table-row>
        <table:table-row table:style-name="ro1">
          <table:table-cell office:value-type="float" office:value="769.7139" calcext:value-type="float">
            <text:p>769.7139</text:p>
          </table:table-cell>
          <table:table-cell office:value-type="float" office:value="-8.7562" calcext:value-type="float">
            <text:p>-8.7562</text:p>
          </table:table-cell>
          <table:table-cell office:value-type="float" office:value="-173.7417" calcext:value-type="float">
            <text:p>-173.7417</text:p>
          </table:table-cell>
          <table:table-cell table:number-columns-repeated="2"/>
          <table:table-cell office:value-type="float" office:value="-89.3162" calcext:value-type="float">
            <text:p>-89.3162</text:p>
          </table:table-cell>
          <table:table-cell office:value-type="float" office:value="-186.3331" calcext:value-type="float">
            <text:p>-186.3331</text:p>
          </table:table-cell>
          <table:table-cell office:value-type="float" office:value="353.3993" calcext:value-type="float">
            <text:p>353.3993</text:p>
          </table:table-cell>
          <table:table-cell table:number-columns-repeated="2"/>
          <table:table-cell office:value-type="float" office:value="329.916" calcext:value-type="float">
            <text:p>329.916</text:p>
          </table:table-cell>
          <table:table-cell office:value-type="float" office:value="332.7449" calcext:value-type="float">
            <text:p>332.7449</text:p>
          </table:table-cell>
          <table:table-cell office:value-type="float" office:value="-14.535" calcext:value-type="float">
            <text:p>-14.535</text:p>
          </table:table-cell>
          <table:table-cell/>
        </table:table-row>
        <table:table-row table:style-name="ro1">
          <table:table-cell office:value-type="float" office:value="685.9355" calcext:value-type="float">
            <text:p>685.9355</text:p>
          </table:table-cell>
          <table:table-cell office:value-type="float" office:value="-43.781" calcext:value-type="float">
            <text:p>-43.781</text:p>
          </table:table-cell>
          <table:table-cell office:value-type="float" office:value="-244.5879" calcext:value-type="float">
            <text:p>-244.5879</text:p>
          </table:table-cell>
          <table:table-cell table:number-columns-repeated="2"/>
          <table:table-cell office:value-type="float" office:value="-27.9223" calcext:value-type="float">
            <text:p>-27.9223</text:p>
          </table:table-cell>
          <table:table-cell office:value-type="float" office:value="-240.513" calcext:value-type="float">
            <text:p>-240.513</text:p>
          </table:table-cell>
          <table:table-cell office:value-type="float" office:value="321.4781" calcext:value-type="float">
            <text:p>321.4781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219.1419" calcext:value-type="float">
            <text:p>219.1419</text:p>
          </table:table-cell>
          <table:table-cell office:value-type="float" office:value="-157.3406" calcext:value-type="float">
            <text:p>-157.3406</text:p>
          </table:table-cell>
          <table:table-cell/>
        </table:table-row>
        <table:table-row table:style-name="ro1">
          <table:table-cell office:value-type="float" office:value="642.3009" calcext:value-type="float">
            <text:p>642.3009</text:p>
          </table:table-cell>
          <table:table-cell office:value-type="float" office:value="17.5124" calcext:value-type="float">
            <text:p>17.5124</text:p>
          </table:table-cell>
          <table:table-cell office:value-type="float" office:value="-357.6044" calcext:value-type="float">
            <text:p>-357.6044</text:p>
          </table:table-cell>
          <table:table-cell table:number-columns-repeated="2"/>
          <table:table-cell office:value-type="float" office:value="-50.7258" calcext:value-type="float">
            <text:p>-50.7258</text:p>
          </table:table-cell>
          <table:table-cell office:value-type="float" office:value="-280.711" calcext:value-type="float">
            <text:p>-280.711</text:p>
          </table:table-cell>
          <table:table-cell office:value-type="float" office:value="282.8366" calcext:value-type="float">
            <text:p>282.8366</text:p>
          </table:table-cell>
          <table:table-cell table:number-columns-repeated="2"/>
          <table:table-cell office:value-type="float" office:value="289.5715" calcext:value-type="float">
            <text:p>289.5715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-328.7073" calcext:value-type="float">
            <text:p>-328.7073</text:p>
          </table:table-cell>
          <table:table-cell/>
        </table:table-row>
        <table:table-row table:style-name="ro1">
          <table:table-cell office:value-type="float" office:value="644.0463" calcext:value-type="float">
            <text:p>644.0463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-426.7637" calcext:value-type="float">
            <text:p>-426.7637</text:p>
          </table:table-cell>
          <table:table-cell table:number-columns-repeated="2"/>
          <table:table-cell office:value-type="float" office:value="-231.3991" calcext:value-type="float">
            <text:p>-231.3991</text:p>
          </table:table-cell>
          <table:table-cell office:value-type="float" office:value="-205.5583" calcext:value-type="float">
            <text:p>-205.5583</text:p>
          </table:table-cell>
          <table:table-cell office:value-type="float" office:value="257.6356" calcext:value-type="float">
            <text:p>257.6356</text:p>
          </table:table-cell>
          <table:table-cell table:number-columns-repeated="2"/>
          <table:table-cell office:value-type="float" office:value="35.2255" calcext:value-type="float">
            <text:p>35.2255</text:p>
          </table:table-cell>
          <table:table-cell office:value-type="float" office:value="28.6385" calcext:value-type="float">
            <text:p>28.6385</text:p>
          </table:table-cell>
          <table:table-cell office:value-type="float" office:value="-417.7508" calcext:value-type="float">
            <text:p>-417.7508</text:p>
          </table:table-cell>
          <table:table-cell/>
        </table:table-row>
        <table:table-row table:style-name="ro1">
          <table:table-cell office:value-type="float" office:value="668.4816" calcext:value-type="float">
            <text:p>668.4816</text:p>
          </table:table-cell>
          <table:table-cell office:value-type="float" office:value="190.8851" calcext:value-type="float">
            <text:p>190.8851</text:p>
          </table:table-cell>
          <table:table-cell office:value-type="float" office:value="-436.8846" calcext:value-type="float">
            <text:p>-436.8846</text:p>
          </table:table-cell>
          <table:table-cell table:number-columns-repeated="2"/>
          <table:table-cell office:value-type="float" office:value="-220.8745" calcext:value-type="float">
            <text:p>-220.8745</text:p>
          </table:table-cell>
          <table:table-cell office:value-type="float" office:value="-62.2438" calcext:value-type="float">
            <text:p>-62.2438</text:p>
          </table:table-cell>
          <table:table-cell office:value-type="float" office:value="334.9186" calcext:value-type="float">
            <text:p>334.9186</text:p>
          </table:table-cell>
          <table:table-cell table:number-columns-repeated="2"/>
          <table:table-cell office:value-type="float" office:value="-262.9731" calcext:value-type="float">
            <text:p>-262.9731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-246.3841" calcext:value-type="float">
            <text:p>-246.3841</text:p>
          </table:table-cell>
          <table:table-cell/>
        </table:table-row>
        <table:table-row table:style-name="ro1">
          <table:table-cell office:value-type="float" office:value="596.921" calcext:value-type="float">
            <text:p>596.921</text:p>
          </table:table-cell>
          <table:table-cell office:value-type="float" office:value="280.1984" calcext:value-type="float">
            <text:p>280.1984</text:p>
          </table:table-cell>
          <table:table-cell office:value-type="float" office:value="-468.934" calcext:value-type="float">
            <text:p>-468.934</text:p>
          </table:table-cell>
          <table:table-cell table:number-columns-repeated="2"/>
          <table:table-cell office:value-type="float" office:value="-98.0868" calcext:value-type="float">
            <text:p>-98.0868</text:p>
          </table:table-cell>
          <table:table-cell office:value-type="float" office:value="98.548" calcext:value-type="float">
            <text:p>98.548</text:p>
          </table:table-cell>
          <table:table-cell office:value-type="float" office:value="385.3206" calcext:value-type="float">
            <text:p>385.3206</text:p>
          </table:table-cell>
          <table:table-cell table:number-columns-repeated="2"/>
          <table:table-cell office:value-type="float" office:value="-350.6786" calcext:value-type="float">
            <text:p>-350.6786</text:p>
          </table:table-cell>
          <table:table-cell office:value-type="float" office:value="-69.2347" calcext:value-type="float">
            <text:p>-69.2347</text:p>
          </table:table-cell>
          <table:table-cell office:value-type="float" office:value="-1.0945" calcext:value-type="float">
            <text:p>-1.0945</text:p>
          </table:table-cell>
          <table:table-cell/>
        </table:table-row>
        <table:table-row table:style-name="ro1">
          <table:table-cell office:value-type="float" office:value="635.3194" calcext:value-type="float">
            <text:p>635.3194</text:p>
          </table:table-cell>
          <table:table-cell office:value-type="float" office:value="329.2331" calcext:value-type="float">
            <text:p>329.2331</text:p>
          </table:table-cell>
          <table:table-cell office:value-type="float" office:value="-452.0659" calcext:value-type="float">
            <text:p>-452.0659</text:p>
          </table:table-cell>
          <table:table-cell table:number-columns-repeated="2"/>
          <table:table-cell office:value-type="float" office:value="114.1604" calcext:value-type="float">
            <text:p>114.1604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360.1196" calcext:value-type="float">
            <text:p>360.1196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2.4224" calcext:value-type="float">
            <text:p>2.4224</text:p>
          </table:table-cell>
          <table:table-cell office:value-type="float" office:value="215.634" calcext:value-type="float">
            <text:p>215.634</text:p>
          </table:table-cell>
          <table:table-cell/>
        </table:table-row>
        <table:table-row table:style-name="ro1">
          <table:table-cell office:value-type="float" office:value="748.7693" calcext:value-type="float">
            <text:p>748.7693</text:p>
          </table:table-cell>
          <table:table-cell office:value-type="float" office:value="281.9496" calcext:value-type="float">
            <text:p>281.9496</text:p>
          </table:table-cell>
          <table:table-cell office:value-type="float" office:value="-396.401" calcext:value-type="float">
            <text:p>-396.401</text:p>
          </table:table-cell>
          <table:table-cell table:number-columns-repeated="2"/>
          <table:table-cell office:value-type="float" office:value="121.1769" calcext:value-type="float">
            <text:p>121.1769</text:p>
          </table:table-cell>
          <table:table-cell office:value-type="float" office:value="275.0695" calcext:value-type="float">
            <text:p>275.0695</text:p>
          </table:table-cell>
          <table:table-cell office:value-type="float" office:value="215.634" calcext:value-type="float">
            <text:p>215.634</text:p>
          </table:table-cell>
          <table:table-cell table:number-columns-repeated="2"/>
          <table:table-cell office:value-type="float" office:value="-184.0382" calcext:value-type="float">
            <text:p>-184.0382</text:p>
          </table:table-cell>
          <table:table-cell office:value-type="float" office:value="86.3138" calcext:value-type="float">
            <text:p>86.3138</text:p>
          </table:table-cell>
          <table:table-cell office:value-type="float" office:value="323.1582" calcext:value-type="float">
            <text:p>323.1582</text:p>
          </table:table-cell>
          <table:table-cell/>
        </table:table-row>
        <table:table-row table:style-name="ro1">
          <table:table-cell office:value-type="float" office:value="853.4923" calcext:value-type="float">
            <text:p>853.4923</text:p>
          </table:table-cell>
          <table:table-cell office:value-type="float" office:value="229.4124" calcext:value-type="float">
            <text:p>229.4124</text:p>
          </table:table-cell>
          <table:table-cell office:value-type="float" office:value="-261.456" calcext:value-type="float">
            <text:p>-261.456</text:p>
          </table:table-cell>
          <table:table-cell table:number-columns-repeated="2"/>
          <table:table-cell office:value-type="float" office:value="119.4228" calcext:value-type="float">
            <text:p>119.4228</text:p>
          </table:table-cell>
          <table:table-cell office:value-type="float" office:value="199.9168" calcext:value-type="float">
            <text:p>199.9168</text:p>
          </table:table-cell>
          <table:table-cell office:value-type="float" office:value="277.7964" calcext:value-type="float">
            <text:p>277.7964</text:p>
          </table:table-cell>
          <table:table-cell table:number-columns-repeated="2"/>
          <table:table-cell office:value-type="float" office:value="-3.3648" calcext:value-type="float">
            <text:p>-3.3648</text:p>
          </table:table-cell>
          <table:table-cell office:value-type="float" office:value="123.0163" calcext:value-type="float">
            <text:p>123.0163</text:p>
          </table:table-cell>
          <table:table-cell office:value-type="float" office:value="361.7997" calcext:value-type="float">
            <text:p>361.7997</text:p>
          </table:table-cell>
          <table:table-cell/>
        </table:table-row>
        <table:table-row table:style-name="ro1">
          <table:table-cell office:value-type="float" office:value="886.6546" calcext:value-type="float">
            <text:p>886.6546</text:p>
          </table:table-cell>
          <table:table-cell office:value-type="float" office:value="136.5967" calcext:value-type="float">
            <text:p>136.5967</text:p>
          </table:table-cell>
          <table:table-cell office:value-type="float" office:value="-165.3076" calcext:value-type="float">
            <text:p>-165.3076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243.6102" calcext:value-type="float">
            <text:p>243.6102</text:p>
          </table:table-cell>
          <table:table-cell office:value-type="float" office:value="289.5569" calcext:value-type="float">
            <text:p>289.5569</text:p>
          </table:table-cell>
          <table:table-cell table:number-columns-repeated="2"/>
          <table:table-cell office:value-type="float" office:value="138.718" calcext:value-type="float">
            <text:p>138.718</text:p>
          </table:table-cell>
          <table:table-cell office:value-type="float" office:value="156.2234" calcext:value-type="float">
            <text:p>156.2234</text:p>
          </table:table-cell>
          <table:table-cell office:value-type="float" office:value="353.3993" calcext:value-type="float">
            <text:p>353.3993</text:p>
          </table:table-cell>
          <table:table-cell/>
        </table:table-row>
        <table:table-row table:style-name="ro1">
          <table:table-cell office:value-type="float" office:value="856.983" calcext:value-type="float">
            <text:p>856.983</text:p>
          </table:table-cell>
          <table:table-cell office:value-type="float" office:value="106.8256" calcext:value-type="float">
            <text:p>106.8256</text:p>
          </table:table-cell>
          <table:table-cell office:value-type="float" office:value="28.6758" calcext:value-type="float">
            <text:p>28.6758</text:p>
          </table:table-cell>
          <table:table-cell table:number-columns-repeated="2"/>
          <table:table-cell office:value-type="float" office:value="7.1598" calcext:value-type="float">
            <text:p>7.1598</text:p>
          </table:table-cell>
          <table:table-cell office:value-type="float" office:value="182.4394" calcext:value-type="float">
            <text:p>182.4394</text:p>
          </table:table-cell>
          <table:table-cell office:value-type="float" office:value="348.3591" calcext:value-type="float">
            <text:p>348.3591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192.9258" calcext:value-type="float">
            <text:p>192.9258</text:p>
          </table:table-cell>
          <table:table-cell office:value-type="float" office:value="284.5167" calcext:value-type="float">
            <text:p>284.5167</text:p>
          </table:table-cell>
          <table:table-cell/>
        </table:table-row>
        <table:table-row table:style-name="ro1">
          <table:table-cell office:value-type="float" office:value="750.5147" calcext:value-type="float">
            <text:p>750.5147</text:p>
          </table:table-cell>
          <table:table-cell office:value-type="float" office:value="-21.0148" calcext:value-type="float">
            <text:p>-21.0148</text:p>
          </table:table-cell>
          <table:table-cell office:value-type="float" office:value="209.1648" calcext:value-type="float">
            <text:p>209.1648</text:p>
          </table:table-cell>
          <table:table-cell table:number-columns-repeated="2"/>
          <table:table-cell office:value-type="float" office:value="-47.2176" calcext:value-type="float">
            <text:p>-47.2176</text:p>
          </table:table-cell>
          <table:table-cell office:value-type="float" office:value="142.2415" calcext:value-type="float">
            <text:p>142.2415</text:p>
          </table:table-cell>
          <table:table-cell office:value-type="float" office:value="363.4797" calcext:value-type="float">
            <text:p>363.4797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213.9539" calcext:value-type="float">
            <text:p>213.9539</text:p>
          </table:table-cell>
          <table:table-cell/>
        </table:table-row>
        <table:table-row table:style-name="ro1">
          <table:table-cell office:value-type="float" office:value="584.7033" calcext:value-type="float">
            <text:p>584.7033</text:p>
          </table:table-cell>
          <table:table-cell office:value-type="float" office:value="-43.781" calcext:value-type="float">
            <text:p>-43.781</text:p>
          </table:table-cell>
          <table:table-cell office:value-type="float" office:value="278.3241" calcext:value-type="float">
            <text:p>278.3241</text:p>
          </table:table-cell>
          <table:table-cell table:number-columns-repeated="2"/>
          <table:table-cell office:value-type="float" office:value="-150.7101" calcext:value-type="float">
            <text:p>-150.7101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368.5199" calcext:value-type="float">
            <text:p>368.5199</text:p>
          </table:table-cell>
          <table:table-cell table:number-columns-repeated="2"/>
          <table:table-cell office:value-type="float" office:value="303.6044" calcext:value-type="float">
            <text:p>303.6044</text:p>
          </table:table-cell>
          <table:table-cell office:value-type="float" office:value="-112.9282" calcext:value-type="float">
            <text:p>-112.9282</text:p>
          </table:table-cell>
          <table:table-cell office:value-type="float" office:value="245.8751" calcext:value-type="float">
            <text:p>245.8751</text:p>
          </table:table-cell>
          <table:table-cell/>
        </table:table-row>
        <table:table-row table:style-name="ro1">
          <table:table-cell office:value-type="float" office:value="462.5265" calcext:value-type="float">
            <text:p>462.5265</text:p>
          </table:table-cell>
          <table:table-cell office:value-type="float" office:value="-54.2884" calcext:value-type="float">
            <text:p>-54.2884</text:p>
          </table:table-cell>
          <table:table-cell office:value-type="float" office:value="187.2362" calcext:value-type="float">
            <text:p>187.2362</text:p>
          </table:table-cell>
          <table:table-cell table:number-columns-repeated="2"/>
          <table:table-cell office:value-type="float" office:value="-331.3834" calcext:value-type="float">
            <text:p>-331.3834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252.5954" calcext:value-type="float">
            <text:p>252.5954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-151.3784" calcext:value-type="float">
            <text:p>-151.3784</text:p>
          </table:table-cell>
          <table:table-cell office:value-type="float" office:value="316.4379" calcext:value-type="float">
            <text:p>316.4379</text:p>
          </table:table-cell>
          <table:table-cell/>
        </table:table-row>
        <table:table-row table:style-name="ro1">
          <table:table-cell office:value-type="float" office:value="422.3827" calcext:value-type="float">
            <text:p>422.3827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158.5604" calcext:value-type="float">
            <text:p>158.5604</text:p>
          </table:table-cell>
          <table:table-cell table:number-columns-repeated="2"/>
          <table:table-cell office:value-type="float" office:value="-419.0889" calcext:value-type="float">
            <text:p>-419.0889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-86.7778" calcext:value-type="float">
            <text:p>-86.7778</text:p>
          </table:table-cell>
          <table:table-cell table:number-columns-repeated="2"/>
          <table:table-cell office:value-type="float" office:value="-17.3977" calcext:value-type="float">
            <text:p>-17.3977</text:p>
          </table:table-cell>
          <table:table-cell office:value-type="float" office:value="-83.2166" calcext:value-type="float">
            <text:p>-83.2166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382.2388" calcext:value-type="float">
            <text:p>382.2388</text:p>
          </table:table-cell>
          <table:table-cell office:value-type="float" office:value="-50.7859" calcext:value-type="float">
            <text:p>-50.7859</text:p>
          </table:table-cell>
          <table:table-cell office:value-type="float" office:value="180.489" calcext:value-type="float">
            <text:p>180.489</text:p>
          </table:table-cell>
          <table:table-cell table:number-columns-repeated="2"/>
          <table:table-cell office:value-type="float" office:value="-299.8094" calcext:value-type="float">
            <text:p>-299.8094</text:p>
          </table:table-cell>
          <table:table-cell office:value-type="float" office:value="198.169" calcext:value-type="float">
            <text:p>198.169</text:p>
          </table:table-cell>
          <table:table-cell office:value-type="float" office:value="-251.4243" calcext:value-type="float">
            <text:p>-251.4243</text:p>
          </table:table-cell>
          <table:table-cell table:number-columns-repeated="2"/>
          <table:table-cell office:value-type="float" office:value="-101.595" calcext:value-type="float">
            <text:p>-101.595</text:p>
          </table:table-cell>
          <table:table-cell office:value-type="float" office:value="126.5118" calcext:value-type="float">
            <text:p>126.5118</text:p>
          </table:table-cell>
          <table:table-cell office:value-type="float" office:value="351.7193" calcext:value-type="float">
            <text:p>351.7193</text:p>
          </table:table-cell>
          <table:table-cell/>
        </table:table-row>
        <table:table-row table:style-name="ro1">
          <table:table-cell office:value-type="float" office:value="350.8219" calcext:value-type="float">
            <text:p>350.8219</text:p>
          </table:table-cell>
          <table:table-cell office:value-type="float" office:value="5.2537" calcext:value-type="float">
            <text:p>5.2537</text:p>
          </table:table-cell>
          <table:table-cell office:value-type="float" office:value="207.478" calcext:value-type="float">
            <text:p>207.478</text:p>
          </table:table-cell>
          <table:table-cell table:number-columns-repeated="2"/>
          <table:table-cell office:value-type="float" office:value="-238.4156" calcext:value-type="float">
            <text:p>-238.4156</text:p>
          </table:table-cell>
          <table:table-cell office:value-type="float" office:value="241.8625" calcext:value-type="float">
            <text:p>241.8625</text:p>
          </table:table-cell>
          <table:table-cell office:value-type="float" office:value="-246.3841" calcext:value-type="float">
            <text:p>-246.3841</text:p>
          </table:table-cell>
          <table:table-cell table:number-columns-repeated="2"/>
          <table:table-cell office:value-type="float" office:value="-26.1683" calcext:value-type="float">
            <text:p>-26.1683</text:p>
          </table:table-cell>
          <table:table-cell office:value-type="float" office:value="317.0152" calcext:value-type="float">
            <text:p>317.0152</text:p>
          </table:table-cell>
          <table:table-cell office:value-type="float" office:value="235.7947" calcext:value-type="float">
            <text:p>235.7947</text:p>
          </table:table-cell>
          <table:table-cell/>
        </table:table-row>
        <table:table-row table:style-name="ro1">
          <table:table-cell office:value-type="float" office:value="293.2243" calcext:value-type="float">
            <text:p>293.2243</text:p>
          </table:table-cell>
          <table:table-cell office:value-type="float" office:value="84.0595" calcext:value-type="float">
            <text:p>84.0595</text:p>
          </table:table-cell>
          <table:table-cell office:value-type="float" office:value="246.2747" calcext:value-type="float">
            <text:p>246.2747</text:p>
          </table:table-cell>
          <table:table-cell table:number-columns-repeated="2"/>
          <table:table-cell office:value-type="float" office:value="-105.1032" calcext:value-type="float">
            <text:p>-105.1032</text:p>
          </table:table-cell>
          <table:table-cell office:value-type="float" office:value="315.2675" calcext:value-type="float">
            <text:p>315.2675</text:p>
          </table:table-cell>
          <table:table-cell office:value-type="float" office:value="-236.3037" calcext:value-type="float">
            <text:p>-236.3037</text:p>
          </table:table-cell>
          <table:table-cell table:number-columns-repeated="2"/>
          <table:table-cell office:value-type="float" office:value="158.0132" calcext:value-type="float">
            <text:p>158.0132</text:p>
          </table:table-cell>
          <table:table-cell office:value-type="float" office:value="378.186" calcext:value-type="float">
            <text:p>378.186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198.9736" calcext:value-type="float">
            <text:p>198.9736</text:p>
          </table:table-cell>
          <table:table-cell office:value-type="float" office:value="224.1587" calcext:value-type="float">
            <text:p>224.1587</text:p>
          </table:table-cell>
          <table:table-cell office:value-type="float" office:value="185.5494" calcext:value-type="float">
            <text:p>185.5494</text:p>
          </table:table-cell>
          <table:table-cell table:number-columns-repeated="2"/>
          <table:table-cell office:value-type="float" office:value="100.1276" calcext:value-type="float">
            <text:p>100.1276</text:p>
          </table:table-cell>
          <table:table-cell office:value-type="float" office:value="299.5379" calcext:value-type="float">
            <text:p>299.5379</text:p>
          </table:table-cell>
          <table:table-cell office:value-type="float" office:value="-214.4628" calcext:value-type="float">
            <text:p>-214.4628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360.7086" calcext:value-type="float">
            <text:p>360.7086</text:p>
          </table:table-cell>
          <table:table-cell office:value-type="float" office:value="22.4264" calcext:value-type="float">
            <text:p>22.4264</text:p>
          </table:table-cell>
          <table:table-cell/>
        </table:table-row>
        <table:table-row table:style-name="ro1">
          <table:table-cell office:value-type="float" office:value="216.4275" calcext:value-type="float">
            <text:p>216.4275</text:p>
          </table:table-cell>
          <table:table-cell office:value-type="float" office:value="276.6959" calcext:value-type="float">
            <text:p>276.6959</text:p>
          </table:table-cell>
          <table:table-cell office:value-type="float" office:value="219.2857" calcext:value-type="float">
            <text:p>219.2857</text:p>
          </table:table-cell>
          <table:table-cell table:number-columns-repeated="2"/>
          <table:table-cell office:value-type="float" office:value="217.6529" calcext:value-type="float">
            <text:p>217.6529</text:p>
          </table:table-cell>
          <table:table-cell office:value-type="float" office:value="178.9439" calcext:value-type="float">
            <text:p>178.9439</text:p>
          </table:table-cell>
          <table:table-cell office:value-type="float" office:value="-236.3037" calcext:value-type="float">
            <text:p>-236.3037</text:p>
          </table:table-cell>
          <table:table-cell table:number-columns-repeated="2"/>
          <table:table-cell office:value-type="float" office:value="314.129" calcext:value-type="float">
            <text:p>314.129</text:p>
          </table:table-cell>
          <table:table-cell office:value-type="float" office:value="229.6283" calcext:value-type="float">
            <text:p>229.6283</text:p>
          </table:table-cell>
          <table:table-cell office:value-type="float" office:value="-207.7426" calcext:value-type="float">
            <text:p>-207.7426</text:p>
          </table:table-cell>
          <table:table-cell/>
        </table:table-row>
        <table:table-row table:style-name="ro1">
          <table:table-cell office:value-type="float" office:value="218.1728" calcext:value-type="float">
            <text:p>218.1728</text:p>
          </table:table-cell>
          <table:table-cell office:value-type="float" office:value="323.9794" calcext:value-type="float">
            <text:p>323.9794</text:p>
          </table:table-cell>
          <table:table-cell office:value-type="float" office:value="217.5989" calcext:value-type="float">
            <text:p>217.5989</text:p>
          </table:table-cell>
          <table:table-cell table:number-columns-repeated="2"/>
          <table:table-cell office:value-type="float" office:value="280.8009" calcext:value-type="float">
            <text:p>280.8009</text:p>
          </table:table-cell>
          <table:table-cell office:value-type="float" office:value="60.0978" calcext:value-type="float">
            <text:p>60.0978</text:p>
          </table:table-cell>
          <table:table-cell office:value-type="float" office:value="-236.3037" calcext:value-type="float">
            <text:p>-236.3037</text:p>
          </table:table-cell>
          <table:table-cell table:number-columns-repeated="2"/>
          <table:table-cell office:value-type="float" office:value="224.6693" calcext:value-type="float">
            <text:p>224.6693</text:p>
          </table:table-cell>
          <table:table-cell office:value-type="float" office:value="53.1068" calcext:value-type="float">
            <text:p>53.1068</text:p>
          </table:table-cell>
          <table:table-cell office:value-type="float" office:value="-357.2684" calcext:value-type="float">
            <text:p>-357.2684</text:p>
          </table:table-cell>
          <table:table-cell/>
        </table:table-row>
        <table:table-row table:style-name="ro1">
          <table:table-cell office:value-type="float" office:value="176.2836" calcext:value-type="float">
            <text:p>176.2836</text:p>
          </table:table-cell>
          <table:table-cell office:value-type="float" office:value="397.5314" calcext:value-type="float">
            <text:p>397.5314</text:p>
          </table:table-cell>
          <table:table-cell office:value-type="float" office:value="129.8846" calcext:value-type="float">
            <text:p>129.8846</text:p>
          </table:table-cell>
          <table:table-cell table:number-columns-repeated="2"/>
          <table:table-cell office:value-type="float" office:value="291.3255" calcext:value-type="float">
            <text:p>291.3255</text:p>
          </table:table-cell>
          <table:table-cell office:value-type="float" office:value="-34.28" calcext:value-type="float">
            <text:p>-34.28</text:p>
          </table:table-cell>
          <table:table-cell office:value-type="float" office:value="-256.4645" calcext:value-type="float">
            <text:p>-256.4645</text:p>
          </table:table-cell>
          <table:table-cell table:number-columns-repeated="2"/>
          <table:table-cell office:value-type="float" office:value="3.6515" calcext:value-type="float">
            <text:p>3.6515</text:p>
          </table:table-cell>
          <table:table-cell office:value-type="float" office:value="-86.7121" calcext:value-type="float">
            <text:p>-86.7121</text:p>
          </table:table-cell>
          <table:table-cell office:value-type="float" office:value="-384.1495" calcext:value-type="float">
            <text:p>-384.1495</text:p>
          </table:table-cell>
          <table:table-cell/>
        </table:table-row>
        <table:table-row table:style-name="ro1">
          <table:table-cell office:value-type="float" office:value="148.3575" calcext:value-type="float">
            <text:p>148.3575</text:p>
          </table:table-cell>
          <table:table-cell office:value-type="float" office:value="415.0439" calcext:value-type="float">
            <text:p>415.0439</text:p>
          </table:table-cell>
          <table:table-cell office:value-type="float" office:value="-99.5219" calcext:value-type="float">
            <text:p>-99.5219</text:p>
          </table:table-cell>
          <table:table-cell table:number-columns-repeated="2"/>
          <table:table-cell office:value-type="float" office:value="284.3091" calcext:value-type="float">
            <text:p>284.3091</text:p>
          </table:table-cell>
          <table:table-cell office:value-type="float" office:value="-191.5764" calcext:value-type="float">
            <text:p>-191.5764</text:p>
          </table:table-cell>
          <table:table-cell office:value-type="float" office:value="-206.0625" calcext:value-type="float">
            <text:p>-206.0625</text:p>
          </table:table-cell>
          <table:table-cell table:number-columns-repeated="2"/>
          <table:table-cell office:value-type="float" office:value="-231.3991" calcext:value-type="float">
            <text:p>-231.3991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-296.7861" calcext:value-type="float">
            <text:p>-296.7861</text:p>
          </table:table-cell>
          <table:table-cell/>
        </table:table-row>
        <table:table-row table:style-name="ro1">
          <table:table-cell office:value-type="float" office:value="134.3945" calcext:value-type="float">
            <text:p>134.3945</text:p>
          </table:table-cell>
          <table:table-cell office:value-type="float" office:value="432.5563" calcext:value-type="float">
            <text:p>432.5563</text:p>
          </table:table-cell>
          <table:table-cell office:value-type="float" office:value="-163.6208" calcext:value-type="float">
            <text:p>-163.6208</text:p>
          </table:table-cell>
          <table:table-cell table:number-columns-repeated="2"/>
          <table:table-cell office:value-type="float" office:value="226.4235" calcext:value-type="float">
            <text:p>226.4235</text:p>
          </table:table-cell>
          <table:table-cell office:value-type="float" office:value="-287.7019" calcext:value-type="float">
            <text:p>-287.7019</text:p>
          </table:table-cell>
          <table:table-cell office:value-type="float" office:value="-53.1765" calcext:value-type="float">
            <text:p>-53.1765</text:p>
          </table:table-cell>
          <table:table-cell table:number-columns-repeated="2"/>
          <table:table-cell office:value-type="float" office:value="-366.4656" calcext:value-type="float">
            <text:p>-366.4656</text:p>
          </table:table-cell>
          <table:table-cell office:value-type="float" office:value="40.8727" calcext:value-type="float">
            <text:p>40.8727</text:p>
          </table:table-cell>
          <table:table-cell office:value-type="float" office:value="34.1868" calcext:value-type="float">
            <text:p>34.1868</text:p>
          </table:table-cell>
          <table:table-cell/>
        </table:table-row>
        <table:table-row table:style-name="ro1">
          <table:table-cell office:value-type="float" office:value="216.4275" calcext:value-type="float">
            <text:p>216.4275</text:p>
          </table:table-cell>
          <table:table-cell office:value-type="float" office:value="416.7951" calcext:value-type="float">
            <text:p>416.7951</text:p>
          </table:table-cell>
          <table:table-cell office:value-type="float" office:value="-323.8681" calcext:value-type="float">
            <text:p>-323.8681</text:p>
          </table:table-cell>
          <table:table-cell table:number-columns-repeated="2"/>
          <table:table-cell office:value-type="float" office:value="115.9145" calcext:value-type="float">
            <text:p>115.9145</text:p>
          </table:table-cell>
          <table:table-cell office:value-type="float" office:value="-380.332" calcext:value-type="float">
            <text:p>-380.332</text:p>
          </table:table-cell>
          <table:table-cell office:value-type="float" office:value="12.346" calcext:value-type="float">
            <text:p>12.346</text:p>
          </table:table-cell>
          <table:table-cell table:number-columns-repeated="2"/>
          <table:table-cell office:value-type="float" office:value="-243.6779" calcext:value-type="float">
            <text:p>-243.6779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269.3961" calcext:value-type="float">
            <text:p>269.3961</text:p>
          </table:table-cell>
          <table:table-cell/>
        </table:table-row>
        <table:table-row table:style-name="ro1">
          <table:table-cell office:value-type="float" office:value="432.855" calcext:value-type="float">
            <text:p>432.855</text:p>
          </table:table-cell>
          <table:table-cell office:value-type="float" office:value="266.1885" calcext:value-type="float">
            <text:p>266.1885</text:p>
          </table:table-cell>
          <table:table-cell office:value-type="float" office:value="-458.8132" calcext:value-type="float">
            <text:p>-458.8132</text:p>
          </table:table-cell>
          <table:table-cell table:number-columns-repeated="2"/>
          <table:table-cell office:value-type="float" office:value="33.4714" calcext:value-type="float">
            <text:p>33.4714</text:p>
          </table:table-cell>
          <table:table-cell office:value-type="float" office:value="-406.5481" calcext:value-type="float">
            <text:p>-406.5481</text:p>
          </table:table-cell>
          <table:table-cell office:value-type="float" office:value="17.3862" calcext:value-type="float">
            <text:p>17.3862</text:p>
          </table:table-cell>
          <table:table-cell table:number-columns-repeated="2"/>
          <table:table-cell office:value-type="float" office:value="-64.7587" calcext:value-type="float">
            <text:p>-64.7587</text:p>
          </table:table-cell>
          <table:table-cell office:value-type="float" office:value="142.2415" calcext:value-type="float">
            <text:p>142.2415</text:p>
          </table:table-cell>
          <table:table-cell office:value-type="float" office:value="356.7595" calcext:value-type="float">
            <text:p>356.7595</text:p>
          </table:table-cell>
          <table:table-cell/>
        </table:table-row>
        <table:table-row table:style-name="ro1">
          <table:table-cell office:value-type="float" office:value="575.9764" calcext:value-type="float">
            <text:p>575.9764</text:p>
          </table:table-cell>
          <table:table-cell office:value-type="float" office:value="119.0843" calcext:value-type="float">
            <text:p>119.0843</text:p>
          </table:table-cell>
          <table:table-cell office:value-type="float" office:value="-441.945" calcext:value-type="float">
            <text:p>-441.945</text:p>
          </table:table-cell>
          <table:table-cell table:number-columns-repeated="2"/>
          <table:table-cell office:value-type="float" office:value="-38.447" calcext:value-type="float">
            <text:p>-38.447</text:p>
          </table:table-cell>
          <table:table-cell office:value-type="float" office:value="-404.8003" calcext:value-type="float">
            <text:p>-404.8003</text:p>
          </table:table-cell>
          <table:table-cell office:value-type="float" office:value="52.6676" calcext:value-type="float">
            <text:p>52.6676</text:p>
          </table:table-cell>
          <table:table-cell table:number-columns-repeated="2"/>
          <table:table-cell office:value-type="float" office:value="94.8652" calcext:value-type="float">
            <text:p>94.8652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361.7997" calcext:value-type="float">
            <text:p>361.7997</text:p>
          </table:table-cell>
          <table:table-cell/>
        </table:table-row>
        <table:table-row table:style-name="ro1">
          <table:table-cell office:value-type="float" office:value="616.1202" calcext:value-type="float">
            <text:p>616.1202</text:p>
          </table:table-cell>
          <table:table-cell office:value-type="float" office:value="43.781" calcext:value-type="float">
            <text:p>43.781</text:p>
          </table:table-cell>
          <table:table-cell office:value-type="float" office:value="-396.401" calcext:value-type="float">
            <text:p>-396.401</text:p>
          </table:table-cell>
          <table:table-cell table:number-columns-repeated="2"/>
          <table:table-cell office:value-type="float" office:value="-206.8416" calcext:value-type="float">
            <text:p>-206.8416</text:p>
          </table:table-cell>
          <table:table-cell office:value-type="float" office:value="-313.918" calcext:value-type="float">
            <text:p>-313.918</text:p>
          </table:table-cell>
          <table:table-cell office:value-type="float" office:value="217.314" calcext:value-type="float">
            <text:p>217.314</text:p>
          </table:table-cell>
          <table:table-cell table:number-columns-repeated="2"/>
          <table:table-cell office:value-type="float" office:value="214.1447" calcext:value-type="float">
            <text:p>214.1447</text:p>
          </table:table-cell>
          <table:table-cell office:value-type="float" office:value="196.4213" calcext:value-type="float">
            <text:p>196.4213</text:p>
          </table:table-cell>
          <table:table-cell office:value-type="float" office:value="304.6775" calcext:value-type="float">
            <text:p>304.6775</text:p>
          </table:table-cell>
          <table:table-cell/>
        </table:table-row>
        <table:table-row table:style-name="ro1">
          <table:table-cell office:value-type="float" office:value="684.1901" calcext:value-type="float">
            <text:p>684.1901</text:p>
          </table:table-cell>
          <table:table-cell office:value-type="float" office:value="-17.5124" calcext:value-type="float">
            <text:p>-17.5124</text:p>
          </table:table-cell>
          <table:table-cell office:value-type="float" office:value="-313.7472" calcext:value-type="float">
            <text:p>-313.7472</text:p>
          </table:table-cell>
          <table:table-cell table:number-columns-repeated="2"/>
          <table:table-cell office:value-type="float" office:value="-241.9238" calcext:value-type="float">
            <text:p>-241.9238</text:p>
          </table:table-cell>
          <table:table-cell office:value-type="float" office:value="-240.513" calcext:value-type="float">
            <text:p>-240.513</text:p>
          </table:table-cell>
          <table:table-cell office:value-type="float" office:value="294.597" calcext:value-type="float">
            <text:p>294.597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219.1419" calcext:value-type="float">
            <text:p>219.1419</text:p>
          </table:table-cell>
          <table:table-cell office:value-type="float" office:value="215.634" calcext:value-type="float">
            <text:p>215.634</text:p>
          </table:table-cell>
          <table:table-cell/>
        </table:table-row>
        <table:table-row table:style-name="ro1">
          <table:table-cell office:value-type="float" office:value="710.3709" calcext:value-type="float">
            <text:p>710.3709</text:p>
          </table:table-cell>
          <table:table-cell office:value-type="float" office:value="-47.2834" calcext:value-type="float">
            <text:p>-47.2834</text:p>
          </table:table-cell>
          <table:table-cell office:value-type="float" office:value="-231.0934" calcext:value-type="float">
            <text:p>-231.0934</text:p>
          </table:table-cell>
          <table:table-cell table:number-columns-repeated="2"/>
          <table:table-cell office:value-type="float" office:value="-285.7765" calcext:value-type="float">
            <text:p>-285.7765</text:p>
          </table:table-cell>
          <table:table-cell office:value-type="float" office:value="-182.8377" calcext:value-type="float">
            <text:p>-182.8377</text:p>
          </table:table-cell>
          <table:table-cell office:value-type="float" office:value="272.7562" calcext:value-type="float">
            <text:p>272.7562</text:p>
          </table:table-cell>
          <table:table-cell table:number-columns-repeated="2"/>
          <table:table-cell office:value-type="float" office:value="372.0147" calcext:value-type="float">
            <text:p>372.0147</text:p>
          </table:table-cell>
          <table:table-cell office:value-type="float" office:value="185.9349" calcext:value-type="float">
            <text:p>185.9349</text:p>
          </table:table-cell>
          <table:table-cell office:value-type="float" office:value="99.7094" calcext:value-type="float">
            <text:p>99.7094</text:p>
          </table:table-cell>
          <table:table-cell/>
        </table:table-row>
        <table:table-row table:style-name="ro1">
          <table:table-cell office:value-type="float" office:value="710.3709" calcext:value-type="float">
            <text:p>710.3709</text:p>
          </table:table-cell>
          <table:table-cell office:value-type="float" office:value="-8.7562" calcext:value-type="float">
            <text:p>-8.7562</text:p>
          </table:table-cell>
          <table:table-cell office:value-type="float" office:value="-258.0824" calcext:value-type="float">
            <text:p>-258.0824</text:p>
          </table:table-cell>
          <table:table-cell table:number-columns-repeated="2"/>
          <table:table-cell office:value-type="float" office:value="-336.6458" calcext:value-type="float">
            <text:p>-336.6458</text:p>
          </table:table-cell>
          <table:table-cell office:value-type="float" office:value="-153.1261" calcext:value-type="float">
            <text:p>-153.1261</text:p>
          </table:table-cell>
          <table:table-cell office:value-type="float" office:value="203.8735" calcext:value-type="float">
            <text:p>203.8735</text:p>
          </table:table-cell>
          <table:table-cell table:number-columns-repeated="2"/>
          <table:table-cell office:value-type="float" office:value="431.6544" calcext:value-type="float">
            <text:p>431.6544</text:p>
          </table:table-cell>
          <table:table-cell office:value-type="float" office:value="60.0978" calcext:value-type="float">
            <text:p>60.0978</text:p>
          </table:table-cell>
          <table:table-cell office:value-type="float" office:value="25.7865" calcext:value-type="float">
            <text:p>25.7865</text:p>
          </table:table-cell>
          <table:table-cell/>
        </table:table-row>
        <table:table-row table:style-name="ro1">
          <table:table-cell office:value-type="float" office:value="754.0054" calcext:value-type="float">
            <text:p>754.0054</text:p>
          </table:table-cell>
          <table:table-cell office:value-type="float" office:value="-17.5124" calcext:value-type="float">
            <text:p>-17.5124</text:p>
          </table:table-cell>
          <table:table-cell office:value-type="float" office:value="-175.4285" calcext:value-type="float">
            <text:p>-175.4285</text:p>
          </table:table-cell>
          <table:table-cell table:number-columns-repeated="2"/>
          <table:table-cell office:value-type="float" office:value="-327.8752" calcext:value-type="float">
            <text:p>-327.8752</text:p>
          </table:table-cell>
          <table:table-cell office:value-type="float" office:value="-175.8467" calcext:value-type="float">
            <text:p>-175.8467</text:p>
          </table:table-cell>
          <table:table-cell office:value-type="float" office:value="168.5921" calcext:value-type="float">
            <text:p>168.5921</text:p>
          </table:table-cell>
          <table:table-cell table:number-columns-repeated="2"/>
          <table:table-cell office:value-type="float" office:value="333.4242" calcext:value-type="float">
            <text:p>333.4242</text:p>
          </table:table-cell>
          <table:table-cell office:value-type="float" office:value="-174.099" calcext:value-type="float">
            <text:p>-174.099</text:p>
          </table:table-cell>
          <table:table-cell office:value-type="float" office:value="92.9891" calcext:value-type="float">
            <text:p>92.9891</text:p>
          </table:table-cell>
          <table:table-cell/>
        </table:table-row>
        <table:table-row table:style-name="ro1">
          <table:table-cell office:value-type="float" office:value="804.6216" calcext:value-type="float">
            <text:p>804.6216</text:p>
          </table:table-cell>
          <table:table-cell office:value-type="float" office:value="-22.7661" calcext:value-type="float">
            <text:p>-22.7661</text:p>
          </table:table-cell>
          <table:table-cell office:value-type="float" office:value="-32.0494" calcext:value-type="float">
            <text:p>-32.0494</text:p>
          </table:table-cell>
          <table:table-cell table:number-columns-repeated="2"/>
          <table:table-cell office:value-type="float" office:value="-273.4978" calcext:value-type="float">
            <text:p>-273.4978</text:p>
          </table:table-cell>
          <table:table-cell office:value-type="float" office:value="-320.9089" calcext:value-type="float">
            <text:p>-320.9089</text:p>
          </table:table-cell>
          <table:table-cell office:value-type="float" office:value="-58.2167" calcext:value-type="float">
            <text:p>-58.2167</text:p>
          </table:table-cell>
          <table:table-cell table:number-columns-repeated="2"/>
          <table:table-cell office:value-type="float" office:value="207.1283" calcext:value-type="float">
            <text:p>207.1283</text:p>
          </table:table-cell>
          <table:table-cell office:value-type="float" office:value="-250.9994" calcext:value-type="float">
            <text:p>-250.9994</text:p>
          </table:table-cell>
          <table:table-cell office:value-type="float" office:value="230.7545" calcext:value-type="float">
            <text:p>230.7545</text:p>
          </table:table-cell>
          <table:table-cell/>
        </table:table-row>
        <table:table-row table:style-name="ro1">
          <table:table-cell office:value-type="float" office:value="769.7139" calcext:value-type="float">
            <text:p>769.7139</text:p>
          </table:table-cell>
          <table:table-cell office:value-type="float" office:value="-15.7611" calcext:value-type="float">
            <text:p>-15.7611</text:p>
          </table:table-cell>
          <table:table-cell office:value-type="float" office:value="65.7857" calcext:value-type="float">
            <text:p>65.7857</text:p>
          </table:table-cell>
          <table:table-cell table:number-columns-repeated="2"/>
          <table:table-cell office:value-type="float" office:value="-57.7422" calcext:value-type="float">
            <text:p>-57.7422</text:p>
          </table:table-cell>
          <table:table-cell office:value-type="float" office:value="-368.0979" calcext:value-type="float">
            <text:p>-368.0979</text:p>
          </table:table-cell>
          <table:table-cell office:value-type="float" office:value="-167.421" calcext:value-type="float">
            <text:p>-167.421</text:p>
          </table:table-cell>
          <table:table-cell table:number-columns-repeated="2"/>
          <table:table-cell office:value-type="float" office:value="22.9468" calcext:value-type="float">
            <text:p>22.9468</text:p>
          </table:table-cell>
          <table:table-cell office:value-type="float" office:value="-123.4146" calcext:value-type="float">
            <text:p>-123.4146</text:p>
          </table:table-cell>
          <table:table-cell office:value-type="float" office:value="363.4797" calcext:value-type="float">
            <text:p>363.4797</text:p>
          </table:table-cell>
          <table:table-cell/>
        </table:table-row>
        <table:table-row table:style-name="ro1">
          <table:table-cell office:value-type="float" office:value="736.5516" calcext:value-type="float">
            <text:p>736.5516</text:p>
          </table:table-cell>
          <table:table-cell office:value-type="float" office:value="70.0496" calcext:value-type="float">
            <text:p>70.0496</text:p>
          </table:table-cell>
          <table:table-cell office:value-type="float" office:value="209.1648" calcext:value-type="float">
            <text:p>209.1648</text:p>
          </table:table-cell>
          <table:table-cell table:number-columns-repeated="2"/>
          <table:table-cell office:value-type="float" office:value="180.8166" calcext:value-type="float">
            <text:p>180.8166</text:p>
          </table:table-cell>
          <table:table-cell office:value-type="float" office:value="-287.7019" calcext:value-type="float">
            <text:p>-287.7019</text:p>
          </table:table-cell>
          <table:table-cell office:value-type="float" office:value="-160.7007" calcext:value-type="float">
            <text:p>-160.7007</text:p>
          </table:table-cell>
          <table:table-cell table:number-columns-repeated="2"/>
          <table:table-cell office:value-type="float" office:value="-45.4635" calcext:value-type="float">
            <text:p>-45.4635</text:p>
          </table:table-cell>
          <table:table-cell office:value-type="float" office:value="133.5027" calcext:value-type="float">
            <text:p>133.5027</text:p>
          </table:table-cell>
          <table:table-cell office:value-type="float" office:value="375.2402" calcext:value-type="float">
            <text:p>375.2402</text:p>
          </table:table-cell>
          <table:table-cell/>
        </table:table-row>
        <table:table-row table:style-name="ro1">
          <table:table-cell office:value-type="float" office:value="705.1347" calcext:value-type="float">
            <text:p>705.1347</text:p>
          </table:table-cell>
          <table:table-cell office:value-type="float" office:value="94.5669" calcext:value-type="float">
            <text:p>94.5669</text:p>
          </table:table-cell>
          <table:table-cell office:value-type="float" office:value="269.8901" calcext:value-type="float">
            <text:p>269.8901</text:p>
          </table:table-cell>
          <table:table-cell table:number-columns-repeated="2"/>
          <table:table-cell office:value-type="float" office:value="298.342" calcext:value-type="float">
            <text:p>298.342</text:p>
          </table:table-cell>
          <table:table-cell office:value-type="float" office:value="-163.6125" calcext:value-type="float">
            <text:p>-163.6125</text:p>
          </table:table-cell>
          <table:table-cell office:value-type="float" office:value="-152.3004" calcext:value-type="float">
            <text:p>-152.3004</text:p>
          </table:table-cell>
          <table:table-cell table:number-columns-repeated="2"/>
          <table:table-cell office:value-type="float" office:value="61.5372" calcext:value-type="float">
            <text:p>61.5372</text:p>
          </table:table-cell>
          <table:table-cell office:value-type="float" office:value="313.5197" calcext:value-type="float">
            <text:p>313.5197</text:p>
          </table:table-cell>
          <table:table-cell office:value-type="float" office:value="279.4765" calcext:value-type="float">
            <text:p>279.4765</text:p>
          </table:table-cell>
          <table:table-cell/>
        </table:table-row>
        <table:table-row table:style-name="ro1">
          <table:table-cell office:value-type="float" office:value="670.2271" calcext:value-type="float">
            <text:p>670.2271</text:p>
          </table:table-cell>
          <table:table-cell office:value-type="float" office:value="171.6215" calcext:value-type="float">
            <text:p>171.6215</text:p>
          </table:table-cell>
          <table:table-cell office:value-type="float" office:value="317.1208" calcext:value-type="float">
            <text:p>317.1208</text:p>
          </table:table-cell>
          <table:table-cell table:number-columns-repeated="2"/>
          <table:table-cell office:value-type="float" office:value="294.8338" calcext:value-type="float">
            <text:p>294.8338</text:p>
          </table:table-cell>
          <table:table-cell office:value-type="float" office:value="-30.7845" calcext:value-type="float">
            <text:p>-30.7845</text:p>
          </table:table-cell>
          <table:table-cell office:value-type="float" office:value="-246.3841" calcext:value-type="float">
            <text:p>-246.3841</text:p>
          </table:table-cell>
          <table:table-cell table:number-columns-repeated="2"/>
          <table:table-cell office:value-type="float" office:value="245.7187" calcext:value-type="float">
            <text:p>245.7187</text:p>
          </table:table-cell>
          <table:table-cell office:value-type="float" office:value="364.2041" calcext:value-type="float">
            <text:p>364.2041</text:p>
          </table:table-cell>
          <table:table-cell office:value-type="float" office:value="106.4297" calcext:value-type="float">
            <text:p>106.4297</text:p>
          </table:table-cell>
          <table:table-cell/>
        </table:table-row>
        <table:table-row table:style-name="ro1">
          <table:table-cell office:value-type="float" office:value="642.3009" calcext:value-type="float">
            <text:p>642.3009</text:p>
          </table:table-cell>
          <table:table-cell office:value-type="float" office:value="245.1736" calcext:value-type="float">
            <text:p>245.1736</text:p>
          </table:table-cell>
          <table:table-cell office:value-type="float" office:value="327.2417" calcext:value-type="float">
            <text:p>327.2417</text:p>
          </table:table-cell>
          <table:table-cell table:number-columns-repeated="2"/>
          <table:table-cell office:value-type="float" office:value="135.2097" calcext:value-type="float">
            <text:p>135.2097</text:p>
          </table:table-cell>
          <table:table-cell office:value-type="float" office:value="40.8727" calcext:value-type="float">
            <text:p>40.8727</text:p>
          </table:table-cell>
          <table:table-cell office:value-type="float" office:value="-369.0289" calcext:value-type="float">
            <text:p>-369.0289</text:p>
          </table:table-cell>
          <table:table-cell table:number-columns-repeated="2"/>
          <table:table-cell office:value-type="float" office:value="331.6701" calcext:value-type="float">
            <text:p>331.6701</text:p>
          </table:table-cell>
          <table:table-cell office:value-type="float" office:value="299.5379" calcext:value-type="float">
            <text:p>299.5379</text:p>
          </table:table-cell>
          <table:table-cell office:value-type="float" office:value="-26.2954" calcext:value-type="float">
            <text:p>-26.2954</text:p>
          </table:table-cell>
          <table:table-cell/>
        </table:table-row>
        <table:table-row table:style-name="ro1">
          <table:table-cell office:value-type="float" office:value="588.1941" calcext:value-type="float">
            <text:p>588.1941</text:p>
          </table:table-cell>
          <table:table-cell office:value-type="float" office:value="334.4868" calcext:value-type="float">
            <text:p>334.4868</text:p>
          </table:table-cell>
          <table:table-cell office:value-type="float" office:value="339.0494" calcext:value-type="float">
            <text:p>339.0494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60.0978" calcext:value-type="float">
            <text:p>60.0978</text:p>
          </table:table-cell>
          <table:table-cell office:value-type="float" office:value="-417.7508" calcext:value-type="float">
            <text:p>-417.7508</text:p>
          </table:table-cell>
          <table:table-cell table:number-columns-repeated="2"/>
          <table:table-cell office:value-type="float" office:value="331.6701" calcext:value-type="float">
            <text:p>331.6701</text:p>
          </table:table-cell>
          <table:table-cell office:value-type="float" office:value="215.6464" calcext:value-type="float">
            <text:p>215.6464</text:p>
          </table:table-cell>
          <table:table-cell office:value-type="float" office:value="-184.2216" calcext:value-type="float">
            <text:p>-184.2216</text:p>
          </table:table-cell>
          <table:table-cell/>
        </table:table-row>
        <table:table-row table:style-name="ro1">
          <table:table-cell office:value-type="float" office:value="570.7402" calcext:value-type="float">
            <text:p>570.7402</text:p>
          </table:table-cell>
          <table:table-cell office:value-type="float" office:value="351.9992" calcext:value-type="float">
            <text:p>351.9992</text:p>
          </table:table-cell>
          <table:table-cell office:value-type="float" office:value="328.9285" calcext:value-type="float">
            <text:p>328.9285</text:p>
          </table:table-cell>
          <table:table-cell table:number-columns-repeated="2"/>
          <table:table-cell office:value-type="float" office:value="-238.4156" calcext:value-type="float">
            <text:p>-238.4156</text:p>
          </table:table-cell>
          <table:table-cell office:value-type="float" office:value="91.557" calcext:value-type="float">
            <text:p>91.557</text:p>
          </table:table-cell>
          <table:table-cell office:value-type="float" office:value="-333.7475" calcext:value-type="float">
            <text:p>-333.7475</text:p>
          </table:table-cell>
          <table:table-cell table:number-columns-repeated="2"/>
          <table:table-cell office:value-type="float" office:value="214.1447" calcext:value-type="float">
            <text:p>214.1447</text:p>
          </table:table-cell>
          <table:table-cell office:value-type="float" office:value="133.5027" calcext:value-type="float">
            <text:p>133.5027</text:p>
          </table:table-cell>
          <table:table-cell office:value-type="float" office:value="-347.1881" calcext:value-type="float">
            <text:p>-347.1881</text:p>
          </table:table-cell>
          <table:table-cell/>
        </table:table-row>
        <table:table-row table:style-name="ro1">
          <table:table-cell office:value-type="float" office:value="574.231" calcext:value-type="float">
            <text:p>574.231</text:p>
          </table:table-cell>
          <table:table-cell office:value-type="float" office:value="383.5215" calcext:value-type="float">
            <text:p>383.5215</text:p>
          </table:table-cell>
          <table:table-cell office:value-type="float" office:value="325.5549" calcext:value-type="float">
            <text:p>325.5549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93.3048" calcext:value-type="float">
            <text:p>93.3048</text:p>
          </table:table-cell>
          <table:table-cell office:value-type="float" office:value="-174.1412" calcext:value-type="float">
            <text:p>-174.1412</text:p>
          </table:table-cell>
          <table:table-cell table:number-columns-repeated="2"/>
          <table:table-cell office:value-type="float" office:value="-20.9059" calcext:value-type="float">
            <text:p>-20.9059</text:p>
          </table:table-cell>
          <table:table-cell office:value-type="float" office:value="91.557" calcext:value-type="float">
            <text:p>91.557</text:p>
          </table:table-cell>
          <table:table-cell office:value-type="float" office:value="-397.59" calcext:value-type="float">
            <text:p>-397.59</text:p>
          </table:table-cell>
          <table:table-cell/>
        </table:table-row>
        <table:table-row table:style-name="ro1">
          <table:table-cell office:value-type="float" office:value="411.9104" calcext:value-type="float">
            <text:p>411.9104</text:p>
          </table:table-cell>
          <table:table-cell office:value-type="float" office:value="532.377" calcext:value-type="float">
            <text:p>532.377</text:p>
          </table:table-cell>
          <table:table-cell office:value-type="float" office:value="242.9011" calcext:value-type="float">
            <text:p>242.9011</text:p>
          </table:table-cell>
          <table:table-cell table:number-columns-repeated="2"/>
          <table:table-cell office:value-type="float" office:value="-406.8101" calcext:value-type="float">
            <text:p>-406.8101</text:p>
          </table:table-cell>
          <table:table-cell office:value-type="float" office:value="70.5842" calcext:value-type="float">
            <text:p>70.5842</text:p>
          </table:table-cell>
          <table:table-cell office:value-type="float" office:value="15.7061" calcext:value-type="float">
            <text:p>15.7061</text:p>
          </table:table-cell>
          <table:table-cell table:number-columns-repeated="2"/>
          <table:table-cell office:value-type="float" office:value="-229.645" calcext:value-type="float">
            <text:p>-229.645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-308.5465" calcext:value-type="float">
            <text:p>-308.5465</text:p>
          </table:table-cell>
          <table:table-cell/>
        </table:table-row>
        <table:table-row table:style-name="ro1">
          <table:table-cell office:value-type="float" office:value="361.2943" calcext:value-type="float">
            <text:p>361.2943</text:p>
          </table:table-cell>
          <table:table-cell office:value-type="float" office:value="562.148" calcext:value-type="float">
            <text:p>562.148</text:p>
          </table:table-cell>
          <table:table-cell office:value-type="float" office:value="173.7417" calcext:value-type="float">
            <text:p>173.7417</text:p>
          </table:table-cell>
          <table:table-cell table:number-columns-repeated="2"/>
          <table:table-cell office:value-type="float" office:value="-406.8101" calcext:value-type="float">
            <text:p>-406.8101</text:p>
          </table:table-cell>
          <table:table-cell office:value-type="float" office:value="-9.8116" calcext:value-type="float">
            <text:p>-9.8116</text:p>
          </table:table-cell>
          <table:table-cell office:value-type="float" office:value="129.9506" calcext:value-type="float">
            <text:p>129.9506</text:p>
          </table:table-cell>
          <table:table-cell table:number-columns-repeated="2"/>
          <table:table-cell office:value-type="float" office:value="-354.1868" calcext:value-type="float">
            <text:p>-354.1868</text:p>
          </table:table-cell>
          <table:table-cell office:value-type="float" office:value="116.0254" calcext:value-type="float">
            <text:p>116.0254</text:p>
          </table:table-cell>
          <table:table-cell office:value-type="float" office:value="-38.0559" calcext:value-type="float">
            <text:p>-38.0559</text:p>
          </table:table-cell>
          <table:table-cell/>
        </table:table-row>
        <table:table-row table:style-name="ro1">
          <table:table-cell office:value-type="float" office:value="343.8404" calcext:value-type="float">
            <text:p>343.8404</text:p>
          </table:table-cell>
          <table:table-cell office:value-type="float" office:value="628.6951" calcext:value-type="float">
            <text:p>628.6951</text:p>
          </table:table-cell>
          <table:table-cell office:value-type="float" office:value="48.9175" calcext:value-type="float">
            <text:p>48.9175</text:p>
          </table:table-cell>
          <table:table-cell table:number-columns-repeated="2"/>
          <table:table-cell office:value-type="float" office:value="-343.6622" calcext:value-type="float">
            <text:p>-343.6622</text:p>
          </table:table-cell>
          <table:table-cell office:value-type="float" office:value="-58.7483" calcext:value-type="float">
            <text:p>-58.7483</text:p>
          </table:table-cell>
          <table:table-cell office:value-type="float" office:value="257.6356" calcext:value-type="float">
            <text:p>257.6356</text:p>
          </table:table-cell>
          <table:table-cell table:number-columns-repeated="2"/>
          <table:table-cell office:value-type="float" office:value="-269.9895" calcext:value-type="float">
            <text:p>-269.9895</text:p>
          </table:table-cell>
          <table:table-cell office:value-type="float" office:value="119.5208" calcext:value-type="float">
            <text:p>119.5208</text:p>
          </table:table-cell>
          <table:table-cell office:value-type="float" office:value="224.0343" calcext:value-type="float">
            <text:p>224.0343</text:p>
          </table:table-cell>
          <table:table-cell/>
        </table:table-row>
        <table:table-row table:style-name="ro1">
          <table:table-cell office:value-type="float" office:value="392.7112" calcext:value-type="float">
            <text:p>392.7112</text:p>
          </table:table-cell>
          <table:table-cell office:value-type="float" office:value="604.1777" calcext:value-type="float">
            <text:p>604.1777</text:p>
          </table:table-cell>
          <table:table-cell office:value-type="float" office:value="-264.8296" calcext:value-type="float">
            <text:p>-264.8296</text:p>
          </table:table-cell>
          <table:table-cell table:number-columns-repeated="2"/>
          <table:table-cell office:value-type="float" office:value="-259.4649" calcext:value-type="float">
            <text:p>-259.4649</text:p>
          </table:table-cell>
          <table:table-cell office:value-type="float" office:value="-97.1985" calcext:value-type="float">
            <text:p>-97.1985</text:p>
          </table:table-cell>
          <table:table-cell office:value-type="float" office:value="334.9186" calcext:value-type="float">
            <text:p>334.9186</text:p>
          </table:table-cell>
          <table:table-cell table:number-columns-repeated="2"/>
          <table:table-cell office:value-type="float" office:value="-77.0374" calcext:value-type="float">
            <text:p>-77.0374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358.4396" calcext:value-type="float">
            <text:p>358.4396</text:p>
          </table:table-cell>
          <table:table-cell/>
        </table:table-row>
        <table:table-row table:style-name="ro1">
          <table:table-cell office:value-type="float" office:value="469.508" calcext:value-type="float">
            <text:p>469.508</text:p>
          </table:table-cell>
          <table:table-cell office:value-type="float" office:value="593.6704" calcext:value-type="float">
            <text:p>593.6704</text:p>
          </table:table-cell>
          <table:table-cell office:value-type="float" office:value="-308.6867" calcext:value-type="float">
            <text:p>-308.6867</text:p>
          </table:table-cell>
          <table:table-cell table:number-columns-repeated="2"/>
          <table:table-cell office:value-type="float" office:value="-189.3005" calcext:value-type="float">
            <text:p>-189.3005</text:p>
          </table:table-cell>
          <table:table-cell office:value-type="float" office:value="-170.6035" calcext:value-type="float">
            <text:p>-170.6035</text:p>
          </table:table-cell>
          <table:table-cell office:value-type="float" office:value="348.3591" calcext:value-type="float">
            <text:p>348.3591</text:p>
          </table:table-cell>
          <table:table-cell table:number-columns-repeated="2"/>
          <table:table-cell office:value-type="float" office:value="122.931" calcext:value-type="float">
            <text:p>122.931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619.6109" calcext:value-type="float">
            <text:p>619.6109</text:p>
          </table:table-cell>
          <table:table-cell office:value-type="float" office:value="534.1282" calcext:value-type="float">
            <text:p>534.1282</text:p>
          </table:table-cell>
          <table:table-cell office:value-type="float" office:value="-345.7966" calcext:value-type="float">
            <text:p>-345.7966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-161.8648" calcext:value-type="float">
            <text:p>-161.8648</text:p>
          </table:table-cell>
          <table:table-cell office:value-type="float" office:value="350.0392" calcext:value-type="float">
            <text:p>350.0392</text:p>
          </table:table-cell>
          <table:table-cell table:number-columns-repeated="2"/>
          <table:table-cell office:value-type="float" office:value="294.8338" calcext:value-type="float">
            <text:p>294.8338</text:p>
          </table:table-cell>
          <table:table-cell office:value-type="float" office:value="74.0797" calcext:value-type="float">
            <text:p>74.0797</text:p>
          </table:table-cell>
          <table:table-cell office:value-type="float" office:value="291.2369" calcext:value-type="float">
            <text:p>291.2369</text:p>
          </table:table-cell>
          <table:table-cell/>
        </table:table-row>
        <table:table-row table:style-name="ro1">
          <table:table-cell office:value-type="float" office:value="738.297" calcext:value-type="float">
            <text:p>738.297</text:p>
          </table:table-cell>
          <table:table-cell office:value-type="float" office:value="446.5662" calcext:value-type="float">
            <text:p>446.5662</text:p>
          </table:table-cell>
          <table:table-cell office:value-type="float" office:value="-315.434" calcext:value-type="float">
            <text:p>-315.434</text:p>
          </table:table-cell>
          <table:table-cell table:number-columns-repeated="2"/>
          <table:table-cell office:value-type="float" office:value="-184.0382" calcext:value-type="float">
            <text:p>-184.0382</text:p>
          </table:table-cell>
          <table:table-cell office:value-type="float" office:value="-200.315" calcext:value-type="float">
            <text:p>-200.315</text:p>
          </table:table-cell>
          <table:table-cell office:value-type="float" office:value="333.2386" calcext:value-type="float">
            <text:p>333.2386</text:p>
          </table:table-cell>
          <table:table-cell table:number-columns-repeated="2"/>
          <table:table-cell office:value-type="float" office:value="364.9982" calcext:value-type="float">
            <text:p>364.9982</text:p>
          </table:table-cell>
          <table:table-cell office:value-type="float" office:value="102.0435" calcext:value-type="float">
            <text:p>102.0435</text:p>
          </table:table-cell>
          <table:table-cell office:value-type="float" office:value="200.5133" calcext:value-type="float">
            <text:p>200.5133</text:p>
          </table:table-cell>
          <table:table-cell/>
        </table:table-row>
        <table:table-row table:style-name="ro1">
          <table:table-cell office:value-type="float" office:value="837.7838" calcext:value-type="float">
            <text:p>837.7838</text:p>
          </table:table-cell>
          <table:table-cell office:value-type="float" office:value="381.7703" calcext:value-type="float">
            <text:p>381.7703</text:p>
          </table:table-cell>
          <table:table-cell office:value-type="float" office:value="-246.2747" calcext:value-type="float">
            <text:p>-246.2747</text:p>
          </table:table-cell>
          <table:table-cell table:number-columns-repeated="2"/>
          <table:table-cell office:value-type="float" office:value="-47.2176" calcext:value-type="float">
            <text:p>-47.2176</text:p>
          </table:table-cell>
          <table:table-cell office:value-type="float" office:value="-175.8467" calcext:value-type="float">
            <text:p>-175.8467</text:p>
          </table:table-cell>
          <table:table-cell office:value-type="float" office:value="360.1196" calcext:value-type="float">
            <text:p>360.1196</text:p>
          </table:table-cell>
          <table:table-cell table:number-columns-repeated="2"/>
          <table:table-cell office:value-type="float" office:value="429.9003" calcext:value-type="float">
            <text:p>429.9003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138.3509" calcext:value-type="float">
            <text:p>138.3509</text:p>
          </table:table-cell>
          <table:table-cell/>
        </table:table-row>
        <table:table-row table:style-name="ro1">
          <table:table-cell office:value-type="float" office:value="843.02" calcext:value-type="float">
            <text:p>843.02</text:p>
          </table:table-cell>
          <table:table-cell office:value-type="float" office:value="341.4918" calcext:value-type="float">
            <text:p>341.4918</text:p>
          </table:table-cell>
          <table:table-cell office:value-type="float" office:value="-234.467" calcext:value-type="float">
            <text:p>-234.467</text:p>
          </table:table-cell>
          <table:table-cell table:number-columns-repeated="2"/>
          <table:table-cell office:value-type="float" office:value="154.505" calcext:value-type="float">
            <text:p>154.505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338.2788" calcext:value-type="float">
            <text:p>338.2788</text:p>
          </table:table-cell>
          <table:table-cell table:number-columns-repeated="2"/>
          <table:table-cell office:value-type="float" office:value="319.3913" calcext:value-type="float">
            <text:p>319.3913</text:p>
          </table:table-cell>
          <table:table-cell office:value-type="float" office:value="-111.1804" calcext:value-type="float">
            <text:p>-111.1804</text:p>
          </table:table-cell>
          <table:table-cell office:value-type="float" office:value="190.433" calcext:value-type="float">
            <text:p>190.433</text:p>
          </table:table-cell>
          <table:table-cell/>
        </table:table-row>
        <table:table-row table:style-name="ro1">
          <table:table-cell office:value-type="float" office:value="877.9277" calcext:value-type="float">
            <text:p>877.9277</text:p>
          </table:table-cell>
          <table:table-cell office:value-type="float" office:value="299.462" calcext:value-type="float">
            <text:p>299.462</text:p>
          </table:table-cell>
          <table:table-cell office:value-type="float" office:value="-156.8736" calcext:value-type="float">
            <text:p>-156.8736</text:p>
          </table:table-cell>
          <table:table-cell table:number-columns-repeated="2"/>
          <table:table-cell office:value-type="float" office:value="235.1941" calcext:value-type="float">
            <text:p>235.1941</text:p>
          </table:table-cell>
          <table:table-cell office:value-type="float" office:value="-6.3161" calcext:value-type="float">
            <text:p>-6.3161</text:p>
          </table:table-cell>
          <table:table-cell office:value-type="float" office:value="308.0376" calcext:value-type="float">
            <text:p>308.0376</text:p>
          </table:table-cell>
          <table:table-cell table:number-columns-repeated="2"/>
          <table:table-cell office:value-type="float" office:value="101.8816" calcext:value-type="float">
            <text:p>101.8816</text:p>
          </table:table-cell>
          <table:table-cell office:value-type="float" office:value="-202.0628" calcext:value-type="float">
            <text:p>-202.0628</text:p>
          </table:table-cell>
          <table:table-cell office:value-type="float" office:value="318.118" calcext:value-type="float">
            <text:p>318.118</text:p>
          </table:table-cell>
          <table:table-cell/>
        </table:table-row>
        <table:table-row table:style-name="ro1">
          <table:table-cell office:value-type="float" office:value="886.6546" calcext:value-type="float">
            <text:p>886.6546</text:p>
          </table:table-cell>
          <table:table-cell office:value-type="float" office:value="245.1736" calcext:value-type="float">
            <text:p>245.1736</text:p>
          </table:table-cell>
          <table:table-cell office:value-type="float" office:value="13.4945" calcext:value-type="float">
            <text:p>13.4945</text:p>
          </table:table-cell>
          <table:table-cell table:number-columns-repeated="2"/>
          <table:table-cell office:value-type="float" office:value="272.0303" calcext:value-type="float">
            <text:p>272.0303</text:p>
          </table:table-cell>
          <table:table-cell office:value-type="float" office:value="9.4134" calcext:value-type="float">
            <text:p>9.4134</text:p>
          </table:table-cell>
          <table:table-cell office:value-type="float" office:value="249.2353" calcext:value-type="float">
            <text:p>249.2353</text:p>
          </table:table-cell>
          <table:table-cell table:number-columns-repeated="2"/>
          <table:table-cell office:value-type="float" office:value="-59.4963" calcext:value-type="float">
            <text:p>-59.4963</text:p>
          </table:table-cell>
          <table:table-cell office:value-type="float" office:value="-41.2709" calcext:value-type="float">
            <text:p>-41.2709</text:p>
          </table:table-cell>
          <table:table-cell office:value-type="float" office:value="368.5199" calcext:value-type="float">
            <text:p>368.5199</text:p>
          </table:table-cell>
          <table:table-cell/>
        </table:table-row>
        <table:table-row table:style-name="ro1">
          <table:table-cell office:value-type="float" office:value="844.7654" calcext:value-type="float">
            <text:p>844.7654</text:p>
          </table:table-cell>
          <table:table-cell office:value-type="float" office:value="206.6463" calcext:value-type="float">
            <text:p>206.6463</text:p>
          </table:table-cell>
          <table:table-cell office:value-type="float" office:value="138.3186" calcext:value-type="float">
            <text:p>138.3186</text:p>
          </table:table-cell>
          <table:table-cell table:number-columns-repeated="2"/>
          <table:table-cell office:value-type="float" office:value="312.3749" calcext:value-type="float">
            <text:p>312.3749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213.9539" calcext:value-type="float">
            <text:p>213.9539</text:p>
          </table:table-cell>
          <table:table-cell table:number-columns-repeated="2"/>
          <table:table-cell office:value-type="float" office:value="-54.234" calcext:value-type="float">
            <text:p>-54.234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336.5987" calcext:value-type="float">
            <text:p>336.5987</text:p>
          </table:table-cell>
          <table:table-cell/>
        </table:table-row>
        <table:table-row table:style-name="ro1">
          <table:table-cell office:value-type="float" office:value="839.5292" calcext:value-type="float">
            <text:p>839.5292</text:p>
          </table:table-cell>
          <table:table-cell office:value-type="float" office:value="155.8603" calcext:value-type="float">
            <text:p>155.8603</text:p>
          </table:table-cell>
          <table:table-cell office:value-type="float" office:value="166.9945" calcext:value-type="float">
            <text:p>166.9945</text:p>
          </table:table-cell>
          <table:table-cell table:number-columns-repeated="2"/>
          <table:table-cell office:value-type="float" office:value="284.3091" calcext:value-type="float">
            <text:p>284.3091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247.5552" calcext:value-type="float">
            <text:p>247.5552</text:p>
          </table:table-cell>
          <table:table-cell table:number-columns-repeated="2"/>
          <table:table-cell office:value-type="float" office:value="163.2755" calcext:value-type="float">
            <text:p>163.2755</text:p>
          </table:table-cell>
          <table:table-cell office:value-type="float" office:value="362.4564" calcext:value-type="float">
            <text:p>362.4564</text:p>
          </table:table-cell>
          <table:table-cell office:value-type="float" office:value="182.0326" calcext:value-type="float">
            <text:p>182.0326</text:p>
          </table:table-cell>
          <table:table-cell/>
        </table:table-row>
        <table:table-row table:style-name="ro1">
          <table:table-cell office:value-type="float" office:value="694.6624" calcext:value-type="float">
            <text:p>694.6624</text:p>
          </table:table-cell>
          <table:table-cell office:value-type="float" office:value="227.6612" calcext:value-type="float">
            <text:p>227.6612</text:p>
          </table:table-cell>
          <table:table-cell office:value-type="float" office:value="323.8681" calcext:value-type="float">
            <text:p>323.8681</text:p>
          </table:table-cell>
          <table:table-cell table:number-columns-repeated="2"/>
          <table:table-cell office:value-type="float" office:value="94.8652" calcext:value-type="float">
            <text:p>94.8652</text:p>
          </table:table-cell>
          <table:table-cell office:value-type="float" office:value="-62.2438" calcext:value-type="float">
            <text:p>-62.2438</text:p>
          </table:table-cell>
          <table:table-cell office:value-type="float" office:value="378.6004" calcext:value-type="float">
            <text:p>378.6004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292.5469" calcext:value-type="float">
            <text:p>292.5469</text:p>
          </table:table-cell>
          <table:table-cell office:value-type="float" office:value="61.0679" calcext:value-type="float">
            <text:p>61.0679</text:p>
          </table:table-cell>
          <table:table-cell/>
        </table:table-row>
        <table:table-row table:style-name="ro1">
          <table:table-cell office:value-type="float" office:value="663.2455" calcext:value-type="float">
            <text:p>663.2455</text:p>
          </table:table-cell>
          <table:table-cell office:value-type="float" office:value="269.6909" calcext:value-type="float">
            <text:p>269.6909</text:p>
          </table:table-cell>
          <table:table-cell office:value-type="float" office:value="317.1208" calcext:value-type="float">
            <text:p>317.1208</text:p>
          </table:table-cell>
          <table:table-cell table:number-columns-repeated="2"/>
          <table:table-cell office:value-type="float" office:value="-227.8909" calcext:value-type="float">
            <text:p>-227.8909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311.3977" calcext:value-type="float">
            <text:p>311.3977</text:p>
          </table:table-cell>
          <table:table-cell table:number-columns-repeated="2"/>
          <table:table-cell office:value-type="float" office:value="389.5557" calcext:value-type="float">
            <text:p>389.5557</text:p>
          </table:table-cell>
          <table:table-cell office:value-type="float" office:value="210.4032" calcext:value-type="float">
            <text:p>210.4032</text:p>
          </table:table-cell>
          <table:table-cell office:value-type="float" office:value="-44.7762" calcext:value-type="float">
            <text:p>-44.7762</text:p>
          </table:table-cell>
          <table:table-cell/>
        </table:table-row>
        <table:table-row table:style-name="ro1">
          <table:table-cell office:value-type="float" office:value="705.1347" calcext:value-type="float">
            <text:p>705.1347</text:p>
          </table:table-cell>
          <table:table-cell office:value-type="float" office:value="280.1984" calcext:value-type="float">
            <text:p>280.1984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-384.0067" calcext:value-type="float">
            <text:p>-384.0067</text:p>
          </table:table-cell>
          <table:table-cell office:value-type="float" office:value="-161.8648" calcext:value-type="float">
            <text:p>-161.8648</text:p>
          </table:table-cell>
          <table:table-cell office:value-type="float" office:value="81.2287" calcext:value-type="float">
            <text:p>81.2287</text:p>
          </table:table-cell>
          <table:table-cell table:number-columns-repeated="2"/>
          <table:table-cell office:value-type="float" office:value="366.7523" calcext:value-type="float">
            <text:p>366.7523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-207.7426" calcext:value-type="float">
            <text:p>-207.7426</text:p>
          </table:table-cell>
          <table:table-cell/>
        </table:table-row>
        <table:table-row table:style-name="ro1">
          <table:table-cell office:value-type="float" office:value="663.2455" calcext:value-type="float">
            <text:p>663.2455</text:p>
          </table:table-cell>
          <table:table-cell office:value-type="float" office:value="325.7306" calcext:value-type="float">
            <text:p>325.7306</text:p>
          </table:table-cell>
          <table:table-cell office:value-type="float" office:value="337.3626" calcext:value-type="float">
            <text:p>337.3626</text:p>
          </table:table-cell>
          <table:table-cell table:number-columns-repeated="2"/>
          <table:table-cell office:value-type="float" office:value="-419.0889" calcext:value-type="float">
            <text:p>-419.0889</text:p>
          </table:table-cell>
          <table:table-cell office:value-type="float" office:value="-53.5051" calcext:value-type="float">
            <text:p>-53.5051</text:p>
          </table:table-cell>
          <table:table-cell office:value-type="float" office:value="-43.0961" calcext:value-type="float">
            <text:p>-43.0961</text:p>
          </table:table-cell>
          <table:table-cell table:number-columns-repeated="2"/>
          <table:table-cell office:value-type="float" office:value="219.407" calcext:value-type="float">
            <text:p>219.407</text:p>
          </table:table-cell>
          <table:table-cell office:value-type="float" office:value="23.3953" calcext:value-type="float">
            <text:p>23.3953</text:p>
          </table:table-cell>
          <table:table-cell office:value-type="float" office:value="-358.9485" calcext:value-type="float">
            <text:p>-358.9485</text:p>
          </table:table-cell>
          <table:table-cell/>
        </table:table-row>
        <table:table-row table:style-name="ro1">
          <table:table-cell office:value-type="float" office:value="570.7402" calcext:value-type="float">
            <text:p>570.7402</text:p>
          </table:table-cell>
          <table:table-cell office:value-type="float" office:value="320.4769" calcext:value-type="float">
            <text:p>320.4769</text:p>
          </table:table-cell>
          <table:table-cell office:value-type="float" office:value="339.0494" calcext:value-type="float">
            <text:p>339.0494</text:p>
          </table:table-cell>
          <table:table-cell table:number-columns-repeated="2"/>
          <table:table-cell office:value-type="float" office:value="-391.0231" calcext:value-type="float">
            <text:p>-391.0231</text:p>
          </table:table-cell>
          <table:table-cell office:value-type="float" office:value="40.8727" calcext:value-type="float">
            <text:p>40.8727</text:p>
          </table:table-cell>
          <table:table-cell office:value-type="float" office:value="-164.0609" calcext:value-type="float">
            <text:p>-164.0609</text:p>
          </table:table-cell>
          <table:table-cell table:number-columns-repeated="2"/>
          <table:table-cell office:value-type="float" office:value="-45.4635" calcext:value-type="float">
            <text:p>-45.4635</text:p>
          </table:table-cell>
          <table:table-cell office:value-type="float" office:value="-72.7302" calcext:value-type="float">
            <text:p>-72.7302</text:p>
          </table:table-cell>
          <table:table-cell office:value-type="float" office:value="-394.2299" calcext:value-type="float">
            <text:p>-394.2299</text:p>
          </table:table-cell>
          <table:table-cell/>
        </table:table-row>
        <table:table-row table:style-name="ro1">
          <table:table-cell office:value-type="float" office:value="488.7072" calcext:value-type="float">
            <text:p>488.7072</text:p>
          </table:table-cell>
          <table:table-cell office:value-type="float" office:value="367.7604" calcext:value-type="float">
            <text:p>367.7604</text:p>
          </table:table-cell>
          <table:table-cell office:value-type="float" office:value="337.3626" calcext:value-type="float">
            <text:p>337.3626</text:p>
          </table:table-cell>
          <table:table-cell table:number-columns-repeated="2"/>
          <table:table-cell office:value-type="float" office:value="-313.8423" calcext:value-type="float">
            <text:p>-313.8423</text:p>
          </table:table-cell>
          <table:table-cell office:value-type="float" office:value="159.7188" calcext:value-type="float">
            <text:p>159.7188</text:p>
          </table:table-cell>
          <table:table-cell office:value-type="float" office:value="-254.7844" calcext:value-type="float">
            <text:p>-254.7844</text:p>
          </table:table-cell>
          <table:table-cell table:number-columns-repeated="2"/>
          <table:table-cell office:value-type="float" office:value="-266.4813" calcext:value-type="float">
            <text:p>-266.4813</text:p>
          </table:table-cell>
          <table:table-cell office:value-type="float" office:value="-139.1442" calcext:value-type="float">
            <text:p>-139.1442</text:p>
          </table:table-cell>
          <table:table-cell office:value-type="float" office:value="-229.5834" calcext:value-type="float">
            <text:p>-229.5834</text:p>
          </table:table-cell>
          <table:table-cell/>
        </table:table-row>
        <table:table-row table:style-name="ro1">
          <table:table-cell office:value-type="float" office:value="408.4196" calcext:value-type="float">
            <text:p>408.4196</text:p>
          </table:table-cell>
          <table:table-cell office:value-type="float" office:value="381.7703" calcext:value-type="float">
            <text:p>381.7703</text:p>
          </table:table-cell>
          <table:table-cell office:value-type="float" office:value="323.8681" calcext:value-type="float">
            <text:p>323.8681</text:p>
          </table:table-cell>
          <table:table-cell table:number-columns-repeated="2"/>
          <table:table-cell office:value-type="float" office:value="-177.0217" calcext:value-type="float">
            <text:p>-177.0217</text:p>
          </table:table-cell>
          <table:table-cell office:value-type="float" office:value="205.16" calcext:value-type="float">
            <text:p>205.16</text:p>
          </table:table-cell>
          <table:table-cell office:value-type="float" office:value="-308.5465" calcext:value-type="float">
            <text:p>-308.5465</text:p>
          </table:table-cell>
          <table:table-cell table:number-columns-repeated="2"/>
          <table:table-cell office:value-type="float" office:value="-366.4656" calcext:value-type="float">
            <text:p>-366.4656</text:p>
          </table:table-cell>
          <table:table-cell office:value-type="float" office:value="-39.5232" calcext:value-type="float">
            <text:p>-39.5232</text:p>
          </table:table-cell>
          <table:table-cell office:value-type="float" office:value="14.026" calcext:value-type="float">
            <text:p>14.026</text:p>
          </table:table-cell>
          <table:table-cell/>
        </table:table-row>
        <table:table-row table:style-name="ro1">
          <table:table-cell office:value-type="float" office:value="218.1728" calcext:value-type="float">
            <text:p>218.1728</text:p>
          </table:table-cell>
          <table:table-cell office:value-type="float" office:value="443.0637" calcext:value-type="float">
            <text:p>443.0637</text:p>
          </table:table-cell>
          <table:table-cell office:value-type="float" office:value="163.6208" calcext:value-type="float">
            <text:p>163.6208</text:p>
          </table:table-cell>
          <table:table-cell table:number-columns-repeated="2"/>
          <table:table-cell office:value-type="float" office:value="19.4385" calcext:value-type="float">
            <text:p>19.4385</text:p>
          </table:table-cell>
          <table:table-cell office:value-type="float" office:value="261.0876" calcext:value-type="float">
            <text:p>261.0876</text:p>
          </table:table-cell>
          <table:table-cell office:value-type="float" office:value="-281.6654" calcext:value-type="float">
            <text:p>-281.6654</text:p>
          </table:table-cell>
          <table:table-cell table:number-columns-repeated="2"/>
          <table:table-cell office:value-type="float" office:value="-294.5471" calcext:value-type="float">
            <text:p>-294.5471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227.3944" calcext:value-type="float">
            <text:p>227.3944</text:p>
          </table:table-cell>
          <table:table-cell/>
        </table:table-row>
        <table:table-row table:style-name="ro1">
          <table:table-cell office:value-type="float" office:value="134.3945" calcext:value-type="float">
            <text:p>134.3945</text:p>
          </table:table-cell>
          <table:table-cell office:value-type="float" office:value="422.0488" calcext:value-type="float">
            <text:p>422.0488</text:p>
          </table:table-cell>
          <table:table-cell office:value-type="float" office:value="-69.1593" calcext:value-type="float">
            <text:p>-69.1593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292.5469" calcext:value-type="float">
            <text:p>292.5469</text:p>
          </table:table-cell>
          <table:table-cell office:value-type="float" office:value="-167.421" calcext:value-type="float">
            <text:p>-167.421</text:p>
          </table:table-cell>
          <table:table-cell table:number-columns-repeated="2"/>
          <table:table-cell office:value-type="float" office:value="-99.8409" calcext:value-type="float">
            <text:p>-99.8409</text:p>
          </table:table-cell>
          <table:table-cell office:value-type="float" office:value="212.151" calcext:value-type="float">
            <text:p>212.151</text:p>
          </table:table-cell>
          <table:table-cell office:value-type="float" office:value="319.798" calcext:value-type="float">
            <text:p>319.798</text:p>
          </table:table-cell>
          <table:table-cell/>
        </table:table-row>
        <table:table-row table:style-name="ro1">
          <table:table-cell office:value-type="float" office:value="134.3945" calcext:value-type="float">
            <text:p>134.3945</text:p>
          </table:table-cell>
          <table:table-cell office:value-type="float" office:value="341.4918" calcext:value-type="float">
            <text:p>341.4918</text:p>
          </table:table-cell>
          <table:table-cell office:value-type="float" office:value="-123.1373" calcext:value-type="float">
            <text:p>-123.1373</text:p>
          </table:table-cell>
          <table:table-cell table:number-columns-repeated="2"/>
          <table:table-cell office:value-type="float" office:value="170.2919" calcext:value-type="float">
            <text:p>170.2919</text:p>
          </table:table-cell>
          <table:table-cell office:value-type="float" office:value="240.1148" calcext:value-type="float">
            <text:p>240.1148</text:p>
          </table:table-cell>
          <table:table-cell office:value-type="float" office:value="-241.3439" calcext:value-type="float">
            <text:p>-241.3439</text:p>
          </table:table-cell>
          <table:table-cell table:number-columns-repeated="2"/>
          <table:table-cell office:value-type="float" office:value="77.3242" calcext:value-type="float">
            <text:p>77.3242</text:p>
          </table:table-cell>
          <table:table-cell office:value-type="float" office:value="248.8535" calcext:value-type="float">
            <text:p>248.8535</text:p>
          </table:table-cell>
          <table:table-cell office:value-type="float" office:value="321.4781" calcext:value-type="float">
            <text:p>321.4781</text:p>
          </table:table-cell>
          <table:table-cell/>
        </table:table-row>
        <table:table-row table:style-name="ro1">
          <table:table-cell office:value-type="float" office:value="116.9406" calcext:value-type="float">
            <text:p>116.9406</text:p>
          </table:table-cell>
          <table:table-cell office:value-type="float" office:value="271.4422" calcext:value-type="float">
            <text:p>271.4422</text:p>
          </table:table-cell>
          <table:table-cell office:value-type="float" office:value="-133.2582" calcext:value-type="float">
            <text:p>-133.2582</text:p>
          </table:table-cell>
          <table:table-cell table:number-columns-repeated="2"/>
          <table:table-cell office:value-type="float" office:value="217.6529" calcext:value-type="float">
            <text:p>217.6529</text:p>
          </table:table-cell>
          <table:table-cell office:value-type="float" office:value="203.4123" calcext:value-type="float">
            <text:p>203.4123</text:p>
          </table:table-cell>
          <table:table-cell office:value-type="float" office:value="-226.2233" calcext:value-type="float">
            <text:p>-226.2233</text:p>
          </table:table-cell>
          <table:table-cell table:number-columns-repeated="2"/>
          <table:table-cell office:value-type="float" office:value="238.7022" calcext:value-type="float">
            <text:p>238.7022</text:p>
          </table:table-cell>
          <table:table-cell office:value-type="float" office:value="259.3399" calcext:value-type="float">
            <text:p>259.3399</text:p>
          </table:table-cell>
          <table:table-cell office:value-type="float" office:value="254.2755" calcext:value-type="float">
            <text:p>254.2755</text:p>
          </table:table-cell>
          <table:table-cell/>
        </table:table-row>
        <table:table-row table:style-name="ro1">
          <table:table-cell office:value-type="float" office:value="209.4459" calcext:value-type="float">
            <text:p>209.4459</text:p>
          </table:table-cell>
          <table:table-cell office:value-type="float" office:value="178.6264" calcext:value-type="float">
            <text:p>178.6264</text:p>
          </table:table-cell>
          <table:table-cell office:value-type="float" office:value="-323.8681" calcext:value-type="float">
            <text:p>-323.8681</text:p>
          </table:table-cell>
          <table:table-cell table:number-columns-repeated="2"/>
          <table:table-cell office:value-type="float" office:value="317.6372" calcext:value-type="float">
            <text:p>317.6372</text:p>
          </table:table-cell>
          <table:table-cell office:value-type="float" office:value="163.2143" calcext:value-type="float">
            <text:p>163.2143</text:p>
          </table:table-cell>
          <table:table-cell office:value-type="float" office:value="-90.138" calcext:value-type="float">
            <text:p>-90.138</text:p>
          </table:table-cell>
          <table:table-cell table:number-columns-repeated="2"/>
          <table:table-cell office:value-type="float" office:value="342.1948" calcext:value-type="float">
            <text:p>342.1948</text:p>
          </table:table-cell>
          <table:table-cell office:value-type="float" office:value="226.1328" calcext:value-type="float">
            <text:p>226.1328</text:p>
          </table:table-cell>
          <table:table-cell office:value-type="float" office:value="148.4313" calcext:value-type="float">
            <text:p>148.4313</text:p>
          </table:table-cell>
          <table:table-cell/>
        </table:table-row>
        <table:table-row table:style-name="ro1">
          <table:table-cell office:value-type="float" office:value="408.4196" calcext:value-type="float">
            <text:p>408.4196</text:p>
          </table:table-cell>
          <table:table-cell office:value-type="float" office:value="59.5421" calcext:value-type="float">
            <text:p>59.5421</text:p>
          </table:table-cell>
          <table:table-cell office:value-type="float" office:value="-377.8461" calcext:value-type="float">
            <text:p>-377.8461</text:p>
          </table:table-cell>
          <table:table-cell table:number-columns-repeated="2"/>
          <table:table-cell office:value-type="float" office:value="296.5879" calcext:value-type="float">
            <text:p>296.5879</text:p>
          </table:table-cell>
          <table:table-cell office:value-type="float" office:value="170.2052" calcext:value-type="float">
            <text:p>170.2052</text:p>
          </table:table-cell>
          <table:table-cell office:value-type="float" office:value="104.7496" calcext:value-type="float">
            <text:p>104.7496</text:p>
          </table:table-cell>
          <table:table-cell table:number-columns-repeated="2"/>
          <table:table-cell office:value-type="float" office:value="380.7851" calcext:value-type="float">
            <text:p>380.7851</text:p>
          </table:table-cell>
          <table:table-cell office:value-type="float" office:value="198.169" calcext:value-type="float">
            <text:p>198.169</text:p>
          </table:table-cell>
          <table:table-cell office:value-type="float" office:value="3.9456" calcext:value-type="float">
            <text:p>3.9456</text:p>
          </table:table-cell>
          <table:table-cell/>
        </table:table-row>
        <table:table-row table:style-name="ro1">
          <table:table-cell office:value-type="float" office:value="476.4895" calcext:value-type="float">
            <text:p>476.4895</text:p>
          </table:table-cell>
          <table:table-cell office:value-type="float" office:value="8.7562" calcext:value-type="float">
            <text:p>8.7562</text:p>
          </table:table-cell>
          <table:table-cell office:value-type="float" office:value="-355.9175" calcext:value-type="float">
            <text:p>-355.9175</text:p>
          </table:table-cell>
          <table:table-cell table:number-columns-repeated="2"/>
          <table:table-cell office:value-type="float" office:value="231.6858" calcext:value-type="float">
            <text:p>231.6858</text:p>
          </table:table-cell>
          <table:table-cell office:value-type="float" office:value="161.4666" calcext:value-type="float">
            <text:p>161.4666</text:p>
          </table:table-cell>
          <table:table-cell office:value-type="float" office:value="240.8349" calcext:value-type="float">
            <text:p>240.8349</text:p>
          </table:table-cell>
          <table:table-cell table:number-columns-repeated="2"/>
          <table:table-cell office:value-type="float" office:value="401.8345" calcext:value-type="float">
            <text:p>401.8345</text:p>
          </table:table-cell>
          <table:table-cell office:value-type="float" office:value="173.7007" calcext:value-type="float">
            <text:p>173.7007</text:p>
          </table:table-cell>
          <table:table-cell office:value-type="float" office:value="-93.4981" calcext:value-type="float">
            <text:p>-93.4981</text:p>
          </table:table-cell>
          <table:table-cell/>
        </table:table-row>
        <table:table-row table:style-name="ro1">
          <table:table-cell office:value-type="float" office:value="513.1426" calcext:value-type="float">
            <text:p>513.1426</text:p>
          </table:table-cell>
          <table:table-cell office:value-type="float" office:value="-28.0198" calcext:value-type="float">
            <text:p>-28.0198</text:p>
          </table:table-cell>
          <table:table-cell office:value-type="float" office:value="-347.4835" calcext:value-type="float">
            <text:p>-347.4835</text:p>
          </table:table-cell>
          <table:table-cell table:number-columns-repeated="2"/>
          <table:table-cell office:value-type="float" office:value="129.9474" calcext:value-type="float">
            <text:p>129.9474</text:p>
          </table:table-cell>
          <table:table-cell office:value-type="float" office:value="119.5208" calcext:value-type="float">
            <text:p>119.5208</text:p>
          </table:table-cell>
          <table:table-cell office:value-type="float" office:value="331.5585" calcext:value-type="float">
            <text:p>331.5585</text:p>
          </table:table-cell>
          <table:table-cell table:number-columns-repeated="2"/>
          <table:table-cell office:value-type="float" office:value="400.0804" calcext:value-type="float">
            <text:p>400.0804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-162.3808" calcext:value-type="float">
            <text:p>-162.3808</text:p>
          </table:table-cell>
          <table:table-cell/>
        </table:table-row>
        <table:table-row table:style-name="ro1">
          <table:table-cell office:value-type="float" office:value="610.884" calcext:value-type="float">
            <text:p>610.884</text:p>
          </table:table-cell>
          <table:table-cell office:value-type="float" office:value="-70.0496" calcext:value-type="float">
            <text:p>-70.0496</text:p>
          </table:table-cell>
          <table:table-cell office:value-type="float" office:value="-246.2747" calcext:value-type="float">
            <text:p>-246.2747</text:p>
          </table:table-cell>
          <table:table-cell table:number-columns-repeated="2"/>
          <table:table-cell office:value-type="float" office:value="28.2091" calcext:value-type="float">
            <text:p>28.2091</text:p>
          </table:table-cell>
          <table:table-cell office:value-type="float" office:value="91.557" calcext:value-type="float">
            <text:p>91.557</text:p>
          </table:table-cell>
          <table:table-cell office:value-type="float" office:value="385.3206" calcext:value-type="float">
            <text:p>385.3206</text:p>
          </table:table-cell>
          <table:table-cell table:number-columns-repeated="2"/>
          <table:table-cell office:value-type="float" office:value="307.1125" calcext:value-type="float">
            <text:p>307.1125</text:p>
          </table:table-cell>
          <table:table-cell office:value-type="float" office:value="-249.2517" calcext:value-type="float">
            <text:p>-249.2517</text:p>
          </table:table-cell>
          <table:table-cell office:value-type="float" office:value="20.7463" calcext:value-type="float">
            <text:p>20.7463</text:p>
          </table:table-cell>
          <table:table-cell/>
        </table:table-row>
        <table:table-row table:style-name="ro1">
          <table:table-cell office:value-type="float" office:value="666.7363" calcext:value-type="float">
            <text:p>666.7363</text:p>
          </table:table-cell>
          <table:table-cell office:value-type="float" office:value="-70.0496" calcext:value-type="float">
            <text:p>-70.0496</text:p>
          </table:table-cell>
          <table:table-cell office:value-type="float" office:value="-209.1648" calcext:value-type="float">
            <text:p>-209.1648</text:p>
          </table:table-cell>
          <table:table-cell table:number-columns-repeated="2"/>
          <table:table-cell office:value-type="float" office:value="-17.3977" calcext:value-type="float">
            <text:p>-17.3977</text:p>
          </table:table-cell>
          <table:table-cell office:value-type="float" office:value="112.5299" calcext:value-type="float">
            <text:p>112.5299</text:p>
          </table:table-cell>
          <table:table-cell office:value-type="float" office:value="351.7193" calcext:value-type="float">
            <text:p>351.7193</text:p>
          </table:table-cell>
          <table:table-cell table:number-columns-repeated="2"/>
          <table:table-cell office:value-type="float" office:value="131.7015" calcext:value-type="float">
            <text:p>131.7015</text:p>
          </table:table-cell>
          <table:table-cell office:value-type="float" office:value="-259.7381" calcext:value-type="float">
            <text:p>-259.7381</text:p>
          </table:table-cell>
          <table:table-cell office:value-type="float" office:value="269.3961" calcext:value-type="float">
            <text:p>269.3961</text:p>
          </table:table-cell>
          <table:table-cell/>
        </table:table-row>
        <table:table-row table:style-name="ro1">
          <table:table-cell office:value-type="float" office:value="694.6624" calcext:value-type="float">
            <text:p>694.6624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-192.2967" calcext:value-type="float">
            <text:p>-192.2967</text:p>
          </table:table-cell>
          <table:table-cell table:number-columns-repeated="2"/>
          <table:table-cell office:value-type="float" office:value="14.1762" calcext:value-type="float">
            <text:p>14.1762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351.7193" calcext:value-type="float">
            <text:p>351.7193</text:p>
          </table:table-cell>
          <table:table-cell table:number-columns-repeated="2"/>
          <table:table-cell office:value-type="float" office:value="33.4714" calcext:value-type="float">
            <text:p>33.4714</text:p>
          </table:table-cell>
          <table:table-cell office:value-type="float" office:value="-50.0096" calcext:value-type="float">
            <text:p>-50.0096</text:p>
          </table:table-cell>
          <table:table-cell office:value-type="float" office:value="397.0811" calcext:value-type="float">
            <text:p>397.0811</text:p>
          </table:table-cell>
          <table:table-cell/>
        </table:table-row>
        <table:table-row table:style-name="ro1">
          <table:table-cell office:value-type="float" office:value="747.0239" calcext:value-type="float">
            <text:p>747.0239</text:p>
          </table:table-cell>
          <table:table-cell office:value-type="float" office:value="-84.0595" calcext:value-type="float">
            <text:p>-84.0595</text:p>
          </table:table-cell>
          <table:table-cell office:value-type="float" office:value="-84.3406" calcext:value-type="float">
            <text:p>-84.3406</text:p>
          </table:table-cell>
          <table:table-cell table:number-columns-repeated="2"/>
          <table:table-cell office:value-type="float" office:value="33.4714" calcext:value-type="float">
            <text:p>33.4714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376.9203" calcext:value-type="float">
            <text:p>376.9203</text:p>
          </table:table-cell>
          <table:table-cell table:number-columns-repeated="2"/>
          <table:table-cell office:value-type="float" office:value="54.5207" calcext:value-type="float">
            <text:p>54.5207</text:p>
          </table:table-cell>
          <table:table-cell office:value-type="float" office:value="247.1057" calcext:value-type="float">
            <text:p>247.1057</text:p>
          </table:table-cell>
          <table:table-cell office:value-type="float" office:value="336.5987" calcext:value-type="float">
            <text:p>336.5987</text:p>
          </table:table-cell>
          <table:table-cell/>
        </table:table-row>
        <table:table-row table:style-name="ro1">
          <table:table-cell office:value-type="float" office:value="652.7732" calcext:value-type="float">
            <text:p>652.7732</text:p>
          </table:table-cell>
          <table:table-cell office:value-type="float" office:value="-17.5124" calcext:value-type="float">
            <text:p>-17.5124</text:p>
          </table:table-cell>
          <table:table-cell office:value-type="float" office:value="192.2967" calcext:value-type="float">
            <text:p>192.2967</text:p>
          </table:table-cell>
          <table:table-cell table:number-columns-repeated="2"/>
          <table:table-cell office:value-type="float" office:value="59.783" calcext:value-type="float">
            <text:p>59.783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365.1598" calcext:value-type="float">
            <text:p>365.1598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376.4383" calcext:value-type="float">
            <text:p>376.4383</text:p>
          </table:table-cell>
          <table:table-cell office:value-type="float" office:value="158.5117" calcext:value-type="float">
            <text:p>158.5117</text:p>
          </table:table-cell>
          <table:table-cell/>
        </table:table-row>
        <table:table-row table:style-name="ro1">
          <table:table-cell office:value-type="float" office:value="532.3418" calcext:value-type="float">
            <text:p>532.3418</text:p>
          </table:table-cell>
          <table:table-cell office:value-type="float" office:value="120.8355" calcext:value-type="float">
            <text:p>120.8355</text:p>
          </table:table-cell>
          <table:table-cell office:value-type="float" office:value="322.1813" calcext:value-type="float">
            <text:p>322.1813</text:p>
          </table:table-cell>
          <table:table-cell table:number-columns-repeated="2"/>
          <table:table-cell office:value-type="float" office:value="79.0783" calcext:value-type="float">
            <text:p>79.0783</text:p>
          </table:table-cell>
          <table:table-cell office:value-type="float" office:value="226.1328" calcext:value-type="float">
            <text:p>226.1328</text:p>
          </table:table-cell>
          <table:table-cell office:value-type="float" office:value="299.6372" calcext:value-type="float">
            <text:p>299.6372</text:p>
          </table:table-cell>
          <table:table-cell table:number-columns-repeated="2"/>
          <table:table-cell office:value-type="float" office:value="298.342" calcext:value-type="float">
            <text:p>298.342</text:p>
          </table:table-cell>
          <table:table-cell office:value-type="float" office:value="339.7358" calcext:value-type="float">
            <text:p>339.7358</text:p>
          </table:table-cell>
          <table:table-cell office:value-type="float" office:value="25.7865" calcext:value-type="float">
            <text:p>25.7865</text:p>
          </table:table-cell>
          <table:table-cell/>
        </table:table-row>
        <table:table-row table:style-name="ro1">
          <table:table-cell office:value-type="float" office:value="471.2534" calcext:value-type="float">
            <text:p>471.2534</text:p>
          </table:table-cell>
          <table:table-cell office:value-type="float" office:value="224.1587" calcext:value-type="float">
            <text:p>224.1587</text:p>
          </table:table-cell>
          <table:table-cell office:value-type="float" office:value="350.8571" calcext:value-type="float">
            <text:p>350.8571</text:p>
          </table:table-cell>
          <table:table-cell table:number-columns-repeated="2"/>
          <table:table-cell office:value-type="float" office:value="117.6687" calcext:value-type="float">
            <text:p>117.6687</text:p>
          </table:table-cell>
          <table:table-cell office:value-type="float" office:value="324.0062" calcext:value-type="float">
            <text:p>324.0062</text:p>
          </table:table-cell>
          <table:table-cell office:value-type="float" office:value="175.3124" calcext:value-type="float">
            <text:p>175.3124</text:p>
          </table:table-cell>
          <table:table-cell table:number-columns-repeated="2"/>
          <table:table-cell office:value-type="float" office:value="396.5722" calcext:value-type="float">
            <text:p>396.5722</text:p>
          </table:table-cell>
          <table:table-cell office:value-type="float" office:value="210.4032" calcext:value-type="float">
            <text:p>210.4032</text:p>
          </table:table-cell>
          <table:table-cell office:value-type="float" office:value="-71.6572" calcext:value-type="float">
            <text:p>-71.6572</text:p>
          </table:table-cell>
          <table:table-cell/>
        </table:table-row>
        <table:table-row table:style-name="ro1">
          <table:table-cell office:value-type="float" office:value="424.128" calcext:value-type="float">
            <text:p>424.128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342.423" calcext:value-type="float">
            <text:p>342.423</text:p>
          </table:table-cell>
          <table:table-cell table:number-columns-repeated="2"/>
          <table:table-cell office:value-type="float" office:value="124.6851" calcext:value-type="float">
            <text:p>124.6851</text:p>
          </table:table-cell>
          <table:table-cell office:value-type="float" office:value="351.97" calcext:value-type="float">
            <text:p>351.97</text:p>
          </table:table-cell>
          <table:table-cell office:value-type="float" office:value="50.9875" calcext:value-type="float">
            <text:p>50.9875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-214.4628" calcext:value-type="float">
            <text:p>-214.4628</text:p>
          </table:table-cell>
          <table:table-cell/>
        </table:table-row>
        <table:table-row table:style-name="ro1">
          <table:table-cell office:value-type="float" office:value="345.5858" calcext:value-type="float">
            <text:p>345.5858</text:p>
          </table:table-cell>
          <table:table-cell office:value-type="float" office:value="420.2976" calcext:value-type="float">
            <text:p>420.2976</text:p>
          </table:table-cell>
          <table:table-cell office:value-type="float" office:value="286.7582" calcext:value-type="float">
            <text:p>286.7582</text:p>
          </table:table-cell>
          <table:table-cell table:number-columns-repeated="2"/>
          <table:table-cell office:value-type="float" office:value="140.4721" calcext:value-type="float">
            <text:p>140.4721</text:p>
          </table:table-cell>
          <table:table-cell office:value-type="float" office:value="350.2222" calcext:value-type="float">
            <text:p>350.2222</text:p>
          </table:table-cell>
          <table:table-cell office:value-type="float" office:value="-98.5383" calcext:value-type="float">
            <text:p>-98.5383</text:p>
          </table:table-cell>
          <table:table-cell table:number-columns-repeated="2"/>
          <table:table-cell office:value-type="float" office:value="229.9317" calcext:value-type="float">
            <text:p>229.9317</text:p>
          </table:table-cell>
          <table:table-cell office:value-type="float" office:value="-25.5413" calcext:value-type="float">
            <text:p>-25.5413</text:p>
          </table:table-cell>
          <table:table-cell office:value-type="float" office:value="-348.8681" calcext:value-type="float">
            <text:p>-348.8681</text:p>
          </table:table-cell>
          <table:table-cell/>
        </table:table-row>
        <table:table-row table:style-name="ro1">
          <table:table-cell office:value-type="float" office:value="385.7296" calcext:value-type="float">
            <text:p>385.7296</text:p>
          </table:table-cell>
          <table:table-cell office:value-type="float" office:value="443.0637" calcext:value-type="float">
            <text:p>443.0637</text:p>
          </table:table-cell>
          <table:table-cell office:value-type="float" office:value="301.9395" calcext:value-type="float">
            <text:p>301.9395</text:p>
          </table:table-cell>
          <table:table-cell table:number-columns-repeated="2"/>
          <table:table-cell office:value-type="float" office:value="158.0132" calcext:value-type="float">
            <text:p>158.0132</text:p>
          </table:table-cell>
          <table:table-cell office:value-type="float" office:value="224.3851" calcext:value-type="float">
            <text:p>224.3851</text:p>
          </table:table-cell>
          <table:table-cell office:value-type="float" office:value="-263.1847" calcext:value-type="float">
            <text:p>-263.1847</text:p>
          </table:table-cell>
          <table:table-cell table:number-columns-repeated="2"/>
          <table:table-cell office:value-type="float" office:value="19.4385" calcext:value-type="float">
            <text:p>19.4385</text:p>
          </table:table-cell>
          <table:table-cell office:value-type="float" office:value="-137.3965" calcext:value-type="float">
            <text:p>-137.3965</text:p>
          </table:table-cell>
          <table:table-cell office:value-type="float" office:value="-382.4694" calcext:value-type="float">
            <text:p>-382.4694</text:p>
          </table:table-cell>
          <table:table-cell/>
        </table:table-row>
        <table:table-row table:style-name="ro1">
          <table:table-cell office:value-type="float" office:value="335.1135" calcext:value-type="float">
            <text:p>335.1135</text:p>
          </table:table-cell>
          <table:table-cell office:value-type="float" office:value="546.3869" calcext:value-type="float">
            <text:p>546.3869</text:p>
          </table:table-cell>
          <table:table-cell office:value-type="float" office:value="182.1758" calcext:value-type="float">
            <text:p>182.1758</text:p>
          </table:table-cell>
          <table:table-cell table:number-columns-repeated="2"/>
          <table:table-cell office:value-type="float" office:value="184.3248" calcext:value-type="float">
            <text:p>184.3248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-315.2668" calcext:value-type="float">
            <text:p>-315.2668</text:p>
          </table:table-cell>
          <table:table-cell table:number-columns-repeated="2"/>
          <table:table-cell office:value-type="float" office:value="-284.0224" calcext:value-type="float">
            <text:p>-284.0224</text:p>
          </table:table-cell>
          <table:table-cell office:value-type="float" office:value="-167.108" calcext:value-type="float">
            <text:p>-167.108</text:p>
          </table:table-cell>
          <table:table-cell office:value-type="float" office:value="-182.5416" calcext:value-type="float">
            <text:p>-182.5416</text:p>
          </table:table-cell>
          <table:table-cell/>
        </table:table-row>
        <table:table-row table:style-name="ro1">
          <table:table-cell office:value-type="float" office:value="275.7705" calcext:value-type="float">
            <text:p>275.7705</text:p>
          </table:table-cell>
          <table:table-cell office:value-type="float" office:value="591.9191" calcext:value-type="float">
            <text:p>591.9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-332.0674" calcext:value-type="float">
            <text:p>-332.0674</text:p>
          </table:table-cell>
          <table:table-cell table:number-columns-repeated="2"/>
          <table:table-cell office:value-type="float" office:value="-369.9738" calcext:value-type="float">
            <text:p>-369.9738</text:p>
          </table:table-cell>
          <table:table-cell office:value-type="float" office:value="-63.9915" calcext:value-type="float">
            <text:p>-63.9915</text:p>
          </table:table-cell>
          <table:table-cell office:value-type="float" office:value="24.1064" calcext:value-type="float">
            <text:p>24.1064</text:p>
          </table:table-cell>
          <table:table-cell/>
        </table:table-row>
        <table:table-row table:style-name="ro1">
          <table:table-cell office:value-type="float" office:value="301.9512" calcext:value-type="float">
            <text:p>301.9512</text:p>
          </table:table-cell>
          <table:table-cell office:value-type="float" office:value="607.6802" calcext:value-type="float">
            <text:p>607.6802</text:p>
          </table:table-cell>
          <table:table-cell office:value-type="float" office:value="-113.0164" calcext:value-type="float">
            <text:p>-113.0164</text:p>
          </table:table-cell>
          <table:table-cell table:number-columns-repeated="2"/>
          <table:table-cell office:value-type="float" office:value="100.1276" calcext:value-type="float">
            <text:p>100.1276</text:p>
          </table:table-cell>
          <table:table-cell office:value-type="float" office:value="5.9179" calcext:value-type="float">
            <text:p>5.9179</text:p>
          </table:table-cell>
          <table:table-cell office:value-type="float" office:value="-379.1093" calcext:value-type="float">
            <text:p>-379.1093</text:p>
          </table:table-cell>
          <table:table-cell table:number-columns-repeated="2"/>
          <table:table-cell office:value-type="float" office:value="-322.6129" calcext:value-type="float">
            <text:p>-322.6129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180.3526" calcext:value-type="float">
            <text:p>180.3526</text:p>
          </table:table-cell>
          <table:table-cell/>
        </table:table-row>
        <table:table-row table:style-name="ro1">
          <table:table-cell office:value-type="float" office:value="404.9288" calcext:value-type="float">
            <text:p>404.9288</text:p>
          </table:table-cell>
          <table:table-cell office:value-type="float" office:value="584.9141" calcext:value-type="float">
            <text:p>584.9141</text:p>
          </table:table-cell>
          <table:table-cell office:value-type="float" office:value="-280.0109" calcext:value-type="float">
            <text:p>-280.0109</text:p>
          </table:table-cell>
          <table:table-cell table:number-columns-repeated="2"/>
          <table:table-cell office:value-type="float" office:value="-145.4477" calcext:value-type="float">
            <text:p>-145.4477</text:p>
          </table:table-cell>
          <table:table-cell office:value-type="float" office:value="-112.9282" calcext:value-type="float">
            <text:p>-112.9282</text:p>
          </table:table-cell>
          <table:table-cell office:value-type="float" office:value="-362.3086" calcext:value-type="float">
            <text:p>-362.3086</text:p>
          </table:table-cell>
          <table:table-cell table:number-columns-repeated="2"/>
          <table:table-cell office:value-type="float" office:value="-189.3005" calcext:value-type="float">
            <text:p>-189.3005</text:p>
          </table:table-cell>
          <table:table-cell office:value-type="float" office:value="241.8625" calcext:value-type="float">
            <text:p>241.8625</text:p>
          </table:table-cell>
          <table:table-cell office:value-type="float" office:value="254.2755" calcext:value-type="float">
            <text:p>254.2755</text:p>
          </table:table-cell>
          <table:table-cell/>
        </table:table-row>
        <table:table-row table:style-name="ro1">
          <table:table-cell office:value-type="float" office:value="539.3233" calcext:value-type="float">
            <text:p>539.3233</text:p>
          </table:table-cell>
          <table:table-cell office:value-type="float" office:value="397.5314" calcext:value-type="float">
            <text:p>397.5314</text:p>
          </table:table-cell>
          <table:table-cell office:value-type="float" office:value="-443.6318" calcext:value-type="float">
            <text:p>-443.6318</text:p>
          </table:table-cell>
          <table:table-cell table:number-columns-repeated="2"/>
          <table:table-cell office:value-type="float" office:value="-315.5964" calcext:value-type="float">
            <text:p>-315.5964</text:p>
          </table:table-cell>
          <table:table-cell office:value-type="float" office:value="-111.1804" calcext:value-type="float">
            <text:p>-111.1804</text:p>
          </table:table-cell>
          <table:table-cell office:value-type="float" office:value="-269.905" calcext:value-type="float">
            <text:p>-269.905</text:p>
          </table:table-cell>
          <table:table-cell table:number-columns-repeated="2"/>
          <table:table-cell office:value-type="float" office:value="5.4056" calcext:value-type="float">
            <text:p>5.4056</text:p>
          </table:table-cell>
          <table:table-cell office:value-type="float" office:value="254.0967" calcext:value-type="float">
            <text:p>254.0967</text:p>
          </table:table-cell>
          <table:table-cell office:value-type="float" office:value="316.4379" calcext:value-type="float">
            <text:p>316.4379</text:p>
          </table:table-cell>
          <table:table-cell/>
        </table:table-row>
        <table:table-row table:style-name="ro1">
          <table:table-cell office:value-type="float" office:value="630.0833" calcext:value-type="float">
            <text:p>630.0833</text:p>
          </table:table-cell>
          <table:table-cell office:value-type="float" office:value="208.3975" calcext:value-type="float">
            <text:p>208.3975</text:p>
          </table:table-cell>
          <table:table-cell office:value-type="float" office:value="-447.0054" calcext:value-type="float">
            <text:p>-447.0054</text:p>
          </table:table-cell>
          <table:table-cell table:number-columns-repeated="2"/>
          <table:table-cell office:value-type="float" office:value="-248.9402" calcext:value-type="float">
            <text:p>-248.9402</text:p>
          </table:table-cell>
          <table:table-cell office:value-type="float" office:value="-37.7754" calcext:value-type="float">
            <text:p>-37.7754</text:p>
          </table:table-cell>
          <table:table-cell office:value-type="float" office:value="-330.3874" calcext:value-type="float">
            <text:p>-330.3874</text:p>
          </table:table-cell>
          <table:table-cell table:number-columns-repeated="2"/>
          <table:table-cell office:value-type="float" office:value="196.6036" calcext:value-type="float">
            <text:p>196.6036</text:p>
          </table:table-cell>
          <table:table-cell office:value-type="float" office:value="273.3218" calcext:value-type="float">
            <text:p>273.3218</text:p>
          </table:table-cell>
          <table:table-cell office:value-type="float" office:value="260.9957" calcext:value-type="float">
            <text:p>260.9957</text:p>
          </table:table-cell>
          <table:table-cell/>
        </table:table-row>
        <table:table-row table:style-name="ro1">
          <table:table-cell office:value-type="float" office:value="631.8286" calcext:value-type="float">
            <text:p>631.8286</text:p>
          </table:table-cell>
          <table:table-cell office:value-type="float" office:value="80.557" calcext:value-type="float">
            <text:p>80.557</text:p>
          </table:table-cell>
          <table:table-cell office:value-type="float" office:value="-398.0879" calcext:value-type="float">
            <text:p>-398.0879</text:p>
          </table:table-cell>
          <table:table-cell table:number-columns-repeated="2"/>
          <table:table-cell office:value-type="float" office:value="-298.0553" calcext:value-type="float">
            <text:p>-298.0553</text:p>
          </table:table-cell>
          <table:table-cell office:value-type="float" office:value="56.6023" calcext:value-type="float">
            <text:p>56.6023</text:p>
          </table:table-cell>
          <table:table-cell office:value-type="float" office:value="-290.0658" calcext:value-type="float">
            <text:p>-290.0658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229.6283" calcext:value-type="float">
            <text:p>229.6283</text:p>
          </table:table-cell>
          <table:table-cell office:value-type="float" office:value="94.6692" calcext:value-type="float">
            <text:p>94.6692</text:p>
          </table:table-cell>
          <table:table-cell/>
        </table:table-row>
        <table:table-row table:style-name="ro1">
          <table:table-cell office:value-type="float" office:value="633.574" calcext:value-type="float">
            <text:p>633.574</text:p>
          </table:table-cell>
          <table:table-cell office:value-type="float" office:value="-64.7958" calcext:value-type="float">
            <text:p>-64.7958</text:p>
          </table:table-cell>
          <table:table-cell office:value-type="float" office:value="-254.7088" calcext:value-type="float">
            <text:p>-254.7088</text:p>
          </table:table-cell>
          <table:table-cell table:number-columns-repeated="2"/>
          <table:table-cell office:value-type="float" office:value="-340.1539" calcext:value-type="float">
            <text:p>-340.1539</text:p>
          </table:table-cell>
          <table:table-cell office:value-type="float" office:value="7.6656" calcext:value-type="float">
            <text:p>7.6656</text:p>
          </table:table-cell>
          <table:table-cell office:value-type="float" office:value="-259.8246" calcext:value-type="float">
            <text:p>-259.8246</text:p>
          </table:table-cell>
          <table:table-cell table:number-columns-repeated="2"/>
          <table:table-cell office:value-type="float" office:value="347.4571" calcext:value-type="float">
            <text:p>347.4571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76.1885" calcext:value-type="float">
            <text:p>76.1885</text:p>
          </table:table-cell>
          <table:table-cell/>
        </table:table-row>
        <table:table-row table:style-name="ro1">
          <table:table-cell office:value-type="float" office:value="595.1756" calcext:value-type="float">
            <text:p>595.1756</text:p>
          </table:table-cell>
          <table:table-cell office:value-type="float" office:value="-131.343" calcext:value-type="float">
            <text:p>-131.343</text:p>
          </table:table-cell>
          <table:table-cell office:value-type="float" office:value="-102.8956" calcext:value-type="float">
            <text:p>-102.8956</text:p>
          </table:table-cell>
          <table:table-cell table:number-columns-repeated="2"/>
          <table:table-cell office:value-type="float" office:value="-364.7115" calcext:value-type="float">
            <text:p>-364.7115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-202.7024" calcext:value-type="float">
            <text:p>-202.7024</text:p>
          </table:table-cell>
          <table:table-cell table:number-columns-repeated="2"/>
          <table:table-cell office:value-type="float" office:value="336.9324" calcext:value-type="float">
            <text:p>336.9324</text:p>
          </table:table-cell>
          <table:table-cell office:value-type="float" office:value="280.3127" calcext:value-type="float">
            <text:p>280.3127</text:p>
          </table:table-cell>
          <table:table-cell office:value-type="float" office:value="-31.3356" calcext:value-type="float">
            <text:p>-31.3356</text:p>
          </table:table-cell>
          <table:table-cell/>
        </table:table-row>
        <table:table-row table:style-name="ro1">
          <table:table-cell office:value-type="float" office:value="596.921" calcext:value-type="float">
            <text:p>596.921</text:p>
          </table:table-cell>
          <table:table-cell office:value-type="float" office:value="-129.5917" calcext:value-type="float">
            <text:p>-129.5917</text:p>
          </table:table-cell>
          <table:table-cell office:value-type="float" office:value="-134.945" calcext:value-type="float">
            <text:p>-134.945</text:p>
          </table:table-cell>
          <table:table-cell table:number-columns-repeated="2"/>
          <table:table-cell office:value-type="float" office:value="-412.0725" calcext:value-type="float">
            <text:p>-412.0725</text:p>
          </table:table-cell>
          <table:table-cell office:value-type="float" office:value="-70.9825" calcext:value-type="float">
            <text:p>-70.9825</text:p>
          </table:table-cell>
          <table:table-cell office:value-type="float" office:value="-76.6974" calcext:value-type="float">
            <text:p>-76.6974</text:p>
          </table:table-cell>
          <table:table-cell table:number-columns-repeated="2"/>
          <table:table-cell office:value-type="float" office:value="300.0961" calcext:value-type="float">
            <text:p>300.0961</text:p>
          </table:table-cell>
          <table:table-cell office:value-type="float" office:value="285.5559" calcext:value-type="float">
            <text:p>285.5559</text:p>
          </table:table-cell>
          <table:table-cell office:value-type="float" office:value="-106.9386" calcext:value-type="float">
            <text:p>-106.9386</text:p>
          </table:table-cell>
          <table:table-cell/>
        </table:table-row>
        <table:table-row table:style-name="ro1">
          <table:table-cell office:value-type="float" office:value="666.7363" calcext:value-type="float">
            <text:p>666.7363</text:p>
          </table:table-cell>
          <table:table-cell office:value-type="float" office:value="-101.5719" calcext:value-type="float">
            <text:p>-101.5719</text:p>
          </table:table-cell>
          <table:table-cell office:value-type="float" office:value="-128.1977" calcext:value-type="float">
            <text:p>-128.1977</text:p>
          </table:table-cell>
          <table:table-cell table:number-columns-repeated="2"/>
          <table:table-cell office:value-type="float" office:value="-417.3348" calcext:value-type="float">
            <text:p>-417.3348</text:p>
          </table:table-cell>
          <table:table-cell office:value-type="float" office:value="-86.7121" calcext:value-type="float">
            <text:p>-86.7121</text:p>
          </table:table-cell>
          <table:table-cell office:value-type="float" office:value="-27.9755" calcext:value-type="float">
            <text:p>-27.9755</text:p>
          </table:table-cell>
          <table:table-cell table:number-columns-repeated="2"/>
          <table:table-cell office:value-type="float" office:value="294.8338" calcext:value-type="float">
            <text:p>294.8338</text:p>
          </table:table-cell>
          <table:table-cell office:value-type="float" office:value="196.4213" calcext:value-type="float">
            <text:p>196.4213</text:p>
          </table:table-cell>
          <table:table-cell office:value-type="float" office:value="-216.1429" calcext:value-type="float">
            <text:p>-216.1429</text:p>
          </table:table-cell>
          <table:table-cell/>
        </table:table-row>
        <table:table-row table:style-name="ro1">
          <table:table-cell office:value-type="float" office:value="736.5516" calcext:value-type="float">
            <text:p>736.5516</text:p>
          </table:table-cell>
          <table:table-cell office:value-type="float" office:value="-59.5421" calcext:value-type="float">
            <text:p>-59.5421</text:p>
          </table:table-cell>
          <table:table-cell office:value-type="float" office:value="47.2307" calcext:value-type="float">
            <text:p>47.2307</text:p>
          </table:table-cell>
          <table:table-cell table:number-columns-repeated="2"/>
          <table:table-cell office:value-type="float" office:value="-391.0231" calcext:value-type="float">
            <text:p>-391.0231</text:p>
          </table:table-cell>
          <table:table-cell office:value-type="float" office:value="-109.4327" calcext:value-type="float">
            <text:p>-109.4327</text:p>
          </table:table-cell>
          <table:table-cell office:value-type="float" office:value="168.5921" calcext:value-type="float">
            <text:p>168.5921</text:p>
          </table:table-cell>
          <table:table-cell table:number-columns-repeated="2"/>
          <table:table-cell office:value-type="float" office:value="298.342" calcext:value-type="float">
            <text:p>298.342</text:p>
          </table:table-cell>
          <table:table-cell office:value-type="float" office:value="-9.8116" calcext:value-type="float">
            <text:p>-9.8116</text:p>
          </table:table-cell>
          <table:table-cell office:value-type="float" office:value="-306.8665" calcext:value-type="float">
            <text:p>-306.8665</text:p>
          </table:table-cell>
          <table:table-cell/>
        </table:table-row>
        <table:table-row table:style-name="ro1">
          <table:table-cell office:value-type="float" office:value="741.7878" calcext:value-type="float">
            <text:p>741.7878</text:p>
          </table:table-cell>
          <table:table-cell office:value-type="float" office:value="61.2934" calcext:value-type="float">
            <text:p>61.2934</text:p>
          </table:table-cell>
          <table:table-cell office:value-type="float" office:value="183.8626" calcext:value-type="float">
            <text:p>183.8626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-81.4689" calcext:value-type="float">
            <text:p>-81.4689</text:p>
          </table:table-cell>
          <table:table-cell office:value-type="float" office:value="266.0359" calcext:value-type="float">
            <text:p>266.0359</text:p>
          </table:table-cell>
          <table:table-cell table:number-columns-repeated="2"/>
          <table:table-cell office:value-type="float" office:value="212.3906" calcext:value-type="float">
            <text:p>212.3906</text:p>
          </table:table-cell>
          <table:table-cell office:value-type="float" office:value="-277.2155" calcext:value-type="float">
            <text:p>-277.2155</text:p>
          </table:table-cell>
          <table:table-cell office:value-type="float" office:value="-187.5818" calcext:value-type="float">
            <text:p>-187.5818</text:p>
          </table:table-cell>
          <table:table-cell/>
        </table:table-row>
        <table:table-row table:style-name="ro1">
          <table:table-cell office:value-type="float" office:value="829.057" calcext:value-type="float">
            <text:p>829.057</text:p>
          </table:table-cell>
          <table:table-cell office:value-type="float" office:value="120.8355" calcext:value-type="float">
            <text:p>120.8355</text:p>
          </table:table-cell>
          <table:table-cell office:value-type="float" office:value="136.6318" calcext:value-type="float">
            <text:p>136.6318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-88.4598" calcext:value-type="float">
            <text:p>-88.4598</text:p>
          </table:table-cell>
          <table:table-cell office:value-type="float" office:value="215.634" calcext:value-type="float">
            <text:p>215.634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-347.125" calcext:value-type="float">
            <text:p>-347.125</text:p>
          </table:table-cell>
          <table:table-cell office:value-type="float" office:value="57.7078" calcext:value-type="float">
            <text:p>57.7078</text:p>
          </table:table-cell>
          <table:table-cell/>
        </table:table-row>
        <table:table-row table:style-name="ro1">
          <table:table-cell office:value-type="float" office:value="823.8208" calcext:value-type="float">
            <text:p>823.8208</text:p>
          </table:table-cell>
          <table:table-cell office:value-type="float" office:value="262.686" calcext:value-type="float">
            <text:p>262.686</text:p>
          </table:table-cell>
          <table:table-cell office:value-type="float" office:value="185.5494" calcext:value-type="float">
            <text:p>185.5494</text:p>
          </table:table-cell>
          <table:table-cell table:number-columns-repeated="2"/>
          <table:table-cell office:value-type="float" office:value="-392.7772" calcext:value-type="float">
            <text:p>-392.7772</text:p>
          </table:table-cell>
          <table:table-cell office:value-type="float" office:value="-93.703" calcext:value-type="float">
            <text:p>-93.703</text:p>
          </table:table-cell>
          <table:table-cell office:value-type="float" office:value="153.4715" calcext:value-type="float">
            <text:p>153.4715</text:p>
          </table:table-cell>
          <table:table-cell table:number-columns-repeated="2"/>
          <table:table-cell office:value-type="float" office:value="128.1933" calcext:value-type="float">
            <text:p>128.1933</text:p>
          </table:table-cell>
          <table:table-cell office:value-type="float" office:value="-270.2245" calcext:value-type="float">
            <text:p>-270.2245</text:p>
          </table:table-cell>
          <table:table-cell office:value-type="float" office:value="272.7562" calcext:value-type="float">
            <text:p>272.7562</text:p>
          </table:table-cell>
          <table:table-cell/>
        </table:table-row>
        <table:table-row table:style-name="ro1">
          <table:table-cell office:value-type="float" office:value="759.2416" calcext:value-type="float">
            <text:p>759.2416</text:p>
          </table:table-cell>
          <table:table-cell office:value-type="float" office:value="397.5314" calcext:value-type="float">
            <text:p>397.5314</text:p>
          </table:table-cell>
          <table:table-cell office:value-type="float" office:value="207.478" calcext:value-type="float">
            <text:p>207.478</text:p>
          </table:table-cell>
          <table:table-cell table:number-columns-repeated="2"/>
          <table:table-cell office:value-type="float" office:value="-415.5807" calcext:value-type="float">
            <text:p>-415.5807</text:p>
          </table:table-cell>
          <table:table-cell office:value-type="float" office:value="-39.5232" calcext:value-type="float">
            <text:p>-39.5232</text:p>
          </table:table-cell>
          <table:table-cell office:value-type="float" office:value="84.5888" calcext:value-type="float">
            <text:p>84.5888</text:p>
          </table:table-cell>
          <table:table-cell table:number-columns-repeated="2"/>
          <table:table-cell office:value-type="float" office:value="158.0132" calcext:value-type="float">
            <text:p>158.0132</text:p>
          </table:table-cell>
          <table:table-cell office:value-type="float" office:value="7.6656" calcext:value-type="float">
            <text:p>7.6656</text:p>
          </table:table-cell>
          <table:table-cell office:value-type="float" office:value="385.3206" calcext:value-type="float">
            <text:p>385.3206</text:p>
          </table:table-cell>
          <table:table-cell/>
        </table:table-row>
        <table:table-row table:style-name="ro1">
          <table:table-cell office:value-type="float" office:value="596.921" calcext:value-type="float">
            <text:p>596.921</text:p>
          </table:table-cell>
          <table:table-cell office:value-type="float" office:value="560.3968" calcext:value-type="float">
            <text:p>560.3968</text:p>
          </table:table-cell>
          <table:table-cell office:value-type="float" office:value="222.6593" calcext:value-type="float">
            <text:p>222.6593</text:p>
          </table:table-cell>
          <table:table-cell table:number-columns-repeated="2"/>
          <table:table-cell office:value-type="float" office:value="-412.0725" calcext:value-type="float">
            <text:p>-412.0725</text:p>
          </table:table-cell>
          <table:table-cell office:value-type="float" office:value="30.3862" calcext:value-type="float">
            <text:p>30.3862</text:p>
          </table:table-cell>
          <table:table-cell office:value-type="float" office:value="-16.215" calcext:value-type="float">
            <text:p>-16.215</text:p>
          </table:table-cell>
          <table:table-cell table:number-columns-repeated="2"/>
          <table:table-cell office:value-type="float" office:value="217.6529" calcext:value-type="float">
            <text:p>217.6529</text:p>
          </table:table-cell>
          <table:table-cell office:value-type="float" office:value="210.4032" calcext:value-type="float">
            <text:p>210.4032</text:p>
          </table:table-cell>
          <table:table-cell office:value-type="float" office:value="308.0376" calcext:value-type="float">
            <text:p>308.0376</text:p>
          </table:table-cell>
          <table:table-cell/>
        </table:table-row>
        <table:table-row table:style-name="ro1">
          <table:table-cell office:value-type="float" office:value="460.7811" calcext:value-type="float">
            <text:p>460.7811</text:p>
          </table:table-cell>
          <table:table-cell office:value-type="float" office:value="588.4166" calcext:value-type="float">
            <text:p>588.4166</text:p>
          </table:table-cell>
          <table:table-cell office:value-type="float" office:value="175.4285" calcext:value-type="float">
            <text:p>175.4285</text:p>
          </table:table-cell>
          <table:table-cell table:number-columns-repeated="2"/>
          <table:table-cell office:value-type="float" office:value="-410.3183" calcext:value-type="float">
            <text:p>-410.3183</text:p>
          </table:table-cell>
          <table:table-cell office:value-type="float" office:value="98.548" calcext:value-type="float">
            <text:p>98.548</text:p>
          </table:table-cell>
          <table:table-cell office:value-type="float" office:value="-165.7409" calcext:value-type="float">
            <text:p>-165.7409</text:p>
          </table:table-cell>
          <table:table-cell table:number-columns-repeated="2"/>
          <table:table-cell office:value-type="float" office:value="287.8173" calcext:value-type="float">
            <text:p>287.8173</text:p>
          </table:table-cell>
          <table:table-cell office:value-type="float" office:value="297.7901" calcext:value-type="float">
            <text:p>297.7901</text:p>
          </table:table-cell>
          <table:table-cell office:value-type="float" office:value="160.1918" calcext:value-type="float">
            <text:p>160.1918</text:p>
          </table:table-cell>
          <table:table-cell/>
        </table:table-row>
        <table:table-row table:style-name="ro1">
          <table:table-cell office:value-type="float" office:value="411.9104" calcext:value-type="float">
            <text:p>411.9104</text:p>
          </table:table-cell>
          <table:table-cell office:value-type="float" office:value="532.377" calcext:value-type="float">
            <text:p>532.377</text:p>
          </table:table-cell>
          <table:table-cell office:value-type="float" office:value="215.912" calcext:value-type="float">
            <text:p>215.912</text:p>
          </table:table-cell>
          <table:table-cell table:number-columns-repeated="2"/>
          <table:table-cell office:value-type="float" office:value="-250.6943" calcext:value-type="float">
            <text:p>-250.6943</text:p>
          </table:table-cell>
          <table:table-cell office:value-type="float" office:value="243.6102" calcext:value-type="float">
            <text:p>243.6102</text:p>
          </table:table-cell>
          <table:table-cell office:value-type="float" office:value="-217.823" calcext:value-type="float">
            <text:p>-217.823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261.0876" calcext:value-type="float">
            <text:p>261.0876</text:p>
          </table:table-cell>
          <table:table-cell office:value-type="float" office:value="3.9456" calcext:value-type="float">
            <text:p>3.9456</text:p>
          </table:table-cell>
          <table:table-cell/>
        </table:table-row>
        <table:table-row table:style-name="ro1">
          <table:table-cell office:value-type="float" office:value="308.9328" calcext:value-type="float">
            <text:p>308.9328</text:p>
          </table:table-cell>
          <table:table-cell office:value-type="float" office:value="548.1381" calcext:value-type="float">
            <text:p>548.1381</text:p>
          </table:table-cell>
          <table:table-cell office:value-type="float" office:value="136.6318" calcext:value-type="float">
            <text:p>136.6318</text:p>
          </table:table-cell>
          <table:table-cell table:number-columns-repeated="2"/>
          <table:table-cell office:value-type="float" office:value="-126.1525" calcext:value-type="float">
            <text:p>-126.1525</text:p>
          </table:table-cell>
          <table:table-cell office:value-type="float" office:value="287.3037" calcext:value-type="float">
            <text:p>287.3037</text:p>
          </table:table-cell>
          <table:table-cell office:value-type="float" office:value="-249.7442" calcext:value-type="float">
            <text:p>-249.7442</text:p>
          </table:table-cell>
          <table:table-cell table:number-columns-repeated="2"/>
          <table:table-cell office:value-type="float" office:value="398.3263" calcext:value-type="float">
            <text:p>398.3263</text:p>
          </table:table-cell>
          <table:table-cell office:value-type="float" office:value="156.2234" calcext:value-type="float">
            <text:p>156.2234</text:p>
          </table:table-cell>
          <table:table-cell office:value-type="float" office:value="-113.6589" calcext:value-type="float">
            <text:p>-113.6589</text:p>
          </table:table-cell>
          <table:table-cell/>
        </table:table-row>
        <table:table-row table:style-name="ro1">
          <table:table-cell office:value-type="float" office:value="263.5528" calcext:value-type="float">
            <text:p>263.5528</text:p>
          </table:table-cell>
          <table:table-cell office:value-type="float" office:value="499.1034" calcext:value-type="float">
            <text:p>499.1034</text:p>
          </table:table-cell>
          <table:table-cell office:value-type="float" office:value="187.2362" calcext:value-type="float">
            <text:p>187.2362</text:p>
          </table:table-cell>
          <table:table-cell table:number-columns-repeated="2"/>
          <table:table-cell office:value-type="float" office:value="-57.7422" calcext:value-type="float">
            <text:p>-57.7422</text:p>
          </table:table-cell>
          <table:table-cell office:value-type="float" office:value="303.0333" calcext:value-type="float">
            <text:p>303.0333</text:p>
          </table:table-cell>
          <table:table-cell office:value-type="float" office:value="-268.2249" calcext:value-type="float">
            <text:p>-268.2249</text:p>
          </table:table-cell>
          <table:table-cell table:number-columns-repeated="2"/>
          <table:table-cell office:value-type="float" office:value="372.0147" calcext:value-type="float">
            <text:p>372.0147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169.1011" calcext:value-type="float">
            <text:p>-169.1011</text:p>
          </table:table-cell>
          <table:table-cell/>
        </table:table-row>
        <table:table-row table:style-name="ro1">
          <table:table-cell office:value-type="float" office:value="242.6082" calcext:value-type="float">
            <text:p>242.6082</text:p>
          </table:table-cell>
          <table:table-cell office:value-type="float" office:value="415.0439" calcext:value-type="float">
            <text:p>415.0439</text:p>
          </table:table-cell>
          <table:table-cell office:value-type="float" office:value="210.8516" calcext:value-type="float">
            <text:p>210.8516</text:p>
          </table:table-cell>
          <table:table-cell table:number-columns-repeated="2"/>
          <table:table-cell office:value-type="float" office:value="-10.3812" calcext:value-type="float">
            <text:p>-10.3812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-313.5867" calcext:value-type="float">
            <text:p>-313.5867</text:p>
          </table:table-cell>
          <table:table-cell table:number-columns-repeated="2"/>
          <table:table-cell office:value-type="float" office:value="280.8009" calcext:value-type="float">
            <text:p>280.8009</text:p>
          </table:table-cell>
          <table:table-cell office:value-type="float" office:value="-13.3071" calcext:value-type="float">
            <text:p>-13.3071</text:p>
          </table:table-cell>
          <table:table-cell office:value-type="float" office:value="-303.5063" calcext:value-type="float">
            <text:p>-303.5063</text:p>
          </table:table-cell>
          <table:table-cell/>
        </table:table-row>
        <table:table-row table:style-name="ro1">
          <table:table-cell office:value-type="float" office:value="195.4829" calcext:value-type="float">
            <text:p>195.4829</text:p>
          </table:table-cell>
          <table:table-cell office:value-type="float" office:value="336.238" calcext:value-type="float">
            <text:p>336.238</text:p>
          </table:table-cell>
          <table:table-cell office:value-type="float" office:value="195.6703" calcext:value-type="float">
            <text:p>195.6703</text:p>
          </table:table-cell>
          <table:table-cell table:number-columns-repeated="2"/>
          <table:table-cell office:value-type="float" office:value="14.1762" calcext:value-type="float">
            <text:p>14.1762</text:p>
          </table:table-cell>
          <table:table-cell office:value-type="float" office:value="203.4123" calcext:value-type="float">
            <text:p>203.4123</text:p>
          </table:table-cell>
          <table:table-cell office:value-type="float" office:value="-343.8279" calcext:value-type="float">
            <text:p>-343.8279</text:p>
          </table:table-cell>
          <table:table-cell table:number-columns-repeated="2"/>
          <table:table-cell office:value-type="float" office:value="54.5207" calcext:value-type="float">
            <text:p>54.5207</text:p>
          </table:table-cell>
          <table:table-cell office:value-type="float" office:value="-8.0639" calcext:value-type="float">
            <text:p>-8.0639</text:p>
          </table:table-cell>
          <table:table-cell office:value-type="float" office:value="-369.0289" calcext:value-type="float">
            <text:p>-369.0289</text:p>
          </table:table-cell>
          <table:table-cell/>
        </table:table-row>
        <table:table-row table:style-name="ro1">
          <table:table-cell office:value-type="float" office:value="151.8483" calcext:value-type="float">
            <text:p>151.8483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133.2582" calcext:value-type="float">
            <text:p>133.2582</text:p>
          </table:table-cell>
          <table:table-cell table:number-columns-repeated="2"/>
          <table:table-cell office:value-type="float" office:value="96.6193" calcext:value-type="float">
            <text:p>96.6193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-348.8681" calcext:value-type="float">
            <text:p>-348.8681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-57.0006" calcext:value-type="float">
            <text:p>-57.0006</text:p>
          </table:table-cell>
          <table:table-cell office:value-type="float" office:value="-315.2668" calcext:value-type="float">
            <text:p>-315.2668</text:p>
          </table:table-cell>
          <table:table-cell/>
        </table:table-row>
        <table:table-row table:style-name="ro1">
          <table:table-cell office:value-type="float" office:value="162.3206" calcext:value-type="float">
            <text:p>162.3206</text:p>
          </table:table-cell>
          <table:table-cell office:value-type="float" office:value="243.4223" calcext:value-type="float">
            <text:p>243.4223</text:p>
          </table:table-cell>
          <table:table-cell office:value-type="float" office:value="163.6208" calcext:value-type="float">
            <text:p>163.6208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-379.1093" calcext:value-type="float">
            <text:p>-379.1093</text:p>
          </table:table-cell>
          <table:table-cell table:number-columns-repeated="2"/>
          <table:table-cell office:value-type="float" office:value="-341.9081" calcext:value-type="float">
            <text:p>-341.9081</text:p>
          </table:table-cell>
          <table:table-cell office:value-type="float" office:value="-36.0277" calcext:value-type="float">
            <text:p>-36.0277</text:p>
          </table:table-cell>
          <table:table-cell office:value-type="float" office:value="-170.7811" calcext:value-type="float">
            <text:p>-170.7811</text:p>
          </table:table-cell>
          <table:table-cell/>
        </table:table-row>
        <table:table-row table:style-name="ro1">
          <table:table-cell office:value-type="float" office:value="157.0844" calcext:value-type="float">
            <text:p>157.0844</text:p>
          </table:table-cell>
          <table:table-cell office:value-type="float" office:value="269.6909" calcext:value-type="float">
            <text:p>269.6909</text:p>
          </table:table-cell>
          <table:table-cell office:value-type="float" office:value="155.1868" calcext:value-type="float">
            <text:p>155.1868</text:p>
          </table:table-cell>
          <table:table-cell table:number-columns-repeated="2"/>
          <table:table-cell office:value-type="float" office:value="58.0289" calcext:value-type="float">
            <text:p>58.0289</text:p>
          </table:table-cell>
          <table:table-cell office:value-type="float" office:value="65.341" calcext:value-type="float">
            <text:p>65.341</text:p>
          </table:table-cell>
          <table:table-cell office:value-type="float" office:value="-375.7492" calcext:value-type="float">
            <text:p>-375.7492</text:p>
          </table:table-cell>
          <table:table-cell table:number-columns-repeated="2"/>
          <table:table-cell office:value-type="float" office:value="-357.695" calcext:value-type="float">
            <text:p>-357.695</text:p>
          </table:table-cell>
          <table:table-cell office:value-type="float" office:value="56.6023" calcext:value-type="float">
            <text:p>56.6023</text:p>
          </table:table-cell>
          <table:table-cell office:value-type="float" office:value="89.629" calcext:value-type="float">
            <text:p>89.629</text:p>
          </table:table-cell>
          <table:table-cell/>
        </table:table-row>
        <table:table-row table:style-name="ro1">
          <table:table-cell office:value-type="float" office:value="169.3021" calcext:value-type="float">
            <text:p>169.3021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156.8736" calcext:value-type="float">
            <text:p>156.8736</text:p>
          </table:table-cell>
          <table:table-cell table:number-columns-repeated="2"/>
          <table:table-cell office:value-type="float" office:value="149.2426" calcext:value-type="float">
            <text:p>149.2426</text:p>
          </table:table-cell>
          <table:table-cell office:value-type="float" office:value="93.3048" calcext:value-type="float">
            <text:p>93.3048</text:p>
          </table:table-cell>
          <table:table-cell office:value-type="float" office:value="-342.1478" calcext:value-type="float">
            <text:p>-342.1478</text:p>
          </table:table-cell>
          <table:table-cell table:number-columns-repeated="2"/>
          <table:table-cell office:value-type="float" office:value="-275.2519" calcext:value-type="float">
            <text:p>-275.2519</text:p>
          </table:table-cell>
          <table:table-cell office:value-type="float" office:value="180.6917" calcext:value-type="float">
            <text:p>180.6917</text:p>
          </table:table-cell>
          <table:table-cell office:value-type="float" office:value="299.6372" calcext:value-type="float">
            <text:p>299.6372</text:p>
          </table:table-cell>
          <table:table-cell/>
        </table:table-row>
        <table:table-row table:style-name="ro1">
          <table:table-cell office:value-type="float" office:value="146.6121" calcext:value-type="float">
            <text:p>146.6121</text:p>
          </table:table-cell>
          <table:table-cell office:value-type="float" office:value="273.1934" calcext:value-type="float">
            <text:p>273.1934</text:p>
          </table:table-cell>
          <table:table-cell office:value-type="float" office:value="134.945" calcext:value-type="float">
            <text:p>134.945</text:p>
          </table:table-cell>
          <table:table-cell table:number-columns-repeated="2"/>
          <table:table-cell office:value-type="float" office:value="112.4063" calcext:value-type="float">
            <text:p>112.4063</text:p>
          </table:table-cell>
          <table:table-cell office:value-type="float" office:value="60.0978" calcext:value-type="float">
            <text:p>60.0978</text:p>
          </table:table-cell>
          <table:table-cell office:value-type="float" office:value="-363.9887" calcext:value-type="float">
            <text:p>-363.9887</text:p>
          </table:table-cell>
          <table:table-cell table:number-columns-repeated="2"/>
          <table:table-cell office:value-type="float" office:value="-63.0046" calcext:value-type="float">
            <text:p>-63.0046</text:p>
          </table:table-cell>
          <table:table-cell office:value-type="float" office:value="192.9258" calcext:value-type="float">
            <text:p>192.9258</text:p>
          </table:table-cell>
          <table:table-cell office:value-type="float" office:value="361.7997" calcext:value-type="float">
            <text:p>361.7997</text:p>
          </table:table-cell>
          <table:table-cell/>
        </table:table-row>
        <table:table-row table:style-name="ro1">
          <table:table-cell office:value-type="float" office:value="146.6121" calcext:value-type="float">
            <text:p>146.6121</text:p>
          </table:table-cell>
          <table:table-cell office:value-type="float" office:value="213.6512" calcext:value-type="float">
            <text:p>213.6512</text:p>
          </table:table-cell>
          <table:table-cell office:value-type="float" office:value="91.0879" calcext:value-type="float">
            <text:p>91.0879</text:p>
          </table:table-cell>
          <table:table-cell table:number-columns-repeated="2"/>
          <table:table-cell office:value-type="float" office:value="124.6851" calcext:value-type="float">
            <text:p>124.6851</text:p>
          </table:table-cell>
          <table:table-cell office:value-type="float" office:value="40.8727" calcext:value-type="float">
            <text:p>40.8727</text:p>
          </table:table-cell>
          <table:table-cell office:value-type="float" office:value="-382.4694" calcext:value-type="float">
            <text:p>-382.4694</text:p>
          </table:table-cell>
          <table:table-cell table:number-columns-repeated="2"/>
          <table:table-cell office:value-type="float" office:value="73.8159" calcext:value-type="float">
            <text:p>73.8159</text:p>
          </table:table-cell>
          <table:table-cell office:value-type="float" office:value="203.4123" calcext:value-type="float">
            <text:p>203.4123</text:p>
          </table:table-cell>
          <table:table-cell office:value-type="float" office:value="361.7997" calcext:value-type="float">
            <text:p>361.7997</text:p>
          </table:table-cell>
          <table:table-cell/>
        </table:table-row>
        <table:table-row table:style-name="ro1">
          <table:table-cell office:value-type="float" office:value="162.3206" calcext:value-type="float">
            <text:p>162.3206</text:p>
          </table:table-cell>
          <table:table-cell office:value-type="float" office:value="92.8157" calcext:value-type="float">
            <text:p>92.8157</text:p>
          </table:table-cell>
          <table:table-cell office:value-type="float" office:value="75.9065" calcext:value-type="float">
            <text:p>75.9065</text:p>
          </table:table-cell>
          <table:table-cell table:number-columns-repeated="2"/>
          <table:table-cell office:value-type="float" office:value="140.4721" calcext:value-type="float">
            <text:p>140.4721</text:p>
          </table:table-cell>
          <table:table-cell office:value-type="float" office:value="42.6204" calcext:value-type="float">
            <text:p>42.6204</text:p>
          </table:table-cell>
          <table:table-cell office:value-type="float" office:value="-360.6286" calcext:value-type="float">
            <text:p>-360.6286</text:p>
          </table:table-cell>
          <table:table-cell table:number-columns-repeated="2"/>
          <table:table-cell office:value-type="float" office:value="235.1941" calcext:value-type="float">
            <text:p>235.1941</text:p>
          </table:table-cell>
          <table:table-cell office:value-type="float" office:value="175.4485" calcext:value-type="float">
            <text:p>175.4485</text:p>
          </table:table-cell>
          <table:table-cell office:value-type="float" office:value="314.7578" calcext:value-type="float">
            <text:p>314.7578</text:p>
          </table:table-cell>
          <table:table-cell/>
        </table:table-row>
        <table:table-row table:style-name="ro1">
          <table:table-cell office:value-type="float" office:value="249.5897" calcext:value-type="float">
            <text:p>249.5897</text:p>
          </table:table-cell>
          <table:table-cell office:value-type="float" office:value="-26.2686" calcext:value-type="float">
            <text:p>-26.2686</text:p>
          </table:table-cell>
          <table:table-cell office:value-type="float" office:value="72.5329" calcext:value-type="float">
            <text:p>72.5329</text:p>
          </table:table-cell>
          <table:table-cell table:number-columns-repeated="2"/>
          <table:table-cell office:value-type="float" office:value="149.2426" calcext:value-type="float">
            <text:p>149.2426</text:p>
          </table:table-cell>
          <table:table-cell office:value-type="float" office:value="58.35" calcext:value-type="float">
            <text:p>58.35</text:p>
          </table:table-cell>
          <table:table-cell office:value-type="float" office:value="-352.2282" calcext:value-type="float">
            <text:p>-352.2282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194.6736" calcext:value-type="float">
            <text:p>194.6736</text:p>
          </table:table-cell>
          <table:table-cell office:value-type="float" office:value="168.5921" calcext:value-type="float">
            <text:p>168.5921</text:p>
          </table:table-cell>
          <table:table-cell/>
        </table:table-row>
        <table:table-row table:style-name="ro1">
          <table:table-cell office:value-type="float" office:value="380.4935" calcext:value-type="float">
            <text:p>380.4935</text:p>
          </table:table-cell>
          <table:table-cell office:value-type="float" office:value="-91.0644" calcext:value-type="float">
            <text:p>-91.0644</text:p>
          </table:table-cell>
          <table:table-cell office:value-type="float" office:value="104.5824" calcext:value-type="float">
            <text:p>104.5824</text:p>
          </table:table-cell>
          <table:table-cell table:number-columns-repeated="2"/>
          <table:table-cell office:value-type="float" office:value="143.9803" calcext:value-type="float">
            <text:p>143.9803</text:p>
          </table:table-cell>
          <table:table-cell office:value-type="float" office:value="35.6294" calcext:value-type="float">
            <text:p>35.6294</text:p>
          </table:table-cell>
          <table:table-cell office:value-type="float" office:value="-357.2684" calcext:value-type="float">
            <text:p>-357.2684</text:p>
          </table:table-cell>
          <table:table-cell table:number-columns-repeated="2"/>
          <table:table-cell office:value-type="float" office:value="379.031" calcext:value-type="float">
            <text:p>379.031</text:p>
          </table:table-cell>
          <table:table-cell office:value-type="float" office:value="199.9168" calcext:value-type="float">
            <text:p>199.9168</text:p>
          </table:table-cell>
          <table:table-cell office:value-type="float" office:value="35.8669" calcext:value-type="float">
            <text:p>35.8669</text:p>
          </table:table-cell>
          <table:table-cell/>
        </table:table-row>
        <table:table-row table:style-name="ro1">
          <table:table-cell office:value-type="float" office:value="460.7811" calcext:value-type="float">
            <text:p>460.7811</text:p>
          </table:table-cell>
          <table:table-cell office:value-type="float" office:value="-91.0644" calcext:value-type="float">
            <text:p>-91.0644</text:p>
          </table:table-cell>
          <table:table-cell office:value-type="float" office:value="131.5714" calcext:value-type="float">
            <text:p>131.5714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-335.4276" calcext:value-type="float">
            <text:p>-335.4276</text:p>
          </table:table-cell>
          <table:table-cell table:number-columns-repeated="2"/>
          <table:table-cell office:value-type="float" office:value="372.0147" calcext:value-type="float">
            <text:p>372.0147</text:p>
          </table:table-cell>
          <table:table-cell office:value-type="float" office:value="217.3942" calcext:value-type="float">
            <text:p>217.3942</text:p>
          </table:table-cell>
          <table:table-cell office:value-type="float" office:value="-88.4579" calcext:value-type="float">
            <text:p>-88.4579</text:p>
          </table:table-cell>
          <table:table-cell/>
        </table:table-row>
        <table:table-row table:style-name="ro1">
          <table:table-cell office:value-type="float" office:value="527.1057" calcext:value-type="float">
            <text:p>527.1057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124.8241" calcext:value-type="float">
            <text:p>124.8241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-335.4276" calcext:value-type="float">
            <text:p>-335.4276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-190.9419" calcext:value-type="float">
            <text:p>-190.9419</text:p>
          </table:table-cell>
          <table:table-cell/>
        </table:table-row>
        <table:table-row table:style-name="ro1">
          <table:table-cell office:value-type="float" office:value="617.8656" calcext:value-type="float">
            <text:p>617.8656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131.5714" calcext:value-type="float">
            <text:p>131.5714</text:p>
          </table:table-cell>
          <table:table-cell table:number-columns-repeated="2"/>
          <table:table-cell office:value-type="float" office:value="170.2919" calcext:value-type="float">
            <text:p>170.2919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-342.1478" calcext:value-type="float">
            <text:p>-342.1478</text:p>
          </table:table-cell>
          <table:table-cell table:number-columns-repeated="2"/>
          <table:table-cell office:value-type="float" office:value="296.5879" calcext:value-type="float">
            <text:p>296.5879</text:p>
          </table:table-cell>
          <table:table-cell office:value-type="float" office:value="100.2957" calcext:value-type="float">
            <text:p>100.2957</text:p>
          </table:table-cell>
          <table:table-cell office:value-type="float" office:value="-285.0256" calcext:value-type="float">
            <text:p>-285.0256</text:p>
          </table:table-cell>
          <table:table-cell/>
        </table:table-row>
        <table:table-row table:style-name="ro1">
          <table:table-cell office:value-type="float" office:value="736.5516" calcext:value-type="float">
            <text:p>736.5516</text:p>
          </table:table-cell>
          <table:table-cell office:value-type="float" office:value="28.0198" calcext:value-type="float">
            <text:p>28.0198</text:p>
          </table:table-cell>
          <table:table-cell office:value-type="float" office:value="148.4395" calcext:value-type="float">
            <text:p>148.4395</text:p>
          </table:table-cell>
          <table:table-cell table:number-columns-repeated="2"/>
          <table:table-cell office:value-type="float" office:value="173.8002" calcext:value-type="float">
            <text:p>173.8002</text:p>
          </table:table-cell>
          <table:table-cell office:value-type="float" office:value="23.3953" calcext:value-type="float">
            <text:p>23.3953</text:p>
          </table:table-cell>
          <table:table-cell office:value-type="float" office:value="-348.8681" calcext:value-type="float">
            <text:p>-348.8681</text:p>
          </table:table-cell>
          <table:table-cell table:number-columns-repeated="2"/>
          <table:table-cell office:value-type="float" office:value="247.4728" calcext:value-type="float">
            <text:p>247.4728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-110.2987" calcext:value-type="float">
            <text:p>-110.2987</text:p>
          </table:table-cell>
          <table:table-cell/>
        </table:table-row>
        <table:table-row table:style-name="ro1">
          <table:table-cell office:value-type="float" office:value="767.9685" calcext:value-type="float">
            <text:p>767.9685</text:p>
          </table:table-cell>
          <table:table-cell office:value-type="float" office:value="77.0545" calcext:value-type="float">
            <text:p>77.0545</text:p>
          </table:table-cell>
          <table:table-cell office:value-type="float" office:value="199.0439" calcext:value-type="float">
            <text:p>199.0439</text:p>
          </table:table-cell>
          <table:table-cell table:number-columns-repeated="2"/>
          <table:table-cell office:value-type="float" office:value="182.5707" calcext:value-type="float">
            <text:p>182.5707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-343.8279" calcext:value-type="float">
            <text:p>-343.8279</text:p>
          </table:table-cell>
          <table:table-cell table:number-columns-repeated="2"/>
          <table:table-cell office:value-type="float" office:value="219.407" calcext:value-type="float">
            <text:p>219.407</text:p>
          </table:table-cell>
          <table:table-cell office:value-type="float" office:value="-347.125" calcext:value-type="float">
            <text:p>-347.125</text:p>
          </table:table-cell>
          <table:table-cell office:value-type="float" office:value="91.3091" calcext:value-type="float">
            <text:p>91.3091</text:p>
          </table:table-cell>
          <table:table-cell/>
        </table:table-row>
        <table:table-row table:style-name="ro1">
          <table:table-cell office:value-type="float" office:value="823.8208" calcext:value-type="float">
            <text:p>823.8208</text:p>
          </table:table-cell>
          <table:table-cell office:value-type="float" office:value="147.1041" calcext:value-type="float">
            <text:p>147.1041</text:p>
          </table:table-cell>
          <table:table-cell office:value-type="float" office:value="185.5494" calcext:value-type="float">
            <text:p>185.5494</text:p>
          </table:table-cell>
          <table:table-cell table:number-columns-repeated="2"/>
          <table:table-cell office:value-type="float" office:value="231.6858" calcext:value-type="float">
            <text:p>231.6858</text:p>
          </table:table-cell>
          <table:table-cell office:value-type="float" office:value="18.1521" calcext:value-type="float">
            <text:p>18.1521</text:p>
          </table:table-cell>
          <table:table-cell office:value-type="float" office:value="-303.5063" calcext:value-type="float">
            <text:p>-303.5063</text:p>
          </table:table-cell>
          <table:table-cell table:number-columns-repeated="2"/>
          <table:table-cell office:value-type="float" office:value="210.6365" calcext:value-type="float">
            <text:p>210.6365</text:p>
          </table:table-cell>
          <table:table-cell office:value-type="float" office:value="-254.4949" calcext:value-type="float">
            <text:p>-254.4949</text:p>
          </table:table-cell>
          <table:table-cell office:value-type="float" office:value="217.314" calcext:value-type="float">
            <text:p>217.314</text:p>
          </table:table-cell>
          <table:table-cell/>
        </table:table-row>
        <table:table-row table:style-name="ro1">
          <table:table-cell office:value-type="float" office:value="844.7654" calcext:value-type="float">
            <text:p>844.7654</text:p>
          </table:table-cell>
          <table:table-cell office:value-type="float" office:value="203.1438" calcext:value-type="float">
            <text:p>203.1438</text:p>
          </table:table-cell>
          <table:table-cell office:value-type="float" office:value="165.3076" calcext:value-type="float">
            <text:p>165.3076</text:p>
          </table:table-cell>
          <table:table-cell table:number-columns-repeated="2"/>
          <table:table-cell office:value-type="float" office:value="289.5715" calcext:value-type="float">
            <text:p>289.5715</text:p>
          </table:table-cell>
          <table:table-cell office:value-type="float" office:value="2.4224" calcext:value-type="float">
            <text:p>2.4224</text:p>
          </table:table-cell>
          <table:table-cell office:value-type="float" office:value="-217.823" calcext:value-type="float">
            <text:p>-217.823</text:p>
          </table:table-cell>
          <table:table-cell table:number-columns-repeated="2"/>
          <table:table-cell office:value-type="float" office:value="210.6365" calcext:value-type="float">
            <text:p>210.6365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351.7193" calcext:value-type="float">
            <text:p>351.7193</text:p>
          </table:table-cell>
          <table:table-cell/>
        </table:table-row>
        <table:table-row table:style-name="ro1">
          <table:table-cell office:value-type="float" office:value="860.4738" calcext:value-type="float">
            <text:p>860.4738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187.2362" calcext:value-type="float">
            <text:p>187.2362</text:p>
          </table:table-cell>
          <table:table-cell table:number-columns-repeated="2"/>
          <table:table-cell office:value-type="float" office:value="343.9489" calcext:value-type="float">
            <text:p>343.9489</text:p>
          </table:table-cell>
          <table:table-cell office:value-type="float" office:value="-20.2981" calcext:value-type="float">
            <text:p>-20.2981</text:p>
          </table:table-cell>
          <table:table-cell office:value-type="float" office:value="-118.6991" calcext:value-type="float">
            <text:p>-118.6991</text:p>
          </table:table-cell>
          <table:table-cell table:number-columns-repeated="2"/>
          <table:table-cell office:value-type="float" office:value="229.9317" calcext:value-type="float">
            <text:p>229.9317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299.6372" calcext:value-type="float">
            <text:p>299.6372</text:p>
          </table:table-cell>
          <table:table-cell/>
        </table:table-row>
        <table:table-row table:style-name="ro1">
          <table:table-cell office:value-type="float" office:value="804.6216" calcext:value-type="float">
            <text:p>804.6216</text:p>
          </table:table-cell>
          <table:table-cell office:value-type="float" office:value="316.9744" calcext:value-type="float">
            <text:p>316.9744</text:p>
          </table:table-cell>
          <table:table-cell office:value-type="float" office:value="173.7417" calcext:value-type="float">
            <text:p>173.7417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14.6566" calcext:value-type="float">
            <text:p>14.6566</text:p>
          </table:table-cell>
          <table:table-cell office:value-type="float" office:value="52.6676" calcext:value-type="float">
            <text:p>52.6676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271.5741" calcext:value-type="float">
            <text:p>271.5741</text:p>
          </table:table-cell>
          <table:table-cell office:value-type="float" office:value="158.5117" calcext:value-type="float">
            <text:p>158.5117</text:p>
          </table:table-cell>
          <table:table-cell/>
        </table:table-row>
        <table:table-row table:style-name="ro1">
          <table:table-cell office:value-type="float" office:value="811.6031" calcext:value-type="float">
            <text:p>811.6031</text:p>
          </table:table-cell>
          <table:table-cell office:value-type="float" office:value="383.5215" calcext:value-type="float">
            <text:p>383.5215</text:p>
          </table:table-cell>
          <table:table-cell office:value-type="float" office:value="170.3681" calcext:value-type="float">
            <text:p>170.3681</text:p>
          </table:table-cell>
          <table:table-cell table:number-columns-repeated="2"/>
          <table:table-cell office:value-type="float" office:value="270.2763" calcext:value-type="float">
            <text:p>270.2763</text:p>
          </table:table-cell>
          <table:table-cell office:value-type="float" office:value="0.6747" calcext:value-type="float">
            <text:p>0.6747</text:p>
          </table:table-cell>
          <table:table-cell office:value-type="float" office:value="227.3944" calcext:value-type="float">
            <text:p>227.3944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248.8535" calcext:value-type="float">
            <text:p>248.8535</text:p>
          </table:table-cell>
          <table:table-cell office:value-type="float" office:value="-1.0945" calcext:value-type="float">
            <text:p>-1.0945</text:p>
          </table:table-cell>
          <table:table-cell/>
        </table:table-row>
        <table:table-row table:style-name="ro1">
          <table:table-cell office:value-type="float" office:value="774.95" calcext:value-type="float">
            <text:p>774.95</text:p>
          </table:table-cell>
          <table:table-cell office:value-type="float" office:value="385.2728" calcext:value-type="float">
            <text:p>385.2728</text:p>
          </table:table-cell>
          <table:table-cell office:value-type="float" office:value="215.912" calcext:value-type="float">
            <text:p>215.912</text:p>
          </table:table-cell>
          <table:table-cell table:number-columns-repeated="2"/>
          <table:table-cell office:value-type="float" office:value="128.1933" calcext:value-type="float">
            <text:p>128.1933</text:p>
          </table:table-cell>
          <table:table-cell office:value-type="float" office:value="-8.0639" calcext:value-type="float">
            <text:p>-8.0639</text:p>
          </table:table-cell>
          <table:table-cell office:value-type="float" office:value="363.4797" calcext:value-type="float">
            <text:p>363.4797</text:p>
          </table:table-cell>
          <table:table-cell table:number-columns-repeated="2"/>
          <table:table-cell office:value-type="float" office:value="389.5557" calcext:value-type="float">
            <text:p>389.5557</text:p>
          </table:table-cell>
          <table:table-cell office:value-type="float" office:value="150.9801" calcext:value-type="float">
            <text:p>150.9801</text:p>
          </table:table-cell>
          <table:table-cell office:value-type="float" office:value="-108.6187" calcext:value-type="float">
            <text:p>-108.6187</text:p>
          </table:table-cell>
          <table:table-cell/>
        </table:table-row>
        <table:table-row table:style-name="ro1">
          <table:table-cell office:value-type="float" office:value="760.987" calcext:value-type="float">
            <text:p>760.987</text:p>
          </table:table-cell>
          <table:table-cell office:value-type="float" office:value="451.8199" calcext:value-type="float">
            <text:p>451.8199</text:p>
          </table:table-cell>
          <table:table-cell office:value-type="float" office:value="188.923" calcext:value-type="float">
            <text:p>188.923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-51.7573" calcext:value-type="float">
            <text:p>-51.7573</text:p>
          </table:table-cell>
          <table:table-cell office:value-type="float" office:value="392.0409" calcext:value-type="float">
            <text:p>392.0409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-241.3439" calcext:value-type="float">
            <text:p>-241.3439</text:p>
          </table:table-cell>
          <table:table-cell/>
        </table:table-row>
        <table:table-row table:style-name="ro1">
          <table:table-cell office:value-type="float" office:value="767.9685" calcext:value-type="float">
            <text:p>767.9685</text:p>
          </table:table-cell>
          <table:table-cell office:value-type="float" office:value="476.3373" calcext:value-type="float">
            <text:p>476.3373</text:p>
          </table:table-cell>
          <table:table-cell office:value-type="float" office:value="188.923" calcext:value-type="float">
            <text:p>188.923</text:p>
          </table:table-cell>
          <table:table-cell table:number-columns-repeated="2"/>
          <table:table-cell office:value-type="float" office:value="-106.8573" calcext:value-type="float">
            <text:p>-106.8573</text:p>
          </table:table-cell>
          <table:table-cell office:value-type="float" office:value="-29.0367" calcext:value-type="float">
            <text:p>-29.0367</text:p>
          </table:table-cell>
          <table:table-cell office:value-type="float" office:value="370.2" calcext:value-type="float">
            <text:p>370.2</text:p>
          </table:table-cell>
          <table:table-cell table:number-columns-repeated="2"/>
          <table:table-cell office:value-type="float" office:value="165.0296" calcext:value-type="float">
            <text:p>165.0296</text:p>
          </table:table-cell>
          <table:table-cell office:value-type="float" office:value="-65.7392" calcext:value-type="float">
            <text:p>-65.7392</text:p>
          </table:table-cell>
          <table:table-cell office:value-type="float" office:value="-377.4292" calcext:value-type="float">
            <text:p>-377.4292</text:p>
          </table:table-cell>
          <table:table-cell/>
        </table:table-row>
        <table:table-row table:style-name="ro1">
          <table:table-cell office:value-type="float" office:value="781.9316" calcext:value-type="float">
            <text:p>781.9316</text:p>
          </table:table-cell>
          <table:table-cell office:value-type="float" office:value="476.3373" calcext:value-type="float">
            <text:p>476.3373</text:p>
          </table:table-cell>
          <table:table-cell office:value-type="float" office:value="138.3186" calcext:value-type="float">
            <text:p>138.3186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-11.5594" calcext:value-type="float">
            <text:p>-11.5594</text:p>
          </table:table-cell>
          <table:table-cell office:value-type="float" office:value="360.1196" calcext:value-type="float">
            <text:p>360.1196</text:p>
          </table:table-cell>
          <table:table-cell table:number-columns-repeated="2"/>
          <table:table-cell office:value-type="float" office:value="-98.0868" calcext:value-type="float">
            <text:p>-98.0868</text:p>
          </table:table-cell>
          <table:table-cell office:value-type="float" office:value="-97.1985" calcext:value-type="float">
            <text:p>-97.1985</text:p>
          </table:table-cell>
          <table:table-cell office:value-type="float" office:value="-363.9887" calcext:value-type="float">
            <text:p>-363.9887</text:p>
          </table:table-cell>
          <table:table-cell/>
        </table:table-row>
        <table:table-row table:style-name="ro1">
          <table:table-cell office:value-type="float" office:value="795.8947" calcext:value-type="float">
            <text:p>795.8947</text:p>
          </table:table-cell>
          <table:table-cell office:value-type="float" office:value="469.3323" calcext:value-type="float">
            <text:p>469.3323</text:p>
          </table:table-cell>
          <table:table-cell office:value-type="float" office:value="124.8241" calcext:value-type="float">
            <text:p>124.8241</text:p>
          </table:table-cell>
          <table:table-cell table:number-columns-repeated="2"/>
          <table:table-cell office:value-type="float" office:value="-185.7923" calcext:value-type="float">
            <text:p>-185.7923</text:p>
          </table:table-cell>
          <table:table-cell office:value-type="float" office:value="4.1702" calcext:value-type="float">
            <text:p>4.1702</text:p>
          </table:table-cell>
          <table:table-cell office:value-type="float" office:value="348.3591" calcext:value-type="float">
            <text:p>348.3591</text:p>
          </table:table-cell>
          <table:table-cell table:number-columns-repeated="2"/>
          <table:table-cell office:value-type="float" office:value="-331.3834" calcext:value-type="float">
            <text:p>-331.3834</text:p>
          </table:table-cell>
          <table:table-cell office:value-type="float" office:value="-63.9915" calcext:value-type="float">
            <text:p>-63.9915</text:p>
          </table:table-cell>
          <table:table-cell office:value-type="float" office:value="-167.421" calcext:value-type="float">
            <text:p>-167.421</text:p>
          </table:table-cell>
          <table:table-cell/>
        </table:table-row>
        <table:table-row table:style-name="ro1">
          <table:table-cell office:value-type="float" office:value="734.8062" calcext:value-type="float">
            <text:p>734.8062</text:p>
          </table:table-cell>
          <table:table-cell office:value-type="float" office:value="488.596" calcext:value-type="float">
            <text:p>488.596</text:p>
          </table:table-cell>
          <table:table-cell office:value-type="float" office:value="173.7417" calcext:value-type="float">
            <text:p>173.7417</text:p>
          </table:table-cell>
          <table:table-cell table:number-columns-repeated="2"/>
          <table:table-cell office:value-type="float" office:value="-248.9402" calcext:value-type="float">
            <text:p>-248.9402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318.118" calcext:value-type="float">
            <text:p>318.118</text:p>
          </table:table-cell>
          <table:table-cell table:number-columns-repeated="2"/>
          <table:table-cell office:value-type="float" office:value="-373.482" calcext:value-type="float">
            <text:p>-373.482</text:p>
          </table:table-cell>
          <table:table-cell office:value-type="float" office:value="-11.5594" calcext:value-type="float">
            <text:p>-11.5594</text:p>
          </table:table-cell>
          <table:table-cell office:value-type="float" office:value="3.9456" calcext:value-type="float">
            <text:p>3.9456</text:p>
          </table:table-cell>
          <table:table-cell/>
        </table:table-row>
        <table:table-row table:style-name="ro1">
          <table:table-cell office:value-type="float" office:value="626.5925" calcext:value-type="float">
            <text:p>626.5925</text:p>
          </table:table-cell>
          <table:table-cell office:value-type="float" office:value="443.0637" calcext:value-type="float">
            <text:p>443.0637</text:p>
          </table:table-cell>
          <table:table-cell office:value-type="float" office:value="281.6978" calcext:value-type="float">
            <text:p>281.6978</text:p>
          </table:table-cell>
          <table:table-cell table:number-columns-repeated="2"/>
          <table:table-cell office:value-type="float" office:value="-248.9402" calcext:value-type="float">
            <text:p>-248.9402</text:p>
          </table:table-cell>
          <table:table-cell office:value-type="float" office:value="123.0163" calcext:value-type="float">
            <text:p>123.0163</text:p>
          </table:table-cell>
          <table:table-cell office:value-type="float" office:value="304.6775" calcext:value-type="float">
            <text:p>304.6775</text:p>
          </table:table-cell>
          <table:table-cell table:number-columns-repeated="2"/>
          <table:table-cell office:value-type="float" office:value="-343.6622" calcext:value-type="float">
            <text:p>-343.6622</text:p>
          </table:table-cell>
          <table:table-cell office:value-type="float" office:value="102.0435" calcext:value-type="float">
            <text:p>102.0435</text:p>
          </table:table-cell>
          <table:table-cell office:value-type="float" office:value="129.9506" calcext:value-type="float">
            <text:p>129.9506</text:p>
          </table:table-cell>
          <table:table-cell/>
        </table:table-row>
        <table:table-row table:style-name="ro1">
          <table:table-cell office:value-type="float" office:value="575.9764" calcext:value-type="float">
            <text:p>575.9764</text:p>
          </table:table-cell>
          <table:table-cell office:value-type="float" office:value="353.7504" calcext:value-type="float">
            <text:p>353.7504</text:p>
          </table:table-cell>
          <table:table-cell office:value-type="float" office:value="323.8681" calcext:value-type="float">
            <text:p>323.8681</text:p>
          </table:table-cell>
          <table:table-cell table:number-columns-repeated="2"/>
          <table:table-cell office:value-type="float" office:value="-184.0382" calcext:value-type="float">
            <text:p>-184.0382</text:p>
          </table:table-cell>
          <table:table-cell office:value-type="float" office:value="163.2143" calcext:value-type="float">
            <text:p>163.2143</text:p>
          </table:table-cell>
          <table:table-cell office:value-type="float" office:value="309.7177" calcext:value-type="float">
            <text:p>309.7177</text:p>
          </table:table-cell>
          <table:table-cell table:number-columns-repeated="2"/>
          <table:table-cell office:value-type="float" office:value="-203.3334" calcext:value-type="float">
            <text:p>-203.3334</text:p>
          </table:table-cell>
          <table:table-cell office:value-type="float" office:value="178.9439" calcext:value-type="float">
            <text:p>178.9439</text:p>
          </table:table-cell>
          <table:table-cell office:value-type="float" office:value="277.7964" calcext:value-type="float">
            <text:p>277.7964</text:p>
          </table:table-cell>
          <table:table-cell/>
        </table:table-row>
        <table:table-row table:style-name="ro1">
          <table:table-cell office:value-type="float" office:value="565.5041" calcext:value-type="float">
            <text:p>565.5041</text:p>
          </table:table-cell>
          <table:table-cell office:value-type="float" office:value="325.7306" calcext:value-type="float">
            <text:p>325.7306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-122.6443" calcext:value-type="float">
            <text:p>-122.6443</text:p>
          </table:table-cell>
          <table:table-cell office:value-type="float" office:value="189.4304" calcext:value-type="float">
            <text:p>189.4304</text:p>
          </table:table-cell>
          <table:table-cell office:value-type="float" office:value="318.118" calcext:value-type="float">
            <text:p>318.118</text:p>
          </table:table-cell>
          <table:table-cell table:number-columns-repeated="2"/>
          <table:table-cell office:value-type="float" office:value="-8.6271" calcext:value-type="float">
            <text:p>-8.6271</text:p>
          </table:table-cell>
          <table:table-cell office:value-type="float" office:value="219.1419" calcext:value-type="float">
            <text:p>219.1419</text:p>
          </table:table-cell>
          <table:table-cell office:value-type="float" office:value="346.6791" calcext:value-type="float">
            <text:p>346.6791</text:p>
          </table:table-cell>
          <table:table-cell/>
        </table:table-row>
        <table:table-row table:style-name="ro1">
          <table:table-cell office:value-type="float" office:value="530.5964" calcext:value-type="float">
            <text:p>530.5964</text:p>
          </table:table-cell>
          <table:table-cell office:value-type="float" office:value="259.1835" calcext:value-type="float">
            <text:p>259.1835</text:p>
          </table:table-cell>
          <table:table-cell office:value-type="float" office:value="340.7362" calcext:value-type="float">
            <text:p>340.7362</text:p>
          </table:table-cell>
          <table:table-cell table:number-columns-repeated="2"/>
          <table:table-cell office:value-type="float" office:value="-131.4149" calcext:value-type="float">
            <text:p>-131.4149</text:p>
          </table:table-cell>
          <table:table-cell office:value-type="float" office:value="173.7007" calcext:value-type="float">
            <text:p>173.7007</text:p>
          </table:table-cell>
          <table:table-cell office:value-type="float" office:value="316.4379" calcext:value-type="float">
            <text:p>316.4379</text:p>
          </table:table-cell>
          <table:table-cell table:number-columns-repeated="2"/>
          <table:table-cell office:value-type="float" office:value="114.1604" calcext:value-type="float">
            <text:p>114.1604</text:p>
          </table:table-cell>
          <table:table-cell office:value-type="float" office:value="233.1238" calcext:value-type="float">
            <text:p>233.1238</text:p>
          </table:table-cell>
          <table:table-cell office:value-type="float" office:value="323.1582" calcext:value-type="float">
            <text:p>323.1582</text:p>
          </table:table-cell>
          <table:table-cell/>
        </table:table-row>
        <table:table-row table:style-name="ro1">
          <table:table-cell office:value-type="float" office:value="560.268" calcext:value-type="float">
            <text:p>560.268</text:p>
          </table:table-cell>
          <table:table-cell office:value-type="float" office:value="260.9347" calcext:value-type="float">
            <text:p>260.9347</text:p>
          </table:table-cell>
          <table:table-cell office:value-type="float" office:value="332.3021" calcext:value-type="float">
            <text:p>332.3021</text:p>
          </table:table-cell>
          <table:table-cell table:number-columns-repeated="2"/>
          <table:table-cell office:value-type="float" office:value="-226.1368" calcext:value-type="float">
            <text:p>-226.1368</text:p>
          </table:table-cell>
          <table:table-cell office:value-type="float" office:value="166.7098" calcext:value-type="float">
            <text:p>166.7098</text:p>
          </table:table-cell>
          <table:table-cell office:value-type="float" office:value="299.6372" calcext:value-type="float">
            <text:p>299.6372</text:p>
          </table:table-cell>
          <table:table-cell table:number-columns-repeated="2"/>
          <table:table-cell office:value-type="float" office:value="249.2269" calcext:value-type="float">
            <text:p>249.2269</text:p>
          </table:table-cell>
          <table:table-cell office:value-type="float" office:value="252.3489" calcext:value-type="float">
            <text:p>252.3489</text:p>
          </table:table-cell>
          <table:table-cell office:value-type="float" office:value="213.9539" calcext:value-type="float">
            <text:p>213.9539</text:p>
          </table:table-cell>
          <table:table-cell/>
        </table:table-row>
        <table:table-row table:style-name="ro1">
          <table:table-cell office:value-type="float" office:value="464.2719" calcext:value-type="float">
            <text:p>464.2719</text:p>
          </table:table-cell>
          <table:table-cell office:value-type="float" office:value="133.0942" calcext:value-type="float">
            <text:p>133.0942</text:p>
          </table:table-cell>
          <table:table-cell office:value-type="float" office:value="317.1208" calcext:value-type="float">
            <text:p>317.1208</text:p>
          </table:table-cell>
          <table:table-cell table:number-columns-repeated="2"/>
          <table:table-cell office:value-type="float" office:value="-280.5142" calcext:value-type="float">
            <text:p>-280.5142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244.1951" calcext:value-type="float">
            <text:p>244.1951</text:p>
          </table:table-cell>
          <table:table-cell table:number-columns-repeated="2"/>
          <table:table-cell office:value-type="float" office:value="322.8996" calcext:value-type="float">
            <text:p>322.8996</text:p>
          </table:table-cell>
          <table:table-cell office:value-type="float" office:value="287.3037" calcext:value-type="float">
            <text:p>287.3037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466.0173" calcext:value-type="float">
            <text:p>466.0173</text:p>
          </table:table-cell>
          <table:table-cell office:value-type="float" office:value="89.3132" calcext:value-type="float">
            <text:p>89.3132</text:p>
          </table:table-cell>
          <table:table-cell office:value-type="float" office:value="288.445" calcext:value-type="float">
            <text:p>288.445</text:p>
          </table:table-cell>
          <table:table-cell table:number-columns-repeated="2"/>
          <table:table-cell office:value-type="float" office:value="-366.4656" calcext:value-type="float">
            <text:p>-366.4656</text:p>
          </table:table-cell>
          <table:table-cell office:value-type="float" office:value="-11.5594" calcext:value-type="float">
            <text:p>-11.5594</text:p>
          </table:table-cell>
          <table:table-cell office:value-type="float" office:value="158.5117" calcext:value-type="float">
            <text:p>158.5117</text:p>
          </table:table-cell>
          <table:table-cell table:number-columns-repeated="2"/>
          <table:table-cell office:value-type="float" office:value="363.2441" calcext:value-type="float">
            <text:p>363.2441</text:p>
          </table:table-cell>
          <table:table-cell office:value-type="float" office:value="226.1328" calcext:value-type="float">
            <text:p>226.1328</text:p>
          </table:table-cell>
          <table:table-cell office:value-type="float" office:value="-19.5752" calcext:value-type="float">
            <text:p>-19.5752</text:p>
          </table:table-cell>
          <table:table-cell/>
        </table:table-row>
        <table:table-row table:style-name="ro1">
          <table:table-cell office:value-type="float" office:value="436.3457" calcext:value-type="float">
            <text:p>436.3457</text:p>
          </table:table-cell>
          <table:table-cell office:value-type="float" office:value="98.0694" calcext:value-type="float">
            <text:p>98.0694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-355.9409" calcext:value-type="float">
            <text:p>-355.9409</text:p>
          </table:table-cell>
          <table:table-cell office:value-type="float" office:value="-179.3422" calcext:value-type="float">
            <text:p>-179.3422</text:p>
          </table:table-cell>
          <table:table-cell office:value-type="float" office:value="151.7914" calcext:value-type="float">
            <text:p>151.7914</text:p>
          </table:table-cell>
          <table:table-cell table:number-columns-repeated="2"/>
          <table:table-cell office:value-type="float" office:value="384.2934" calcext:value-type="float">
            <text:p>384.2934</text:p>
          </table:table-cell>
          <table:table-cell office:value-type="float" office:value="166.7098" calcext:value-type="float">
            <text:p>166.7098</text:p>
          </table:table-cell>
          <table:table-cell office:value-type="float" office:value="-137.1798" calcext:value-type="float">
            <text:p>-137.1798</text:p>
          </table:table-cell>
          <table:table-cell/>
        </table:table-row>
        <table:table-row table:style-name="ro1">
          <table:table-cell office:value-type="float" office:value="375.2573" calcext:value-type="float">
            <text:p>375.2573</text:p>
          </table:table-cell>
          <table:table-cell office:value-type="float" office:value="82.3082" calcext:value-type="float">
            <text:p>82.3082</text:p>
          </table:table-cell>
          <table:table-cell office:value-type="float" office:value="281.6978" calcext:value-type="float">
            <text:p>281.6978</text:p>
          </table:table-cell>
          <table:table-cell table:number-columns-repeated="2"/>
          <table:table-cell office:value-type="float" office:value="-250.6943" calcext:value-type="float">
            <text:p>-250.6943</text:p>
          </table:table-cell>
          <table:table-cell office:value-type="float" office:value="-298.1883" calcext:value-type="float">
            <text:p>-298.1883</text:p>
          </table:table-cell>
          <table:table-cell office:value-type="float" office:value="145.0712" calcext:value-type="float">
            <text:p>145.0712</text:p>
          </table:table-cell>
          <table:table-cell table:number-columns-repeated="2"/>
          <table:table-cell office:value-type="float" office:value="352.7194" calcext:value-type="float">
            <text:p>352.7194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-231.2635" calcext:value-type="float">
            <text:p>-231.2635</text:p>
          </table:table-cell>
          <table:table-cell/>
        </table:table-row>
        <table:table-row table:style-name="ro1">
          <table:table-cell office:value-type="float" office:value="274.0251" calcext:value-type="float">
            <text:p>274.0251</text:p>
          </table:table-cell>
          <table:table-cell office:value-type="float" office:value="-1.7512" calcext:value-type="float">
            <text:p>-1.7512</text:p>
          </table:table-cell>
          <table:table-cell office:value-type="float" office:value="129.8846" calcext:value-type="float">
            <text:p>129.8846</text:p>
          </table:table-cell>
          <table:table-cell table:number-columns-repeated="2"/>
          <table:table-cell office:value-type="float" office:value="-94.5786" calcext:value-type="float">
            <text:p>-94.5786</text:p>
          </table:table-cell>
          <table:table-cell office:value-type="float" office:value="-373.3411" calcext:value-type="float">
            <text:p>-373.3411</text:p>
          </table:table-cell>
          <table:table-cell office:value-type="float" office:value="160.1918" calcext:value-type="float">
            <text:p>160.1918</text:p>
          </table:table-cell>
          <table:table-cell table:number-columns-repeated="2"/>
          <table:table-cell office:value-type="float" office:value="319.3913" calcext:value-type="float">
            <text:p>319.3913</text:p>
          </table:table-cell>
          <table:table-cell office:value-type="float" office:value="-118.1714" calcext:value-type="float">
            <text:p>-118.1714</text:p>
          </table:table-cell>
          <table:table-cell office:value-type="float" office:value="-253.1044" calcext:value-type="float">
            <text:p>-253.1044</text:p>
          </table:table-cell>
          <table:table-cell/>
        </table:table-row>
        <table:table-row table:style-name="ro1">
          <table:table-cell office:value-type="float" office:value="211.1913" calcext:value-type="float">
            <text:p>211.1913</text:p>
          </table:table-cell>
          <table:table-cell office:value-type="float" office:value="12.2586" calcext:value-type="float">
            <text:p>12.2586</text:p>
          </table:table-cell>
          <table:table-cell office:value-type="float" office:value="11.8076" calcext:value-type="float">
            <text:p>11.8076</text:p>
          </table:table-cell>
          <table:table-cell table:number-columns-repeated="2"/>
          <table:table-cell office:value-type="float" office:value="56.2749" calcext:value-type="float">
            <text:p>56.2749</text:p>
          </table:table-cell>
          <table:table-cell office:value-type="float" office:value="-317.4135" calcext:value-type="float">
            <text:p>-317.4135</text:p>
          </table:table-cell>
          <table:table-cell office:value-type="float" office:value="203.8735" calcext:value-type="float">
            <text:p>203.8735</text:p>
          </table:table-cell>
          <table:table-cell table:number-columns-repeated="2"/>
          <table:table-cell office:value-type="float" office:value="321.1454" calcext:value-type="float">
            <text:p>321.1454</text:p>
          </table:table-cell>
          <table:table-cell office:value-type="float" office:value="-217.7924" calcext:value-type="float">
            <text:p>-217.7924</text:p>
          </table:table-cell>
          <table:table-cell office:value-type="float" office:value="-164.0609" calcext:value-type="float">
            <text:p>-164.0609</text:p>
          </table:table-cell>
          <table:table-cell/>
        </table:table-row>
        <table:table-row table:style-name="ro1">
          <table:table-cell office:value-type="float" office:value="193.7375" calcext:value-type="float">
            <text:p>193.7375</text:p>
          </table:table-cell>
          <table:table-cell office:value-type="float" office:value="26.2686" calcext:value-type="float">
            <text:p>26.2686</text:p>
          </table:table-cell>
          <table:table-cell office:value-type="float" office:value="-173.7417" calcext:value-type="float">
            <text:p>-173.7417</text:p>
          </table:table-cell>
          <table:table-cell table:number-columns-repeated="2"/>
          <table:table-cell office:value-type="float" office:value="103.6358" calcext:value-type="float">
            <text:p>103.6358</text:p>
          </table:table-cell>
          <table:table-cell office:value-type="float" office:value="-308.6748" calcext:value-type="float">
            <text:p>-308.6748</text:p>
          </table:table-cell>
          <table:table-cell office:value-type="float" office:value="232.4346" calcext:value-type="float">
            <text:p>232.4346</text:p>
          </table:table-cell>
          <table:table-cell table:number-columns-repeated="2"/>
          <table:table-cell office:value-type="float" office:value="317.6372" calcext:value-type="float">
            <text:p>317.6372</text:p>
          </table:table-cell>
          <table:table-cell office:value-type="float" office:value="-249.2517" calcext:value-type="float">
            <text:p>-249.2517</text:p>
          </table:table-cell>
          <table:table-cell office:value-type="float" office:value="50.9875" calcext:value-type="float">
            <text:p>50.9875</text:p>
          </table:table-cell>
          <table:table-cell/>
        </table:table-row>
        <table:table-row table:style-name="ro1">
          <table:table-cell office:value-type="float" office:value="198.9736" calcext:value-type="float">
            <text:p>198.9736</text:p>
          </table:table-cell>
          <table:table-cell office:value-type="float" office:value="38.5272" calcext:value-type="float">
            <text:p>38.5272</text:p>
          </table:table-cell>
          <table:table-cell office:value-type="float" office:value="-209.1648" calcext:value-type="float">
            <text:p>-209.1648</text:p>
          </table:table-cell>
          <table:table-cell table:number-columns-repeated="2"/>
          <table:table-cell office:value-type="float" office:value="-29.6765" calcext:value-type="float">
            <text:p>-29.6765</text:p>
          </table:table-cell>
          <table:table-cell office:value-type="float" office:value="-326.1521" calcext:value-type="float">
            <text:p>-326.1521</text:p>
          </table:table-cell>
          <table:table-cell office:value-type="float" office:value="232.4346" calcext:value-type="float">
            <text:p>232.4346</text:p>
          </table:table-cell>
          <table:table-cell table:number-columns-repeated="2"/>
          <table:table-cell office:value-type="float" office:value="240.4564" calcext:value-type="float">
            <text:p>240.4564</text:p>
          </table:table-cell>
          <table:table-cell office:value-type="float" office:value="-200.315" calcext:value-type="float">
            <text:p>-200.315</text:p>
          </table:table-cell>
          <table:table-cell office:value-type="float" office:value="269.3961" calcext:value-type="float">
            <text:p>269.3961</text:p>
          </table:table-cell>
          <table:table-cell/>
        </table:table-row>
        <table:table-row table:style-name="ro1">
          <table:table-cell office:value-type="float" office:value="219.9182" calcext:value-type="float">
            <text:p>219.9182</text:p>
          </table:table-cell>
          <table:table-cell office:value-type="float" office:value="182.1289" calcext:value-type="float">
            <text:p>182.1289</text:p>
          </table:table-cell>
          <table:table-cell office:value-type="float" office:value="-340.7362" calcext:value-type="float">
            <text:p>-340.7362</text:p>
          </table:table-cell>
          <table:table-cell table:number-columns-repeated="2"/>
          <table:table-cell office:value-type="float" office:value="-162.9888" calcext:value-type="float">
            <text:p>-162.9888</text:p>
          </table:table-cell>
          <table:table-cell office:value-type="float" office:value="-315.6657" calcext:value-type="float">
            <text:p>-315.6657</text:p>
          </table:table-cell>
          <table:table-cell office:value-type="float" office:value="205.5536" calcext:value-type="float">
            <text:p>205.5536</text:p>
          </table:table-cell>
          <table:table-cell table:number-columns-repeated="2"/>
          <table:table-cell office:value-type="float" office:value="24.7008" calcext:value-type="float">
            <text:p>24.7008</text:p>
          </table:table-cell>
          <table:table-cell office:value-type="float" office:value="-100.694" calcext:value-type="float">
            <text:p>-100.694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223.409" calcext:value-type="float">
            <text:p>223.409</text:p>
          </table:table-cell>
          <table:table-cell office:value-type="float" office:value="374.7653" calcext:value-type="float">
            <text:p>374.7653</text:p>
          </table:table-cell>
          <table:table-cell office:value-type="float" office:value="-357.6044" calcext:value-type="float">
            <text:p>-357.6044</text:p>
          </table:table-cell>
          <table:table-cell table:number-columns-repeated="2"/>
          <table:table-cell office:value-type="float" office:value="-280.5142" calcext:value-type="float">
            <text:p>-280.5142</text:p>
          </table:table-cell>
          <table:table-cell office:value-type="float" office:value="-209.0537" calcext:value-type="float">
            <text:p>-209.0537</text:p>
          </table:table-cell>
          <table:table-cell office:value-type="float" office:value="213.9539" calcext:value-type="float">
            <text:p>213.9539</text:p>
          </table:table-cell>
          <table:table-cell table:number-columns-repeated="2"/>
          <table:table-cell office:value-type="float" office:value="-63.0046" calcext:value-type="float">
            <text:p>-63.0046</text:p>
          </table:table-cell>
          <table:table-cell office:value-type="float" office:value="157.9711" calcext:value-type="float">
            <text:p>157.9711</text:p>
          </table:table-cell>
          <table:table-cell office:value-type="float" office:value="375.2402" calcext:value-type="float">
            <text:p>375.2402</text:p>
          </table:table-cell>
          <table:table-cell/>
        </table:table-row>
        <table:table-row table:style-name="ro1">
          <table:table-cell office:value-type="float" office:value="228.6451" calcext:value-type="float">
            <text:p>228.6451</text:p>
          </table:table-cell>
          <table:table-cell office:value-type="float" office:value="481.591" calcext:value-type="float">
            <text:p>481.591</text:p>
          </table:table-cell>
          <table:table-cell office:value-type="float" office:value="-281.6978" calcext:value-type="float">
            <text:p>-281.6978</text:p>
          </table:table-cell>
          <table:table-cell table:number-columns-repeated="2"/>
          <table:table-cell office:value-type="float" office:value="-341.9081" calcext:value-type="float">
            <text:p>-341.9081</text:p>
          </table:table-cell>
          <table:table-cell office:value-type="float" office:value="-123.4146" calcext:value-type="float">
            <text:p>-123.4146</text:p>
          </table:table-cell>
          <table:table-cell office:value-type="float" office:value="212.2738" calcext:value-type="float">
            <text:p>212.2738</text:p>
          </table:table-cell>
          <table:table-cell table:number-columns-repeated="2"/>
          <table:table-cell office:value-type="float" office:value="5.4056" calcext:value-type="float">
            <text:p>5.4056</text:p>
          </table:table-cell>
          <table:table-cell office:value-type="float" office:value="376.4383" calcext:value-type="float">
            <text:p>376.4383</text:p>
          </table:table-cell>
          <table:table-cell office:value-type="float" office:value="188.7529" calcext:value-type="float">
            <text:p>188.7529</text:p>
          </table:table-cell>
          <table:table-cell/>
        </table:table-row>
        <table:table-row table:style-name="ro1">
          <table:table-cell office:value-type="float" office:value="363.0396" calcext:value-type="float">
            <text:p>363.0396</text:p>
          </table:table-cell>
          <table:table-cell office:value-type="float" office:value="616.4365" calcext:value-type="float">
            <text:p>616.4365</text:p>
          </table:table-cell>
          <table:table-cell office:value-type="float" office:value="-232.7802" calcext:value-type="float">
            <text:p>-232.7802</text:p>
          </table:table-cell>
          <table:table-cell table:number-columns-repeated="2"/>
          <table:table-cell office:value-type="float" office:value="-352.4327" calcext:value-type="float">
            <text:p>-352.4327</text:p>
          </table:table-cell>
          <table:table-cell office:value-type="float" office:value="-43.0186" calcext:value-type="float">
            <text:p>-43.0186</text:p>
          </table:table-cell>
          <table:table-cell office:value-type="float" office:value="239.1549" calcext:value-type="float">
            <text:p>239.1549</text:p>
          </table:table-cell>
          <table:table-cell table:number-columns-repeated="2"/>
          <table:table-cell office:value-type="float" office:value="126.4392" calcext:value-type="float">
            <text:p>126.4392</text:p>
          </table:table-cell>
          <table:table-cell office:value-type="float" office:value="427.1226" calcext:value-type="float">
            <text:p>427.1226</text:p>
          </table:table-cell>
          <table:table-cell office:value-type="float" office:value="-1.0945" calcext:value-type="float">
            <text:p>-1.0945</text:p>
          </table:table-cell>
          <table:table-cell/>
        </table:table-row>
        <table:table-row table:style-name="ro1">
          <table:table-cell office:value-type="float" office:value="535.8326" calcext:value-type="float">
            <text:p>535.8326</text:p>
          </table:table-cell>
          <table:table-cell office:value-type="float" office:value="656.715" calcext:value-type="float">
            <text:p>656.715</text:p>
          </table:table-cell>
          <table:table-cell office:value-type="float" office:value="-190.6098" calcext:value-type="float">
            <text:p>-190.6098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-1.0729" calcext:value-type="float">
            <text:p>-1.0729</text:p>
          </table:table-cell>
          <table:table-cell office:value-type="float" office:value="289.5569" calcext:value-type="float">
            <text:p>289.5569</text:p>
          </table:table-cell>
          <table:table-cell table:number-columns-repeated="2"/>
          <table:table-cell office:value-type="float" office:value="208.8824" calcext:value-type="float">
            <text:p>208.8824</text:p>
          </table:table-cell>
          <table:table-cell office:value-type="float" office:value="362.4564" calcext:value-type="float">
            <text:p>362.4564</text:p>
          </table:table-cell>
          <table:table-cell office:value-type="float" office:value="-90.138" calcext:value-type="float">
            <text:p>-90.138</text:p>
          </table:table-cell>
          <table:table-cell/>
        </table:table-row>
        <table:table-row table:style-name="ro1">
          <table:table-cell office:value-type="float" office:value="661.5001" calcext:value-type="float">
            <text:p>661.5001</text:p>
          </table:table-cell>
          <table:table-cell office:value-type="float" office:value="642.705" calcext:value-type="float">
            <text:p>642.705</text:p>
          </table:table-cell>
          <table:table-cell office:value-type="float" office:value="-173.7417" calcext:value-type="float">
            <text:p>-173.7417</text:p>
          </table:table-cell>
          <table:table-cell table:number-columns-repeated="2"/>
          <table:table-cell office:value-type="float" office:value="-306.8258" calcext:value-type="float">
            <text:p>-306.8258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279.4765" calcext:value-type="float">
            <text:p>279.4765</text:p>
          </table:table-cell>
          <table:table-cell table:number-columns-repeated="2"/>
          <table:table-cell office:value-type="float" office:value="263.2598" calcext:value-type="float">
            <text:p>263.2598</text:p>
          </table:table-cell>
          <table:table-cell office:value-type="float" office:value="315.2675" calcext:value-type="float">
            <text:p>315.2675</text:p>
          </table:table-cell>
          <table:table-cell office:value-type="float" office:value="-162.3808" calcext:value-type="float">
            <text:p>-162.3808</text:p>
          </table:table-cell>
          <table:table-cell/>
        </table:table-row>
        <table:table-row table:style-name="ro1">
          <table:table-cell office:value-type="float" office:value="785.4224" calcext:value-type="float">
            <text:p>785.4224</text:p>
          </table:table-cell>
          <table:table-cell office:value-type="float" office:value="490.3472" calcext:value-type="float">
            <text:p>490.3472</text:p>
          </table:table-cell>
          <table:table-cell office:value-type="float" office:value="-222.6593" calcext:value-type="float">
            <text:p>-222.6593</text:p>
          </table:table-cell>
          <table:table-cell table:number-columns-repeated="2"/>
          <table:table-cell office:value-type="float" office:value="-350.6786" calcext:value-type="float">
            <text:p>-350.6786</text:p>
          </table:table-cell>
          <table:table-cell office:value-type="float" office:value="53.1068" calcext:value-type="float">
            <text:p>53.1068</text:p>
          </table:table-cell>
          <table:table-cell office:value-type="float" office:value="203.8735" calcext:value-type="float">
            <text:p>203.8735</text:p>
          </table:table-cell>
          <table:table-cell table:number-columns-repeated="2"/>
          <table:table-cell office:value-type="float" office:value="268.5221" calcext:value-type="float">
            <text:p>268.5221</text:p>
          </table:table-cell>
          <table:table-cell office:value-type="float" office:value="233.1238" calcext:value-type="float">
            <text:p>233.1238</text:p>
          </table:table-cell>
          <table:table-cell office:value-type="float" office:value="-258.1445" calcext:value-type="float">
            <text:p>-258.1445</text:p>
          </table:table-cell>
          <table:table-cell/>
        </table:table-row>
        <table:table-row table:style-name="ro1">
          <table:table-cell office:value-type="float" office:value="851.7469" calcext:value-type="float">
            <text:p>851.7469</text:p>
          </table:table-cell>
          <table:table-cell office:value-type="float" office:value="276.6959" calcext:value-type="float">
            <text:p>276.6959</text:p>
          </table:table-cell>
          <table:table-cell office:value-type="float" office:value="-276.6373" calcext:value-type="float">
            <text:p>-276.6373</text:p>
          </table:table-cell>
          <table:table-cell table:number-columns-repeated="2"/>
          <table:table-cell office:value-type="float" office:value="-401.5478" calcext:value-type="float">
            <text:p>-401.5478</text:p>
          </table:table-cell>
          <table:table-cell office:value-type="float" office:value="65.341" calcext:value-type="float">
            <text:p>65.341</text:p>
          </table:table-cell>
          <table:table-cell office:value-type="float" office:value="81.2287" calcext:value-type="float">
            <text:p>81.2287</text:p>
          </table:table-cell>
          <table:table-cell table:number-columns-repeated="2"/>
          <table:table-cell office:value-type="float" office:value="159.7673" calcext:value-type="float">
            <text:p>159.7673</text:p>
          </table:table-cell>
          <table:table-cell office:value-type="float" office:value="124.7641" calcext:value-type="float">
            <text:p>124.7641</text:p>
          </table:table-cell>
          <table:table-cell office:value-type="float" office:value="-369.0289" calcext:value-type="float">
            <text:p>-369.0289</text:p>
          </table:table-cell>
          <table:table-cell/>
        </table:table-row>
        <table:table-row table:style-name="ro1">
          <table:table-cell office:value-type="float" office:value="809.8577" calcext:value-type="float">
            <text:p>809.8577</text:p>
          </table:table-cell>
          <table:table-cell office:value-type="float" office:value="45.5322" calcext:value-type="float">
            <text:p>45.5322</text:p>
          </table:table-cell>
          <table:table-cell office:value-type="float" office:value="-178.8022" calcext:value-type="float">
            <text:p>-178.8022</text:p>
          </table:table-cell>
          <table:table-cell table:number-columns-repeated="2"/>
          <table:table-cell office:value-type="float" office:value="-371.7279" calcext:value-type="float">
            <text:p>-371.7279</text:p>
          </table:table-cell>
          <table:table-cell office:value-type="float" office:value="168.4575" calcext:value-type="float">
            <text:p>168.4575</text:p>
          </table:table-cell>
          <table:table-cell office:value-type="float" office:value="-38.0559" calcext:value-type="float">
            <text:p>-38.0559</text:p>
          </table:table-cell>
          <table:table-cell table:number-columns-repeated="2"/>
          <table:table-cell office:value-type="float" office:value="-52.4799" calcext:value-type="float">
            <text:p>-52.4799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-400.9501" calcext:value-type="float">
            <text:p>-400.9501</text:p>
          </table:table-cell>
          <table:table-cell/>
        </table:table-row>
        <table:table-row table:style-name="ro1">
          <table:table-cell office:value-type="float" office:value="640.5556" calcext:value-type="float">
            <text:p>640.5556</text:p>
          </table:table-cell>
          <table:table-cell office:value-type="float" office:value="-113.8306" calcext:value-type="float">
            <text:p>-113.8306</text:p>
          </table:table-cell>
          <table:table-cell office:value-type="float" office:value="-52.2912" calcext:value-type="float">
            <text:p>-52.2912</text:p>
          </table:table-cell>
          <table:table-cell table:number-columns-repeated="2"/>
          <table:table-cell office:value-type="float" office:value="-294.5471" calcext:value-type="float">
            <text:p>-294.5471</text:p>
          </table:table-cell>
          <table:table-cell office:value-type="float" office:value="227.8806" calcext:value-type="float">
            <text:p>227.8806</text:p>
          </table:table-cell>
          <table:table-cell office:value-type="float" office:value="-135.4997" calcext:value-type="float">
            <text:p>-135.4997</text:p>
          </table:table-cell>
          <table:table-cell table:number-columns-repeated="2"/>
          <table:table-cell office:value-type="float" office:value="-264.7272" calcext:value-type="float">
            <text:p>-264.7272</text:p>
          </table:table-cell>
          <table:table-cell office:value-type="float" office:value="138.746" calcext:value-type="float">
            <text:p>138.746</text:p>
          </table:table-cell>
          <table:table-cell office:value-type="float" office:value="-258.1445" calcext:value-type="float">
            <text:p>-258.1445</text:p>
          </table:table-cell>
          <table:table-cell/>
        </table:table-row>
        <table:table-row table:style-name="ro1">
          <table:table-cell office:value-type="float" office:value="549.7957" calcext:value-type="float">
            <text:p>549.7957</text:p>
          </table:table-cell>
          <table:table-cell office:value-type="float" office:value="-85.8107" calcext:value-type="float">
            <text:p>-85.8107</text:p>
          </table:table-cell>
          <table:table-cell office:value-type="float" office:value="153.5" calcext:value-type="float">
            <text:p>153.5</text:p>
          </table:table-cell>
          <table:table-cell table:number-columns-repeated="2"/>
          <table:table-cell office:value-type="float" office:value="-192.8087" calcext:value-type="float">
            <text:p>-192.8087</text:p>
          </table:table-cell>
          <table:table-cell office:value-type="float" office:value="269.8263" calcext:value-type="float">
            <text:p>269.8263</text:p>
          </table:table-cell>
          <table:table-cell office:value-type="float" office:value="-148.9403" calcext:value-type="float">
            <text:p>-148.9403</text:p>
          </table:table-cell>
          <table:table-cell table:number-columns-repeated="2"/>
          <table:table-cell office:value-type="float" office:value="-359.4491" calcext:value-type="float">
            <text:p>-359.4491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-19.5752" calcext:value-type="float">
            <text:p>-19.5752</text:p>
          </table:table-cell>
          <table:table-cell/>
        </table:table-row>
        <table:table-row table:style-name="ro1">
          <table:table-cell office:value-type="float" office:value="544.5595" calcext:value-type="float">
            <text:p>544.5595</text:p>
          </table:table-cell>
          <table:table-cell office:value-type="float" office:value="80.557" calcext:value-type="float">
            <text:p>80.557</text:p>
          </table:table-cell>
          <table:table-cell office:value-type="float" office:value="283.3846" calcext:value-type="float">
            <text:p>283.3846</text:p>
          </table:table-cell>
          <table:table-cell table:number-columns-repeated="2"/>
          <table:table-cell office:value-type="float" office:value="-154.2183" calcext:value-type="float">
            <text:p>-154.2183</text:p>
          </table:table-cell>
          <table:table-cell office:value-type="float" office:value="297.7901" calcext:value-type="float">
            <text:p>297.7901</text:p>
          </table:table-cell>
          <table:table-cell office:value-type="float" office:value="-226.2233" calcext:value-type="float">
            <text:p>-226.2233</text:p>
          </table:table-cell>
          <table:table-cell table:number-columns-repeated="2"/>
          <table:table-cell office:value-type="float" office:value="-280.5142" calcext:value-type="float">
            <text:p>-280.5142</text:p>
          </table:table-cell>
          <table:table-cell office:value-type="float" office:value="185.9349" calcext:value-type="float">
            <text:p>185.9349</text:p>
          </table:table-cell>
          <table:table-cell office:value-type="float" office:value="213.9539" calcext:value-type="float">
            <text:p>213.9539</text:p>
          </table:table-cell>
          <table:table-cell/>
        </table:table-row>
        <table:table-row table:style-name="ro1">
          <table:table-cell office:value-type="float" office:value="586.4487" calcext:value-type="float">
            <text:p>586.4487</text:p>
          </table:table-cell>
          <table:table-cell office:value-type="float" office:value="108.5768" calcext:value-type="float">
            <text:p>108.5768</text:p>
          </table:table-cell>
          <table:table-cell office:value-type="float" office:value="303.6263" calcext:value-type="float">
            <text:p>303.6263</text:p>
          </table:table-cell>
          <table:table-cell table:number-columns-repeated="2"/>
          <table:table-cell office:value-type="float" office:value="-34.9388" calcext:value-type="float">
            <text:p>-34.9388</text:p>
          </table:table-cell>
          <table:table-cell office:value-type="float" office:value="269.8263" calcext:value-type="float">
            <text:p>269.8263</text:p>
          </table:table-cell>
          <table:table-cell office:value-type="float" office:value="-266.5449" calcext:value-type="float">
            <text:p>-266.5449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191.1781" calcext:value-type="float">
            <text:p>191.1781</text:p>
          </table:table-cell>
          <table:table-cell office:value-type="float" office:value="326.5183" calcext:value-type="float">
            <text:p>326.5183</text:p>
          </table:table-cell>
          <table:table-cell/>
        </table:table-row>
        <table:table-row table:style-name="ro1">
          <table:table-cell office:value-type="float" office:value="745.2785" calcext:value-type="float">
            <text:p>745.2785</text:p>
          </table:table-cell>
          <table:table-cell office:value-type="float" office:value="99.8206" calcext:value-type="float">
            <text:p>99.8206</text:p>
          </table:table-cell>
          <table:table-cell office:value-type="float" office:value="220.9725" calcext:value-type="float">
            <text:p>220.9725</text:p>
          </table:table-cell>
          <table:table-cell table:number-columns-repeated="2"/>
          <table:table-cell office:value-type="float" office:value="-57.7422" calcext:value-type="float">
            <text:p>-57.7422</text:p>
          </table:table-cell>
          <table:table-cell office:value-type="float" office:value="180.6917" calcext:value-type="float">
            <text:p>180.6917</text:p>
          </table:table-cell>
          <table:table-cell office:value-type="float" office:value="-318.6269" calcext:value-type="float">
            <text:p>-318.6269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184.1871" calcext:value-type="float">
            <text:p>184.1871</text:p>
          </table:table-cell>
          <table:table-cell office:value-type="float" office:value="366.8399" calcext:value-type="float">
            <text:p>366.8399</text:p>
          </table:table-cell>
          <table:table-cell/>
        </table:table-row>
        <table:table-row table:style-name="ro1">
          <table:table-cell office:value-type="float" office:value="869.2008" calcext:value-type="float">
            <text:p>869.2008</text:p>
          </table:table-cell>
          <table:table-cell office:value-type="float" office:value="112.0793" calcext:value-type="float">
            <text:p>112.0793</text:p>
          </table:table-cell>
          <table:table-cell office:value-type="float" office:value="-50.6043" calcext:value-type="float">
            <text:p>-50.6043</text:p>
          </table:table-cell>
          <table:table-cell table:number-columns-repeated="2"/>
          <table:table-cell office:value-type="float" office:value="1.8974" calcext:value-type="float">
            <text:p>1.8974</text:p>
          </table:table-cell>
          <table:table-cell office:value-type="float" office:value="65.341" calcext:value-type="float">
            <text:p>65.341</text:p>
          </table:table-cell>
          <table:table-cell office:value-type="float" office:value="-348.8681" calcext:value-type="float">
            <text:p>-348.8681</text:p>
          </table:table-cell>
          <table:table-cell table:number-columns-repeated="2"/>
          <table:table-cell office:value-type="float" office:value="215.8988" calcext:value-type="float">
            <text:p>215.8988</text:p>
          </table:table-cell>
          <table:table-cell office:value-type="float" office:value="187.6826" calcext:value-type="float">
            <text:p>187.6826</text:p>
          </table:table-cell>
          <table:table-cell office:value-type="float" office:value="306.3575" calcext:value-type="float">
            <text:p>306.3575</text:p>
          </table:table-cell>
          <table:table-cell/>
        </table:table-row>
        <table:table-row table:style-name="ro1">
          <table:table-cell office:value-type="float" office:value="809.8577" calcext:value-type="float">
            <text:p>809.8577</text:p>
          </table:table-cell>
          <table:table-cell office:value-type="float" office:value="133.0942" calcext:value-type="float">
            <text:p>133.0942</text:p>
          </table:table-cell>
          <table:table-cell office:value-type="float" office:value="-266.5164" calcext:value-type="float">
            <text:p>-266.5164</text:p>
          </table:table-cell>
          <table:table-cell table:number-columns-repeated="2"/>
          <table:table-cell office:value-type="float" office:value="75.5701" calcext:value-type="float">
            <text:p>75.5701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-362.3086" calcext:value-type="float">
            <text:p>-362.3086</text:p>
          </table:table-cell>
          <table:table-cell table:number-columns-repeated="2"/>
          <table:table-cell office:value-type="float" office:value="293.0797" calcext:value-type="float">
            <text:p>293.0797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242.515" calcext:value-type="float">
            <text:p>242.515</text:p>
          </table:table-cell>
          <table:table-cell/>
        </table:table-row>
        <table:table-row table:style-name="ro1">
          <table:table-cell office:value-type="float" office:value="654.5186" calcext:value-type="float">
            <text:p>654.5186</text:p>
          </table:table-cell>
          <table:table-cell office:value-type="float" office:value="194.3876" calcext:value-type="float">
            <text:p>194.3876</text:p>
          </table:table-cell>
          <table:table-cell office:value-type="float" office:value="-447.0054" calcext:value-type="float">
            <text:p>-447.0054</text:p>
          </table:table-cell>
          <table:table-cell table:number-columns-repeated="2"/>
          <table:table-cell office:value-type="float" office:value="107.144" calcext:value-type="float">
            <text:p>107.144</text:p>
          </table:table-cell>
          <table:table-cell office:value-type="float" office:value="107.2867" calcext:value-type="float">
            <text:p>107.2867</text:p>
          </table:table-cell>
          <table:table-cell office:value-type="float" office:value="-348.8681" calcext:value-type="float">
            <text:p>-348.8681</text:p>
          </table:table-cell>
          <table:table-cell table:number-columns-repeated="2"/>
          <table:table-cell office:value-type="float" office:value="412.3592" calcext:value-type="float">
            <text:p>412.3592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98.0293" calcext:value-type="float">
            <text:p>98.0293</text:p>
          </table:table-cell>
          <table:table-cell/>
        </table:table-row>
        <table:table-row table:style-name="ro1">
          <table:table-cell office:value-type="float" office:value="390.9658" calcext:value-type="float">
            <text:p>390.9658</text:p>
          </table:table-cell>
          <table:table-cell office:value-type="float" office:value="283.7008" calcext:value-type="float">
            <text:p>283.7008</text:p>
          </table:table-cell>
          <table:table-cell office:value-type="float" office:value="-468.934" calcext:value-type="float">
            <text:p>-468.934</text:p>
          </table:table-cell>
          <table:table-cell table:number-columns-repeated="2"/>
          <table:table-cell office:value-type="float" office:value="101.8816" calcext:value-type="float">
            <text:p>101.8816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-343.8279" calcext:value-type="float">
            <text:p>-343.8279</text:p>
          </table:table-cell>
          <table:table-cell table:number-columns-repeated="2"/>
          <table:table-cell office:value-type="float" office:value="412.3592" calcext:value-type="float">
            <text:p>412.3592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-33.0157" calcext:value-type="float">
            <text:p>-33.0157</text:p>
          </table:table-cell>
          <table:table-cell/>
        </table:table-row>
        <table:table-row table:style-name="ro1">
          <table:table-cell office:value-type="float" office:value="165.8113" calcext:value-type="float">
            <text:p>165.8113</text:p>
          </table:table-cell>
          <table:table-cell office:value-type="float" office:value="306.467" calcext:value-type="float">
            <text:p>306.467</text:p>
          </table:table-cell>
          <table:table-cell office:value-type="float" office:value="-305.3131" calcext:value-type="float">
            <text:p>-305.3131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-328.7073" calcext:value-type="float">
            <text:p>-328.7073</text:p>
          </table:table-cell>
          <table:table-cell table:number-columns-repeated="2"/>
          <table:table-cell office:value-type="float" office:value="449.1954" calcext:value-type="float">
            <text:p>449.1954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-48.1363" calcext:value-type="float">
            <text:p>-48.1363</text:p>
          </table:table-cell>
          <table:table-cell/>
        </table:table-row>
        <table:table-row table:style-name="ro1">
          <table:table-cell office:value-type="float" office:value="118.686" calcext:value-type="float">
            <text:p>118.686</text:p>
          </table:table-cell>
          <table:table-cell office:value-type="float" office:value="287.2033" calcext:value-type="float">
            <text:p>287.2033</text:p>
          </table:table-cell>
          <table:table-cell office:value-type="float" office:value="-94.4615" calcext:value-type="float">
            <text:p>-94.4615</text:p>
          </table:table-cell>
          <table:table-cell table:number-columns-repeated="2"/>
          <table:table-cell office:value-type="float" office:value="228.1776" calcext:value-type="float">
            <text:p>228.1776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-269.905" calcext:value-type="float">
            <text:p>-269.905</text:p>
          </table:table-cell>
          <table:table-cell table:number-columns-repeated="2"/>
          <table:table-cell office:value-type="float" office:value="319.3913" calcext:value-type="float">
            <text:p>319.3913</text:p>
          </table:table-cell>
          <table:table-cell office:value-type="float" office:value="-195.0718" calcext:value-type="float">
            <text:p>-195.0718</text:p>
          </table:table-cell>
          <table:table-cell office:value-type="float" office:value="5.6257" calcext:value-type="float">
            <text:p>5.6257</text:p>
          </table:table-cell>
          <table:table-cell/>
        </table:table-row>
        <table:table-row table:style-name="ro1">
          <table:table-cell office:value-type="float" office:value="132.6491" calcext:value-type="float">
            <text:p>132.6491</text:p>
          </table:table-cell>
          <table:table-cell office:value-type="float" office:value="185.6314" calcext:value-type="float">
            <text:p>185.6314</text:p>
          </table:table-cell>
          <table:table-cell office:value-type="float" office:value="114.7033" calcext:value-type="float">
            <text:p>114.7033</text:p>
          </table:table-cell>
          <table:table-cell table:number-columns-repeated="2"/>
          <table:table-cell office:value-type="float" office:value="236.9481" calcext:value-type="float">
            <text:p>236.9481</text:p>
          </table:table-cell>
          <table:table-cell office:value-type="float" office:value="110.7822" calcext:value-type="float">
            <text:p>110.7822</text:p>
          </table:table-cell>
          <table:table-cell office:value-type="float" office:value="-234.6236" calcext:value-type="float">
            <text:p>-234.6236</text:p>
          </table:table-cell>
          <table:table-cell table:number-columns-repeated="2"/>
          <table:table-cell office:value-type="float" office:value="198.3577" calcext:value-type="float">
            <text:p>198.3577</text:p>
          </table:table-cell>
          <table:table-cell office:value-type="float" office:value="-305.1793" calcext:value-type="float">
            <text:p>-305.1793</text:p>
          </table:table-cell>
          <table:table-cell office:value-type="float" office:value="195.4732" calcext:value-type="float">
            <text:p>195.4732</text:p>
          </table:table-cell>
          <table:table-cell/>
        </table:table-row>
        <table:table-row table:style-name="ro1">
          <table:table-cell office:value-type="float" office:value="336.8589" calcext:value-type="float">
            <text:p>336.8589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274.9505" calcext:value-type="float">
            <text:p>274.9505</text:p>
          </table:table-cell>
          <table:table-cell table:number-columns-repeated="2"/>
          <table:table-cell office:value-type="float" office:value="203.62" calcext:value-type="float">
            <text:p>203.62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-290.0658" calcext:value-type="float">
            <text:p>-290.0658</text:p>
          </table:table-cell>
          <table:table-cell table:number-columns-repeated="2"/>
          <table:table-cell office:value-type="float" office:value="87.8488" calcext:value-type="float">
            <text:p>87.8488</text:p>
          </table:table-cell>
          <table:table-cell office:value-type="float" office:value="-146.1352" calcext:value-type="float">
            <text:p>-146.1352</text:p>
          </table:table-cell>
          <table:table-cell office:value-type="float" office:value="355.0794" calcext:value-type="float">
            <text:p>355.0794</text:p>
          </table:table-cell>
          <table:table-cell/>
        </table:table-row>
        <table:table-row table:style-name="ro1">
          <table:table-cell office:value-type="float" office:value="466.0173" calcext:value-type="float">
            <text:p>466.0173</text:p>
          </table:table-cell>
          <table:table-cell office:value-type="float" office:value="106.8256" calcext:value-type="float">
            <text:p>106.8256</text:p>
          </table:table-cell>
          <table:table-cell office:value-type="float" office:value="312.0604" calcext:value-type="float">
            <text:p>312.0604</text:p>
          </table:table-cell>
          <table:table-cell table:number-columns-repeated="2"/>
          <table:table-cell office:value-type="float" office:value="208.8824" calcext:value-type="float">
            <text:p>208.8824</text:p>
          </table:table-cell>
          <table:table-cell office:value-type="float" office:value="93.3048" calcext:value-type="float">
            <text:p>93.3048</text:p>
          </table:table-cell>
          <table:table-cell office:value-type="float" office:value="-311.9066" calcext:value-type="float">
            <text:p>-311.9066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390.3608" calcext:value-type="float">
            <text:p>390.3608</text:p>
          </table:table-cell>
          <table:table-cell/>
        </table:table-row>
        <table:table-row table:style-name="ro1">
          <table:table-cell office:value-type="float" office:value="560.268" calcext:value-type="float">
            <text:p>560.268</text:p>
          </table:table-cell>
          <table:table-cell office:value-type="float" office:value="190.8851" calcext:value-type="float">
            <text:p>190.8851</text:p>
          </table:table-cell>
          <table:table-cell office:value-type="float" office:value="308.6867" calcext:value-type="float">
            <text:p>308.6867</text:p>
          </table:table-cell>
          <table:table-cell table:number-columns-repeated="2"/>
          <table:table-cell office:value-type="float" office:value="228.1776" calcext:value-type="float">
            <text:p>228.1776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-286.7057" calcext:value-type="float">
            <text:p>-286.7057</text:p>
          </table:table-cell>
          <table:table-cell table:number-columns-repeated="2"/>
          <table:table-cell office:value-type="float" office:value="105.3899" calcext:value-type="float">
            <text:p>105.3899</text:p>
          </table:table-cell>
          <table:table-cell office:value-type="float" office:value="301.2856" calcext:value-type="float">
            <text:p>301.2856</text:p>
          </table:table-cell>
          <table:table-cell office:value-type="float" office:value="274.4363" calcext:value-type="float">
            <text:p>274.4363</text:p>
          </table:table-cell>
          <table:table-cell/>
        </table:table-row>
        <table:table-row table:style-name="ro1">
          <table:table-cell office:value-type="float" office:value="541.0687" calcext:value-type="float">
            <text:p>541.0687</text:p>
          </table:table-cell>
          <table:table-cell office:value-type="float" office:value="213.6512" calcext:value-type="float">
            <text:p>213.6512</text:p>
          </table:table-cell>
          <table:table-cell office:value-type="float" office:value="330.6153" calcext:value-type="float">
            <text:p>330.6153</text:p>
          </table:table-cell>
          <table:table-cell table:number-columns-repeated="2"/>
          <table:table-cell office:value-type="float" office:value="270.2763" calcext:value-type="float">
            <text:p>270.2763</text:p>
          </table:table-cell>
          <table:table-cell office:value-type="float" office:value="88.0616" calcext:value-type="float">
            <text:p>88.0616</text:p>
          </table:table-cell>
          <table:table-cell office:value-type="float" office:value="-232.9436" calcext:value-type="float">
            <text:p>-232.9436</text:p>
          </table:table-cell>
          <table:table-cell table:number-columns-repeated="2"/>
          <table:table-cell office:value-type="float" office:value="228.1776" calcext:value-type="float">
            <text:p>228.1776</text:p>
          </table:table-cell>
          <table:table-cell office:value-type="float" office:value="364.2041" calcext:value-type="float">
            <text:p>364.2041</text:p>
          </table:table-cell>
          <table:table-cell office:value-type="float" office:value="113.1499" calcext:value-type="float">
            <text:p>113.1499</text:p>
          </table:table-cell>
          <table:table-cell/>
        </table:table-row>
        <table:table-row table:style-name="ro1">
          <table:table-cell office:value-type="float" office:value="539.3233" calcext:value-type="float">
            <text:p>539.3233</text:p>
          </table:table-cell>
          <table:table-cell office:value-type="float" office:value="225.9099" calcext:value-type="float">
            <text:p>225.9099</text:p>
          </table:table-cell>
          <table:table-cell office:value-type="float" office:value="339.0494" calcext:value-type="float">
            <text:p>339.0494</text:p>
          </table:table-cell>
          <table:table-cell table:number-columns-repeated="2"/>
          <table:table-cell office:value-type="float" office:value="301.8502" calcext:value-type="float">
            <text:p>301.8502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-185.9017" calcext:value-type="float">
            <text:p>-185.9017</text:p>
          </table:table-cell>
          <table:table-cell table:number-columns-repeated="2"/>
          <table:table-cell office:value-type="float" office:value="336.9324" calcext:value-type="float">
            <text:p>336.9324</text:p>
          </table:table-cell>
          <table:table-cell office:value-type="float" office:value="283.8082" calcext:value-type="float">
            <text:p>283.8082</text:p>
          </table:table-cell>
          <table:table-cell office:value-type="float" office:value="-14.535" calcext:value-type="float">
            <text:p>-14.535</text:p>
          </table:table-cell>
          <table:table-cell/>
        </table:table-row>
        <table:table-row table:style-name="ro1">
          <table:table-cell office:value-type="float" office:value="467.7626" calcext:value-type="float">
            <text:p>467.7626</text:p>
          </table:table-cell>
          <table:table-cell office:value-type="float" office:value="147.1041" calcext:value-type="float">
            <text:p>147.104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00.0961" calcext:value-type="float">
            <text:p>300.0961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-197.6622" calcext:value-type="float">
            <text:p>-197.6622</text:p>
          </table:table-cell>
          <table:table-cell table:number-columns-repeated="2"/>
          <table:table-cell office:value-type="float" office:value="380.7851" calcext:value-type="float">
            <text:p>380.7851</text:p>
          </table:table-cell>
          <table:table-cell office:value-type="float" office:value="215.6464" calcext:value-type="float">
            <text:p>215.6464</text:p>
          </table:table-cell>
          <table:table-cell office:value-type="float" office:value="-106.9386" calcext:value-type="float">
            <text:p>-106.9386</text:p>
          </table:table-cell>
          <table:table-cell/>
        </table:table-row>
        <table:table-row table:style-name="ro1">
          <table:table-cell office:value-type="float" office:value="431.1096" calcext:value-type="float">
            <text:p>431.1096</text:p>
          </table:table-cell>
          <table:table-cell office:value-type="float" office:value="92.8157" calcext:value-type="float">
            <text:p>92.8157</text:p>
          </table:table-cell>
          <table:table-cell office:value-type="float" office:value="288.445" calcext:value-type="float">
            <text:p>288.445</text:p>
          </table:table-cell>
          <table:table-cell table:number-columns-repeated="2"/>
          <table:table-cell office:value-type="float" office:value="286.0632" calcext:value-type="float">
            <text:p>286.0632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-227.9033" calcext:value-type="float">
            <text:p>-227.9033</text:p>
          </table:table-cell>
          <table:table-cell table:number-columns-repeated="2"/>
          <table:table-cell office:value-type="float" office:value="366.7523" calcext:value-type="float">
            <text:p>366.7523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-194.302" calcext:value-type="float">
            <text:p>-194.302</text:p>
          </table:table-cell>
          <table:table-cell/>
        </table:table-row>
        <table:table-row table:style-name="ro1">
          <table:table-cell office:value-type="float" office:value="429.3642" calcext:value-type="float">
            <text:p>429.3642</text:p>
          </table:table-cell>
          <table:table-cell office:value-type="float" office:value="157.6116" calcext:value-type="float">
            <text:p>157.6116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289.5715" calcext:value-type="float">
            <text:p>289.5715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-207.7426" calcext:value-type="float">
            <text:p>-207.7426</text:p>
          </table:table-cell>
          <table:table-cell table:number-columns-repeated="2"/>
          <table:table-cell office:value-type="float" office:value="261.5057" calcext:value-type="float">
            <text:p>261.5057</text:p>
          </table:table-cell>
          <table:table-cell office:value-type="float" office:value="128.2595" calcext:value-type="float">
            <text:p>128.2595</text:p>
          </table:table-cell>
          <table:table-cell office:value-type="float" office:value="-328.7073" calcext:value-type="float">
            <text:p>-328.7073</text:p>
          </table:table-cell>
          <table:table-cell/>
        </table:table-row>
        <table:table-row table:style-name="ro1">
          <table:table-cell office:value-type="float" office:value="469.508" calcext:value-type="float">
            <text:p>469.508</text:p>
          </table:table-cell>
          <table:table-cell office:value-type="float" office:value="190.8851" calcext:value-type="float">
            <text:p>190.8851</text:p>
          </table:table-cell>
          <table:table-cell office:value-type="float" office:value="325.5549" calcext:value-type="float">
            <text:p>325.5549</text:p>
          </table:table-cell>
          <table:table-cell table:number-columns-repeated="2"/>
          <table:table-cell office:value-type="float" office:value="335.1783" calcext:value-type="float">
            <text:p>335.1783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-140.5399" calcext:value-type="float">
            <text:p>-140.5399</text:p>
          </table:table-cell>
          <table:table-cell table:number-columns-repeated="2"/>
          <table:table-cell office:value-type="float" office:value="84.3406" calcext:value-type="float">
            <text:p>84.3406</text:p>
          </table:table-cell>
          <table:table-cell office:value-type="float" office:value="116.0254" calcext:value-type="float">
            <text:p>116.0254</text:p>
          </table:table-cell>
          <table:table-cell office:value-type="float" office:value="-390.8698" calcext:value-type="float">
            <text:p>-390.8698</text:p>
          </table:table-cell>
          <table:table-cell/>
        </table:table-row>
        <table:table-row table:style-name="ro1">
          <table:table-cell office:value-type="float" office:value="497.4342" calcext:value-type="float">
            <text:p>497.4342</text:p>
          </table:table-cell>
          <table:table-cell office:value-type="float" office:value="246.9248" calcext:value-type="float">
            <text:p>246.9248</text:p>
          </table:table-cell>
          <table:table-cell office:value-type="float" office:value="339.0494" calcext:value-type="float">
            <text:p>339.0494</text:p>
          </table:table-cell>
          <table:table-cell table:number-columns-repeated="2"/>
          <table:table-cell office:value-type="float" office:value="354.4735" calcext:value-type="float">
            <text:p>354.4735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-7.8147" calcext:value-type="float">
            <text:p>-7.8147</text:p>
          </table:table-cell>
          <table:table-cell table:number-columns-repeated="2"/>
          <table:table-cell office:value-type="float" office:value="-161.2347" calcext:value-type="float">
            <text:p>-161.2347</text:p>
          </table:table-cell>
          <table:table-cell office:value-type="float" office:value="63.5932" calcext:value-type="float">
            <text:p>63.5932</text:p>
          </table:table-cell>
          <table:table-cell office:value-type="float" office:value="-367.3488" calcext:value-type="float">
            <text:p>-367.3488</text:p>
          </table:table-cell>
          <table:table-cell/>
        </table:table-row>
        <table:table-row table:style-name="ro1">
          <table:table-cell office:value-type="float" office:value="658.0093" calcext:value-type="float">
            <text:p>658.0093</text:p>
          </table:table-cell>
          <table:table-cell office:value-type="float" office:value="425.5513" calcext:value-type="float">
            <text:p>425.5513</text:p>
          </table:table-cell>
          <table:table-cell office:value-type="float" office:value="261.456" calcext:value-type="float">
            <text:p>261.456</text:p>
          </table:table-cell>
          <table:table-cell table:number-columns-repeated="2"/>
          <table:table-cell office:value-type="float" office:value="263.2598" calcext:value-type="float">
            <text:p>263.2598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254.2755" calcext:value-type="float">
            <text:p>254.2755</text:p>
          </table:table-cell>
          <table:table-cell table:number-columns-repeated="2"/>
          <table:table-cell office:value-type="float" office:value="-336.6458" calcext:value-type="float">
            <text:p>-336.6458</text:p>
          </table:table-cell>
          <table:table-cell office:value-type="float" office:value="91.557" calcext:value-type="float">
            <text:p>91.557</text:p>
          </table:table-cell>
          <table:table-cell office:value-type="float" office:value="-152.3004" calcext:value-type="float">
            <text:p>-152.3004</text:p>
          </table:table-cell>
          <table:table-cell/>
        </table:table-row>
        <table:table-row table:style-name="ro1">
          <table:table-cell office:value-type="float" office:value="794.1492" calcext:value-type="float">
            <text:p>794.1492</text:p>
          </table:table-cell>
          <table:table-cell office:value-type="float" office:value="527.1232" calcext:value-type="float">
            <text:p>527.1232</text:p>
          </table:table-cell>
          <table:table-cell office:value-type="float" office:value="59.0384" calcext:value-type="float">
            <text:p>59.0384</text:p>
          </table:table-cell>
          <table:table-cell table:number-columns-repeated="2"/>
          <table:table-cell office:value-type="float" office:value="-162.9888" calcext:value-type="float">
            <text:p>-162.9888</text:p>
          </table:table-cell>
          <table:table-cell office:value-type="float" office:value="5.9179" calcext:value-type="float">
            <text:p>5.9179</text:p>
          </table:table-cell>
          <table:table-cell office:value-type="float" office:value="363.4797" calcext:value-type="float">
            <text:p>363.4797</text:p>
          </table:table-cell>
          <table:table-cell table:number-columns-repeated="2"/>
          <table:table-cell office:value-type="float" office:value="-350.6786" calcext:value-type="float">
            <text:p>-350.6786</text:p>
          </table:table-cell>
          <table:table-cell office:value-type="float" office:value="105.5389" calcext:value-type="float">
            <text:p>105.5389</text:p>
          </table:table-cell>
          <table:table-cell office:value-type="float" office:value="119.8702" calcext:value-type="float">
            <text:p>119.8702</text:p>
          </table:table-cell>
          <table:table-cell/>
        </table:table-row>
        <table:table-row table:style-name="ro1">
          <table:table-cell office:value-type="float" office:value="869.2008" calcext:value-type="float">
            <text:p>869.2008</text:p>
          </table:table-cell>
          <table:table-cell office:value-type="float" office:value="402.7852" calcext:value-type="float">
            <text:p>402.7852</text:p>
          </table:table-cell>
          <table:table-cell office:value-type="float" office:value="-118.0769" calcext:value-type="float">
            <text:p>-118.0769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26.8908" calcext:value-type="float">
            <text:p>26.8908</text:p>
          </table:table-cell>
          <table:table-cell office:value-type="float" office:value="356.7595" calcext:value-type="float">
            <text:p>356.7595</text:p>
          </table:table-cell>
          <table:table-cell table:number-columns-repeated="2"/>
          <table:table-cell office:value-type="float" office:value="-171.7594" calcext:value-type="float">
            <text:p>-171.7594</text:p>
          </table:table-cell>
          <table:table-cell office:value-type="float" office:value="130.0073" calcext:value-type="float">
            <text:p>130.0073</text:p>
          </table:table-cell>
          <table:table-cell office:value-type="float" office:value="331.5585" calcext:value-type="float">
            <text:p>331.5585</text:p>
          </table:table-cell>
          <table:table-cell/>
        </table:table-row>
        <table:table-row table:style-name="ro1">
          <table:table-cell office:value-type="float" office:value="867.4553" calcext:value-type="float">
            <text:p>867.4553</text:p>
          </table:table-cell>
          <table:table-cell office:value-type="float" office:value="257.4323" calcext:value-type="float">
            <text:p>257.4323</text:p>
          </table:table-cell>
          <table:table-cell office:value-type="float" office:value="-237.8406" calcext:value-type="float">
            <text:p>-237.8406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363.4797" calcext:value-type="float">
            <text:p>363.4797</text:p>
          </table:table-cell>
          <table:table-cell table:number-columns-repeated="2"/>
          <table:table-cell office:value-type="float" office:value="14.1762" calcext:value-type="float">
            <text:p>14.1762</text:p>
          </table:table-cell>
          <table:table-cell office:value-type="float" office:value="189.4304" calcext:value-type="float">
            <text:p>189.4304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760.987" calcext:value-type="float">
            <text:p>760.987</text:p>
          </table:table-cell>
          <table:table-cell office:value-type="float" office:value="31.5223" calcext:value-type="float">
            <text:p>31.5223</text:p>
          </table:table-cell>
          <table:table-cell office:value-type="float" office:value="-293.5054" calcext:value-type="float">
            <text:p>-293.5054</text:p>
          </table:table-cell>
          <table:table-cell table:number-columns-repeated="2"/>
          <table:table-cell office:value-type="float" office:value="-115.6279" calcext:value-type="float">
            <text:p>-115.6279</text:p>
          </table:table-cell>
          <table:table-cell office:value-type="float" office:value="189.4304" calcext:value-type="float">
            <text:p>189.4304</text:p>
          </table:table-cell>
          <table:table-cell office:value-type="float" office:value="321.4781" calcext:value-type="float">
            <text:p>321.4781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229.6283" calcext:value-type="float">
            <text:p>229.6283</text:p>
          </table:table-cell>
          <table:table-cell office:value-type="float" office:value="309.7177" calcext:value-type="float">
            <text:p>309.7177</text:p>
          </table:table-cell>
          <table:table-cell/>
        </table:table-row>
        <table:table-row table:style-name="ro1">
          <table:table-cell office:value-type="float" office:value="644.0463" calcext:value-type="float">
            <text:p>644.0463</text:p>
          </table:table-cell>
          <table:table-cell office:value-type="float" office:value="19.2636" calcext:value-type="float">
            <text:p>19.2636</text:p>
          </table:table-cell>
          <table:table-cell office:value-type="float" office:value="-366.0384" calcext:value-type="float">
            <text:p>-366.0384</text:p>
          </table:table-cell>
          <table:table-cell table:number-columns-repeated="2"/>
          <table:table-cell office:value-type="float" office:value="-26.1683" calcext:value-type="float">
            <text:p>-26.1683</text:p>
          </table:table-cell>
          <table:table-cell office:value-type="float" office:value="257.5921" calcext:value-type="float">
            <text:p>257.5921</text:p>
          </table:table-cell>
          <table:table-cell office:value-type="float" office:value="269.3961" calcext:value-type="float">
            <text:p>269.3961</text:p>
          </table:table-cell>
          <table:table-cell table:number-columns-repeated="2"/>
          <table:table-cell office:value-type="float" office:value="279.0468" calcext:value-type="float">
            <text:p>279.0468</text:p>
          </table:table-cell>
          <table:table-cell office:value-type="float" office:value="254.0967" calcext:value-type="float">
            <text:p>254.0967</text:p>
          </table:table-cell>
          <table:table-cell office:value-type="float" office:value="208.9137" calcext:value-type="float">
            <text:p>208.9137</text:p>
          </table:table-cell>
          <table:table-cell/>
        </table:table-row>
        <table:table-row table:style-name="ro1">
          <table:table-cell office:value-type="float" office:value="570.7402" calcext:value-type="float">
            <text:p>570.7402</text:p>
          </table:table-cell>
          <table:table-cell office:value-type="float" office:value="127.8405" calcext:value-type="float">
            <text:p>127.8405</text:p>
          </table:table-cell>
          <table:table-cell office:value-type="float" office:value="-423.3901" calcext:value-type="float">
            <text:p>-423.3901</text:p>
          </table:table-cell>
          <table:table-cell table:number-columns-repeated="2"/>
          <table:table-cell office:value-type="float" office:value="129.9474" calcext:value-type="float">
            <text:p>129.9474</text:p>
          </table:table-cell>
          <table:table-cell office:value-type="float" office:value="248.8535" calcext:value-type="float">
            <text:p>248.8535</text:p>
          </table:table-cell>
          <table:table-cell office:value-type="float" office:value="213.9539" calcext:value-type="float">
            <text:p>213.9539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247.1057" calcext:value-type="float">
            <text:p>247.1057</text:p>
          </table:table-cell>
          <table:table-cell office:value-type="float" office:value="57.7078" calcext:value-type="float">
            <text:p>57.7078</text:p>
          </table:table-cell>
          <table:table-cell/>
        </table:table-row>
        <table:table-row table:style-name="ro1">
          <table:table-cell office:value-type="float" office:value="574.231" calcext:value-type="float">
            <text:p>574.231</text:p>
          </table:table-cell>
          <table:table-cell office:value-type="float" office:value="351.9992" calcext:value-type="float">
            <text:p>351.9992</text:p>
          </table:table-cell>
          <table:table-cell office:value-type="float" office:value="-453.7527" calcext:value-type="float">
            <text:p>-453.7527</text:p>
          </table:table-cell>
          <table:table-cell table:number-columns-repeated="2"/>
          <table:table-cell office:value-type="float" office:value="279.0468" calcext:value-type="float">
            <text:p>279.0468</text:p>
          </table:table-cell>
          <table:table-cell office:value-type="float" office:value="215.6464" calcext:value-type="float">
            <text:p>215.6464</text:p>
          </table:table-cell>
          <table:table-cell office:value-type="float" office:value="104.7496" calcext:value-type="float">
            <text:p>104.7496</text:p>
          </table:table-cell>
          <table:table-cell table:number-columns-repeated="2"/>
          <table:table-cell office:value-type="float" office:value="400.0804" calcext:value-type="float">
            <text:p>400.0804</text:p>
          </table:table-cell>
          <table:table-cell office:value-type="float" office:value="171.953" calcext:value-type="float">
            <text:p>171.953</text:p>
          </table:table-cell>
          <table:table-cell office:value-type="float" office:value="-31.3356" calcext:value-type="float">
            <text:p>-31.3356</text:p>
          </table:table-cell>
          <table:table-cell/>
        </table:table-row>
        <table:table-row table:style-name="ro1">
          <table:table-cell office:value-type="float" office:value="752.2601" calcext:value-type="float">
            <text:p>752.2601</text:p>
          </table:table-cell>
          <table:table-cell office:value-type="float" office:value="520.1183" calcext:value-type="float">
            <text:p>520.1183</text:p>
          </table:table-cell>
          <table:table-cell office:value-type="float" office:value="-268.2033" calcext:value-type="float">
            <text:p>-268.2033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124.7641" calcext:value-type="float">
            <text:p>124.7641</text:p>
          </table:table-cell>
          <table:table-cell office:value-type="float" office:value="-2.7745" calcext:value-type="float">
            <text:p>-2.7745</text:p>
          </table:table-cell>
          <table:table-cell table:number-columns-repeated="2"/>
          <table:table-cell office:value-type="float" office:value="401.8345" calcext:value-type="float">
            <text:p>401.8345</text:p>
          </table:table-cell>
          <table:table-cell office:value-type="float" office:value="54.8546" calcext:value-type="float">
            <text:p>54.8546</text:p>
          </table:table-cell>
          <table:table-cell office:value-type="float" office:value="-123.7393" calcext:value-type="float">
            <text:p>-123.7393</text:p>
          </table:table-cell>
          <table:table-cell/>
        </table:table-row>
        <table:table-row table:style-name="ro1">
          <table:table-cell office:value-type="float" office:value="689.4263" calcext:value-type="float">
            <text:p>689.4263</text:p>
          </table:table-cell>
          <table:table-cell office:value-type="float" office:value="429.0538" calcext:value-type="float">
            <text:p>429.0538</text:p>
          </table:table-cell>
          <table:table-cell office:value-type="float" office:value="261.456" calcext:value-type="float">
            <text:p>261.456</text:p>
          </table:table-cell>
          <table:table-cell table:number-columns-repeated="2"/>
          <table:table-cell office:value-type="float" office:value="356.2276" calcext:value-type="float">
            <text:p>356.2276</text:p>
          </table:table-cell>
          <table:table-cell office:value-type="float" office:value="54.8546" calcext:value-type="float">
            <text:p>54.8546</text:p>
          </table:table-cell>
          <table:table-cell office:value-type="float" office:value="-39.736" calcext:value-type="float">
            <text:p>-39.736</text:p>
          </table:table-cell>
          <table:table-cell table:number-columns-repeated="2"/>
          <table:table-cell office:value-type="float" office:value="352.7194" calcext:value-type="float">
            <text:p>352.7194</text:p>
          </table:table-cell>
          <table:table-cell office:value-type="float" office:value="-179.3422" calcext:value-type="float">
            <text:p>-179.3422</text:p>
          </table:table-cell>
          <table:table-cell office:value-type="float" office:value="-110.2987" calcext:value-type="float">
            <text:p>-110.2987</text:p>
          </table:table-cell>
          <table:table-cell/>
        </table:table-row>
        <table:table-row table:style-name="ro1">
          <table:table-cell office:value-type="float" office:value="575.9764" calcext:value-type="float">
            <text:p>575.9764</text:p>
          </table:table-cell>
          <table:table-cell office:value-type="float" office:value="199.6413" calcext:value-type="float">
            <text:p>199.6413</text:p>
          </table:table-cell>
          <table:table-cell office:value-type="float" office:value="323.8681" calcext:value-type="float">
            <text:p>323.8681</text:p>
          </table:table-cell>
          <table:table-cell table:number-columns-repeated="2"/>
          <table:table-cell office:value-type="float" office:value="333.4242" calcext:value-type="float">
            <text:p>333.4242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-105.2585" calcext:value-type="float">
            <text:p>-105.2585</text:p>
          </table:table-cell>
          <table:table-cell table:number-columns-repeated="2"/>
          <table:table-cell office:value-type="float" office:value="214.1447" calcext:value-type="float">
            <text:p>214.1447</text:p>
          </table:table-cell>
          <table:table-cell office:value-type="float" office:value="-327.8999" calcext:value-type="float">
            <text:p>-327.8999</text:p>
          </table:table-cell>
          <table:table-cell office:value-type="float" office:value="133.3107" calcext:value-type="float">
            <text:p>133.3107</text:p>
          </table:table-cell>
          <table:table-cell/>
        </table:table-row>
        <table:table-row table:style-name="ro1">
          <table:table-cell office:value-type="float" office:value="614.3748" calcext:value-type="float">
            <text:p>614.3748</text:p>
          </table:table-cell>
          <table:table-cell office:value-type="float" office:value="119.0843" calcext:value-type="float">
            <text:p>119.0843</text:p>
          </table:table-cell>
          <table:table-cell office:value-type="float" office:value="310.3736" calcext:value-type="float">
            <text:p>310.3736</text:p>
          </table:table-cell>
          <table:table-cell table:number-columns-repeated="2"/>
          <table:table-cell office:value-type="float" office:value="277.2927" calcext:value-type="float">
            <text:p>277.2927</text:p>
          </table:table-cell>
          <table:table-cell office:value-type="float" office:value="-34.28" calcext:value-type="float">
            <text:p>-34.28</text:p>
          </table:table-cell>
          <table:table-cell office:value-type="float" office:value="-266.5449" calcext:value-type="float">
            <text:p>-266.5449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-161.8648" calcext:value-type="float">
            <text:p>-161.8648</text:p>
          </table:table-cell>
          <table:table-cell office:value-type="float" office:value="350.0392" calcext:value-type="float">
            <text:p>350.0392</text:p>
          </table:table-cell>
          <table:table-cell/>
        </table:table-row>
        <table:table-row table:style-name="ro1">
          <table:table-cell office:value-type="float" office:value="633.574" calcext:value-type="float">
            <text:p>633.574</text:p>
          </table:table-cell>
          <table:table-cell office:value-type="float" office:value="-12.2586" calcext:value-type="float">
            <text:p>-12.2586</text:p>
          </table:table-cell>
          <table:table-cell office:value-type="float" office:value="197.3571" calcext:value-type="float">
            <text:p>197.3571</text:p>
          </table:table-cell>
          <table:table-cell table:number-columns-repeated="2"/>
          <table:table-cell office:value-type="float" office:value="191.3413" calcext:value-type="float">
            <text:p>191.3413</text:p>
          </table:table-cell>
          <table:table-cell office:value-type="float" office:value="-39.5232" calcext:value-type="float">
            <text:p>-39.5232</text:p>
          </table:table-cell>
          <table:table-cell office:value-type="float" office:value="-332.0674" calcext:value-type="float">
            <text:p>-332.0674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400.4412" calcext:value-type="float">
            <text:p>400.4412</text:p>
          </table:table-cell>
          <table:table-cell/>
        </table:table-row>
        <table:table-row table:style-name="ro1">
          <table:table-cell office:value-type="float" office:value="682.4447" calcext:value-type="float">
            <text:p>682.4447</text:p>
          </table:table-cell>
          <table:table-cell office:value-type="float" office:value="-12.2586" calcext:value-type="float">
            <text:p>-12.2586</text:p>
          </table:table-cell>
          <table:table-cell office:value-type="float" office:value="163.6208" calcext:value-type="float">
            <text:p>163.6208</text:p>
          </table:table-cell>
          <table:table-cell table:number-columns-repeated="2"/>
          <table:table-cell office:value-type="float" office:value="203.62" calcext:value-type="float">
            <text:p>203.62</text:p>
          </table:table-cell>
          <table:table-cell office:value-type="float" office:value="18.1521" calcext:value-type="float">
            <text:p>18.1521</text:p>
          </table:table-cell>
          <table:table-cell office:value-type="float" office:value="-323.6671" calcext:value-type="float">
            <text:p>-323.6671</text:p>
          </table:table-cell>
          <table:table-cell table:number-columns-repeated="2"/>
          <table:table-cell office:value-type="float" office:value="136.9639" calcext:value-type="float">
            <text:p>136.9639</text:p>
          </table:table-cell>
          <table:table-cell office:value-type="float" office:value="241.8625" calcext:value-type="float">
            <text:p>241.8625</text:p>
          </table:table-cell>
          <table:table-cell office:value-type="float" office:value="324.8382" calcext:value-type="float">
            <text:p>324.8382</text:p>
          </table:table-cell>
          <table:table-cell/>
        </table:table-row>
        <table:table-row table:style-name="ro1">
          <table:table-cell office:value-type="float" office:value="663.2455" calcext:value-type="float">
            <text:p>663.2455</text:p>
          </table:table-cell>
          <table:table-cell office:value-type="float" office:value="-24.5173" calcext:value-type="float">
            <text:p>-24.5173</text:p>
          </table:table-cell>
          <table:table-cell office:value-type="float" office:value="121.4505" calcext:value-type="float">
            <text:p>121.4505</text:p>
          </table:table-cell>
          <table:table-cell table:number-columns-repeated="2"/>
          <table:table-cell office:value-type="float" office:value="296.5879" calcext:value-type="float">
            <text:p>296.5879</text:p>
          </table:table-cell>
          <table:table-cell office:value-type="float" office:value="124.7641" calcext:value-type="float">
            <text:p>124.7641</text:p>
          </table:table-cell>
          <table:table-cell office:value-type="float" office:value="-180.8615" calcext:value-type="float">
            <text:p>-180.8615</text:p>
          </table:table-cell>
          <table:table-cell table:number-columns-repeated="2"/>
          <table:table-cell office:value-type="float" office:value="189.5872" calcext:value-type="float">
            <text:p>189.5872</text:p>
          </table:table-cell>
          <table:table-cell office:value-type="float" office:value="364.2041" calcext:value-type="float">
            <text:p>364.2041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621.3563" calcext:value-type="float">
            <text:p>621.3563</text:p>
          </table:table-cell>
          <table:table-cell office:value-type="float" office:value="-108.5768" calcext:value-type="float">
            <text:p>-108.5768</text:p>
          </table:table-cell>
          <table:table-cell office:value-type="float" office:value="-3.3736" calcext:value-type="float">
            <text:p>-3.3736</text:p>
          </table:table-cell>
          <table:table-cell table:number-columns-repeated="2"/>
          <table:table-cell office:value-type="float" office:value="272.0303" calcext:value-type="float">
            <text:p>272.0303</text:p>
          </table:table-cell>
          <table:table-cell office:value-type="float" office:value="180.6917" calcext:value-type="float">
            <text:p>180.6917</text:p>
          </table:table-cell>
          <table:table-cell office:value-type="float" office:value="148.4313" calcext:value-type="float">
            <text:p>148.4313</text:p>
          </table:table-cell>
          <table:table-cell table:number-columns-repeated="2"/>
          <table:table-cell office:value-type="float" office:value="279.0468" calcext:value-type="float">
            <text:p>279.0468</text:p>
          </table:table-cell>
          <table:table-cell office:value-type="float" office:value="362.4564" calcext:value-type="float">
            <text:p>362.4564</text:p>
          </table:table-cell>
          <table:table-cell office:value-type="float" office:value="-22.9353" calcext:value-type="float">
            <text:p>-22.9353</text:p>
          </table:table-cell>
          <table:table-cell/>
        </table:table-row>
        <table:table-row table:style-name="ro1">
          <table:table-cell office:value-type="float" office:value="628.3378" calcext:value-type="float">
            <text:p>628.3378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-192.2967" calcext:value-type="float">
            <text:p>-192.2967</text:p>
          </table:table-cell>
          <table:table-cell table:number-columns-repeated="2"/>
          <table:table-cell office:value-type="float" office:value="-40.2011" calcext:value-type="float">
            <text:p>-40.2011</text:p>
          </table:table-cell>
          <table:table-cell office:value-type="float" office:value="93.3048" calcext:value-type="float">
            <text:p>93.3048</text:p>
          </table:table-cell>
          <table:table-cell office:value-type="float" office:value="373.5601" calcext:value-type="float">
            <text:p>373.5601</text:p>
          </table:table-cell>
          <table:table-cell table:number-columns-repeated="2"/>
          <table:table-cell office:value-type="float" office:value="336.9324" calcext:value-type="float">
            <text:p>336.9324</text:p>
          </table:table-cell>
          <table:table-cell office:value-type="float" office:value="269.8263" calcext:value-type="float">
            <text:p>269.8263</text:p>
          </table:table-cell>
          <table:table-cell office:value-type="float" office:value="-142.22" calcext:value-type="float">
            <text:p>-142.22</text:p>
          </table:table-cell>
          <table:table-cell/>
        </table:table-row>
        <table:table-row table:style-name="ro1">
          <table:table-cell office:value-type="float" office:value="673.7178" calcext:value-type="float">
            <text:p>673.7178</text:p>
          </table:table-cell>
          <table:table-cell office:value-type="float" office:value="24.5173" calcext:value-type="float">
            <text:p>24.5173</text:p>
          </table:table-cell>
          <table:table-cell office:value-type="float" office:value="-350.8571" calcext:value-type="float">
            <text:p>-350.8571</text:p>
          </table:table-cell>
          <table:table-cell table:number-columns-repeated="2"/>
          <table:table-cell office:value-type="float" office:value="-147.2018" calcext:value-type="float">
            <text:p>-147.2018</text:p>
          </table:table-cell>
          <table:table-cell office:value-type="float" office:value="-30.7845" calcext:value-type="float">
            <text:p>-30.7845</text:p>
          </table:table-cell>
          <table:table-cell office:value-type="float" office:value="381.9605" calcext:value-type="float">
            <text:p>381.9605</text:p>
          </table:table-cell>
          <table:table-cell table:number-columns-repeated="2"/>
          <table:table-cell office:value-type="float" office:value="317.6372" calcext:value-type="float">
            <text:p>317.6372</text:p>
          </table:table-cell>
          <table:table-cell office:value-type="float" office:value="191.1781" calcext:value-type="float">
            <text:p>191.1781</text:p>
          </table:table-cell>
          <table:table-cell office:value-type="float" office:value="-254.7844" calcext:value-type="float">
            <text:p>-254.7844</text:p>
          </table:table-cell>
          <table:table-cell/>
        </table:table-row>
        <table:table-row table:style-name="ro1">
          <table:table-cell office:value-type="float" office:value="813.3485" calcext:value-type="float">
            <text:p>813.3485</text:p>
          </table:table-cell>
          <table:table-cell office:value-type="float" office:value="238.1686" calcext:value-type="float">
            <text:p>238.1686</text:p>
          </table:table-cell>
          <table:table-cell office:value-type="float" office:value="-320.4945" calcext:value-type="float">
            <text:p>-320.4945</text:p>
          </table:table-cell>
          <table:table-cell table:number-columns-repeated="2"/>
          <table:table-cell office:value-type="float" office:value="-178.7758" calcext:value-type="float">
            <text:p>-178.7758</text:p>
          </table:table-cell>
          <table:table-cell office:value-type="float" office:value="-62.2438" calcext:value-type="float">
            <text:p>-62.2438</text:p>
          </table:table-cell>
          <table:table-cell office:value-type="float" office:value="348.3591" calcext:value-type="float">
            <text:p>348.3591</text:p>
          </table:table-cell>
          <table:table-cell table:number-columns-repeated="2"/>
          <table:table-cell office:value-type="float" office:value="207.1283" calcext:value-type="float">
            <text:p>207.1283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-360.6286" calcext:value-type="float">
            <text:p>-360.6286</text:p>
          </table:table-cell>
          <table:table-cell/>
        </table:table-row>
        <table:table-row table:style-name="ro1">
          <table:table-cell office:value-type="float" office:value="884.9092" calcext:value-type="float">
            <text:p>884.9092</text:p>
          </table:table-cell>
          <table:table-cell office:value-type="float" office:value="373.0141" calcext:value-type="float">
            <text:p>373.0141</text:p>
          </table:table-cell>
          <table:table-cell office:value-type="float" office:value="-180.489" calcext:value-type="float">
            <text:p>-180.489</text:p>
          </table:table-cell>
          <table:table-cell table:number-columns-repeated="2"/>
          <table:table-cell office:value-type="float" office:value="-178.7758" calcext:value-type="float">
            <text:p>-178.7758</text:p>
          </table:table-cell>
          <table:table-cell office:value-type="float" office:value="-44.7664" calcext:value-type="float">
            <text:p>-44.7664</text:p>
          </table:table-cell>
          <table:table-cell office:value-type="float" office:value="344.999" calcext:value-type="float">
            <text:p>344.999</text:p>
          </table:table-cell>
          <table:table-cell table:number-columns-repeated="2"/>
          <table:table-cell office:value-type="float" office:value="38.7337" calcext:value-type="float">
            <text:p>38.7337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-411.0306" calcext:value-type="float">
            <text:p>-411.0306</text:p>
          </table:table-cell>
          <table:table-cell/>
        </table:table-row>
        <table:table-row table:style-name="ro1">
          <table:table-cell office:value-type="float" office:value="829.057" calcext:value-type="float">
            <text:p>829.057</text:p>
          </table:table-cell>
          <table:table-cell office:value-type="float" office:value="323.9794" calcext:value-type="float">
            <text:p>323.9794</text:p>
          </table:table-cell>
          <table:table-cell office:value-type="float" office:value="-308.6867" calcext:value-type="float">
            <text:p>-308.6867</text:p>
          </table:table-cell>
          <table:table-cell table:number-columns-repeated="2"/>
          <table:table-cell office:value-type="float" office:value="-152.4642" calcext:value-type="float">
            <text:p>-152.4642</text:p>
          </table:table-cell>
          <table:table-cell office:value-type="float" office:value="2.4224" calcext:value-type="float">
            <text:p>2.4224</text:p>
          </table:table-cell>
          <table:table-cell office:value-type="float" office:value="366.8399" calcext:value-type="float">
            <text:p>366.8399</text:p>
          </table:table-cell>
          <table:table-cell table:number-columns-repeated="2"/>
          <table:table-cell office:value-type="float" office:value="-138.4313" calcext:value-type="float">
            <text:p>-138.4313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-385.8295" calcext:value-type="float">
            <text:p>-385.8295</text:p>
          </table:table-cell>
          <table:table-cell/>
        </table:table-row>
        <table:table-row table:style-name="ro1">
          <table:table-cell office:value-type="float" office:value="726.0793" calcext:value-type="float">
            <text:p>726.0793</text:p>
          </table:table-cell>
          <table:table-cell office:value-type="float" office:value="297.7108" calcext:value-type="float">
            <text:p>297.7108</text:p>
          </table:table-cell>
          <table:table-cell office:value-type="float" office:value="-404.8351" calcext:value-type="float">
            <text:p>-404.8351</text:p>
          </table:table-cell>
          <table:table-cell table:number-columns-repeated="2"/>
          <table:table-cell office:value-type="float" office:value="-126.1525" calcext:value-type="float">
            <text:p>-126.1525</text:p>
          </table:table-cell>
          <table:table-cell office:value-type="float" office:value="46.1159" calcext:value-type="float">
            <text:p>46.1159</text:p>
          </table:table-cell>
          <table:table-cell office:value-type="float" office:value="368.5199" calcext:value-type="float">
            <text:p>368.5199</text:p>
          </table:table-cell>
          <table:table-cell table:number-columns-repeated="2"/>
          <table:table-cell office:value-type="float" office:value="-305.0717" calcext:value-type="float">
            <text:p>-305.0717</text:p>
          </table:table-cell>
          <table:table-cell office:value-type="float" office:value="150.9801" calcext:value-type="float">
            <text:p>150.9801</text:p>
          </table:table-cell>
          <table:table-cell office:value-type="float" office:value="-212.7828" calcext:value-type="float">
            <text:p>-212.7828</text:p>
          </table:table-cell>
          <table:table-cell/>
        </table:table-row>
        <table:table-row table:style-name="ro1">
          <table:table-cell office:value-type="float" office:value="530.5964" calcext:value-type="float">
            <text:p>530.5964</text:p>
          </table:table-cell>
          <table:table-cell office:value-type="float" office:value="63.0446" calcext:value-type="float">
            <text:p>63.0446</text:p>
          </table:table-cell>
          <table:table-cell office:value-type="float" office:value="-408.2088" calcext:value-type="float">
            <text:p>-408.2088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89.8093" calcext:value-type="float">
            <text:p>89.8093</text:p>
          </table:table-cell>
          <table:table-cell office:value-type="float" office:value="346.6791" calcext:value-type="float">
            <text:p>346.6791</text:p>
          </table:table-cell>
          <table:table-cell table:number-columns-repeated="2"/>
          <table:table-cell office:value-type="float" office:value="-352.4327" calcext:value-type="float">
            <text:p>-352.4327</text:p>
          </table:table-cell>
          <table:table-cell office:value-type="float" office:value="205.16" calcext:value-type="float">
            <text:p>205.16</text:p>
          </table:table-cell>
          <table:table-cell office:value-type="float" office:value="-19.5752" calcext:value-type="float">
            <text:p>-19.5752</text:p>
          </table:table-cell>
          <table:table-cell/>
        </table:table-row>
        <table:table-row table:style-name="ro1">
          <table:table-cell office:value-type="float" office:value="411.9104" calcext:value-type="float">
            <text:p>411.9104</text:p>
          </table:table-cell>
          <table:table-cell office:value-type="float" office:value="-84.0595" calcext:value-type="float">
            <text:p>-84.0595</text:p>
          </table:table-cell>
          <table:table-cell office:value-type="float" office:value="-232.7802" calcext:value-type="float">
            <text:p>-232.7802</text:p>
          </table:table-cell>
          <table:table-cell table:number-columns-repeated="2"/>
          <table:table-cell office:value-type="float" office:value="-212.1039" calcext:value-type="float">
            <text:p>-212.1039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323.1582" calcext:value-type="float">
            <text:p>323.1582</text:p>
          </table:table-cell>
          <table:table-cell table:number-columns-repeated="2"/>
          <table:table-cell office:value-type="float" office:value="-261.219" calcext:value-type="float">
            <text:p>-261.219</text:p>
          </table:table-cell>
          <table:table-cell office:value-type="float" office:value="191.1781" calcext:value-type="float">
            <text:p>191.1781</text:p>
          </table:table-cell>
          <table:table-cell office:value-type="float" office:value="239.1549" calcext:value-type="float">
            <text:p>239.1549</text:p>
          </table:table-cell>
          <table:table-cell/>
        </table:table-row>
        <table:table-row table:style-name="ro1">
          <table:table-cell office:value-type="float" office:value="354.3127" calcext:value-type="float">
            <text:p>354.3127</text:p>
          </table:table-cell>
          <table:table-cell office:value-type="float" office:value="-61.2934" calcext:value-type="float">
            <text:p>-61.2934</text:p>
          </table:table-cell>
          <table:table-cell office:value-type="float" office:value="119.7637" calcext:value-type="float">
            <text:p>119.7637</text:p>
          </table:table-cell>
          <table:table-cell table:number-columns-repeated="2"/>
          <table:table-cell office:value-type="float" office:value="-236.6614" calcext:value-type="float">
            <text:p>-236.6614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323.1582" calcext:value-type="float">
            <text:p>323.1582</text:p>
          </table:table-cell>
          <table:table-cell table:number-columns-repeated="2"/>
          <table:table-cell office:value-type="float" office:value="-96.3326" calcext:value-type="float">
            <text:p>-96.3326</text:p>
          </table:table-cell>
          <table:table-cell office:value-type="float" office:value="243.6102" calcext:value-type="float">
            <text:p>243.6102</text:p>
          </table:table-cell>
          <table:table-cell office:value-type="float" office:value="319.798" calcext:value-type="float">
            <text:p>319.798</text:p>
          </table:table-cell>
          <table:table-cell/>
        </table:table-row>
        <table:table-row table:style-name="ro1">
          <table:table-cell office:value-type="float" office:value="406.6742" calcext:value-type="float">
            <text:p>406.6742</text:p>
          </table:table-cell>
          <table:table-cell office:value-type="float" office:value="61.2934" calcext:value-type="float">
            <text:p>61.2934</text:p>
          </table:table-cell>
          <table:table-cell office:value-type="float" office:value="281.6978" calcext:value-type="float">
            <text:p>281.6978</text:p>
          </table:table-cell>
          <table:table-cell table:number-columns-repeated="2"/>
          <table:table-cell office:value-type="float" office:value="-284.0224" calcext:value-type="float">
            <text:p>-284.0224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297.9572" calcext:value-type="float">
            <text:p>297.9572</text:p>
          </table:table-cell>
          <table:table-cell table:number-columns-repeated="2"/>
          <table:table-cell office:value-type="float" office:value="115.9145" calcext:value-type="float">
            <text:p>115.9145</text:p>
          </table:table-cell>
          <table:table-cell office:value-type="float" office:value="259.3399" calcext:value-type="float">
            <text:p>259.3399</text:p>
          </table:table-cell>
          <table:table-cell office:value-type="float" office:value="314.7578" calcext:value-type="float">
            <text:p>314.7578</text:p>
          </table:table-cell>
          <table:table-cell/>
        </table:table-row>
        <table:table-row table:style-name="ro1">
          <table:table-cell office:value-type="float" office:value="565.5041" calcext:value-type="float">
            <text:p>565.5041</text:p>
          </table:table-cell>
          <table:table-cell office:value-type="float" office:value="175.124" calcext:value-type="float">
            <text:p>175.124</text:p>
          </table:table-cell>
          <table:table-cell office:value-type="float" office:value="310.3736" calcext:value-type="float">
            <text:p>310.3736</text:p>
          </table:table-cell>
          <table:table-cell table:number-columns-repeated="2"/>
          <table:table-cell office:value-type="float" office:value="-357.695" calcext:value-type="float">
            <text:p>-357.695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207.2336" calcext:value-type="float">
            <text:p>207.2336</text:p>
          </table:table-cell>
          <table:table-cell table:number-columns-repeated="2"/>
          <table:table-cell office:value-type="float" office:value="265.0139" calcext:value-type="float">
            <text:p>265.0139</text:p>
          </table:table-cell>
          <table:table-cell office:value-type="float" office:value="257.5921" calcext:value-type="float">
            <text:p>257.5921</text:p>
          </table:table-cell>
          <table:table-cell office:value-type="float" office:value="242.515" calcext:value-type="float">
            <text:p>242.515</text:p>
          </table:table-cell>
          <table:table-cell/>
        </table:table-row>
        <table:table-row table:style-name="ro1">
          <table:table-cell office:value-type="float" office:value="754.0054" calcext:value-type="float">
            <text:p>754.0054</text:p>
          </table:table-cell>
          <table:table-cell office:value-type="float" office:value="199.6413" calcext:value-type="float">
            <text:p>199.6413</text:p>
          </table:table-cell>
          <table:table-cell office:value-type="float" office:value="239.5274" calcext:value-type="float">
            <text:p>239.5274</text:p>
          </table:table-cell>
          <table:table-cell table:number-columns-repeated="2"/>
          <table:table-cell office:value-type="float" office:value="-422.5971" calcext:value-type="float">
            <text:p>-422.5971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71.1483" calcext:value-type="float">
            <text:p>71.1483</text:p>
          </table:table-cell>
          <table:table-cell table:number-columns-repeated="2"/>
          <table:table-cell office:value-type="float" office:value="368.5064" calcext:value-type="float">
            <text:p>368.5064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92.9891" calcext:value-type="float">
            <text:p>92.9891</text:p>
          </table:table-cell>
          <table:table-cell/>
        </table:table-row>
        <table:table-row table:style-name="ro1">
          <table:table-cell office:value-type="float" office:value="856.983" calcext:value-type="float">
            <text:p>856.983</text:p>
          </table:table-cell>
          <table:table-cell office:value-type="float" office:value="173.3727" calcext:value-type="float">
            <text:p>173.3727</text:p>
          </table:table-cell>
          <table:table-cell office:value-type="float" office:value="82.6538" calcext:value-type="float">
            <text:p>82.6538</text:p>
          </table:table-cell>
          <table:table-cell table:number-columns-repeated="2"/>
          <table:table-cell office:value-type="float" office:value="-394.5314" calcext:value-type="float">
            <text:p>-394.5314</text:p>
          </table:table-cell>
          <table:table-cell office:value-type="float" office:value="145.7369" calcext:value-type="float">
            <text:p>145.7369</text:p>
          </table:table-cell>
          <table:table-cell office:value-type="float" office:value="30.8267" calcext:value-type="float">
            <text:p>30.8267</text:p>
          </table:table-cell>
          <table:table-cell table:number-columns-repeated="2"/>
          <table:table-cell office:value-type="float" office:value="396.5722" calcext:value-type="float">
            <text:p>396.5722</text:p>
          </table:table-cell>
          <table:table-cell office:value-type="float" office:value="182.4394" calcext:value-type="float">
            <text:p>182.4394</text:p>
          </table:table-cell>
          <table:table-cell office:value-type="float" office:value="-24.6154" calcext:value-type="float">
            <text:p>-24.6154</text:p>
          </table:table-cell>
          <table:table-cell/>
        </table:table-row>
        <table:table-row table:style-name="ro1">
          <table:table-cell office:value-type="float" office:value="869.2008" calcext:value-type="float">
            <text:p>869.2008</text:p>
          </table:table-cell>
          <table:table-cell office:value-type="float" office:value="105.0744" calcext:value-type="float">
            <text:p>105.0744</text:p>
          </table:table-cell>
          <table:table-cell office:value-type="float" office:value="-33.7362" calcext:value-type="float">
            <text:p>-33.7362</text:p>
          </table:table-cell>
          <table:table-cell table:number-columns-repeated="2"/>
          <table:table-cell office:value-type="float" office:value="-324.367" calcext:value-type="float">
            <text:p>-324.367</text:p>
          </table:table-cell>
          <table:table-cell office:value-type="float" office:value="254.0967" calcext:value-type="float">
            <text:p>254.0967</text:p>
          </table:table-cell>
          <table:table-cell office:value-type="float" office:value="14.026" calcext:value-type="float">
            <text:p>14.026</text:p>
          </table:table-cell>
          <table:table-cell table:number-columns-repeated="2"/>
          <table:table-cell office:value-type="float" office:value="398.3263" calcext:value-type="float">
            <text:p>398.3263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-137.1798" calcext:value-type="float">
            <text:p>-137.1798</text:p>
          </table:table-cell>
          <table:table-cell/>
        </table:table-row>
        <table:table-row table:style-name="ro1">
          <table:table-cell office:value-type="float" office:value="801.1308" calcext:value-type="float">
            <text:p>801.1308</text:p>
          </table:table-cell>
          <table:table-cell office:value-type="float" office:value="12.2586" calcext:value-type="float">
            <text:p>12.2586</text:p>
          </table:table-cell>
          <table:table-cell office:value-type="float" office:value="32.0494" calcext:value-type="float">
            <text:p>32.0494</text:p>
          </table:table-cell>
          <table:table-cell table:number-columns-repeated="2"/>
          <table:table-cell office:value-type="float" office:value="-234.9073" calcext:value-type="float">
            <text:p>-234.9073</text:p>
          </table:table-cell>
          <table:table-cell office:value-type="float" office:value="315.2675" calcext:value-type="float">
            <text:p>315.2675</text:p>
          </table:table-cell>
          <table:table-cell office:value-type="float" office:value="49.3074" calcext:value-type="float">
            <text:p>49.3074</text:p>
          </table:table-cell>
          <table:table-cell table:number-columns-repeated="2"/>
          <table:table-cell office:value-type="float" office:value="366.7523" calcext:value-type="float">
            <text:p>366.7523</text:p>
          </table:table-cell>
          <table:table-cell office:value-type="float" office:value="-105.9372" calcext:value-type="float">
            <text:p>-105.9372</text:p>
          </table:table-cell>
          <table:table-cell office:value-type="float" office:value="-194.302" calcext:value-type="float">
            <text:p>-194.302</text:p>
          </table:table-cell>
          <table:table-cell/>
        </table:table-row>
        <table:table-row table:style-name="ro1">
          <table:table-cell office:value-type="float" office:value="595.1756" calcext:value-type="float">
            <text:p>595.1756</text:p>
          </table:table-cell>
          <table:table-cell office:value-type="float" office:value="-78.8058" calcext:value-type="float">
            <text:p>-78.8058</text:p>
          </table:table-cell>
          <table:table-cell office:value-type="float" office:value="129.8846" calcext:value-type="float">
            <text:p>129.8846</text:p>
          </table:table-cell>
          <table:table-cell table:number-columns-repeated="2"/>
          <table:table-cell office:value-type="float" office:value="-136.6772" calcext:value-type="float">
            <text:p>-136.6772</text:p>
          </table:table-cell>
          <table:table-cell office:value-type="float" office:value="360.7086" calcext:value-type="float">
            <text:p>360.7086</text:p>
          </table:table-cell>
          <table:table-cell office:value-type="float" office:value="-34.6958" calcext:value-type="float">
            <text:p>-34.6958</text:p>
          </table:table-cell>
          <table:table-cell table:number-columns-repeated="2"/>
          <table:table-cell office:value-type="float" office:value="229.9317" calcext:value-type="float">
            <text:p>229.9317</text:p>
          </table:table-cell>
          <table:table-cell office:value-type="float" office:value="-326.1521" calcext:value-type="float">
            <text:p>-326.1521</text:p>
          </table:table-cell>
          <table:table-cell office:value-type="float" office:value="30.8267" calcext:value-type="float">
            <text:p>30.8267</text:p>
          </table:table-cell>
          <table:table-cell/>
        </table:table-row>
        <table:table-row table:style-name="ro1">
          <table:table-cell office:value-type="float" office:value="370.0212" calcext:value-type="float">
            <text:p>370.0212</text:p>
          </table:table-cell>
          <table:table-cell office:value-type="float" office:value="7.0049" calcext:value-type="float">
            <text:p>7.0049</text:p>
          </table:table-cell>
          <table:table-cell office:value-type="float" office:value="178.8022" calcext:value-type="float">
            <text:p>178.8022</text:p>
          </table:table-cell>
          <table:table-cell table:number-columns-repeated="2"/>
          <table:table-cell office:value-type="float" office:value="-48.9717" calcext:value-type="float">
            <text:p>-48.9717</text:p>
          </table:table-cell>
          <table:table-cell office:value-type="float" office:value="371.195" calcext:value-type="float">
            <text:p>371.195</text:p>
          </table:table-cell>
          <table:table-cell office:value-type="float" office:value="-88.4579" calcext:value-type="float">
            <text:p>-88.4579</text:p>
          </table:table-cell>
          <table:table-cell table:number-columns-repeated="2"/>
          <table:table-cell office:value-type="float" office:value="124.6851" calcext:value-type="float">
            <text:p>124.6851</text:p>
          </table:table-cell>
          <table:table-cell office:value-type="float" office:value="-266.7291" calcext:value-type="float">
            <text:p>-266.7291</text:p>
          </table:table-cell>
          <table:table-cell office:value-type="float" office:value="262.6758" calcext:value-type="float">
            <text:p>262.6758</text:p>
          </table:table-cell>
          <table:table-cell/>
        </table:table-row>
        <table:table-row table:style-name="ro1">
          <table:table-cell office:value-type="float" office:value="211.1913" calcext:value-type="float">
            <text:p>211.1913</text:p>
          </table:table-cell>
          <table:table-cell office:value-type="float" office:value="180.3777" calcext:value-type="float">
            <text:p>180.3777</text:p>
          </table:table-cell>
          <table:table-cell office:value-type="float" office:value="204.1044" calcext:value-type="float">
            <text:p>204.1044</text:p>
          </table:table-cell>
          <table:table-cell table:number-columns-repeated="2"/>
          <table:table-cell office:value-type="float" office:value="61.5372" calcext:value-type="float">
            <text:p>61.5372</text:p>
          </table:table-cell>
          <table:table-cell office:value-type="float" office:value="351.97" calcext:value-type="float">
            <text:p>351.97</text:p>
          </table:table-cell>
          <table:table-cell office:value-type="float" office:value="-106.9386" calcext:value-type="float">
            <text:p>-106.9386</text:p>
          </table:table-cell>
          <table:table-cell table:number-columns-repeated="2"/>
          <table:table-cell office:value-type="float" office:value="136.9639" calcext:value-type="float">
            <text:p>136.9639</text:p>
          </table:table-cell>
          <table:table-cell office:value-type="float" office:value="-72.7302" calcext:value-type="float">
            <text:p>-72.7302</text:p>
          </table:table-cell>
          <table:table-cell office:value-type="float" office:value="385.3206" calcext:value-type="float">
            <text:p>385.3206</text:p>
          </table:table-cell>
          <table:table-cell/>
        </table:table-row>
        <table:table-row table:style-name="ro1">
          <table:table-cell office:value-type="float" office:value="171.0475" calcext:value-type="float">
            <text:p>171.0475</text:p>
          </table:table-cell>
          <table:table-cell office:value-type="float" office:value="322.2281" calcext:value-type="float">
            <text:p>322.2281</text:p>
          </table:table-cell>
          <table:table-cell office:value-type="float" office:value="118.0769" calcext:value-type="float">
            <text:p>118.0769</text:p>
          </table:table-cell>
          <table:table-cell table:number-columns-repeated="2"/>
          <table:table-cell office:value-type="float" office:value="124.6851" calcext:value-type="float">
            <text:p>124.6851</text:p>
          </table:table-cell>
          <table:table-cell office:value-type="float" office:value="341.4835" calcext:value-type="float">
            <text:p>341.4835</text:p>
          </table:table-cell>
          <table:table-cell office:value-type="float" office:value="-33.0157" calcext:value-type="float">
            <text:p>-33.0157</text:p>
          </table:table-cell>
          <table:table-cell table:number-columns-repeated="2"/>
          <table:table-cell office:value-type="float" office:value="193.0954" calcext:value-type="float">
            <text:p>193.0954</text:p>
          </table:table-cell>
          <table:table-cell office:value-type="float" office:value="98.548" calcext:value-type="float">
            <text:p>98.548</text:p>
          </table:table-cell>
          <table:table-cell office:value-type="float" office:value="365.1598" calcext:value-type="float">
            <text:p>365.1598</text:p>
          </table:table-cell>
          <table:table-cell/>
        </table:table-row>
        <table:table-row table:style-name="ro1">
          <table:table-cell office:value-type="float" office:value="164.066" calcext:value-type="float">
            <text:p>164.066</text:p>
          </table:table-cell>
          <table:table-cell office:value-type="float" office:value="500.8546" calcext:value-type="float">
            <text:p>500.8546</text:p>
          </table:table-cell>
          <table:table-cell office:value-type="float" office:value="-23.6153" calcext:value-type="float">
            <text:p>-23.6153</text:p>
          </table:table-cell>
          <table:table-cell table:number-columns-repeated="2"/>
          <table:table-cell office:value-type="float" office:value="138.718" calcext:value-type="float">
            <text:p>138.718</text:p>
          </table:table-cell>
          <table:table-cell office:value-type="float" office:value="313.5197" calcext:value-type="float">
            <text:p>313.5197</text:p>
          </table:table-cell>
          <table:table-cell office:value-type="float" office:value="-153.9805" calcext:value-type="float">
            <text:p>-153.9805</text:p>
          </table:table-cell>
          <table:table-cell table:number-columns-repeated="2"/>
          <table:table-cell office:value-type="float" office:value="282.555" calcext:value-type="float">
            <text:p>282.555</text:p>
          </table:table-cell>
          <table:table-cell office:value-type="float" office:value="226.1328" calcext:value-type="float">
            <text:p>226.1328</text:p>
          </table:table-cell>
          <table:table-cell office:value-type="float" office:value="222.3542" calcext:value-type="float">
            <text:p>222.3542</text:p>
          </table:table-cell>
          <table:table-cell/>
        </table:table-row>
        <table:table-row table:style-name="ro1">
          <table:table-cell office:value-type="float" office:value="317.6597" calcext:value-type="float">
            <text:p>317.6597</text:p>
          </table:table-cell>
          <table:table-cell office:value-type="float" office:value="595.4216" calcext:value-type="float">
            <text:p>595.4216</text:p>
          </table:table-cell>
          <table:table-cell office:value-type="float" office:value="-219.2857" calcext:value-type="float">
            <text:p>-219.2857</text:p>
          </table:table-cell>
          <table:table-cell table:number-columns-repeated="2"/>
          <table:table-cell office:value-type="float" office:value="19.4385" calcext:value-type="float">
            <text:p>19.4385</text:p>
          </table:table-cell>
          <table:table-cell office:value-type="float" office:value="240.1148" calcext:value-type="float">
            <text:p>240.1148</text:p>
          </table:table-cell>
          <table:table-cell office:value-type="float" office:value="-271.5851" calcext:value-type="float">
            <text:p>-271.5851</text:p>
          </table:table-cell>
          <table:table-cell table:number-columns-repeated="2"/>
          <table:table-cell office:value-type="float" office:value="343.9489" calcext:value-type="float">
            <text:p>343.9489</text:p>
          </table:table-cell>
          <table:table-cell office:value-type="float" office:value="252.3489" calcext:value-type="float">
            <text:p>252.3489</text:p>
          </table:table-cell>
          <table:table-cell office:value-type="float" office:value="79.5486" calcext:value-type="float">
            <text:p>79.5486</text:p>
          </table:table-cell>
          <table:table-cell/>
        </table:table-row>
        <table:table-row table:style-name="ro1">
          <table:table-cell office:value-type="float" office:value="570.7402" calcext:value-type="float">
            <text:p>570.7402</text:p>
          </table:table-cell>
          <table:table-cell office:value-type="float" office:value="551.6406" calcext:value-type="float">
            <text:p>551.6406</text:p>
          </table:table-cell>
          <table:table-cell office:value-type="float" office:value="-349.1703" calcext:value-type="float">
            <text:p>-349.1703</text:p>
          </table:table-cell>
          <table:table-cell table:number-columns-repeated="2"/>
          <table:table-cell office:value-type="float" office:value="-187.5464" calcext:value-type="float">
            <text:p>-187.5464</text:p>
          </table:table-cell>
          <table:table-cell office:value-type="float" office:value="135.2505" calcext:value-type="float">
            <text:p>135.2505</text:p>
          </table:table-cell>
          <table:table-cell office:value-type="float" office:value="-325.3472" calcext:value-type="float">
            <text:p>-325.3472</text:p>
          </table:table-cell>
          <table:table-cell table:number-columns-repeated="2"/>
          <table:table-cell office:value-type="float" office:value="357.9818" calcext:value-type="float">
            <text:p>357.9818</text:p>
          </table:table-cell>
          <table:table-cell office:value-type="float" office:value="227.8806" calcext:value-type="float">
            <text:p>227.8806</text:p>
          </table:table-cell>
          <table:table-cell office:value-type="float" office:value="-68.2971" calcext:value-type="float">
            <text:p>-68.2971</text:p>
          </table:table-cell>
          <table:table-cell/>
        </table:table-row>
        <table:table-row table:style-name="ro1">
          <table:table-cell office:value-type="float" office:value="726.0793" calcext:value-type="float">
            <text:p>726.0793</text:p>
          </table:table-cell>
          <table:table-cell office:value-type="float" office:value="420.2976" calcext:value-type="float">
            <text:p>420.2976</text:p>
          </table:table-cell>
          <table:table-cell office:value-type="float" office:value="-357.6044" calcext:value-type="float">
            <text:p>-357.6044</text:p>
          </table:table-cell>
          <table:table-cell table:number-columns-repeated="2"/>
          <table:table-cell office:value-type="float" office:value="-394.5314" calcext:value-type="float">
            <text:p>-394.5314</text:p>
          </table:table-cell>
          <table:table-cell office:value-type="float" office:value="19.8998" calcext:value-type="float">
            <text:p>19.8998</text:p>
          </table:table-cell>
          <table:table-cell office:value-type="float" office:value="-130.4595" calcext:value-type="float">
            <text:p>-130.4595</text:p>
          </table:table-cell>
          <table:table-cell table:number-columns-repeated="2"/>
          <table:table-cell office:value-type="float" office:value="347.4571" calcext:value-type="float">
            <text:p>347.4571</text:p>
          </table:table-cell>
          <table:table-cell office:value-type="float" office:value="154.4756" calcext:value-type="float">
            <text:p>154.4756</text:p>
          </table:table-cell>
          <table:table-cell office:value-type="float" office:value="-209.4226" calcext:value-type="float">
            <text:p>-209.4226</text:p>
          </table:table-cell>
          <table:table-cell/>
        </table:table-row>
        <table:table-row table:style-name="ro1">
          <table:table-cell office:value-type="float" office:value="795.8947" calcext:value-type="float">
            <text:p>795.8947</text:p>
          </table:table-cell>
          <table:table-cell office:value-type="float" office:value="262.686" calcext:value-type="float">
            <text:p>262.686</text:p>
          </table:table-cell>
          <table:table-cell office:value-type="float" office:value="-310.3736" calcext:value-type="float">
            <text:p>-310.3736</text:p>
          </table:table-cell>
          <table:table-cell table:number-columns-repeated="2"/>
          <table:table-cell office:value-type="float" office:value="-429.6136" calcext:value-type="float">
            <text:p>-429.6136</text:p>
          </table:table-cell>
          <table:table-cell office:value-type="float" office:value="-22.0458" calcext:value-type="float">
            <text:p>-22.0458</text:p>
          </table:table-cell>
          <table:table-cell office:value-type="float" office:value="61.0679" calcext:value-type="float">
            <text:p>61.0679</text:p>
          </table:table-cell>
          <table:table-cell table:number-columns-repeated="2"/>
          <table:table-cell office:value-type="float" office:value="273.7845" calcext:value-type="float">
            <text:p>273.7845</text:p>
          </table:table-cell>
          <table:table-cell office:value-type="float" office:value="77.5751" calcext:value-type="float">
            <text:p>77.5751</text:p>
          </table:table-cell>
          <table:table-cell office:value-type="float" office:value="-303.5063" calcext:value-type="float">
            <text:p>-303.5063</text:p>
          </table:table-cell>
          <table:table-cell/>
        </table:table-row>
        <table:table-row table:style-name="ro1">
          <table:table-cell office:value-type="float" office:value="851.7469" calcext:value-type="float">
            <text:p>851.7469</text:p>
          </table:table-cell>
          <table:table-cell office:value-type="float" office:value="101.5719" calcext:value-type="float">
            <text:p>101.5719</text:p>
          </table:table-cell>
          <table:table-cell office:value-type="float" office:value="-175.4285" calcext:value-type="float">
            <text:p>-175.4285</text:p>
          </table:table-cell>
          <table:table-cell table:number-columns-repeated="2"/>
          <table:table-cell office:value-type="float" office:value="-406.8101" calcext:value-type="float">
            <text:p>-406.8101</text:p>
          </table:table-cell>
          <table:table-cell office:value-type="float" office:value="-44.7664" calcext:value-type="float">
            <text:p>-44.7664</text:p>
          </table:table-cell>
          <table:table-cell office:value-type="float" office:value="176.9924" calcext:value-type="float">
            <text:p>176.9924</text:p>
          </table:table-cell>
          <table:table-cell table:number-columns-repeated="2"/>
          <table:table-cell office:value-type="float" office:value="65.0454" calcext:value-type="float">
            <text:p>65.0454</text:p>
          </table:table-cell>
          <table:table-cell office:value-type="float" office:value="166.7098" calcext:value-type="float">
            <text:p>166.7098</text:p>
          </table:table-cell>
          <table:table-cell office:value-type="float" office:value="-362.3086" calcext:value-type="float">
            <text:p>-362.3086</text:p>
          </table:table-cell>
          <table:table-cell/>
        </table:table-row>
        <table:table-row table:style-name="ro1">
          <table:table-cell office:value-type="float" office:value="801.1308" calcext:value-type="float">
            <text:p>801.1308</text:p>
          </table:table-cell>
          <table:table-cell office:value-type="float" office:value="-1.7512" calcext:value-type="float">
            <text:p>-1.7512</text:p>
          </table:table-cell>
          <table:table-cell office:value-type="float" office:value="-42.1703" calcext:value-type="float">
            <text:p>-42.1703</text:p>
          </table:table-cell>
          <table:table-cell table:number-columns-repeated="2"/>
          <table:table-cell office:value-type="float" office:value="-234.9073" calcext:value-type="float">
            <text:p>-234.9073</text:p>
          </table:table-cell>
          <table:table-cell office:value-type="float" office:value="53.1068" calcext:value-type="float">
            <text:p>53.1068</text:p>
          </table:table-cell>
          <table:table-cell office:value-type="float" office:value="314.7578" calcext:value-type="float">
            <text:p>314.7578</text:p>
          </table:table-cell>
          <table:table-cell table:number-columns-repeated="2"/>
          <table:table-cell office:value-type="float" office:value="-157.7265" calcext:value-type="float">
            <text:p>-157.7265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-347.1881" calcext:value-type="float">
            <text:p>-347.1881</text:p>
          </table:table-cell>
          <table:table-cell/>
        </table:table-row>
        <table:table-row table:style-name="ro1">
          <table:table-cell office:value-type="float" office:value="733.0609" calcext:value-type="float">
            <text:p>733.0609</text:p>
          </table:table-cell>
          <table:table-cell office:value-type="float" office:value="-35.0248" calcext:value-type="float">
            <text:p>-35.0248</text:p>
          </table:table-cell>
          <table:table-cell office:value-type="float" office:value="37.1098" calcext:value-type="float">
            <text:p>37.1098</text:p>
          </table:table-cell>
          <table:table-cell table:number-columns-repeated="2"/>
          <table:table-cell office:value-type="float" office:value="-82.2998" calcext:value-type="float">
            <text:p>-82.2998</text:p>
          </table:table-cell>
          <table:table-cell office:value-type="float" office:value="156.2234" calcext:value-type="float">
            <text:p>156.2234</text:p>
          </table:table-cell>
          <table:table-cell office:value-type="float" office:value="376.9203" calcext:value-type="float">
            <text:p>376.9203</text:p>
          </table:table-cell>
          <table:table-cell table:number-columns-repeated="2"/>
          <table:table-cell office:value-type="float" office:value="-324.367" calcext:value-type="float">
            <text:p>-324.367</text:p>
          </table:table-cell>
          <table:table-cell office:value-type="float" office:value="156.2234" calcext:value-type="float">
            <text:p>156.2234</text:p>
          </table:table-cell>
          <table:table-cell office:value-type="float" office:value="-157.3406" calcext:value-type="float">
            <text:p>-157.3406</text:p>
          </table:table-cell>
          <table:table-cell/>
        </table:table-row>
        <table:table-row table:style-name="ro1">
          <table:table-cell office:value-type="float" office:value="675.4632" calcext:value-type="float">
            <text:p>675.4632</text:p>
          </table:table-cell>
          <table:table-cell office:value-type="float" office:value="-64.7958" calcext:value-type="float">
            <text:p>-64.7958</text:p>
          </table:table-cell>
          <table:table-cell office:value-type="float" office:value="65.7857" calcext:value-type="float">
            <text:p>65.7857</text:p>
          </table:table-cell>
          <table:table-cell table:number-columns-repeated="2"/>
          <table:table-cell office:value-type="float" office:value="-31.4306" calcext:value-type="float">
            <text:p>-31.4306</text:p>
          </table:table-cell>
          <table:table-cell office:value-type="float" office:value="150.9801" calcext:value-type="float">
            <text:p>150.9801</text:p>
          </table:table-cell>
          <table:table-cell office:value-type="float" office:value="395.401" calcext:value-type="float">
            <text:p>395.401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138.746" calcext:value-type="float">
            <text:p>138.746</text:p>
          </table:table-cell>
          <table:table-cell office:value-type="float" office:value="10.6659" calcext:value-type="float">
            <text:p>10.6659</text:p>
          </table:table-cell>
          <table:table-cell/>
        </table:table-row>
        <table:table-row table:style-name="ro1">
          <table:table-cell office:value-type="float" office:value="630.0833" calcext:value-type="float">
            <text:p>630.0833</text:p>
          </table:table-cell>
          <table:table-cell office:value-type="float" office:value="-92.8157" calcext:value-type="float">
            <text:p>-92.8157</text:p>
          </table:table-cell>
          <table:table-cell office:value-type="float" office:value="-1.6868" calcext:value-type="float">
            <text:p>-1.6868</text:p>
          </table:table-cell>
          <table:table-cell table:number-columns-repeated="2"/>
          <table:table-cell office:value-type="float" office:value="-47.2176" calcext:value-type="float">
            <text:p>-47.2176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380.2804" calcext:value-type="float">
            <text:p>380.2804</text:p>
          </table:table-cell>
          <table:table-cell table:number-columns-repeated="2"/>
          <table:table-cell office:value-type="float" office:value="-271.7436" calcext:value-type="float">
            <text:p>-271.7436</text:p>
          </table:table-cell>
          <table:table-cell office:value-type="float" office:value="170.2052" calcext:value-type="float">
            <text:p>170.2052</text:p>
          </table:table-cell>
          <table:table-cell office:value-type="float" office:value="245.8751" calcext:value-type="float">
            <text:p>245.8751</text:p>
          </table:table-cell>
          <table:table-cell/>
        </table:table-row>
        <table:table-row table:style-name="ro1">
          <table:table-cell office:value-type="float" office:value="518.3787" calcext:value-type="float">
            <text:p>518.3787</text:p>
          </table:table-cell>
          <table:table-cell office:value-type="float" office:value="-89.3132" calcext:value-type="float">
            <text:p>-89.3132</text:p>
          </table:table-cell>
          <table:table-cell office:value-type="float" office:value="75.9065" calcext:value-type="float">
            <text:p>75.9065</text:p>
          </table:table-cell>
          <table:table-cell table:number-columns-repeated="2"/>
          <table:table-cell office:value-type="float" office:value="-285.7765" calcext:value-type="float">
            <text:p>-285.7765</text:p>
          </table:table-cell>
          <table:table-cell office:value-type="float" office:value="-91.9553" calcext:value-type="float">
            <text:p>-91.9553</text:p>
          </table:table-cell>
          <table:table-cell office:value-type="float" office:value="299.6372" calcext:value-type="float">
            <text:p>299.6372</text:p>
          </table:table-cell>
          <table:table-cell table:number-columns-repeated="2"/>
          <table:table-cell office:value-type="float" office:value="-141.9395" calcext:value-type="float">
            <text:p>-141.9395</text:p>
          </table:table-cell>
          <table:table-cell office:value-type="float" office:value="138.746" calcext:value-type="float">
            <text:p>138.746</text:p>
          </table:table-cell>
          <table:table-cell office:value-type="float" office:value="350.0392" calcext:value-type="float">
            <text:p>350.0392</text:p>
          </table:table-cell>
          <table:table-cell/>
        </table:table-row>
        <table:table-row table:style-name="ro1">
          <table:table-cell office:value-type="float" office:value="429.3642" calcext:value-type="float">
            <text:p>429.3642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128.1977" calcext:value-type="float">
            <text:p>128.1977</text:p>
          </table:table-cell>
          <table:table-cell table:number-columns-repeated="2"/>
          <table:table-cell office:value-type="float" office:value="-427.8594" calcext:value-type="float">
            <text:p>-427.8594</text:p>
          </table:table-cell>
          <table:table-cell office:value-type="float" office:value="-13.3071" calcext:value-type="float">
            <text:p>-13.3071</text:p>
          </table:table-cell>
          <table:table-cell office:value-type="float" office:value="-21.2552" calcext:value-type="float">
            <text:p>-21.2552</text:p>
          </table:table-cell>
          <table:table-cell table:number-columns-repeated="2"/>
          <table:table-cell office:value-type="float" office:value="24.7008" calcext:value-type="float">
            <text:p>24.7008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388.6807" calcext:value-type="float">
            <text:p>388.6807</text:p>
          </table:table-cell>
          <table:table-cell/>
        </table:table-row>
        <table:table-row table:style-name="ro1">
          <table:table-cell office:value-type="float" office:value="373.5119" calcext:value-type="float">
            <text:p>373.5119</text:p>
          </table:table-cell>
          <table:table-cell office:value-type="float" office:value="0" calcext:value-type="float">
            <text:p>0</text:p>
          </table:table-cell>
          <table:table-cell office:value-type="float" office:value="215.912" calcext:value-type="float">
            <text:p>215.912</text:p>
          </table:table-cell>
          <table:table-cell table:number-columns-repeated="2"/>
          <table:table-cell office:value-type="float" office:value="-352.4327" calcext:value-type="float">
            <text:p>-352.4327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-204.3824" calcext:value-type="float">
            <text:p>-204.3824</text:p>
          </table:table-cell>
          <table:table-cell table:number-columns-repeated="2"/>
          <table:table-cell office:value-type="float" office:value="182.5707" calcext:value-type="float">
            <text:p>182.5707</text:p>
          </table:table-cell>
          <table:table-cell office:value-type="float" office:value="112.5299" calcext:value-type="float">
            <text:p>112.5299</text:p>
          </table:table-cell>
          <table:table-cell office:value-type="float" office:value="348.3591" calcext:value-type="float">
            <text:p>348.3591</text:p>
          </table:table-cell>
          <table:table-cell/>
        </table:table-row>
        <table:table-row table:style-name="ro1">
          <table:table-cell office:value-type="float" office:value="375.2573" calcext:value-type="float">
            <text:p>375.2573</text:p>
          </table:table-cell>
          <table:table-cell office:value-type="float" office:value="124.338" calcext:value-type="float">
            <text:p>124.338</text:p>
          </table:table-cell>
          <table:table-cell office:value-type="float" office:value="301.9395" calcext:value-type="float">
            <text:p>301.9395</text:p>
          </table:table-cell>
          <table:table-cell table:number-columns-repeated="2"/>
          <table:table-cell office:value-type="float" office:value="-268.2354" calcext:value-type="float">
            <text:p>-268.2354</text:p>
          </table:table-cell>
          <table:table-cell office:value-type="float" office:value="124.7641" calcext:value-type="float">
            <text:p>124.7641</text:p>
          </table:table-cell>
          <table:table-cell office:value-type="float" office:value="-291.7459" calcext:value-type="float">
            <text:p>-291.7459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252.5954" calcext:value-type="float">
            <text:p>252.5954</text:p>
          </table:table-cell>
          <table:table-cell/>
        </table:table-row>
        <table:table-row table:style-name="ro1">
          <table:table-cell office:value-type="float" office:value="413.6557" calcext:value-type="float">
            <text:p>413.6557</text:p>
          </table:table-cell>
          <table:table-cell office:value-type="float" office:value="208.3975" calcext:value-type="float">
            <text:p>208.3975</text:p>
          </table:table-cell>
          <table:table-cell office:value-type="float" office:value="322.1813" calcext:value-type="float">
            <text:p>322.1813</text:p>
          </table:table-cell>
          <table:table-cell table:number-columns-repeated="2"/>
          <table:table-cell office:value-type="float" office:value="-208.5957" calcext:value-type="float">
            <text:p>-208.5957</text:p>
          </table:table-cell>
          <table:table-cell office:value-type="float" office:value="187.6826" calcext:value-type="float">
            <text:p>187.6826</text:p>
          </table:table-cell>
          <table:table-cell office:value-type="float" office:value="-285.0256" calcext:value-type="float">
            <text:p>-285.0256</text:p>
          </table:table-cell>
          <table:table-cell table:number-columns-repeated="2"/>
          <table:table-cell office:value-type="float" office:value="391.3099" calcext:value-type="float">
            <text:p>391.3099</text:p>
          </table:table-cell>
          <table:table-cell office:value-type="float" office:value="19.8998" calcext:value-type="float">
            <text:p>19.8998</text:p>
          </table:table-cell>
          <table:table-cell office:value-type="float" office:value="121.5503" calcext:value-type="float">
            <text:p>121.5503</text:p>
          </table:table-cell>
          <table:table-cell/>
        </table:table-row>
        <table:table-row table:style-name="ro1">
          <table:table-cell office:value-type="float" office:value="429.3642" calcext:value-type="float">
            <text:p>429.3642</text:p>
          </table:table-cell>
          <table:table-cell office:value-type="float" office:value="248.6761" calcext:value-type="float">
            <text:p>248.6761</text:p>
          </table:table-cell>
          <table:table-cell office:value-type="float" office:value="327.2417" calcext:value-type="float">
            <text:p>327.2417</text:p>
          </table:table-cell>
          <table:table-cell table:number-columns-repeated="2"/>
          <table:table-cell office:value-type="float" office:value="-215.6121" calcext:value-type="float">
            <text:p>-215.6121</text:p>
          </table:table-cell>
          <table:table-cell office:value-type="float" office:value="177.1962" calcext:value-type="float">
            <text:p>177.1962</text:p>
          </table:table-cell>
          <table:table-cell office:value-type="float" office:value="-311.9066" calcext:value-type="float">
            <text:p>-311.9066</text:p>
          </table:table-cell>
          <table:table-cell table:number-columns-repeated="2"/>
          <table:table-cell office:value-type="float" office:value="415.8674" calcext:value-type="float">
            <text:p>415.8674</text:p>
          </table:table-cell>
          <table:table-cell office:value-type="float" office:value="-15.0548" calcext:value-type="float">
            <text:p>-15.0548</text:p>
          </table:table-cell>
          <table:table-cell office:value-type="float" office:value="34.1868" calcext:value-type="float">
            <text:p>34.1868</text:p>
          </table:table-cell>
          <table:table-cell/>
        </table:table-row>
        <table:table-row table:style-name="ro1">
          <table:table-cell office:value-type="float" office:value="495.6888" calcext:value-type="float">
            <text:p>495.6888</text:p>
          </table:table-cell>
          <table:table-cell office:value-type="float" office:value="371.2629" calcext:value-type="float">
            <text:p>371.2629</text:p>
          </table:table-cell>
          <table:table-cell office:value-type="float" office:value="313.7472" calcext:value-type="float">
            <text:p>313.7472</text:p>
          </table:table-cell>
          <table:table-cell table:number-columns-repeated="2"/>
          <table:table-cell office:value-type="float" office:value="-129.6607" calcext:value-type="float">
            <text:p>-129.6607</text:p>
          </table:table-cell>
          <table:table-cell office:value-type="float" office:value="150.9801" calcext:value-type="float">
            <text:p>150.9801</text:p>
          </table:table-cell>
          <table:table-cell office:value-type="float" office:value="-353.9083" calcext:value-type="float">
            <text:p>-353.9083</text:p>
          </table:table-cell>
          <table:table-cell table:number-columns-repeated="2"/>
          <table:table-cell office:value-type="float" office:value="422.8838" calcext:value-type="float">
            <text:p>422.8838</text:p>
          </table:table-cell>
          <table:table-cell office:value-type="float" office:value="-57.0006" calcext:value-type="float">
            <text:p>-57.0006</text:p>
          </table:table-cell>
          <table:table-cell office:value-type="float" office:value="3.9456" calcext:value-type="float">
            <text:p>3.9456</text:p>
          </table:table-cell>
          <table:table-cell/>
        </table:table-row>
        <table:table-row table:style-name="ro1">
          <table:table-cell office:value-type="float" office:value="579.4672" calcext:value-type="float">
            <text:p>579.4672</text:p>
          </table:table-cell>
          <table:table-cell office:value-type="float" office:value="441.3125" calcext:value-type="float">
            <text:p>441.3125</text:p>
          </table:table-cell>
          <table:table-cell office:value-type="float" office:value="296.8791" calcext:value-type="float">
            <text:p>296.8791</text:p>
          </table:table-cell>
          <table:table-cell table:number-columns-repeated="2"/>
          <table:table-cell office:value-type="float" office:value="54.5207" calcext:value-type="float">
            <text:p>54.5207</text:p>
          </table:table-cell>
          <table:table-cell office:value-type="float" office:value="208.6555" calcext:value-type="float">
            <text:p>208.6555</text:p>
          </table:table-cell>
          <table:table-cell office:value-type="float" office:value="-315.2668" calcext:value-type="float">
            <text:p>-315.2668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-202.0628" calcext:value-type="float">
            <text:p>-202.0628</text:p>
          </table:table-cell>
          <table:table-cell office:value-type="float" office:value="-31.3356" calcext:value-type="float">
            <text:p>-31.3356</text:p>
          </table:table-cell>
          <table:table-cell/>
        </table:table-row>
        <table:table-row table:style-name="ro1">
          <table:table-cell office:value-type="float" office:value="699.8986" calcext:value-type="float">
            <text:p>699.8986</text:p>
          </table:table-cell>
          <table:table-cell office:value-type="float" office:value="471.0835" calcext:value-type="float">
            <text:p>471.0835</text:p>
          </table:table-cell>
          <table:table-cell office:value-type="float" office:value="227.7197" calcext:value-type="float">
            <text:p>227.7197</text:p>
          </table:table-cell>
          <table:table-cell table:number-columns-repeated="2"/>
          <table:table-cell office:value-type="float" office:value="179.0625" calcext:value-type="float">
            <text:p>179.0625</text:p>
          </table:table-cell>
          <table:table-cell office:value-type="float" office:value="164.962" calcext:value-type="float">
            <text:p>164.962</text:p>
          </table:table-cell>
          <table:table-cell office:value-type="float" office:value="-279.9854" calcext:value-type="float">
            <text:p>-279.9854</text:p>
          </table:table-cell>
          <table:table-cell table:number-columns-repeated="2"/>
          <table:table-cell office:value-type="float" office:value="196.6036" calcext:value-type="float">
            <text:p>196.6036</text:p>
          </table:table-cell>
          <table:table-cell office:value-type="float" office:value="-278.9632" calcext:value-type="float">
            <text:p>-278.9632</text:p>
          </table:table-cell>
          <table:table-cell office:value-type="float" office:value="220.6741" calcext:value-type="float">
            <text:p>220.6741</text:p>
          </table:table-cell>
          <table:table-cell/>
        </table:table-row>
        <table:table-row table:style-name="ro1">
          <table:table-cell office:value-type="float" office:value="832.5477" calcext:value-type="float">
            <text:p>832.5477</text:p>
          </table:table-cell>
          <table:table-cell office:value-type="float" office:value="425.5513" calcext:value-type="float">
            <text:p>425.5513</text:p>
          </table:table-cell>
          <table:table-cell office:value-type="float" office:value="136.6318" calcext:value-type="float">
            <text:p>136.6318</text:p>
          </table:table-cell>
          <table:table-cell table:number-columns-repeated="2"/>
          <table:table-cell office:value-type="float" office:value="182.5707" calcext:value-type="float">
            <text:p>182.5707</text:p>
          </table:table-cell>
          <table:table-cell office:value-type="float" office:value="-30.7845" calcext:value-type="float">
            <text:p>-30.7845</text:p>
          </table:table-cell>
          <table:table-cell office:value-type="float" office:value="-333.7475" calcext:value-type="float">
            <text:p>-333.7475</text:p>
          </table:table-cell>
          <table:table-cell table:number-columns-repeated="2"/>
          <table:table-cell office:value-type="float" office:value="154.505" calcext:value-type="float">
            <text:p>154.505</text:p>
          </table:table-cell>
          <table:table-cell office:value-type="float" office:value="-244.0085" calcext:value-type="float">
            <text:p>-244.0085</text:p>
          </table:table-cell>
          <table:table-cell office:value-type="float" office:value="294.597" calcext:value-type="float">
            <text:p>294.597</text:p>
          </table:table-cell>
          <table:table-cell/>
        </table:table-row>
        <table:table-row table:style-name="ro1">
          <table:table-cell office:value-type="float" office:value="890.1453" calcext:value-type="float">
            <text:p>890.1453</text:p>
          </table:table-cell>
          <table:table-cell office:value-type="float" office:value="332.7356" calcext:value-type="float">
            <text:p>332.7356</text:p>
          </table:table-cell>
          <table:table-cell office:value-type="float" office:value="-3.3736" calcext:value-type="float">
            <text:p>-3.3736</text:p>
          </table:table-cell>
          <table:table-cell table:number-columns-repeated="2"/>
          <table:table-cell office:value-type="float" office:value="80.8324" calcext:value-type="float">
            <text:p>80.8324</text:p>
          </table:table-cell>
          <table:table-cell office:value-type="float" office:value="-153.1261" calcext:value-type="float">
            <text:p>-153.1261</text:p>
          </table:table-cell>
          <table:table-cell office:value-type="float" office:value="-350.5482" calcext:value-type="float">
            <text:p>-350.5482</text:p>
          </table:table-cell>
          <table:table-cell table:number-columns-repeated="2"/>
          <table:table-cell office:value-type="float" office:value="93.1111" calcext:value-type="float">
            <text:p>93.1111</text:p>
          </table:table-cell>
          <table:table-cell office:value-type="float" office:value="2.4224" calcext:value-type="float">
            <text:p>2.4224</text:p>
          </table:table-cell>
          <table:table-cell office:value-type="float" office:value="417.2419" calcext:value-type="float">
            <text:p>417.2419</text:p>
          </table:table-cell>
          <table:table-cell/>
        </table:table-row>
        <table:table-row table:style-name="ro1">
          <table:table-cell office:value-type="float" office:value="902.363" calcext:value-type="float">
            <text:p>902.363</text:p>
          </table:table-cell>
          <table:table-cell office:value-type="float" office:value="232.9149" calcext:value-type="float">
            <text:p>232.9149</text:p>
          </table:table-cell>
          <table:table-cell office:value-type="float" office:value="-133.2582" calcext:value-type="float">
            <text:p>-133.2582</text:p>
          </table:table-cell>
          <table:table-cell table:number-columns-repeated="2"/>
          <table:table-cell office:value-type="float" office:value="1.8974" calcext:value-type="float">
            <text:p>1.8974</text:p>
          </table:table-cell>
          <table:table-cell office:value-type="float" office:value="-231.7743" calcext:value-type="float">
            <text:p>-231.7743</text:p>
          </table:table-cell>
          <table:table-cell office:value-type="float" office:value="-328.7073" calcext:value-type="float">
            <text:p>-328.7073</text:p>
          </table:table-cell>
          <table:table-cell table:number-columns-repeated="2"/>
          <table:table-cell office:value-type="float" office:value="214.1447" calcext:value-type="float">
            <text:p>214.1447</text:p>
          </table:table-cell>
          <table:table-cell office:value-type="float" office:value="220.8897" calcext:value-type="float">
            <text:p>220.8897</text:p>
          </table:table-cell>
          <table:table-cell office:value-type="float" office:value="294.597" calcext:value-type="float">
            <text:p>294.597</text:p>
          </table:table-cell>
          <table:table-cell/>
        </table:table-row>
        <table:table-row table:style-name="ro1">
          <table:table-cell office:value-type="float" office:value="863.9646" calcext:value-type="float">
            <text:p>863.9646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-227.7197" calcext:value-type="float">
            <text:p>-227.7197</text:p>
          </table:table-cell>
          <table:table-cell table:number-columns-repeated="2"/>
          <table:table-cell office:value-type="float" office:value="-31.4306" calcext:value-type="float">
            <text:p>-31.4306</text:p>
          </table:table-cell>
          <table:table-cell office:value-type="float" office:value="-170.6035" calcext:value-type="float">
            <text:p>-170.6035</text:p>
          </table:table-cell>
          <table:table-cell office:value-type="float" office:value="-350.5482" calcext:value-type="float">
            <text:p>-350.5482</text:p>
          </table:table-cell>
          <table:table-cell table:number-columns-repeated="2"/>
          <table:table-cell office:value-type="float" office:value="305.3584" calcext:value-type="float">
            <text:p>305.3584</text:p>
          </table:table-cell>
          <table:table-cell office:value-type="float" office:value="301.2856" calcext:value-type="float">
            <text:p>301.2856</text:p>
          </table:table-cell>
          <table:table-cell office:value-type="float" office:value="136.6709" calcext:value-type="float">
            <text:p>136.6709</text:p>
          </table:table-cell>
          <table:table-cell/>
        </table:table-row>
        <table:table-row table:style-name="ro1">
          <table:table-cell office:value-type="float" office:value="733.0609" calcext:value-type="float">
            <text:p>733.0609</text:p>
          </table:table-cell>
          <table:table-cell office:value-type="float" office:value="17.5124" calcext:value-type="float">
            <text:p>17.5124</text:p>
          </table:table-cell>
          <table:table-cell office:value-type="float" office:value="-280.0109" calcext:value-type="float">
            <text:p>-280.0109</text:p>
          </table:table-cell>
          <table:table-cell table:number-columns-repeated="2"/>
          <table:table-cell office:value-type="float" office:value="0.1433" calcext:value-type="float">
            <text:p>0.1433</text:p>
          </table:table-cell>
          <table:table-cell office:value-type="float" office:value="-107.6849" calcext:value-type="float">
            <text:p>-107.6849</text:p>
          </table:table-cell>
          <table:table-cell office:value-type="float" office:value="-363.9887" calcext:value-type="float">
            <text:p>-363.9887</text:p>
          </table:table-cell>
          <table:table-cell table:number-columns-repeated="2"/>
          <table:table-cell office:value-type="float" office:value="356.2276" calcext:value-type="float">
            <text:p>356.2276</text:p>
          </table:table-cell>
          <table:table-cell office:value-type="float" office:value="243.6102" calcext:value-type="float">
            <text:p>243.6102</text:p>
          </table:table-cell>
          <table:table-cell office:value-type="float" office:value="-16.215" calcext:value-type="float">
            <text:p>-16.215</text:p>
          </table:table-cell>
          <table:table-cell/>
        </table:table-row>
        <table:table-row table:style-name="ro1">
          <table:table-cell office:value-type="float" office:value="586.4487" calcext:value-type="float">
            <text:p>586.4487</text:p>
          </table:table-cell>
          <table:table-cell office:value-type="float" office:value="-80.557" calcext:value-type="float">
            <text:p>-80.557</text:p>
          </table:table-cell>
          <table:table-cell office:value-type="float" office:value="-280.0109" calcext:value-type="float">
            <text:p>-280.0109</text:p>
          </table:table-cell>
          <table:table-cell table:number-columns-repeated="2"/>
          <table:table-cell office:value-type="float" office:value="-33.1847" calcext:value-type="float">
            <text:p>-33.1847</text:p>
          </table:table-cell>
          <table:table-cell office:value-type="float" office:value="-25.5413" calcext:value-type="float">
            <text:p>-25.5413</text:p>
          </table:table-cell>
          <table:table-cell office:value-type="float" office:value="-405.9903" calcext:value-type="float">
            <text:p>-405.9903</text:p>
          </table:table-cell>
          <table:table-cell table:number-columns-repeated="2"/>
          <table:table-cell office:value-type="float" office:value="386.0475" calcext:value-type="float">
            <text:p>386.0475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-138.8599" calcext:value-type="float">
            <text:p>-138.8599</text:p>
          </table:table-cell>
          <table:table-cell/>
        </table:table-row>
        <table:table-row table:style-name="ro1">
          <table:table-cell office:value-type="float" office:value="413.6557" calcext:value-type="float">
            <text:p>413.6557</text:p>
          </table:table-cell>
          <table:table-cell office:value-type="float" office:value="-71.8008" calcext:value-type="float">
            <text:p>-71.8008</text:p>
          </table:table-cell>
          <table:table-cell office:value-type="float" office:value="-204.1044" calcext:value-type="float">
            <text:p>-204.1044</text:p>
          </table:table-cell>
          <table:table-cell table:number-columns-repeated="2"/>
          <table:table-cell office:value-type="float" office:value="-34.9388" calcext:value-type="float">
            <text:p>-34.9388</text:p>
          </table:table-cell>
          <table:table-cell office:value-type="float" office:value="-20.2981" calcext:value-type="float">
            <text:p>-20.2981</text:p>
          </table:table-cell>
          <table:table-cell office:value-type="float" office:value="-390.8698" calcext:value-type="float">
            <text:p>-390.8698</text:p>
          </table:table-cell>
          <table:table-cell table:number-columns-repeated="2"/>
          <table:table-cell office:value-type="float" office:value="370.2605" calcext:value-type="float">
            <text:p>370.2605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-224.5432" calcext:value-type="float">
            <text:p>-224.5432</text:p>
          </table:table-cell>
          <table:table-cell/>
        </table:table-row>
        <table:table-row table:style-name="ro1">
          <table:table-cell office:value-type="float" office:value="380.4935" calcext:value-type="float">
            <text:p>380.4935</text:p>
          </table:table-cell>
          <table:table-cell office:value-type="float" office:value="-98.0694" calcext:value-type="float">
            <text:p>-98.0694</text:p>
          </table:table-cell>
          <table:table-cell office:value-type="float" office:value="-215.912" calcext:value-type="float">
            <text:p>-215.912</text:p>
          </table:table-cell>
          <table:table-cell table:number-columns-repeated="2"/>
          <table:table-cell office:value-type="float" office:value="-73.5292" calcext:value-type="float">
            <text:p>-73.5292</text:p>
          </table:table-cell>
          <table:table-cell office:value-type="float" office:value="-97.1985" calcext:value-type="float">
            <text:p>-97.1985</text:p>
          </table:table-cell>
          <table:table-cell office:value-type="float" office:value="-367.3488" calcext:value-type="float">
            <text:p>-367.3488</text:p>
          </table:table-cell>
          <table:table-cell table:number-columns-repeated="2"/>
          <table:table-cell office:value-type="float" office:value="279.0468" calcext:value-type="float">
            <text:p>279.0468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-321.987" calcext:value-type="float">
            <text:p>-321.987</text:p>
          </table:table-cell>
          <table:table-cell/>
        </table:table-row>
        <table:table-row table:style-name="ro1">
          <table:table-cell office:value-type="float" office:value="350.8219" calcext:value-type="float">
            <text:p>350.8219</text:p>
          </table:table-cell>
          <table:table-cell office:value-type="float" office:value="-54.2884" calcext:value-type="float">
            <text:p>-54.2884</text:p>
          </table:table-cell>
          <table:table-cell office:value-type="float" office:value="-254.7088" calcext:value-type="float">
            <text:p>-254.7088</text:p>
          </table:table-cell>
          <table:table-cell table:number-columns-repeated="2"/>
          <table:table-cell office:value-type="float" office:value="-13.8895" calcext:value-type="float">
            <text:p>-13.8895</text:p>
          </table:table-cell>
          <table:table-cell office:value-type="float" office:value="-170.6035" calcext:value-type="float">
            <text:p>-170.6035</text:p>
          </table:table-cell>
          <table:table-cell office:value-type="float" office:value="-360.6286" calcext:value-type="float">
            <text:p>-360.6286</text:p>
          </table:table-cell>
          <table:table-cell table:number-columns-repeated="2"/>
          <table:table-cell office:value-type="float" office:value="150.9967" calcext:value-type="float">
            <text:p>150.9967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380.7894" calcext:value-type="float">
            <text:p>-380.7894</text:p>
          </table:table-cell>
          <table:table-cell/>
        </table:table-row>
        <table:table-row table:style-name="ro1">
          <table:table-cell office:value-type="float" office:value="354.3127" calcext:value-type="float">
            <text:p>354.3127</text:p>
          </table:table-cell>
          <table:table-cell office:value-type="float" office:value="-19.2636" calcext:value-type="float">
            <text:p>-19.2636</text:p>
          </table:table-cell>
          <table:table-cell office:value-type="float" office:value="-288.445" calcext:value-type="float">
            <text:p>-288.445</text:p>
          </table:table-cell>
          <table:table-cell table:number-columns-repeated="2"/>
          <table:table-cell office:value-type="float" office:value="63.2913" calcext:value-type="float">
            <text:p>63.2913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-337.1076" calcext:value-type="float">
            <text:p>-337.1076</text:p>
          </table:table-cell>
          <table:table-cell table:number-columns-repeated="2"/>
          <table:table-cell office:value-type="float" office:value="-1.6107" calcext:value-type="float">
            <text:p>-1.6107</text:p>
          </table:table-cell>
          <table:table-cell office:value-type="float" office:value="82.8184" calcext:value-type="float">
            <text:p>82.8184</text:p>
          </table:table-cell>
          <table:table-cell office:value-type="float" office:value="-395.91" calcext:value-type="float">
            <text:p>-395.91</text:p>
          </table:table-cell>
          <table:table-cell/>
        </table:table-row>
        <table:table-row table:style-name="ro1">
          <table:table-cell office:value-type="float" office:value="434.6004" calcext:value-type="float">
            <text:p>434.6004</text:p>
          </table:table-cell>
          <table:table-cell office:value-type="float" office:value="82.3082" calcext:value-type="float">
            <text:p>82.3082</text:p>
          </table:table-cell>
          <table:table-cell office:value-type="float" office:value="-376.1593" calcext:value-type="float">
            <text:p>-376.1593</text:p>
          </table:table-cell>
          <table:table-cell table:number-columns-repeated="2"/>
          <table:table-cell office:value-type="float" office:value="142.2262" calcext:value-type="float">
            <text:p>142.2262</text:p>
          </table:table-cell>
          <table:table-cell office:value-type="float" office:value="-151.3784" calcext:value-type="float">
            <text:p>-151.3784</text:p>
          </table:table-cell>
          <table:table-cell office:value-type="float" office:value="-321.987" calcext:value-type="float">
            <text:p>-321.987</text:p>
          </table:table-cell>
          <table:table-cell table:number-columns-repeated="2"/>
          <table:table-cell office:value-type="float" office:value="-219.1203" calcext:value-type="float">
            <text:p>-219.1203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-321.987" calcext:value-type="float">
            <text:p>-321.987</text:p>
          </table:table-cell>
          <table:table-cell/>
        </table:table-row>
        <table:table-row table:style-name="ro1">
          <table:table-cell office:value-type="float" office:value="659.7548" calcext:value-type="float">
            <text:p>659.7548</text:p>
          </table:table-cell>
          <table:table-cell office:value-type="float" office:value="255.681" calcext:value-type="float">
            <text:p>255.681</text:p>
          </table:table-cell>
          <table:table-cell office:value-type="float" office:value="-448.6923" calcext:value-type="float">
            <text:p>-448.6923</text:p>
          </table:table-cell>
          <table:table-cell table:number-columns-repeated="2"/>
          <table:table-cell office:value-type="float" office:value="231.6858" calcext:value-type="float">
            <text:p>231.6858</text:p>
          </table:table-cell>
          <table:table-cell office:value-type="float" office:value="-23.7935" calcext:value-type="float">
            <text:p>-23.7935</text:p>
          </table:table-cell>
          <table:table-cell office:value-type="float" office:value="-283.3455" calcext:value-type="float">
            <text:p>-283.3455</text:p>
          </table:table-cell>
          <table:table-cell table:number-columns-repeated="2"/>
          <table:table-cell office:value-type="float" office:value="-322.6129" calcext:value-type="float">
            <text:p>-322.6129</text:p>
          </table:table-cell>
          <table:table-cell office:value-type="float" office:value="213.8987" calcext:value-type="float">
            <text:p>213.8987</text:p>
          </table:table-cell>
          <table:table-cell office:value-type="float" office:value="-132.1396" calcext:value-type="float">
            <text:p>-132.1396</text:p>
          </table:table-cell>
          <table:table-cell/>
        </table:table-row>
        <table:table-row table:style-name="ro1">
          <table:table-cell office:value-type="float" office:value="752.2601" calcext:value-type="float">
            <text:p>752.2601</text:p>
          </table:table-cell>
          <table:table-cell office:value-type="float" office:value="383.5215" calcext:value-type="float">
            <text:p>383.5215</text:p>
          </table:table-cell>
          <table:table-cell office:value-type="float" office:value="-386.2802" calcext:value-type="float">
            <text:p>-386.2802</text:p>
          </table:table-cell>
          <table:table-cell table:number-columns-repeated="2"/>
          <table:table-cell office:value-type="float" office:value="243.9646" calcext:value-type="float">
            <text:p>243.9646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-254.7844" calcext:value-type="float">
            <text:p>-254.7844</text:p>
          </table:table-cell>
          <table:table-cell table:number-columns-repeated="2"/>
          <table:table-cell office:value-type="float" office:value="-294.5471" calcext:value-type="float">
            <text:p>-294.5471</text:p>
          </table:table-cell>
          <table:table-cell office:value-type="float" office:value="217.3942" calcext:value-type="float">
            <text:p>217.3942</text:p>
          </table:table-cell>
          <table:table-cell office:value-type="float" office:value="153.4715" calcext:value-type="float">
            <text:p>153.4715</text:p>
          </table:table-cell>
          <table:table-cell/>
        </table:table-row>
        <table:table-row table:style-name="ro1">
          <table:table-cell office:value-type="float" office:value="818.5846" calcext:value-type="float">
            <text:p>818.5846</text:p>
          </table:table-cell>
          <table:table-cell office:value-type="float" office:value="516.6158" calcext:value-type="float">
            <text:p>516.6158</text:p>
          </table:table-cell>
          <table:table-cell office:value-type="float" office:value="15.1813" calcext:value-type="float">
            <text:p>15.1813</text:p>
          </table:table-cell>
          <table:table-cell table:number-columns-repeated="2"/>
          <table:table-cell office:value-type="float" office:value="228.1776" calcext:value-type="float">
            <text:p>228.1776</text:p>
          </table:table-cell>
          <table:table-cell office:value-type="float" office:value="224.3851" calcext:value-type="float">
            <text:p>224.3851</text:p>
          </table:table-cell>
          <table:table-cell office:value-type="float" office:value="-182.5416" calcext:value-type="float">
            <text:p>-182.5416</text:p>
          </table:table-cell>
          <table:table-cell table:number-columns-repeated="2"/>
          <table:table-cell office:value-type="float" office:value="-122.6443" calcext:value-type="float">
            <text:p>-122.6443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324.8382" calcext:value-type="float">
            <text:p>324.8382</text:p>
          </table:table-cell>
          <table:table-cell/>
        </table:table-row>
        <table:table-row table:style-name="ro1">
          <table:table-cell office:value-type="float" office:value="638.8101" calcext:value-type="float">
            <text:p>638.8101</text:p>
          </table:table-cell>
          <table:table-cell office:value-type="float" office:value="315.2232" calcext:value-type="float">
            <text:p>315.2232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203.62" calcext:value-type="float">
            <text:p>203.62</text:p>
          </table:table-cell>
          <table:table-cell office:value-type="float" office:value="315.2675" calcext:value-type="float">
            <text:p>315.2675</text:p>
          </table:table-cell>
          <table:table-cell office:value-type="float" office:value="-38.0559" calcext:value-type="float">
            <text:p>-38.0559</text:p>
          </table:table-cell>
          <table:table-cell table:number-columns-repeated="2"/>
          <table:table-cell office:value-type="float" office:value="28.2091" calcext:value-type="float">
            <text:p>28.2091</text:p>
          </table:table-cell>
          <table:table-cell office:value-type="float" office:value="248.8535" calcext:value-type="float">
            <text:p>248.8535</text:p>
          </table:table-cell>
          <table:table-cell office:value-type="float" office:value="314.7578" calcext:value-type="float">
            <text:p>314.7578</text:p>
          </table:table-cell>
          <table:table-cell/>
        </table:table-row>
        <table:table-row table:style-name="ro1">
          <table:table-cell office:value-type="float" office:value="551.541" calcext:value-type="float">
            <text:p>551.541</text:p>
          </table:table-cell>
          <table:table-cell office:value-type="float" office:value="122.5868" calcext:value-type="float">
            <text:p>122.5868</text:p>
          </table:table-cell>
          <table:table-cell office:value-type="float" office:value="310.3736" calcext:value-type="float">
            <text:p>310.3736</text:p>
          </table:table-cell>
          <table:table-cell table:number-columns-repeated="2"/>
          <table:table-cell office:value-type="float" office:value="66.7995" calcext:value-type="float">
            <text:p>66.7995</text:p>
          </table:table-cell>
          <table:table-cell office:value-type="float" office:value="343.2313" calcext:value-type="float">
            <text:p>343.2313</text:p>
          </table:table-cell>
          <table:table-cell office:value-type="float" office:value="150.1114" calcext:value-type="float">
            <text:p>150.1114</text:p>
          </table:table-cell>
          <table:table-cell table:number-columns-repeated="2"/>
          <table:table-cell office:value-type="float" office:value="226.4235" calcext:value-type="float">
            <text:p>226.4235</text:p>
          </table:table-cell>
          <table:table-cell office:value-type="float" office:value="278.565" calcext:value-type="float">
            <text:p>278.565</text:p>
          </table:table-cell>
          <table:table-cell office:value-type="float" office:value="232.4346" calcext:value-type="float">
            <text:p>232.4346</text:p>
          </table:table-cell>
          <table:table-cell/>
        </table:table-row>
        <table:table-row table:style-name="ro1">
          <table:table-cell office:value-type="float" office:value="528.851" calcext:value-type="float">
            <text:p>528.851</text:p>
          </table:table-cell>
          <table:table-cell office:value-type="float" office:value="26.2686" calcext:value-type="float">
            <text:p>26.2686</text:p>
          </table:table-cell>
          <table:table-cell office:value-type="float" office:value="281.6978" calcext:value-type="float">
            <text:p>281.6978</text:p>
          </table:table-cell>
          <table:table-cell table:number-columns-repeated="2"/>
          <table:table-cell office:value-type="float" office:value="-71.7751" calcext:value-type="float">
            <text:p>-71.7751</text:p>
          </table:table-cell>
          <table:table-cell office:value-type="float" office:value="313.5197" calcext:value-type="float">
            <text:p>313.5197</text:p>
          </table:table-cell>
          <table:table-cell office:value-type="float" office:value="222.3542" calcext:value-type="float">
            <text:p>222.3542</text:p>
          </table:table-cell>
          <table:table-cell table:number-columns-repeated="2"/>
          <table:table-cell office:value-type="float" office:value="361.49" calcext:value-type="float">
            <text:p>361.49</text:p>
          </table:table-cell>
          <table:table-cell office:value-type="float" office:value="206.9077" calcext:value-type="float">
            <text:p>206.9077</text:p>
          </table:table-cell>
          <table:table-cell office:value-type="float" office:value="86.2689" calcext:value-type="float">
            <text:p>86.2689</text:p>
          </table:table-cell>
          <table:table-cell/>
        </table:table-row>
        <table:table-row table:style-name="ro1">
          <table:table-cell office:value-type="float" office:value="525.3603" calcext:value-type="float">
            <text:p>525.3603</text:p>
          </table:table-cell>
          <table:table-cell office:value-type="float" office:value="5.2537" calcext:value-type="float">
            <text:p>5.2537</text:p>
          </table:table-cell>
          <table:table-cell office:value-type="float" office:value="231.0934" calcext:value-type="float">
            <text:p>231.0934</text:p>
          </table:table-cell>
          <table:table-cell table:number-columns-repeated="2"/>
          <table:table-cell office:value-type="float" office:value="-275.2519" calcext:value-type="float">
            <text:p>-275.2519</text:p>
          </table:table-cell>
          <table:table-cell office:value-type="float" office:value="278.565" calcext:value-type="float">
            <text:p>278.565</text:p>
          </table:table-cell>
          <table:table-cell office:value-type="float" office:value="306.3575" calcext:value-type="float">
            <text:p>306.3575</text:p>
          </table:table-cell>
          <table:table-cell table:number-columns-repeated="2"/>
          <table:table-cell office:value-type="float" office:value="396.5722" calcext:value-type="float">
            <text:p>396.5722</text:p>
          </table:table-cell>
          <table:table-cell office:value-type="float" office:value="98.548" calcext:value-type="float">
            <text:p>98.548</text:p>
          </table:table-cell>
          <table:table-cell office:value-type="float" office:value="-7.8147" calcext:value-type="float">
            <text:p>-7.8147</text:p>
          </table:table-cell>
          <table:table-cell/>
        </table:table-row>
        <table:table-row table:style-name="ro1">
          <table:table-cell office:value-type="float" office:value="565.5041" calcext:value-type="float">
            <text:p>565.5041</text:p>
          </table:table-cell>
          <table:table-cell office:value-type="float" office:value="59.5421" calcext:value-type="float">
            <text:p>59.5421</text:p>
          </table:table-cell>
          <table:table-cell office:value-type="float" office:value="283.3846" calcext:value-type="float">
            <text:p>283.3846</text:p>
          </table:table-cell>
          <table:table-cell table:number-columns-repeated="2"/>
          <table:table-cell office:value-type="float" office:value="-317.3505" calcext:value-type="float">
            <text:p>-317.3505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202.1934" calcext:value-type="float">
            <text:p>202.1934</text:p>
          </table:table-cell>
          <table:table-cell table:number-columns-repeated="2"/>
          <table:table-cell office:value-type="float" office:value="414.1133" calcext:value-type="float">
            <text:p>414.1133</text:p>
          </table:table-cell>
          <table:table-cell office:value-type="float" office:value="-6.3161" calcext:value-type="float">
            <text:p>-6.3161</text:p>
          </table:table-cell>
          <table:table-cell office:value-type="float" office:value="-51.4964" calcext:value-type="float">
            <text:p>-51.4964</text:p>
          </table:table-cell>
          <table:table-cell/>
        </table:table-row>
        <table:table-row table:style-name="ro1">
          <table:table-cell office:value-type="float" office:value="403.1835" calcext:value-type="float">
            <text:p>403.1835</text:p>
          </table:table-cell>
          <table:table-cell office:value-type="float" office:value="-36.776" calcext:value-type="float">
            <text:p>-36.776</text:p>
          </table:table-cell>
          <table:table-cell office:value-type="float" office:value="177.1153" calcext:value-type="float">
            <text:p>177.1153</text:p>
          </table:table-cell>
          <table:table-cell table:number-columns-repeated="2"/>
          <table:table-cell office:value-type="float" office:value="-341.9081" calcext:value-type="float">
            <text:p>-341.9081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218.9941" calcext:value-type="float">
            <text:p>218.9941</text:p>
          </table:table-cell>
          <table:table-cell table:number-columns-repeated="2"/>
          <table:table-cell office:value-type="float" office:value="364.9982" calcext:value-type="float">
            <text:p>364.9982</text:p>
          </table:table-cell>
          <table:table-cell office:value-type="float" office:value="-191.5764" calcext:value-type="float">
            <text:p>-191.5764</text:p>
          </table:table-cell>
          <table:table-cell office:value-type="float" office:value="-7.8147" calcext:value-type="float">
            <text:p>-7.8147</text:p>
          </table:table-cell>
          <table:table-cell/>
        </table:table-row>
        <table:table-row table:style-name="ro1">
          <table:table-cell office:value-type="float" office:value="317.6597" calcext:value-type="float">
            <text:p>317.6597</text:p>
          </table:table-cell>
          <table:table-cell office:value-type="float" office:value="-91.0644" calcext:value-type="float">
            <text:p>-91.0644</text:p>
          </table:table-cell>
          <table:table-cell office:value-type="float" office:value="23.6153" calcext:value-type="float">
            <text:p>23.6153</text:p>
          </table:table-cell>
          <table:table-cell table:number-columns-repeated="2"/>
          <table:table-cell office:value-type="float" office:value="-338.3999" calcext:value-type="float">
            <text:p>-338.3999</text:p>
          </table:table-cell>
          <table:table-cell office:value-type="float" office:value="-15.0548" calcext:value-type="float">
            <text:p>-15.0548</text:p>
          </table:table-cell>
          <table:table-cell office:value-type="float" office:value="245.8751" calcext:value-type="float">
            <text:p>245.8751</text:p>
          </table:table-cell>
          <table:table-cell table:number-columns-repeated="2"/>
          <table:table-cell office:value-type="float" office:value="219.407" calcext:value-type="float">
            <text:p>219.407</text:p>
          </table:table-cell>
          <table:table-cell office:value-type="float" office:value="-284.2064" calcext:value-type="float">
            <text:p>-284.2064</text:p>
          </table:table-cell>
          <table:table-cell office:value-type="float" office:value="165.232" calcext:value-type="float">
            <text:p>165.232</text:p>
          </table:table-cell>
          <table:table-cell/>
        </table:table-row>
        <table:table-row table:style-name="ro1">
          <table:table-cell office:value-type="float" office:value="225.1544" calcext:value-type="float">
            <text:p>225.1544</text:p>
          </table:table-cell>
          <table:table-cell office:value-type="float" office:value="-15.7611" calcext:value-type="float">
            <text:p>-15.7611</text:p>
          </table:table-cell>
          <table:table-cell office:value-type="float" office:value="-69.1593" calcext:value-type="float">
            <text:p>-69.1593</text:p>
          </table:table-cell>
          <table:table-cell table:number-columns-repeated="2"/>
          <table:table-cell office:value-type="float" office:value="-298.0553" calcext:value-type="float">
            <text:p>-298.0553</text:p>
          </table:table-cell>
          <table:table-cell office:value-type="float" office:value="21.6475" calcext:value-type="float">
            <text:p>21.6475</text:p>
          </table:table-cell>
          <table:table-cell office:value-type="float" office:value="267.716" calcext:value-type="float">
            <text:p>267.716</text:p>
          </table:table-cell>
          <table:table-cell table:number-columns-repeated="2"/>
          <table:table-cell office:value-type="float" office:value="140.4721" calcext:value-type="float">
            <text:p>140.4721</text:p>
          </table:table-cell>
          <table:table-cell office:value-type="float" office:value="-216.0447" calcext:value-type="float">
            <text:p>-216.0447</text:p>
          </table:table-cell>
          <table:table-cell office:value-type="float" office:value="287.8768" calcext:value-type="float">
            <text:p>287.8768</text:p>
          </table:table-cell>
          <table:table-cell/>
        </table:table-row>
        <table:table-row table:style-name="ro1">
          <table:table-cell office:value-type="float" office:value="197.2282" calcext:value-type="float">
            <text:p>197.2282</text:p>
          </table:table-cell>
          <table:table-cell office:value-type="float" office:value="57.7909" calcext:value-type="float">
            <text:p>57.7909</text:p>
          </table:table-cell>
          <table:table-cell office:value-type="float" office:value="-200.7307" calcext:value-type="float">
            <text:p>-200.7307</text:p>
          </table:table-cell>
          <table:table-cell table:number-columns-repeated="2"/>
          <table:table-cell office:value-type="float" office:value="-180.5299" calcext:value-type="float">
            <text:p>-180.5299</text:p>
          </table:table-cell>
          <table:table-cell office:value-type="float" office:value="180.6917" calcext:value-type="float">
            <text:p>180.6917</text:p>
          </table:table-cell>
          <table:table-cell office:value-type="float" office:value="306.3575" calcext:value-type="float">
            <text:p>306.3575</text:p>
          </table:table-cell>
          <table:table-cell table:number-columns-repeated="2"/>
          <table:table-cell office:value-type="float" office:value="119.4228" calcext:value-type="float">
            <text:p>119.4228</text:p>
          </table:table-cell>
          <table:table-cell office:value-type="float" office:value="-79.7211" calcext:value-type="float">
            <text:p>-79.7211</text:p>
          </table:table-cell>
          <table:table-cell office:value-type="float" office:value="368.5199" calcext:value-type="float">
            <text:p>368.5199</text:p>
          </table:table-cell>
          <table:table-cell/>
        </table:table-row>
        <table:table-row table:style-name="ro1">
          <table:table-cell office:value-type="float" office:value="167.5567" calcext:value-type="float">
            <text:p>167.5567</text:p>
          </table:table-cell>
          <table:table-cell office:value-type="float" office:value="189.1339" calcext:value-type="float">
            <text:p>189.1339</text:p>
          </table:table-cell>
          <table:table-cell office:value-type="float" office:value="-286.7582" calcext:value-type="float">
            <text:p>-286.7582</text:p>
          </table:table-cell>
          <table:table-cell table:number-columns-repeated="2"/>
          <table:table-cell office:value-type="float" office:value="40.4878" calcext:value-type="float">
            <text:p>40.4878</text:p>
          </table:table-cell>
          <table:table-cell office:value-type="float" office:value="215.6464" calcext:value-type="float">
            <text:p>215.6464</text:p>
          </table:table-cell>
          <table:table-cell office:value-type="float" office:value="306.3575" calcext:value-type="float">
            <text:p>306.3575</text:p>
          </table:table-cell>
          <table:table-cell table:number-columns-repeated="2"/>
          <table:table-cell office:value-type="float" office:value="105.3899" calcext:value-type="float">
            <text:p>105.3899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378.6004" calcext:value-type="float">
            <text:p>378.6004</text:p>
          </table:table-cell>
          <table:table-cell/>
        </table:table-row>
        <table:table-row table:style-name="ro1">
          <table:table-cell office:value-type="float" office:value="274.0251" calcext:value-type="float">
            <text:p>274.0251</text:p>
          </table:table-cell>
          <table:table-cell office:value-type="float" office:value="418.5463" calcext:value-type="float">
            <text:p>418.5463</text:p>
          </table:table-cell>
          <table:table-cell office:value-type="float" office:value="-328.9285" calcext:value-type="float">
            <text:p>-328.9285</text:p>
          </table:table-cell>
          <table:table-cell table:number-columns-repeated="2"/>
          <table:table-cell office:value-type="float" office:value="133.4557" calcext:value-type="float">
            <text:p>133.4557</text:p>
          </table:table-cell>
          <table:table-cell office:value-type="float" office:value="126.5118" calcext:value-type="float">
            <text:p>126.5118</text:p>
          </table:table-cell>
          <table:table-cell office:value-type="float" office:value="328.1984" calcext:value-type="float">
            <text:p>328.1984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285.5559" calcext:value-type="float">
            <text:p>285.5559</text:p>
          </table:table-cell>
          <table:table-cell office:value-type="float" office:value="255.9555" calcext:value-type="float">
            <text:p>255.9555</text:p>
          </table:table-cell>
          <table:table-cell/>
        </table:table-row>
        <table:table-row table:style-name="ro1">
          <table:table-cell office:value-type="float" office:value="317.6597" calcext:value-type="float">
            <text:p>317.6597</text:p>
          </table:table-cell>
          <table:table-cell office:value-type="float" office:value="479.8397" calcext:value-type="float">
            <text:p>479.8397</text:p>
          </table:table-cell>
          <table:table-cell office:value-type="float" office:value="-377.8461" calcext:value-type="float">
            <text:p>-377.8461</text:p>
          </table:table-cell>
          <table:table-cell table:number-columns-repeated="2"/>
          <table:table-cell office:value-type="float" office:value="131.7015" calcext:value-type="float">
            <text:p>131.7015</text:p>
          </table:table-cell>
          <table:table-cell office:value-type="float" office:value="-15.0548" calcext:value-type="float">
            <text:p>-15.0548</text:p>
          </table:table-cell>
          <table:table-cell office:value-type="float" office:value="343.319" calcext:value-type="float">
            <text:p>343.319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329.2494" calcext:value-type="float">
            <text:p>329.2494</text:p>
          </table:table-cell>
          <table:table-cell office:value-type="float" office:value="92.9891" calcext:value-type="float">
            <text:p>92.9891</text:p>
          </table:table-cell>
          <table:table-cell/>
        </table:table-row>
        <table:table-row table:style-name="ro1">
          <table:table-cell office:value-type="float" office:value="349.0766" calcext:value-type="float">
            <text:p>349.0766</text:p>
          </table:table-cell>
          <table:table-cell office:value-type="float" office:value="483.3422" calcext:value-type="float">
            <text:p>483.3422</text:p>
          </table:table-cell>
          <table:table-cell office:value-type="float" office:value="-387.967" calcext:value-type="float">
            <text:p>-387.967</text:p>
          </table:table-cell>
          <table:table-cell table:number-columns-repeated="2"/>
          <table:table-cell office:value-type="float" office:value="150.9967" calcext:value-type="float">
            <text:p>150.9967</text:p>
          </table:table-cell>
          <table:table-cell office:value-type="float" office:value="-72.7302" calcext:value-type="float">
            <text:p>-72.7302</text:p>
          </table:table-cell>
          <table:table-cell office:value-type="float" office:value="338.2788" calcext:value-type="float">
            <text:p>338.2788</text:p>
          </table:table-cell>
          <table:table-cell table:number-columns-repeated="2"/>
          <table:table-cell office:value-type="float" office:value="336.9324" calcext:value-type="float">
            <text:p>336.9324</text:p>
          </table:table-cell>
          <table:table-cell office:value-type="float" office:value="273.3218" calcext:value-type="float">
            <text:p>273.3218</text:p>
          </table:table-cell>
          <table:table-cell office:value-type="float" office:value="-71.6572" calcext:value-type="float">
            <text:p>-71.6572</text:p>
          </table:table-cell>
          <table:table-cell/>
        </table:table-row>
        <table:table-row table:style-name="ro1">
          <table:table-cell office:value-type="float" office:value="532.3418" calcext:value-type="float">
            <text:p>532.3418</text:p>
          </table:table-cell>
          <table:table-cell office:value-type="float" office:value="450.0686" calcext:value-type="float">
            <text:p>450.0686</text:p>
          </table:table-cell>
          <table:table-cell office:value-type="float" office:value="-426.7637" calcext:value-type="float">
            <text:p>-426.7637</text:p>
          </table:table-cell>
          <table:table-cell table:number-columns-repeated="2"/>
          <table:table-cell office:value-type="float" office:value="136.9639" calcext:value-type="float">
            <text:p>136.9639</text:p>
          </table:table-cell>
          <table:table-cell office:value-type="float" office:value="-118.1714" calcext:value-type="float">
            <text:p>-118.1714</text:p>
          </table:table-cell>
          <table:table-cell office:value-type="float" office:value="341.6389" calcext:value-type="float">
            <text:p>341.6389</text:p>
          </table:table-cell>
          <table:table-cell table:number-columns-repeated="2"/>
          <table:table-cell office:value-type="float" office:value="321.1454" calcext:value-type="float">
            <text:p>321.1454</text:p>
          </table:table-cell>
          <table:table-cell office:value-type="float" office:value="145.7369" calcext:value-type="float">
            <text:p>145.7369</text:p>
          </table:table-cell>
          <table:table-cell office:value-type="float" office:value="-190.9419" calcext:value-type="float">
            <text:p>-190.9419</text:p>
          </table:table-cell>
          <table:table-cell/>
        </table:table-row>
        <table:table-row table:style-name="ro1">
          <table:table-cell office:value-type="float" office:value="733.0609" calcext:value-type="float">
            <text:p>733.0609</text:p>
          </table:table-cell>
          <table:table-cell office:value-type="float" office:value="318.7256" calcext:value-type="float">
            <text:p>318.7256</text:p>
          </table:table-cell>
          <table:table-cell office:value-type="float" office:value="-391.3406" calcext:value-type="float">
            <text:p>-391.3406</text:p>
          </table:table-cell>
          <table:table-cell table:number-columns-repeated="2"/>
          <table:table-cell office:value-type="float" office:value="152.7509" calcext:value-type="float">
            <text:p>152.7509</text:p>
          </table:table-cell>
          <table:table-cell office:value-type="float" office:value="-102.4417" calcext:value-type="float">
            <text:p>-102.4417</text:p>
          </table:table-cell>
          <table:table-cell office:value-type="float" office:value="329.8784" calcext:value-type="float">
            <text:p>329.8784</text:p>
          </table:table-cell>
          <table:table-cell table:number-columns-repeated="2"/>
          <table:table-cell office:value-type="float" office:value="257.9974" calcext:value-type="float">
            <text:p>257.9974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-305.1864" calcext:value-type="float">
            <text:p>-305.1864</text:p>
          </table:table-cell>
          <table:table-cell/>
        </table:table-row>
        <table:table-row table:style-name="ro1">
          <table:table-cell office:value-type="float" office:value="806.367" calcext:value-type="float">
            <text:p>806.367</text:p>
          </table:table-cell>
          <table:table-cell office:value-type="float" office:value="157.6116" calcext:value-type="float">
            <text:p>157.6116</text:p>
          </table:table-cell>
          <table:table-cell office:value-type="float" office:value="-313.7472" calcext:value-type="float">
            <text:p>-313.7472</text:p>
          </table:table-cell>
          <table:table-cell table:number-columns-repeated="2"/>
          <table:table-cell office:value-type="float" office:value="163.2755" calcext:value-type="float">
            <text:p>163.2755</text:p>
          </table:table-cell>
          <table:table-cell office:value-type="float" office:value="-74.4779" calcext:value-type="float">
            <text:p>-74.4779</text:p>
          </table:table-cell>
          <table:table-cell office:value-type="float" office:value="329.8784" calcext:value-type="float">
            <text:p>329.8784</text:p>
          </table:table-cell>
          <table:table-cell table:number-columns-repeated="2"/>
          <table:table-cell office:value-type="float" office:value="159.7673" calcext:value-type="float">
            <text:p>159.7673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-375.7492" calcext:value-type="float">
            <text:p>-375.7492</text:p>
          </table:table-cell>
          <table:table-cell/>
        </table:table-row>
        <table:table-row table:style-name="ro1">
          <table:table-cell office:value-type="float" office:value="675.4632" calcext:value-type="float">
            <text:p>675.4632</text:p>
          </table:table-cell>
          <table:table-cell office:value-type="float" office:value="-64.7958" calcext:value-type="float">
            <text:p>-64.7958</text:p>
          </table:table-cell>
          <table:table-cell office:value-type="float" office:value="-207.478" calcext:value-type="float">
            <text:p>-207.478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44.3681" calcext:value-type="float">
            <text:p>44.3681</text:p>
          </table:table-cell>
          <table:table-cell office:value-type="float" office:value="333.2386" calcext:value-type="float">
            <text:p>333.2386</text:p>
          </table:table-cell>
          <table:table-cell table:number-columns-repeated="2"/>
          <table:table-cell office:value-type="float" office:value="-63.0046" calcext:value-type="float">
            <text:p>-63.0046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-380.7894" calcext:value-type="float">
            <text:p>-380.7894</text:p>
          </table:table-cell>
          <table:table-cell/>
        </table:table-row>
        <table:table-row table:style-name="ro1">
          <table:table-cell office:value-type="float" office:value="581.2125" calcext:value-type="float">
            <text:p>581.2125</text:p>
          </table:table-cell>
          <table:table-cell office:value-type="float" office:value="-113.8306" calcext:value-type="float">
            <text:p>-113.8306</text:p>
          </table:table-cell>
          <table:table-cell office:value-type="float" office:value="15.1813" calcext:value-type="float">
            <text:p>15.1813</text:p>
          </table:table-cell>
          <table:table-cell table:number-columns-repeated="2"/>
          <table:table-cell office:value-type="float" office:value="100.1276" calcext:value-type="float">
            <text:p>100.1276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333.2386" calcext:value-type="float">
            <text:p>333.2386</text:p>
          </table:table-cell>
          <table:table-cell table:number-columns-repeated="2"/>
          <table:table-cell office:value-type="float" office:value="-229.645" calcext:value-type="float">
            <text:p>-229.645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-325.3472" calcext:value-type="float">
            <text:p>-325.3472</text:p>
          </table:table-cell>
          <table:table-cell/>
        </table:table-row>
        <table:table-row table:style-name="ro1">
          <table:table-cell office:value-type="float" office:value="560.268" calcext:value-type="float">
            <text:p>560.268</text:p>
          </table:table-cell>
          <table:table-cell office:value-type="float" office:value="-78.8058" calcext:value-type="float">
            <text:p>-78.8058</text:p>
          </table:table-cell>
          <table:table-cell office:value-type="float" office:value="109.6428" calcext:value-type="float">
            <text:p>109.6428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350.0392" calcext:value-type="float">
            <text:p>350.0392</text:p>
          </table:table-cell>
          <table:table-cell table:number-columns-repeated="2"/>
          <table:table-cell office:value-type="float" office:value="-357.695" calcext:value-type="float">
            <text:p>-357.695</text:p>
          </table:table-cell>
          <table:table-cell office:value-type="float" office:value="133.5027" calcext:value-type="float">
            <text:p>133.5027</text:p>
          </table:table-cell>
          <table:table-cell office:value-type="float" office:value="-51.4964" calcext:value-type="float">
            <text:p>-51.4964</text:p>
          </table:table-cell>
          <table:table-cell/>
        </table:table-row>
        <table:table-row table:style-name="ro1">
          <table:table-cell office:value-type="float" office:value="427.6188" calcext:value-type="float">
            <text:p>427.6188</text:p>
          </table:table-cell>
          <table:table-cell office:value-type="float" office:value="-85.8107" calcext:value-type="float">
            <text:p>-85.8107</text:p>
          </table:table-cell>
          <table:table-cell office:value-type="float" office:value="62.412" calcext:value-type="float">
            <text:p>62.412</text:p>
          </table:table-cell>
          <table:table-cell table:number-columns-repeated="2"/>
          <table:table-cell office:value-type="float" office:value="-275.2519" calcext:value-type="float">
            <text:p>-275.2519</text:p>
          </table:table-cell>
          <table:table-cell office:value-type="float" office:value="-15.0548" calcext:value-type="float">
            <text:p>-15.0548</text:p>
          </table:table-cell>
          <table:table-cell office:value-type="float" office:value="292.917" calcext:value-type="float">
            <text:p>292.917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173.7007" calcext:value-type="float">
            <text:p>173.7007</text:p>
          </table:table-cell>
          <table:table-cell office:value-type="float" office:value="182.0326" calcext:value-type="float">
            <text:p>182.0326</text:p>
          </table:table-cell>
          <table:table-cell/>
        </table:table-row>
        <table:table-row table:style-name="ro1">
          <table:table-cell office:value-type="float" office:value="312.4235" calcext:value-type="float">
            <text:p>312.4235</text:p>
          </table:table-cell>
          <table:table-cell office:value-type="float" office:value="-22.7661" calcext:value-type="float">
            <text:p>-22.7661</text:p>
          </table:table-cell>
          <table:table-cell office:value-type="float" office:value="123.1373" calcext:value-type="float">
            <text:p>123.1373</text:p>
          </table:table-cell>
          <table:table-cell table:number-columns-repeated="2"/>
          <table:table-cell office:value-type="float" office:value="-277.006" calcext:value-type="float">
            <text:p>-277.006</text:p>
          </table:table-cell>
          <table:table-cell office:value-type="float" office:value="-153.1261" calcext:value-type="float">
            <text:p>-153.1261</text:p>
          </table:table-cell>
          <table:table-cell office:value-type="float" office:value="240.8349" calcext:value-type="float">
            <text:p>240.8349</text:p>
          </table:table-cell>
          <table:table-cell table:number-columns-repeated="2"/>
          <table:table-cell office:value-type="float" office:value="-124.3984" calcext:value-type="float">
            <text:p>-124.3984</text:p>
          </table:table-cell>
          <table:table-cell office:value-type="float" office:value="215.6464" calcext:value-type="float">
            <text:p>215.6464</text:p>
          </table:table-cell>
          <table:table-cell office:value-type="float" office:value="326.5183" calcext:value-type="float">
            <text:p>326.5183</text:p>
          </table:table-cell>
          <table:table-cell/>
        </table:table-row>
        <table:table-row table:style-name="ro1">
          <table:table-cell office:value-type="float" office:value="232.1359" calcext:value-type="float">
            <text:p>232.1359</text:p>
          </table:table-cell>
          <table:table-cell office:value-type="float" office:value="89.3132" calcext:value-type="float">
            <text:p>89.3132</text:p>
          </table:table-cell>
          <table:table-cell office:value-type="float" office:value="183.8626" calcext:value-type="float">
            <text:p>183.8626</text:p>
          </table:table-cell>
          <table:table-cell table:number-columns-repeated="2"/>
          <table:table-cell office:value-type="float" office:value="-266.4813" calcext:value-type="float">
            <text:p>-266.4813</text:p>
          </table:table-cell>
          <table:table-cell office:value-type="float" office:value="-205.5583" calcext:value-type="float">
            <text:p>-205.5583</text:p>
          </table:table-cell>
          <table:table-cell office:value-type="float" office:value="213.9539" calcext:value-type="float">
            <text:p>213.9539</text:p>
          </table:table-cell>
          <table:table-cell table:number-columns-repeated="2"/>
          <table:table-cell office:value-type="float" office:value="56.2749" calcext:value-type="float">
            <text:p>56.2749</text:p>
          </table:table-cell>
          <table:table-cell office:value-type="float" office:value="227.8806" calcext:value-type="float">
            <text:p>227.8806</text:p>
          </table:table-cell>
          <table:table-cell office:value-type="float" office:value="334.9186" calcext:value-type="float">
            <text:p>334.9186</text:p>
          </table:table-cell>
          <table:table-cell/>
        </table:table-row>
        <table:table-row table:style-name="ro1">
          <table:table-cell office:value-type="float" office:value="232.1359" calcext:value-type="float">
            <text:p>232.1359</text:p>
          </table:table-cell>
          <table:table-cell office:value-type="float" office:value="264.4372" calcext:value-type="float">
            <text:p>264.4372</text:p>
          </table:table-cell>
          <table:table-cell office:value-type="float" office:value="224.3461" calcext:value-type="float">
            <text:p>224.3461</text:p>
          </table:table-cell>
          <table:table-cell table:number-columns-repeated="2"/>
          <table:table-cell office:value-type="float" office:value="-343.6622" calcext:value-type="float">
            <text:p>-343.6622</text:p>
          </table:table-cell>
          <table:table-cell office:value-type="float" office:value="-205.5583" calcext:value-type="float">
            <text:p>-205.5583</text:p>
          </table:table-cell>
          <table:table-cell office:value-type="float" office:value="99.7094" calcext:value-type="float">
            <text:p>99.7094</text:p>
          </table:table-cell>
          <table:table-cell table:number-columns-repeated="2"/>
          <table:table-cell office:value-type="float" office:value="240.4564" calcext:value-type="float">
            <text:p>240.4564</text:p>
          </table:table-cell>
          <table:table-cell office:value-type="float" office:value="236.6193" calcext:value-type="float">
            <text:p>236.6193</text:p>
          </table:table-cell>
          <table:table-cell office:value-type="float" office:value="286.1967" calcext:value-type="float">
            <text:p>286.1967</text:p>
          </table:table-cell>
          <table:table-cell/>
        </table:table-row>
        <table:table-row table:style-name="ro1">
          <table:table-cell office:value-type="float" office:value="261.8074" calcext:value-type="float">
            <text:p>261.8074</text:p>
          </table:table-cell>
          <table:table-cell office:value-type="float" office:value="395.7802" calcext:value-type="float">
            <text:p>395.7802</text:p>
          </table:table-cell>
          <table:table-cell office:value-type="float" office:value="226.0329" calcext:value-type="float">
            <text:p>226.0329</text:p>
          </table:table-cell>
          <table:table-cell table:number-columns-repeated="2"/>
          <table:table-cell office:value-type="float" office:value="-355.9409" calcext:value-type="float">
            <text:p>-355.9409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57.7078" calcext:value-type="float">
            <text:p>57.7078</text:p>
          </table:table-cell>
          <table:table-cell table:number-columns-repeated="2"/>
          <table:table-cell office:value-type="float" office:value="366.7523" calcext:value-type="float">
            <text:p>366.7523</text:p>
          </table:table-cell>
          <table:table-cell office:value-type="float" office:value="180.6917" calcext:value-type="float">
            <text:p>180.6917</text:p>
          </table:table-cell>
          <table:table-cell office:value-type="float" office:value="151.7914" calcext:value-type="float">
            <text:p>151.7914</text:p>
          </table:table-cell>
          <table:table-cell/>
        </table:table-row>
        <table:table-row table:style-name="ro1">
          <table:table-cell office:value-type="float" office:value="324.6412" calcext:value-type="float">
            <text:p>324.6412</text:p>
          </table:table-cell>
          <table:table-cell office:value-type="float" office:value="493.8497" calcext:value-type="float">
            <text:p>493.8497</text:p>
          </table:table-cell>
          <table:table-cell office:value-type="float" office:value="205.7912" calcext:value-type="float">
            <text:p>205.7912</text:p>
          </table:table-cell>
          <table:table-cell table:number-columns-repeated="2"/>
          <table:table-cell office:value-type="float" office:value="-357.695" calcext:value-type="float">
            <text:p>-357.695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39.227" calcext:value-type="float">
            <text:p>39.227</text:p>
          </table:table-cell>
          <table:table-cell table:number-columns-repeated="2"/>
          <table:table-cell office:value-type="float" office:value="414.1133" calcext:value-type="float">
            <text:p>414.1133</text:p>
          </table:table-cell>
          <table:table-cell office:value-type="float" office:value="130.0073" calcext:value-type="float">
            <text:p>130.0073</text:p>
          </table:table-cell>
          <table:table-cell office:value-type="float" office:value="19.0662" calcext:value-type="float">
            <text:p>19.0662</text:p>
          </table:table-cell>
          <table:table-cell/>
        </table:table-row>
        <table:table-row table:style-name="ro1">
          <table:table-cell office:value-type="float" office:value="418.8919" calcext:value-type="float">
            <text:p>418.8919</text:p>
          </table:table-cell>
          <table:table-cell office:value-type="float" office:value="528.8745" calcext:value-type="float">
            <text:p>528.8745</text:p>
          </table:table-cell>
          <table:table-cell office:value-type="float" office:value="222.6593" calcext:value-type="float">
            <text:p>222.6593</text:p>
          </table:table-cell>
          <table:table-cell table:number-columns-repeated="2"/>
          <table:table-cell office:value-type="float" office:value="-371.7279" calcext:value-type="float">
            <text:p>-371.7279</text:p>
          </table:table-cell>
          <table:table-cell office:value-type="float" office:value="-142.6397" calcext:value-type="float">
            <text:p>-142.6397</text:p>
          </table:table-cell>
          <table:table-cell office:value-type="float" office:value="119.8702" calcext:value-type="float">
            <text:p>119.8702</text:p>
          </table:table-cell>
          <table:table-cell table:number-columns-repeated="2"/>
          <table:table-cell office:value-type="float" office:value="401.8345" calcext:value-type="float">
            <text:p>401.8345</text:p>
          </table:table-cell>
          <table:table-cell office:value-type="float" office:value="89.8093" calcext:value-type="float">
            <text:p>89.8093</text:p>
          </table:table-cell>
          <table:table-cell office:value-type="float" office:value="-93.4981" calcext:value-type="float">
            <text:p>-93.4981</text:p>
          </table:table-cell>
          <table:table-cell/>
        </table:table-row>
        <table:table-row table:style-name="ro1">
          <table:table-cell office:value-type="float" office:value="527.1057" calcext:value-type="float">
            <text:p>527.1057</text:p>
          </table:table-cell>
          <table:table-cell office:value-type="float" office:value="577.9092" calcext:value-type="float">
            <text:p>577.9092</text:p>
          </table:table-cell>
          <table:table-cell office:value-type="float" office:value="215.912" calcext:value-type="float">
            <text:p>215.912</text:p>
          </table:table-cell>
          <table:table-cell table:number-columns-repeated="2"/>
          <table:table-cell office:value-type="float" office:value="-385.7608" calcext:value-type="float">
            <text:p>-385.7608</text:p>
          </table:table-cell>
          <table:table-cell office:value-type="float" office:value="-79.7211" calcext:value-type="float">
            <text:p>-79.7211</text:p>
          </table:table-cell>
          <table:table-cell office:value-type="float" office:value="136.6709" calcext:value-type="float">
            <text:p>136.6709</text:p>
          </table:table-cell>
          <table:table-cell table:number-columns-repeated="2"/>
          <table:table-cell office:value-type="float" office:value="449.1954" calcext:value-type="float">
            <text:p>449.1954</text:p>
          </table:table-cell>
          <table:table-cell office:value-type="float" office:value="-72.7302" calcext:value-type="float">
            <text:p>-72.7302</text:p>
          </table:table-cell>
          <table:table-cell office:value-type="float" office:value="-118.6991" calcext:value-type="float">
            <text:p>-118.6991</text:p>
          </table:table-cell>
          <table:table-cell/>
        </table:table-row>
        <table:table-row table:style-name="ro1">
          <table:table-cell office:value-type="float" office:value="642.3009" calcext:value-type="float">
            <text:p>642.3009</text:p>
          </table:table-cell>
          <table:table-cell office:value-type="float" office:value="546.3869" calcext:value-type="float">
            <text:p>546.3869</text:p>
          </table:table-cell>
          <table:table-cell office:value-type="float" office:value="209.1648" calcext:value-type="float">
            <text:p>209.1648</text:p>
          </table:table-cell>
          <table:table-cell table:number-columns-repeated="2"/>
          <table:table-cell office:value-type="float" office:value="-376.9903" calcext:value-type="float">
            <text:p>-376.9903</text:p>
          </table:table-cell>
          <table:table-cell office:value-type="float" office:value="-25.5413" calcext:value-type="float">
            <text:p>-25.5413</text:p>
          </table:table-cell>
          <table:table-cell office:value-type="float" office:value="155.1516" calcext:value-type="float">
            <text:p>155.1516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-266.7291" calcext:value-type="float">
            <text:p>-266.7291</text:p>
          </table:table-cell>
          <table:table-cell office:value-type="float" office:value="-39.736" calcext:value-type="float">
            <text:p>-39.736</text:p>
          </table:table-cell>
          <table:table-cell/>
        </table:table-row>
        <table:table-row table:style-name="ro1">
          <table:table-cell office:value-type="float" office:value="771.4593" calcext:value-type="float">
            <text:p>771.4593</text:p>
          </table:table-cell>
          <table:table-cell office:value-type="float" office:value="500.8546" calcext:value-type="float">
            <text:p>500.8546</text:p>
          </table:table-cell>
          <table:table-cell office:value-type="float" office:value="155.1868" calcext:value-type="float">
            <text:p>155.1868</text:p>
          </table:table-cell>
          <table:table-cell table:number-columns-repeated="2"/>
          <table:table-cell office:value-type="float" office:value="-361.2033" calcext:value-type="float">
            <text:p>-361.2033</text:p>
          </table:table-cell>
          <table:table-cell office:value-type="float" office:value="14.6566" calcext:value-type="float">
            <text:p>14.6566</text:p>
          </table:table-cell>
          <table:table-cell office:value-type="float" office:value="166.912" calcext:value-type="float">
            <text:p>166.912</text:p>
          </table:table-cell>
          <table:table-cell table:number-columns-repeated="2"/>
          <table:table-cell office:value-type="float" office:value="203.62" calcext:value-type="float">
            <text:p>203.62</text:p>
          </table:table-cell>
          <table:table-cell office:value-type="float" office:value="-296.4406" calcext:value-type="float">
            <text:p>-296.4406</text:p>
          </table:table-cell>
          <table:table-cell office:value-type="float" office:value="207.2336" calcext:value-type="float">
            <text:p>207.2336</text:p>
          </table:table-cell>
          <table:table-cell/>
        </table:table-row>
        <table:table-row table:style-name="ro1">
          <table:table-cell office:value-type="float" office:value="836.0385" calcext:value-type="float">
            <text:p>836.0385</text:p>
          </table:table-cell>
          <table:table-cell office:value-type="float" office:value="450.0686" calcext:value-type="float">
            <text:p>450.0686</text:p>
          </table:table-cell>
          <table:table-cell office:value-type="float" office:value="96.1483" calcext:value-type="float">
            <text:p>96.1483</text:p>
          </table:table-cell>
          <table:table-cell table:number-columns-repeated="2"/>
          <table:table-cell office:value-type="float" office:value="-354.1868" calcext:value-type="float">
            <text:p>-354.1868</text:p>
          </table:table-cell>
          <table:table-cell office:value-type="float" office:value="14.6566" calcext:value-type="float">
            <text:p>14.6566</text:p>
          </table:table-cell>
          <table:table-cell office:value-type="float" office:value="210.5937" calcext:value-type="float">
            <text:p>210.5937</text:p>
          </table:table-cell>
          <table:table-cell table:number-columns-repeated="2"/>
          <table:table-cell office:value-type="float" office:value="58.0289" calcext:value-type="float">
            <text:p>58.0289</text:p>
          </table:table-cell>
          <table:table-cell office:value-type="float" office:value="-168.8558" calcext:value-type="float">
            <text:p>-168.8558</text:p>
          </table:table-cell>
          <table:table-cell office:value-type="float" office:value="376.9203" calcext:value-type="float">
            <text:p>376.9203</text:p>
          </table:table-cell>
          <table:table-cell/>
        </table:table-row>
        <table:table-row table:style-name="ro1">
          <table:table-cell office:value-type="float" office:value="886.6546" calcext:value-type="float">
            <text:p>886.6546</text:p>
          </table:table-cell>
          <table:table-cell office:value-type="float" office:value="371.2629" calcext:value-type="float">
            <text:p>371.2629</text:p>
          </table:table-cell>
          <table:table-cell office:value-type="float" office:value="-145.0659" calcext:value-type="float">
            <text:p>-145.0659</text:p>
          </table:table-cell>
          <table:table-cell table:number-columns-repeated="2"/>
          <table:table-cell office:value-type="float" office:value="-350.6786" calcext:value-type="float">
            <text:p>-350.6786</text:p>
          </table:table-cell>
          <table:table-cell office:value-type="float" office:value="32.134" calcext:value-type="float">
            <text:p>32.134</text:p>
          </table:table-cell>
          <table:table-cell office:value-type="float" office:value="213.9539" calcext:value-type="float">
            <text:p>213.9539</text:p>
          </table:table-cell>
          <table:table-cell table:number-columns-repeated="2"/>
          <table:table-cell office:value-type="float" office:value="68.5536" calcext:value-type="float">
            <text:p>68.5536</text:p>
          </table:table-cell>
          <table:table-cell office:value-type="float" office:value="-11.5594" calcext:value-type="float">
            <text:p>-11.5594</text:p>
          </table:table-cell>
          <table:table-cell office:value-type="float" office:value="437.4026" calcext:value-type="float">
            <text:p>437.4026</text:p>
          </table:table-cell>
          <table:table-cell/>
        </table:table-row>
        <table:table-row table:style-name="ro1">
          <table:table-cell office:value-type="float" office:value="867.4553" calcext:value-type="float">
            <text:p>867.4553</text:p>
          </table:table-cell>
          <table:table-cell office:value-type="float" office:value="173.3727" calcext:value-type="float">
            <text:p>173.3727</text:p>
          </table:table-cell>
          <table:table-cell office:value-type="float" office:value="-224.3461" calcext:value-type="float">
            <text:p>-224.3461</text:p>
          </table:table-cell>
          <table:table-cell table:number-columns-repeated="2"/>
          <table:table-cell office:value-type="float" office:value="-368.2197" calcext:value-type="float">
            <text:p>-368.2197</text:p>
          </table:table-cell>
          <table:table-cell office:value-type="float" office:value="-13.3071" calcext:value-type="float">
            <text:p>-13.3071</text:p>
          </table:table-cell>
          <table:table-cell office:value-type="float" office:value="193.7931" calcext:value-type="float">
            <text:p>193.7931</text:p>
          </table:table-cell>
          <table:table-cell table:number-columns-repeated="2"/>
          <table:table-cell office:value-type="float" office:value="184.3248" calcext:value-type="float">
            <text:p>184.3248</text:p>
          </table:table-cell>
          <table:table-cell office:value-type="float" office:value="198.169" calcext:value-type="float">
            <text:p>198.169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856.983" calcext:value-type="float">
            <text:p>856.983</text:p>
          </table:table-cell>
          <table:table-cell office:value-type="float" office:value="96.3182" calcext:value-type="float">
            <text:p>96.3182</text:p>
          </table:table-cell>
          <table:table-cell office:value-type="float" office:value="-177.1153" calcext:value-type="float">
            <text:p>-177.1153</text:p>
          </table:table-cell>
          <table:table-cell table:number-columns-repeated="2"/>
          <table:table-cell office:value-type="float" office:value="-359.4491" calcext:value-type="float">
            <text:p>-359.4491</text:p>
          </table:table-cell>
          <table:table-cell office:value-type="float" office:value="5.9179" calcext:value-type="float">
            <text:p>5.9179</text:p>
          </table:table-cell>
          <table:table-cell office:value-type="float" office:value="198.8333" calcext:value-type="float">
            <text:p>198.8333</text:p>
          </table:table-cell>
          <table:table-cell table:number-columns-repeated="2"/>
          <table:table-cell office:value-type="float" office:value="282.555" calcext:value-type="float">
            <text:p>282.555</text:p>
          </table:table-cell>
          <table:table-cell office:value-type="float" office:value="275.0695" calcext:value-type="float">
            <text:p>275.0695</text:p>
          </table:table-cell>
          <table:table-cell office:value-type="float" office:value="182.0326" calcext:value-type="float">
            <text:p>182.0326</text:p>
          </table:table-cell>
          <table:table-cell/>
        </table:table-row>
        <table:table-row table:style-name="ro1">
          <table:table-cell office:value-type="float" office:value="851.7469" calcext:value-type="float">
            <text:p>851.7469</text:p>
          </table:table-cell>
          <table:table-cell office:value-type="float" office:value="84.0595" calcext:value-type="float">
            <text:p>84.0595</text:p>
          </table:table-cell>
          <table:table-cell office:value-type="float" office:value="-87.7142" calcext:value-type="float">
            <text:p>-87.7142</text:p>
          </table:table-cell>
          <table:table-cell table:number-columns-repeated="2"/>
          <table:table-cell office:value-type="float" office:value="-378.7444" calcext:value-type="float">
            <text:p>-378.7444</text:p>
          </table:table-cell>
          <table:table-cell office:value-type="float" office:value="-41.2709" calcext:value-type="float">
            <text:p>-41.2709</text:p>
          </table:table-cell>
          <table:table-cell office:value-type="float" office:value="173.6323" calcext:value-type="float">
            <text:p>173.6323</text:p>
          </table:table-cell>
          <table:table-cell table:number-columns-repeated="2"/>
          <table:table-cell office:value-type="float" office:value="319.3913" calcext:value-type="float">
            <text:p>319.3913</text:p>
          </table:table-cell>
          <table:table-cell office:value-type="float" office:value="262.8354" calcext:value-type="float">
            <text:p>262.8354</text:p>
          </table:table-cell>
          <table:table-cell office:value-type="float" office:value="-68.2971" calcext:value-type="float">
            <text:p>-68.2971</text:p>
          </table:table-cell>
          <table:table-cell/>
        </table:table-row>
        <table:table-row table:style-name="ro1">
          <table:table-cell office:value-type="float" office:value="877.9277" calcext:value-type="float">
            <text:p>877.9277</text:p>
          </table:table-cell>
          <table:table-cell office:value-type="float" office:value="155.8603" calcext:value-type="float">
            <text:p>155.8603</text:p>
          </table:table-cell>
          <table:table-cell office:value-type="float" office:value="18.5549" calcext:value-type="float">
            <text:p>18.5549</text:p>
          </table:table-cell>
          <table:table-cell table:number-columns-repeated="2"/>
          <table:table-cell office:value-type="float" office:value="-408.5642" calcext:value-type="float">
            <text:p>-408.5642</text:p>
          </table:table-cell>
          <table:table-cell office:value-type="float" office:value="-98.9463" calcext:value-type="float">
            <text:p>-98.9463</text:p>
          </table:table-cell>
          <table:table-cell office:value-type="float" office:value="47.6274" calcext:value-type="float">
            <text:p>47.6274</text:p>
          </table:table-cell>
          <table:table-cell table:number-columns-repeated="2"/>
          <table:table-cell office:value-type="float" office:value="256.2434" calcext:value-type="float">
            <text:p>256.2434</text:p>
          </table:table-cell>
          <table:table-cell office:value-type="float" office:value="217.3942" calcext:value-type="float">
            <text:p>217.3942</text:p>
          </table:table-cell>
          <table:table-cell office:value-type="float" office:value="-283.3455" calcext:value-type="float">
            <text:p>-283.3455</text:p>
          </table:table-cell>
          <table:table-cell/>
        </table:table-row>
        <table:table-row table:style-name="ro1">
          <table:table-cell office:value-type="float" office:value="825.5662" calcext:value-type="float">
            <text:p>825.5662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156.8736" calcext:value-type="float">
            <text:p>156.8736</text:p>
          </table:table-cell>
          <table:table-cell table:number-columns-repeated="2"/>
          <table:table-cell office:value-type="float" office:value="-389.269" calcext:value-type="float">
            <text:p>-389.269</text:p>
          </table:table-cell>
          <table:table-cell office:value-type="float" office:value="-121.6668" calcext:value-type="float">
            <text:p>-121.6668</text:p>
          </table:table-cell>
          <table:table-cell office:value-type="float" office:value="8.9858" calcext:value-type="float">
            <text:p>8.9858</text:p>
          </table:table-cell>
          <table:table-cell table:number-columns-repeated="2"/>
          <table:table-cell office:value-type="float" office:value="-45.4635" calcext:value-type="float">
            <text:p>-45.4635</text:p>
          </table:table-cell>
          <table:table-cell office:value-type="float" office:value="105.5389" calcext:value-type="float">
            <text:p>105.5389</text:p>
          </table:table-cell>
          <table:table-cell office:value-type="float" office:value="-394.2299" calcext:value-type="float">
            <text:p>-394.2299</text:p>
          </table:table-cell>
          <table:table-cell/>
        </table:table-row>
        <table:table-row table:style-name="ro1">
          <table:table-cell office:value-type="float" office:value="774.95" calcext:value-type="float">
            <text:p>774.95</text:p>
          </table:table-cell>
          <table:table-cell office:value-type="float" office:value="486.8447" calcext:value-type="float">
            <text:p>486.8447</text:p>
          </table:table-cell>
          <table:table-cell office:value-type="float" office:value="145.0659" calcext:value-type="float">
            <text:p>145.0659</text:p>
          </table:table-cell>
          <table:table-cell table:number-columns-repeated="2"/>
          <table:table-cell office:value-type="float" office:value="-345.4163" calcext:value-type="float">
            <text:p>-345.4163</text:p>
          </table:table-cell>
          <table:table-cell office:value-type="float" office:value="-43.0186" calcext:value-type="float">
            <text:p>-43.0186</text:p>
          </table:table-cell>
          <table:table-cell office:value-type="float" office:value="-117.019" calcext:value-type="float">
            <text:p>-117.019</text:p>
          </table:table-cell>
          <table:table-cell table:number-columns-repeated="2"/>
          <table:table-cell office:value-type="float" office:value="-277.006" calcext:value-type="float">
            <text:p>-277.006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300.1462" calcext:value-type="float">
            <text:p>-300.1462</text:p>
          </table:table-cell>
          <table:table-cell/>
        </table:table-row>
        <table:table-row table:style-name="ro1">
          <table:table-cell office:value-type="float" office:value="658.0093" calcext:value-type="float">
            <text:p>658.0093</text:p>
          </table:table-cell>
          <table:table-cell office:value-type="float" office:value="583.1629" calcext:value-type="float">
            <text:p>583.1629</text:p>
          </table:table-cell>
          <table:table-cell office:value-type="float" office:value="133.2582" calcext:value-type="float">
            <text:p>133.2582</text:p>
          </table:table-cell>
          <table:table-cell table:number-columns-repeated="2"/>
          <table:table-cell office:value-type="float" office:value="-354.1868" calcext:value-type="float">
            <text:p>-354.1868</text:p>
          </table:table-cell>
          <table:table-cell office:value-type="float" office:value="-23.7935" calcext:value-type="float">
            <text:p>-23.7935</text:p>
          </table:table-cell>
          <table:table-cell office:value-type="float" office:value="-232.9436" calcext:value-type="float">
            <text:p>-232.9436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54.8546" calcext:value-type="float">
            <text:p>54.8546</text:p>
          </table:table-cell>
          <table:table-cell office:value-type="float" office:value="-106.9386" calcext:value-type="float">
            <text:p>-106.9386</text:p>
          </table:table-cell>
          <table:table-cell/>
        </table:table-row>
        <table:table-row table:style-name="ro1">
          <table:table-cell office:value-type="float" office:value="542.8141" calcext:value-type="float">
            <text:p>542.8141</text:p>
          </table:table-cell>
          <table:table-cell office:value-type="float" office:value="639.2026" calcext:value-type="float">
            <text:p>639.2026</text:p>
          </table:table-cell>
          <table:table-cell office:value-type="float" office:value="48.9175" calcext:value-type="float">
            <text:p>48.9175</text:p>
          </table:table-cell>
          <table:table-cell table:number-columns-repeated="2"/>
          <table:table-cell office:value-type="float" office:value="-278.7601" calcext:value-type="float">
            <text:p>-278.7601</text:p>
          </table:table-cell>
          <table:table-cell office:value-type="float" office:value="-32.5322" calcext:value-type="float">
            <text:p>-32.5322</text:p>
          </table:table-cell>
          <table:table-cell office:value-type="float" office:value="-315.2668" calcext:value-type="float">
            <text:p>-315.2668</text:p>
          </table:table-cell>
          <table:table-cell table:number-columns-repeated="2"/>
          <table:table-cell office:value-type="float" office:value="-352.4327" calcext:value-type="float">
            <text:p>-352.4327</text:p>
          </table:table-cell>
          <table:table-cell office:value-type="float" office:value="145.7369" calcext:value-type="float">
            <text:p>145.7369</text:p>
          </table:table-cell>
          <table:table-cell office:value-type="float" office:value="17.3862" calcext:value-type="float">
            <text:p>17.3862</text:p>
          </table:table-cell>
          <table:table-cell/>
        </table:table-row>
        <table:table-row table:style-name="ro1">
          <table:table-cell office:value-type="float" office:value="404.9288" calcext:value-type="float">
            <text:p>404.9288</text:p>
          </table:table-cell>
          <table:table-cell office:value-type="float" office:value="595.4216" calcext:value-type="float">
            <text:p>595.4216</text:p>
          </table:table-cell>
          <table:table-cell office:value-type="float" office:value="118.0769" calcext:value-type="float">
            <text:p>118.0769</text:p>
          </table:table-cell>
          <table:table-cell table:number-columns-repeated="2"/>
          <table:table-cell office:value-type="float" office:value="-131.4149" calcext:value-type="float">
            <text:p>-131.4149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-385.8295" calcext:value-type="float">
            <text:p>-385.8295</text:p>
          </table:table-cell>
          <table:table-cell table:number-columns-repeated="2"/>
          <table:table-cell office:value-type="float" office:value="-284.0224" calcext:value-type="float">
            <text:p>-284.0224</text:p>
          </table:table-cell>
          <table:table-cell office:value-type="float" office:value="266.3309" calcext:value-type="float">
            <text:p>266.3309</text:p>
          </table:table-cell>
          <table:table-cell office:value-type="float" office:value="89.629" calcext:value-type="float">
            <text:p>89.629</text:p>
          </table:table-cell>
          <table:table-cell/>
        </table:table-row>
        <table:table-row table:style-name="ro1">
          <table:table-cell office:value-type="float" office:value="286.2428" calcext:value-type="float">
            <text:p>286.2428</text:p>
          </table:table-cell>
          <table:table-cell office:value-type="float" office:value="420.2976" calcext:value-type="float">
            <text:p>420.2976</text:p>
          </table:table-cell>
          <table:table-cell office:value-type="float" office:value="219.2857" calcext:value-type="float">
            <text:p>219.2857</text:p>
          </table:table-cell>
          <table:table-cell table:number-columns-repeated="2"/>
          <table:table-cell office:value-type="float" office:value="-29.6765" calcext:value-type="float">
            <text:p>-29.6765</text:p>
          </table:table-cell>
          <table:table-cell office:value-type="float" office:value="37.3772" calcext:value-type="float">
            <text:p>37.3772</text:p>
          </table:table-cell>
          <table:table-cell office:value-type="float" office:value="-395.91" calcext:value-type="float">
            <text:p>-395.91</text:p>
          </table:table-cell>
          <table:table-cell table:number-columns-repeated="2"/>
          <table:table-cell office:value-type="float" office:value="-106.8573" calcext:value-type="float">
            <text:p>-106.8573</text:p>
          </table:table-cell>
          <table:table-cell office:value-type="float" office:value="379.9338" calcext:value-type="float">
            <text:p>379.9338</text:p>
          </table:table-cell>
          <table:table-cell office:value-type="float" office:value="138.3509" calcext:value-type="float">
            <text:p>138.3509</text:p>
          </table:table-cell>
          <table:table-cell/>
        </table:table-row>
        <table:table-row table:style-name="ro1">
          <table:table-cell office:value-type="float" office:value="247.8444" calcext:value-type="float">
            <text:p>247.8444</text:p>
          </table:table-cell>
          <table:table-cell office:value-type="float" office:value="147.1041" calcext:value-type="float">
            <text:p>147.1041</text:p>
          </table:table-cell>
          <table:table-cell office:value-type="float" office:value="212.5384" calcext:value-type="float">
            <text:p>212.5384</text:p>
          </table:table-cell>
          <table:table-cell table:number-columns-repeated="2"/>
          <table:table-cell office:value-type="float" office:value="15.9303" calcext:value-type="float">
            <text:p>15.9303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-402.6302" calcext:value-type="float">
            <text:p>-402.6302</text:p>
          </table:table-cell>
          <table:table-cell table:number-columns-repeated="2"/>
          <table:table-cell office:value-type="float" office:value="91.357" calcext:value-type="float">
            <text:p>91.357</text:p>
          </table:table-cell>
          <table:table-cell office:value-type="float" office:value="395.6634" calcext:value-type="float">
            <text:p>395.6634</text:p>
          </table:table-cell>
          <table:table-cell office:value-type="float" office:value="136.6709" calcext:value-type="float">
            <text:p>136.6709</text:p>
          </table:table-cell>
          <table:table-cell/>
        </table:table-row>
        <table:table-row table:style-name="ro1">
          <table:table-cell office:value-type="float" office:value="345.5858" calcext:value-type="float">
            <text:p>345.5858</text:p>
          </table:table-cell>
          <table:table-cell office:value-type="float" office:value="-10.5074" calcext:value-type="float">
            <text:p>-10.5074</text:p>
          </table:table-cell>
          <table:table-cell office:value-type="float" office:value="172.0549" calcext:value-type="float">
            <text:p>172.0549</text:p>
          </table:table-cell>
          <table:table-cell table:number-columns-repeated="2"/>
          <table:table-cell office:value-type="float" office:value="24.7008" calcext:value-type="float">
            <text:p>24.7008</text:p>
          </table:table-cell>
          <table:table-cell office:value-type="float" office:value="102.0435" calcext:value-type="float">
            <text:p>102.0435</text:p>
          </table:table-cell>
          <table:table-cell office:value-type="float" office:value="-374.0691" calcext:value-type="float">
            <text:p>-374.0691</text:p>
          </table:table-cell>
          <table:table-cell table:number-columns-repeated="2"/>
          <table:table-cell office:value-type="float" office:value="229.9317" calcext:value-type="float">
            <text:p>229.9317</text:p>
          </table:table-cell>
          <table:table-cell office:value-type="float" office:value="355.4654" calcext:value-type="float">
            <text:p>355.4654</text:p>
          </table:table-cell>
          <table:table-cell office:value-type="float" office:value="101.3895" calcext:value-type="float">
            <text:p>101.3895</text:p>
          </table:table-cell>
          <table:table-cell/>
        </table:table-row>
        <table:table-row table:style-name="ro1">
          <table:table-cell office:value-type="float" office:value="371.7666" calcext:value-type="float">
            <text:p>371.7666</text:p>
          </table:table-cell>
          <table:table-cell office:value-type="float" office:value="-82.3082" calcext:value-type="float">
            <text:p>-82.3082</text:p>
          </table:table-cell>
          <table:table-cell office:value-type="float" office:value="106.2692" calcext:value-type="float">
            <text:p>106.2692</text:p>
          </table:table-cell>
          <table:table-cell table:number-columns-repeated="2"/>
          <table:table-cell office:value-type="float" office:value="-15.6436" calcext:value-type="float">
            <text:p>-15.6436</text:p>
          </table:table-cell>
          <table:table-cell office:value-type="float" office:value="103.7912" calcext:value-type="float">
            <text:p>103.7912</text:p>
          </table:table-cell>
          <table:table-cell office:value-type="float" office:value="-382.4694" calcext:value-type="float">
            <text:p>-382.4694</text:p>
          </table:table-cell>
          <table:table-cell table:number-columns-repeated="2"/>
          <table:table-cell office:value-type="float" office:value="377.277" calcext:value-type="float">
            <text:p>377.277</text:p>
          </table:table-cell>
          <table:table-cell office:value-type="float" office:value="229.6283" calcext:value-type="float">
            <text:p>229.6283</text:p>
          </table:table-cell>
          <table:table-cell office:value-type="float" office:value="74.5084" calcext:value-type="float">
            <text:p>74.5084</text:p>
          </table:table-cell>
          <table:table-cell/>
        </table:table-row>
        <table:table-row table:style-name="ro1">
          <table:table-cell office:value-type="float" office:value="340.3497" calcext:value-type="float">
            <text:p>340.3497</text:p>
          </table:table-cell>
          <table:table-cell office:value-type="float" office:value="-75.3033" calcext:value-type="float">
            <text:p>-75.3033</text:p>
          </table:table-cell>
          <table:table-cell office:value-type="float" office:value="45.5439" calcext:value-type="float">
            <text:p>45.5439</text:p>
          </table:table-cell>
          <table:table-cell table:number-columns-repeated="2"/>
          <table:table-cell office:value-type="float" office:value="0.1433" calcext:value-type="float">
            <text:p>0.1433</text:p>
          </table:table-cell>
          <table:table-cell office:value-type="float" office:value="109.0344" calcext:value-type="float">
            <text:p>109.0344</text:p>
          </table:table-cell>
          <table:table-cell office:value-type="float" office:value="-384.1495" calcext:value-type="float">
            <text:p>-384.1495</text:p>
          </table:table-cell>
          <table:table-cell table:number-columns-repeated="2"/>
          <table:table-cell office:value-type="float" office:value="424.6379" calcext:value-type="float">
            <text:p>424.6379</text:p>
          </table:table-cell>
          <table:table-cell office:value-type="float" office:value="35.6294" calcext:value-type="float">
            <text:p>35.6294</text:p>
          </table:table-cell>
          <table:table-cell office:value-type="float" office:value="59.3878" calcext:value-type="float">
            <text:p>59.3878</text:p>
          </table:table-cell>
          <table:table-cell/>
        </table:table-row>
        <table:table-row table:style-name="ro1">
          <table:table-cell office:value-type="float" office:value="287.9882" calcext:value-type="float">
            <text:p>287.9882</text:p>
          </table:table-cell>
          <table:table-cell office:value-type="float" office:value="-89.3132" calcext:value-type="float">
            <text:p>-89.3132</text:p>
          </table:table-cell>
          <table:table-cell office:value-type="float" office:value="-55.6648" calcext:value-type="float">
            <text:p>-55.6648</text:p>
          </table:table-cell>
          <table:table-cell table:number-columns-repeated="2"/>
          <table:table-cell office:value-type="float" office:value="14.1762" calcext:value-type="float">
            <text:p>14.1762</text:p>
          </table:table-cell>
          <table:table-cell office:value-type="float" office:value="182.4394" calcext:value-type="float">
            <text:p>182.4394</text:p>
          </table:table-cell>
          <table:table-cell office:value-type="float" office:value="-327.0273" calcext:value-type="float">
            <text:p>-327.0273</text:p>
          </table:table-cell>
          <table:table-cell table:number-columns-repeated="2"/>
          <table:table-cell office:value-type="float" office:value="340.4406" calcext:value-type="float">
            <text:p>340.4406</text:p>
          </table:table-cell>
          <table:table-cell office:value-type="float" office:value="-156.6216" calcext:value-type="float">
            <text:p>-156.6216</text:p>
          </table:table-cell>
          <table:table-cell office:value-type="float" office:value="173.6323" calcext:value-type="float">
            <text:p>173.6323</text:p>
          </table:table-cell>
          <table:table-cell/>
        </table:table-row>
        <table:table-row table:style-name="ro1">
          <table:table-cell office:value-type="float" office:value="300.2058" calcext:value-type="float">
            <text:p>300.2058</text:p>
          </table:table-cell>
          <table:table-cell office:value-type="float" office:value="-56.0396" calcext:value-type="float">
            <text:p>-56.0396</text:p>
          </table:table-cell>
          <table:table-cell office:value-type="float" office:value="-168.6813" calcext:value-type="float">
            <text:p>-168.6813</text:p>
          </table:table-cell>
          <table:table-cell table:number-columns-repeated="2"/>
          <table:table-cell office:value-type="float" office:value="35.2255" calcext:value-type="float">
            <text:p>35.2255</text:p>
          </table:table-cell>
          <table:table-cell office:value-type="float" office:value="154.4756" calcext:value-type="float">
            <text:p>154.4756</text:p>
          </table:table-cell>
          <table:table-cell office:value-type="float" office:value="-323.6671" calcext:value-type="float">
            <text:p>-323.6671</text:p>
          </table:table-cell>
          <table:table-cell table:number-columns-repeated="2"/>
          <table:table-cell office:value-type="float" office:value="177.3084" calcext:value-type="float">
            <text:p>177.3084</text:p>
          </table:table-cell>
          <table:table-cell office:value-type="float" office:value="-203.8105" calcext:value-type="float">
            <text:p>-203.8105</text:p>
          </table:table-cell>
          <table:table-cell office:value-type="float" office:value="282.8366" calcext:value-type="float">
            <text:p>282.8366</text:p>
          </table:table-cell>
          <table:table-cell/>
        </table:table-row>
        <table:table-row table:style-name="ro1">
          <table:table-cell office:value-type="float" office:value="274.0251" calcext:value-type="float">
            <text:p>274.0251</text:p>
          </table:table-cell>
          <table:table-cell office:value-type="float" office:value="-8.7562" calcext:value-type="float">
            <text:p>-8.7562</text:p>
          </table:table-cell>
          <table:table-cell office:value-type="float" office:value="-224.3461" calcext:value-type="float">
            <text:p>-224.3461</text:p>
          </table:table-cell>
          <table:table-cell table:number-columns-repeated="2"/>
          <table:table-cell office:value-type="float" office:value="3.6515" calcext:value-type="float">
            <text:p>3.6515</text:p>
          </table:table-cell>
          <table:table-cell office:value-type="float" office:value="147.4847" calcext:value-type="float">
            <text:p>147.4847</text:p>
          </table:table-cell>
          <table:table-cell office:value-type="float" office:value="-333.7475" calcext:value-type="float">
            <text:p>-333.7475</text:p>
          </table:table-cell>
          <table:table-cell table:number-columns-repeated="2"/>
          <table:table-cell office:value-type="float" office:value="87.8488" calcext:value-type="float">
            <text:p>87.8488</text:p>
          </table:table-cell>
          <table:table-cell office:value-type="float" office:value="-233.5221" calcext:value-type="float">
            <text:p>-233.5221</text:p>
          </table:table-cell>
          <table:table-cell office:value-type="float" office:value="331.5585" calcext:value-type="float">
            <text:p>331.5585</text:p>
          </table:table-cell>
          <table:table-cell/>
        </table:table-row>
        <table:table-row table:style-name="ro1">
          <table:table-cell office:value-type="float" office:value="211.1913" calcext:value-type="float">
            <text:p>211.1913</text:p>
          </table:table-cell>
          <table:table-cell office:value-type="float" office:value="141.8504" calcext:value-type="float">
            <text:p>141.8504</text:p>
          </table:table-cell>
          <table:table-cell office:value-type="float" office:value="-291.8186" calcext:value-type="float">
            <text:p>-291.8186</text:p>
          </table:table-cell>
          <table:table-cell table:number-columns-repeated="2"/>
          <table:table-cell office:value-type="float" office:value="-10.3812" calcext:value-type="float">
            <text:p>-10.3812</text:p>
          </table:table-cell>
          <table:table-cell office:value-type="float" office:value="133.5027" calcext:value-type="float">
            <text:p>133.5027</text:p>
          </table:table-cell>
          <table:table-cell office:value-type="float" office:value="-363.9887" calcext:value-type="float">
            <text:p>-363.9887</text:p>
          </table:table-cell>
          <table:table-cell table:number-columns-repeated="2"/>
          <table:table-cell office:value-type="float" office:value="47.5043" calcext:value-type="float">
            <text:p>47.5043</text:p>
          </table:table-cell>
          <table:table-cell office:value-type="float" office:value="-224.7834" calcext:value-type="float">
            <text:p>-224.7834</text:p>
          </table:table-cell>
          <table:table-cell office:value-type="float" office:value="346.6791" calcext:value-type="float">
            <text:p>346.6791</text:p>
          </table:table-cell>
          <table:table-cell/>
        </table:table-row>
        <table:table-row table:style-name="ro1">
          <table:table-cell office:value-type="float" office:value="195.4829" calcext:value-type="float">
            <text:p>195.4829</text:p>
          </table:table-cell>
          <table:table-cell office:value-type="float" office:value="220.6562" calcext:value-type="float">
            <text:p>220.6562</text:p>
          </table:table-cell>
          <table:table-cell office:value-type="float" office:value="-313.7472" calcext:value-type="float">
            <text:p>-313.7472</text:p>
          </table:table-cell>
          <table:table-cell table:number-columns-repeated="2"/>
          <table:table-cell office:value-type="float" office:value="63.2913" calcext:value-type="float">
            <text:p>63.2913</text:p>
          </table:table-cell>
          <table:table-cell office:value-type="float" office:value="150.9801" calcext:value-type="float">
            <text:p>150.9801</text:p>
          </table:table-cell>
          <table:table-cell office:value-type="float" office:value="-340.4678" calcext:value-type="float">
            <text:p>-340.4678</text:p>
          </table:table-cell>
          <table:table-cell table:number-columns-repeated="2"/>
          <table:table-cell office:value-type="float" office:value="58.0289" calcext:value-type="float">
            <text:p>58.0289</text:p>
          </table:table-cell>
          <table:table-cell office:value-type="float" office:value="-224.7834" calcext:value-type="float">
            <text:p>-224.7834</text:p>
          </table:table-cell>
          <table:table-cell office:value-type="float" office:value="350.0392" calcext:value-type="float">
            <text:p>350.0392</text:p>
          </table:table-cell>
          <table:table-cell/>
        </table:table-row>
        <table:table-row table:style-name="ro1">
          <table:table-cell office:value-type="float" office:value="183.2652" calcext:value-type="float">
            <text:p>183.2652</text:p>
          </table:table-cell>
          <table:table-cell office:value-type="float" office:value="337.9893" calcext:value-type="float">
            <text:p>337.9893</text:p>
          </table:table-cell>
          <table:table-cell office:value-type="float" office:value="-247.9615" calcext:value-type="float">
            <text:p>-247.9615</text:p>
          </table:table-cell>
          <table:table-cell table:number-columns-repeated="2"/>
          <table:table-cell office:value-type="float" office:value="128.1933" calcext:value-type="float">
            <text:p>128.1933</text:p>
          </table:table-cell>
          <table:table-cell office:value-type="float" office:value="121.2686" calcext:value-type="float">
            <text:p>121.2686</text:p>
          </table:table-cell>
          <table:table-cell office:value-type="float" office:value="-328.7073" calcext:value-type="float">
            <text:p>-328.7073</text:p>
          </table:table-cell>
          <table:table-cell table:number-columns-repeated="2"/>
          <table:table-cell office:value-type="float" office:value="84.3406" calcext:value-type="float">
            <text:p>84.3406</text:p>
          </table:table-cell>
          <table:table-cell office:value-type="float" office:value="-226.5311" calcext:value-type="float">
            <text:p>-226.5311</text:p>
          </table:table-cell>
          <table:table-cell office:value-type="float" office:value="348.3591" calcext:value-type="float">
            <text:p>348.3591</text:p>
          </table:table-cell>
          <table:table-cell/>
        </table:table-row>
        <table:table-row table:style-name="ro1">
          <table:table-cell office:value-type="float" office:value="190.2467" calcext:value-type="float">
            <text:p>190.2467</text:p>
          </table:table-cell>
          <table:table-cell office:value-type="float" office:value="443.0637" calcext:value-type="float">
            <text:p>443.0637</text:p>
          </table:table-cell>
          <table:table-cell office:value-type="float" office:value="-281.6978" calcext:value-type="float">
            <text:p>-281.6978</text:p>
          </table:table-cell>
          <table:table-cell table:number-columns-repeated="2"/>
          <table:table-cell office:value-type="float" office:value="224.6693" calcext:value-type="float">
            <text:p>224.6693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-256.4645" calcext:value-type="float">
            <text:p>-256.4645</text:p>
          </table:table-cell>
          <table:table-cell table:number-columns-repeated="2"/>
          <table:table-cell office:value-type="float" office:value="91.357" calcext:value-type="float">
            <text:p>91.357</text:p>
          </table:table-cell>
          <table:table-cell office:value-type="float" office:value="-223.0356" calcext:value-type="float">
            <text:p>-223.0356</text:p>
          </table:table-cell>
          <table:table-cell office:value-type="float" office:value="321.4781" calcext:value-type="float">
            <text:p>321.4781</text:p>
          </table:table-cell>
          <table:table-cell/>
        </table:table-row>
        <table:table-row table:style-name="ro1">
          <table:table-cell office:value-type="float" office:value="226.8998" calcext:value-type="float">
            <text:p>226.8998</text:p>
          </table:table-cell>
          <table:table-cell office:value-type="float" office:value="297.7108" calcext:value-type="float">
            <text:p>297.7108</text:p>
          </table:table-cell>
          <table:table-cell office:value-type="float" office:value="-354.2307" calcext:value-type="float">
            <text:p>-354.2307</text:p>
          </table:table-cell>
          <table:table-cell table:number-columns-repeated="2"/>
          <table:table-cell office:value-type="float" office:value="236.9481" calcext:value-type="float">
            <text:p>236.9481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-231.2635" calcext:value-type="float">
            <text:p>-231.2635</text:p>
          </table:table-cell>
          <table:table-cell table:number-columns-repeated="2"/>
          <table:table-cell office:value-type="float" office:value="131.7015" calcext:value-type="float">
            <text:p>131.7015</text:p>
          </table:table-cell>
          <table:table-cell office:value-type="float" office:value="-210.8015" calcext:value-type="float">
            <text:p>-210.8015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219.9182" calcext:value-type="float">
            <text:p>219.9182</text:p>
          </table:table-cell>
          <table:table-cell office:value-type="float" office:value="129.5917" calcext:value-type="float">
            <text:p>129.5917</text:p>
          </table:table-cell>
          <table:table-cell office:value-type="float" office:value="-300.2527" calcext:value-type="float">
            <text:p>-300.2527</text:p>
          </table:table-cell>
          <table:table-cell table:number-columns-repeated="2"/>
          <table:table-cell office:value-type="float" office:value="224.6693" calcext:value-type="float">
            <text:p>224.6693</text:p>
          </table:table-cell>
          <table:table-cell office:value-type="float" office:value="130.0073" calcext:value-type="float">
            <text:p>130.0073</text:p>
          </table:table-cell>
          <table:table-cell office:value-type="float" office:value="-276.6253" calcext:value-type="float">
            <text:p>-276.6253</text:p>
          </table:table-cell>
          <table:table-cell table:number-columns-repeated="2"/>
          <table:table-cell office:value-type="float" office:value="131.7015" calcext:value-type="float">
            <text:p>131.7015</text:p>
          </table:table-cell>
          <table:table-cell office:value-type="float" office:value="-231.7743" calcext:value-type="float">
            <text:p>-231.7743</text:p>
          </table:table-cell>
          <table:table-cell office:value-type="float" office:value="339.9588" calcext:value-type="float">
            <text:p>339.9588</text:p>
          </table:table-cell>
          <table:table-cell/>
        </table:table-row>
        <table:table-row table:style-name="ro1">
          <table:table-cell office:value-type="float" office:value="185.0106" calcext:value-type="float">
            <text:p>185.0106</text:p>
          </table:table-cell>
          <table:table-cell office:value-type="float" office:value="87.562" calcext:value-type="float">
            <text:p>87.562</text:p>
          </table:table-cell>
          <table:table-cell office:value-type="float" office:value="-114.7033" calcext:value-type="float">
            <text:p>-114.7033</text:p>
          </table:table-cell>
          <table:table-cell table:number-columns-repeated="2"/>
          <table:table-cell office:value-type="float" office:value="229.9317" calcext:value-type="float">
            <text:p>229.9317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-271.5851" calcext:value-type="float">
            <text:p>-271.5851</text:p>
          </table:table-cell>
          <table:table-cell table:number-columns-repeated="2"/>
          <table:table-cell office:value-type="float" office:value="107.144" calcext:value-type="float">
            <text:p>107.144</text:p>
          </table:table-cell>
          <table:table-cell office:value-type="float" office:value="-249.2517" calcext:value-type="float">
            <text:p>-249.2517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123.9222" calcext:value-type="float">
            <text:p>123.9222</text:p>
          </table:table-cell>
          <table:table-cell office:value-type="float" office:value="134.8454" calcext:value-type="float">
            <text:p>134.8454</text:p>
          </table:table-cell>
          <table:table-cell office:value-type="float" office:value="-15.1813" calcext:value-type="float">
            <text:p>-15.1813</text:p>
          </table:table-cell>
          <table:table-cell table:number-columns-repeated="2"/>
          <table:table-cell office:value-type="float" office:value="272.0303" calcext:value-type="float">
            <text:p>272.0303</text:p>
          </table:table-cell>
          <table:table-cell office:value-type="float" office:value="114.2776" calcext:value-type="float">
            <text:p>114.2776</text:p>
          </table:table-cell>
          <table:table-cell office:value-type="float" office:value="-217.823" calcext:value-type="float">
            <text:p>-217.823</text:p>
          </table:table-cell>
          <table:table-cell table:number-columns-repeated="2"/>
          <table:table-cell office:value-type="float" office:value="87.8488" calcext:value-type="float">
            <text:p>87.8488</text:p>
          </table:table-cell>
          <table:table-cell office:value-type="float" office:value="-209.0537" calcext:value-type="float">
            <text:p>-209.0537</text:p>
          </table:table-cell>
          <table:table-cell office:value-type="float" office:value="351.7193" calcext:value-type="float">
            <text:p>351.7193</text:p>
          </table:table-cell>
          <table:table-cell/>
        </table:table-row>
        <table:table-row table:style-name="ro1">
          <table:table-cell office:value-type="float" office:value="179.7744" calcext:value-type="float">
            <text:p>179.7744</text:p>
          </table:table-cell>
          <table:table-cell office:value-type="float" office:value="278.4471" calcext:value-type="float">
            <text:p>278.4471</text:p>
          </table:table-cell>
          <table:table-cell office:value-type="float" office:value="163.6208" calcext:value-type="float">
            <text:p>163.6208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107.2867" calcext:value-type="float">
            <text:p>107.2867</text:p>
          </table:table-cell>
          <table:table-cell office:value-type="float" office:value="-150.6203" calcext:value-type="float">
            <text:p>-150.6203</text:p>
          </table:table-cell>
          <table:table-cell table:number-columns-repeated="2"/>
          <table:table-cell office:value-type="float" office:value="89.6029" calcext:value-type="float">
            <text:p>89.6029</text:p>
          </table:table-cell>
          <table:table-cell office:value-type="float" office:value="-196.8196" calcext:value-type="float">
            <text:p>-196.8196</text:p>
          </table:table-cell>
          <table:table-cell office:value-type="float" office:value="373.5601" calcext:value-type="float">
            <text:p>373.5601</text:p>
          </table:table-cell>
          <table:table-cell/>
        </table:table-row>
        <table:table-row table:style-name="ro1">
          <table:table-cell office:value-type="float" office:value="303.6966" calcext:value-type="float">
            <text:p>303.6966</text:p>
          </table:table-cell>
          <table:table-cell office:value-type="float" office:value="465.8298" calcext:value-type="float">
            <text:p>465.8298</text:p>
          </table:table-cell>
          <table:table-cell office:value-type="float" office:value="205.7912" calcext:value-type="float">
            <text:p>205.7912</text:p>
          </table:table-cell>
          <table:table-cell table:number-columns-repeated="2"/>
          <table:table-cell office:value-type="float" office:value="331.6701" calcext:value-type="float">
            <text:p>331.6701</text:p>
          </table:table-cell>
          <table:table-cell office:value-type="float" office:value="114.2776" calcext:value-type="float">
            <text:p>114.2776</text:p>
          </table:table-cell>
          <table:table-cell office:value-type="float" office:value="34.1868" calcext:value-type="float">
            <text:p>34.1868</text:p>
          </table:table-cell>
          <table:table-cell table:number-columns-repeated="2"/>
          <table:table-cell office:value-type="float" office:value="54.5207" calcext:value-type="float">
            <text:p>54.5207</text:p>
          </table:table-cell>
          <table:table-cell office:value-type="float" office:value="-207.306" calcext:value-type="float">
            <text:p>-207.306</text:p>
          </table:table-cell>
          <table:table-cell office:value-type="float" office:value="373.5601" calcext:value-type="float">
            <text:p>373.5601</text:p>
          </table:table-cell>
          <table:table-cell/>
        </table:table-row>
        <table:table-row table:style-name="ro1">
          <table:table-cell office:value-type="float" office:value="492.198" calcext:value-type="float">
            <text:p>492.198</text:p>
          </table:table-cell>
          <table:table-cell office:value-type="float" office:value="549.8894" calcext:value-type="float">
            <text:p>549.8894</text:p>
          </table:table-cell>
          <table:table-cell office:value-type="float" office:value="195.6703" calcext:value-type="float">
            <text:p>195.6703</text:p>
          </table:table-cell>
          <table:table-cell table:number-columns-repeated="2"/>
          <table:table-cell office:value-type="float" office:value="147.4886" calcext:value-type="float">
            <text:p>147.4886</text:p>
          </table:table-cell>
          <table:table-cell office:value-type="float" office:value="105.5389" calcext:value-type="float">
            <text:p>105.5389</text:p>
          </table:table-cell>
          <table:table-cell office:value-type="float" office:value="321.4781" calcext:value-type="float">
            <text:p>321.4781</text:p>
          </table:table-cell>
          <table:table-cell table:number-columns-repeated="2"/>
          <table:table-cell office:value-type="float" office:value="3.6515" calcext:value-type="float">
            <text:p>3.6515</text:p>
          </table:table-cell>
          <table:table-cell office:value-type="float" office:value="-219.5402" calcext:value-type="float">
            <text:p>-219.5402</text:p>
          </table:table-cell>
          <table:table-cell office:value-type="float" office:value="328.1984" calcext:value-type="float">
            <text:p>328.1984</text:p>
          </table:table-cell>
          <table:table-cell/>
        </table:table-row>
        <table:table-row table:style-name="ro1">
          <table:table-cell office:value-type="float" office:value="706.8801" calcext:value-type="float">
            <text:p>706.8801</text:p>
          </table:table-cell>
          <table:table-cell office:value-type="float" office:value="516.6158" calcext:value-type="float">
            <text:p>516.6158</text:p>
          </table:table-cell>
          <table:table-cell office:value-type="float" office:value="193.9835" calcext:value-type="float">
            <text:p>193.9835</text:p>
          </table:table-cell>
          <table:table-cell table:number-columns-repeated="2"/>
          <table:table-cell office:value-type="float" office:value="-64.7587" calcext:value-type="float">
            <text:p>-64.7587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397.0811" calcext:value-type="float">
            <text:p>397.0811</text:p>
          </table:table-cell>
          <table:table-cell table:number-columns-repeated="2"/>
          <table:table-cell office:value-type="float" office:value="-82.2998" calcext:value-type="float">
            <text:p>-82.2998</text:p>
          </table:table-cell>
          <table:table-cell office:value-type="float" office:value="-238.7653" calcext:value-type="float">
            <text:p>-238.7653</text:p>
          </table:table-cell>
          <table:table-cell office:value-type="float" office:value="336.5987" calcext:value-type="float">
            <text:p>336.5987</text:p>
          </table:table-cell>
          <table:table-cell/>
        </table:table-row>
        <table:table-row table:style-name="ro1">
          <table:table-cell office:value-type="float" office:value="834.2931" calcext:value-type="float">
            <text:p>834.2931</text:p>
          </table:table-cell>
          <table:table-cell office:value-type="float" office:value="378.2678" calcext:value-type="float">
            <text:p>378.2678</text:p>
          </table:table-cell>
          <table:table-cell office:value-type="float" office:value="148.4395" calcext:value-type="float">
            <text:p>148.4395</text:p>
          </table:table-cell>
          <table:table-cell table:number-columns-repeated="2"/>
          <table:table-cell office:value-type="float" office:value="-129.6607" calcext:value-type="float">
            <text:p>-129.6607</text:p>
          </table:table-cell>
          <table:table-cell office:value-type="float" office:value="123.0163" calcext:value-type="float">
            <text:p>123.0163</text:p>
          </table:table-cell>
          <table:table-cell office:value-type="float" office:value="348.3591" calcext:value-type="float">
            <text:p>348.3591</text:p>
          </table:table-cell>
          <table:table-cell table:number-columns-repeated="2"/>
          <table:table-cell office:value-type="float" office:value="-269.9895" calcext:value-type="float">
            <text:p>-269.9895</text:p>
          </table:table-cell>
          <table:table-cell office:value-type="float" office:value="-195.0718" calcext:value-type="float">
            <text:p>-195.0718</text:p>
          </table:table-cell>
          <table:table-cell office:value-type="float" office:value="193.7931" calcext:value-type="float">
            <text:p>193.7931</text:p>
          </table:table-cell>
          <table:table-cell/>
        </table:table-row>
        <table:table-row table:style-name="ro1">
          <table:table-cell office:value-type="float" office:value="848.2561" calcext:value-type="float">
            <text:p>848.2561</text:p>
          </table:table-cell>
          <table:table-cell office:value-type="float" office:value="252.1785" calcext:value-type="float">
            <text:p>252.1785</text:p>
          </table:table-cell>
          <table:table-cell office:value-type="float" office:value="121.4505" calcext:value-type="float">
            <text:p>121.4505</text:p>
          </table:table-cell>
          <table:table-cell table:number-columns-repeated="2"/>
          <table:table-cell office:value-type="float" office:value="-84.0539" calcext:value-type="float">
            <text:p>-84.0539</text:p>
          </table:table-cell>
          <table:table-cell office:value-type="float" office:value="182.4394" calcext:value-type="float">
            <text:p>182.4394</text:p>
          </table:table-cell>
          <table:table-cell office:value-type="float" office:value="314.7578" calcext:value-type="float">
            <text:p>314.7578</text:p>
          </table:table-cell>
          <table:table-cell table:number-columns-repeated="2"/>
          <table:table-cell office:value-type="float" office:value="-343.6622" calcext:value-type="float">
            <text:p>-343.6622</text:p>
          </table:table-cell>
          <table:table-cell office:value-type="float" office:value="-76.2257" calcext:value-type="float">
            <text:p>-76.2257</text:p>
          </table:table-cell>
          <table:table-cell office:value-type="float" office:value="173.6323" calcext:value-type="float">
            <text:p>173.6323</text:p>
          </table:table-cell>
          <table:table-cell/>
        </table:table-row>
        <table:table-row table:style-name="ro1">
          <table:table-cell office:value-type="float" office:value="858.7285" calcext:value-type="float">
            <text:p>858.7285</text:p>
          </table:table-cell>
          <table:table-cell office:value-type="float" office:value="168.119" calcext:value-type="float">
            <text:p>168.119</text:p>
          </table:table-cell>
          <table:table-cell office:value-type="float" office:value="111.3296" calcext:value-type="float">
            <text:p>111.3296</text:p>
          </table:table-cell>
          <table:table-cell table:number-columns-repeated="2"/>
          <table:table-cell office:value-type="float" office:value="-22.66" calcext:value-type="float">
            <text:p>-22.66</text:p>
          </table:table-cell>
          <table:table-cell office:value-type="float" office:value="240.1148" calcext:value-type="float">
            <text:p>240.1148</text:p>
          </table:table-cell>
          <table:table-cell office:value-type="float" office:value="286.1967" calcext:value-type="float">
            <text:p>286.1967</text:p>
          </table:table-cell>
          <table:table-cell table:number-columns-repeated="2"/>
          <table:table-cell office:value-type="float" office:value="-364.7115" calcext:value-type="float">
            <text:p>-364.7115</text:p>
          </table:table-cell>
          <table:table-cell office:value-type="float" office:value="4.1702" calcext:value-type="float">
            <text:p>4.1702</text:p>
          </table:table-cell>
          <table:table-cell office:value-type="float" office:value="160.1918" calcext:value-type="float">
            <text:p>160.1918</text:p>
          </table:table-cell>
          <table:table-cell/>
        </table:table-row>
        <table:table-row table:style-name="ro1">
          <table:table-cell office:value-type="float" office:value="816.8392" calcext:value-type="float">
            <text:p>816.8392</text:p>
          </table:table-cell>
          <table:table-cell office:value-type="float" office:value="66.5471" calcext:value-type="float">
            <text:p>66.5471</text:p>
          </table:table-cell>
          <table:table-cell office:value-type="float" office:value="107.956" calcext:value-type="float">
            <text:p>107.956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177.1962" calcext:value-type="float">
            <text:p>177.1962</text:p>
          </table:table-cell>
          <table:table-cell office:value-type="float" office:value="316.4379" calcext:value-type="float">
            <text:p>316.4379</text:p>
          </table:table-cell>
          <table:table-cell table:number-columns-repeated="2"/>
          <table:table-cell office:value-type="float" office:value="-359.4491" calcext:value-type="float">
            <text:p>-359.4491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202.1934" calcext:value-type="float">
            <text:p>202.1934</text:p>
          </table:table-cell>
          <table:table-cell/>
        </table:table-row>
        <table:table-row table:style-name="ro1">
          <table:table-cell office:value-type="float" office:value="698.1532" calcext:value-type="float">
            <text:p>698.1532</text:p>
          </table:table-cell>
          <table:table-cell office:value-type="float" office:value="-24.5173" calcext:value-type="float">
            <text:p>-24.5173</text:p>
          </table:table-cell>
          <table:table-cell office:value-type="float" office:value="131.5714" calcext:value-type="float">
            <text:p>131.5714</text:p>
          </table:table-cell>
          <table:table-cell table:number-columns-repeated="2"/>
          <table:table-cell office:value-type="float" office:value="128.1933" calcext:value-type="float">
            <text:p>128.1933</text:p>
          </table:table-cell>
          <table:table-cell office:value-type="float" office:value="124.7641" calcext:value-type="float">
            <text:p>124.7641</text:p>
          </table:table-cell>
          <table:table-cell office:value-type="float" office:value="326.5183" calcext:value-type="float">
            <text:p>326.5183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178.6725" calcext:value-type="float">
            <text:p>178.6725</text:p>
          </table:table-cell>
          <table:table-cell/>
        </table:table-row>
        <table:table-row table:style-name="ro1">
          <table:table-cell office:value-type="float" office:value="584.7033" calcext:value-type="float">
            <text:p>584.7033</text:p>
          </table:table-cell>
          <table:table-cell office:value-type="float" office:value="-40.2785" calcext:value-type="float">
            <text:p>-40.2785</text:p>
          </table:table-cell>
          <table:table-cell office:value-type="float" office:value="170.3681" calcext:value-type="float">
            <text:p>170.3681</text:p>
          </table:table-cell>
          <table:table-cell table:number-columns-repeated="2"/>
          <table:table-cell office:value-type="float" office:value="161.5214" calcext:value-type="float">
            <text:p>161.5214</text:p>
          </table:table-cell>
          <table:table-cell office:value-type="float" office:value="91.557" calcext:value-type="float">
            <text:p>91.557</text:p>
          </table:table-cell>
          <table:table-cell office:value-type="float" office:value="328.1984" calcext:value-type="float">
            <text:p>328.1984</text:p>
          </table:table-cell>
          <table:table-cell table:number-columns-repeated="2"/>
          <table:table-cell office:value-type="float" office:value="-354.1868" calcext:value-type="float">
            <text:p>-354.1868</text:p>
          </table:table-cell>
          <table:table-cell office:value-type="float" office:value="147.4847" calcext:value-type="float">
            <text:p>147.4847</text:p>
          </table:table-cell>
          <table:table-cell office:value-type="float" office:value="89.629" calcext:value-type="float">
            <text:p>89.629</text:p>
          </table:table-cell>
          <table:table-cell/>
        </table:table-row>
        <table:table-row table:style-name="ro1">
          <table:table-cell office:value-type="float" office:value="555.0318" calcext:value-type="float">
            <text:p>555.0318</text:p>
          </table:table-cell>
          <table:table-cell office:value-type="float" office:value="-38.5272" calcext:value-type="float">
            <text:p>-38.5272</text:p>
          </table:table-cell>
          <table:table-cell office:value-type="float" office:value="205.7912" calcext:value-type="float">
            <text:p>205.7912</text:p>
          </table:table-cell>
          <table:table-cell table:number-columns-repeated="2"/>
          <table:table-cell office:value-type="float" office:value="94.8652" calcext:value-type="float">
            <text:p>94.8652</text:p>
          </table:table-cell>
          <table:table-cell office:value-type="float" office:value="98.548" calcext:value-type="float">
            <text:p>98.548</text:p>
          </table:table-cell>
          <table:table-cell office:value-type="float" office:value="355.0794" calcext:value-type="float">
            <text:p>355.0794</text:p>
          </table:table-cell>
          <table:table-cell table:number-columns-repeated="2"/>
          <table:table-cell office:value-type="float" office:value="-347.1704" calcext:value-type="float">
            <text:p>-347.1704</text:p>
          </table:table-cell>
          <table:table-cell office:value-type="float" office:value="192.9258" calcext:value-type="float">
            <text:p>192.9258</text:p>
          </table:table-cell>
          <table:table-cell office:value-type="float" office:value="72.8283" calcext:value-type="float">
            <text:p>72.8283</text:p>
          </table:table-cell>
          <table:table-cell/>
        </table:table-row>
        <table:table-row table:style-name="ro1">
          <table:table-cell office:value-type="float" office:value="654.5186" calcext:value-type="float">
            <text:p>654.5186</text:p>
          </table:table-cell>
          <table:table-cell office:value-type="float" office:value="26.2686" calcext:value-type="float">
            <text:p>26.2686</text:p>
          </table:table-cell>
          <table:table-cell office:value-type="float" office:value="200.7307" calcext:value-type="float">
            <text:p>200.7307</text:p>
          </table:table-cell>
          <table:table-cell table:number-columns-repeated="2"/>
          <table:table-cell office:value-type="float" office:value="17.6844" calcext:value-type="float">
            <text:p>17.6844</text:p>
          </table:table-cell>
          <table:table-cell office:value-type="float" office:value="98.548" calcext:value-type="float">
            <text:p>98.548</text:p>
          </table:table-cell>
          <table:table-cell office:value-type="float" office:value="355.0794" calcext:value-type="float">
            <text:p>355.0794</text:p>
          </table:table-cell>
          <table:table-cell table:number-columns-repeated="2"/>
          <table:table-cell office:value-type="float" office:value="-320.8587" calcext:value-type="float">
            <text:p>-320.8587</text:p>
          </table:table-cell>
          <table:table-cell office:value-type="float" office:value="226.1328" calcext:value-type="float">
            <text:p>226.1328</text:p>
          </table:table-cell>
          <table:table-cell office:value-type="float" office:value="77.8685" calcext:value-type="float">
            <text:p>77.8685</text:p>
          </table:table-cell>
          <table:table-cell/>
        </table:table-row>
        <table:table-row table:style-name="ro1">
          <table:table-cell office:value-type="float" office:value="818.5846" calcext:value-type="float">
            <text:p>818.5846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123.1373" calcext:value-type="float">
            <text:p>123.1373</text:p>
          </table:table-cell>
          <table:table-cell table:number-columns-repeated="2"/>
          <table:table-cell office:value-type="float" office:value="-78.7915" calcext:value-type="float">
            <text:p>-78.7915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376.9203" calcext:value-type="float">
            <text:p>376.9203</text:p>
          </table:table-cell>
          <table:table-cell table:number-columns-repeated="2"/>
          <table:table-cell office:value-type="float" office:value="-299.8094" calcext:value-type="float">
            <text:p>-299.8094</text:p>
          </table:table-cell>
          <table:table-cell office:value-type="float" office:value="247.1057" calcext:value-type="float">
            <text:p>247.1057</text:p>
          </table:table-cell>
          <table:table-cell office:value-type="float" office:value="131.6306" calcext:value-type="float">
            <text:p>131.6306</text:p>
          </table:table-cell>
          <table:table-cell/>
        </table:table-row>
        <table:table-row table:style-name="ro1">
          <table:table-cell office:value-type="float" office:value="836.0385" calcext:value-type="float">
            <text:p>836.0385</text:p>
          </table:table-cell>
          <table:table-cell office:value-type="float" office:value="380.0191" calcext:value-type="float">
            <text:p>380.0191</text:p>
          </table:table-cell>
          <table:table-cell office:value-type="float" office:value="123.1373" calcext:value-type="float">
            <text:p>123.1373</text:p>
          </table:table-cell>
          <table:table-cell table:number-columns-repeated="2"/>
          <table:table-cell office:value-type="float" office:value="-77.0374" calcext:value-type="float">
            <text:p>-77.0374</text:p>
          </table:table-cell>
          <table:table-cell office:value-type="float" office:value="35.6294" calcext:value-type="float">
            <text:p>35.6294</text:p>
          </table:table-cell>
          <table:table-cell office:value-type="float" office:value="378.6004" calcext:value-type="float">
            <text:p>378.6004</text:p>
          </table:table-cell>
          <table:table-cell table:number-columns-repeated="2"/>
          <table:table-cell office:value-type="float" office:value="-269.9895" calcext:value-type="float">
            <text:p>-269.9895</text:p>
          </table:table-cell>
          <table:table-cell office:value-type="float" office:value="304.7811" calcext:value-type="float">
            <text:p>304.7811</text:p>
          </table:table-cell>
          <table:table-cell office:value-type="float" office:value="143.3911" calcext:value-type="float">
            <text:p>143.3911</text:p>
          </table:table-cell>
          <table:table-cell/>
        </table:table-row>
        <table:table-row table:style-name="ro1">
          <table:table-cell office:value-type="float" office:value="759.2416" calcext:value-type="float">
            <text:p>759.2416</text:p>
          </table:table-cell>
          <table:table-cell office:value-type="float" office:value="499.1034" calcext:value-type="float">
            <text:p>499.1034</text:p>
          </table:table-cell>
          <table:table-cell office:value-type="float" office:value="173.7417" calcext:value-type="float">
            <text:p>173.7417</text:p>
          </table:table-cell>
          <table:table-cell table:number-columns-repeated="2"/>
          <table:table-cell office:value-type="float" office:value="-203.3334" calcext:value-type="float">
            <text:p>-203.3334</text:p>
          </table:table-cell>
          <table:table-cell office:value-type="float" office:value="-90.2076" calcext:value-type="float">
            <text:p>-90.2076</text:p>
          </table:table-cell>
          <table:table-cell office:value-type="float" office:value="351.7193" calcext:value-type="float">
            <text:p>351.7193</text:p>
          </table:table-cell>
          <table:table-cell table:number-columns-repeated="2"/>
          <table:table-cell office:value-type="float" office:value="-213.858" calcext:value-type="float">
            <text:p>-213.858</text:p>
          </table:table-cell>
          <table:table-cell office:value-type="float" office:value="350.2222" calcext:value-type="float">
            <text:p>350.2222</text:p>
          </table:table-cell>
          <table:table-cell office:value-type="float" office:value="153.4715" calcext:value-type="float">
            <text:p>153.4715</text:p>
          </table:table-cell>
          <table:table-cell/>
        </table:table-row>
        <table:table-row table:style-name="ro1">
          <table:table-cell office:value-type="float" office:value="527.1057" calcext:value-type="float">
            <text:p>527.1057</text:p>
          </table:table-cell>
          <table:table-cell office:value-type="float" office:value="595.4216" calcext:value-type="float">
            <text:p>595.4216</text:p>
          </table:table-cell>
          <table:table-cell office:value-type="float" office:value="242.9011" calcext:value-type="float">
            <text:p>242.9011</text:p>
          </table:table-cell>
          <table:table-cell table:number-columns-repeated="2"/>
          <table:table-cell office:value-type="float" office:value="-215.6121" calcext:value-type="float">
            <text:p>-215.6121</text:p>
          </table:table-cell>
          <table:table-cell office:value-type="float" office:value="-207.306" calcext:value-type="float">
            <text:p>-207.306</text:p>
          </table:table-cell>
          <table:table-cell office:value-type="float" office:value="296.2771" calcext:value-type="float">
            <text:p>296.2771</text:p>
          </table:table-cell>
          <table:table-cell table:number-columns-repeated="2"/>
          <table:table-cell office:value-type="float" office:value="-136.6772" calcext:value-type="float">
            <text:p>-136.6772</text:p>
          </table:table-cell>
          <table:table-cell office:value-type="float" office:value="378.186" calcext:value-type="float">
            <text:p>378.186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340.3497" calcext:value-type="float">
            <text:p>340.3497</text:p>
          </table:table-cell>
          <table:table-cell office:value-type="float" office:value="460.5761" calcext:value-type="float">
            <text:p>460.5761</text:p>
          </table:table-cell>
          <table:table-cell office:value-type="float" office:value="234.467" calcext:value-type="float">
            <text:p>234.467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-256.2426" calcext:value-type="float">
            <text:p>-256.2426</text:p>
          </table:table-cell>
          <table:table-cell office:value-type="float" office:value="269.3961" calcext:value-type="float">
            <text:p>269.3961</text:p>
          </table:table-cell>
          <table:table-cell table:number-columns-repeated="2"/>
          <table:table-cell office:value-type="float" office:value="73.8159" calcext:value-type="float">
            <text:p>73.8159</text:p>
          </table:table-cell>
          <table:table-cell office:value-type="float" office:value="420.1317" calcext:value-type="float">
            <text:p>420.1317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230.3905" calcext:value-type="float">
            <text:p>230.3905</text:p>
          </table:table-cell>
          <table:table-cell office:value-type="float" office:value="269.6909" calcext:value-type="float">
            <text:p>269.6909</text:p>
          </table:table-cell>
          <table:table-cell office:value-type="float" office:value="199.0439" calcext:value-type="float">
            <text:p>199.0439</text:p>
          </table:table-cell>
          <table:table-cell table:number-columns-repeated="2"/>
          <table:table-cell office:value-type="float" office:value="-138.4313" calcext:value-type="float">
            <text:p>-138.4313</text:p>
          </table:table-cell>
          <table:table-cell office:value-type="float" office:value="-259.7381" calcext:value-type="float">
            <text:p>-259.7381</text:p>
          </table:table-cell>
          <table:table-cell office:value-type="float" office:value="279.4765" calcext:value-type="float">
            <text:p>279.4765</text:p>
          </table:table-cell>
          <table:table-cell table:number-columns-repeated="2"/>
          <table:table-cell office:value-type="float" office:value="335.1783" calcext:value-type="float">
            <text:p>335.1783</text:p>
          </table:table-cell>
          <table:table-cell office:value-type="float" office:value="257.5921" calcext:value-type="float">
            <text:p>257.5921</text:p>
          </table:table-cell>
          <table:table-cell office:value-type="float" office:value="161.8718" calcext:value-type="float">
            <text:p>161.8718</text:p>
          </table:table-cell>
          <table:table-cell/>
        </table:table-row>
        <table:table-row table:style-name="ro1">
          <table:table-cell office:value-type="float" office:value="235.6267" calcext:value-type="float">
            <text:p>235.6267</text:p>
          </table:table-cell>
          <table:table-cell office:value-type="float" office:value="50.7859" calcext:value-type="float">
            <text:p>50.7859</text:p>
          </table:table-cell>
          <table:table-cell office:value-type="float" office:value="119.7637" calcext:value-type="float">
            <text:p>119.7637</text:p>
          </table:table-cell>
          <table:table-cell table:number-columns-repeated="2"/>
          <table:table-cell office:value-type="float" office:value="-154.2183" calcext:value-type="float">
            <text:p>-154.2183</text:p>
          </table:table-cell>
          <table:table-cell office:value-type="float" office:value="-223.0356" calcext:value-type="float">
            <text:p>-223.0356</text:p>
          </table:table-cell>
          <table:table-cell office:value-type="float" office:value="281.1565" calcext:value-type="float">
            <text:p>281.1565</text:p>
          </table:table-cell>
          <table:table-cell table:number-columns-repeated="2"/>
          <table:table-cell office:value-type="float" office:value="359.7359" calcext:value-type="float">
            <text:p>359.7359</text:p>
          </table:table-cell>
          <table:table-cell office:value-type="float" office:value="-67.487" calcext:value-type="float">
            <text:p>-67.487</text:p>
          </table:table-cell>
          <table:table-cell office:value-type="float" office:value="202.1934" calcext:value-type="float">
            <text:p>202.1934</text:p>
          </table:table-cell>
          <table:table-cell/>
        </table:table-row>
        <table:table-row table:style-name="ro1">
          <table:table-cell office:value-type="float" office:value="347.3312" calcext:value-type="float">
            <text:p>347.3312</text:p>
          </table:table-cell>
          <table:table-cell office:value-type="float" office:value="-68.2983" calcext:value-type="float">
            <text:p>-68.2983</text:p>
          </table:table-cell>
          <table:table-cell office:value-type="float" office:value="38.7967" calcext:value-type="float">
            <text:p>38.7967</text:p>
          </table:table-cell>
          <table:table-cell table:number-columns-repeated="2"/>
          <table:table-cell office:value-type="float" office:value="-199.8252" calcext:value-type="float">
            <text:p>-199.8252</text:p>
          </table:table-cell>
          <table:table-cell office:value-type="float" office:value="-191.5764" calcext:value-type="float">
            <text:p>-191.5764</text:p>
          </table:table-cell>
          <table:table-cell office:value-type="float" office:value="297.9572" calcext:value-type="float">
            <text:p>297.9572</text:p>
          </table:table-cell>
          <table:table-cell table:number-columns-repeated="2"/>
          <table:table-cell office:value-type="float" office:value="373.7687" calcext:value-type="float">
            <text:p>373.7687</text:p>
          </table:table-cell>
          <table:table-cell office:value-type="float" office:value="-57.0006" calcext:value-type="float">
            <text:p>-57.0006</text:p>
          </table:table-cell>
          <table:table-cell office:value-type="float" office:value="195.4732" calcext:value-type="float">
            <text:p>195.4732</text:p>
          </table:table-cell>
          <table:table-cell/>
        </table:table-row>
        <table:table-row table:style-name="ro1">
          <table:table-cell office:value-type="float" office:value="478.2349" calcext:value-type="float">
            <text:p>478.2349</text:p>
          </table:table-cell>
          <table:table-cell office:value-type="float" office:value="-140.0992" calcext:value-type="float">
            <text:p>-140.0992</text:p>
          </table:table-cell>
          <table:table-cell office:value-type="float" office:value="6.7472" calcext:value-type="float">
            <text:p>6.7472</text:p>
          </table:table-cell>
          <table:table-cell table:number-columns-repeated="2"/>
          <table:table-cell office:value-type="float" office:value="-284.0224" calcext:value-type="float">
            <text:p>-284.0224</text:p>
          </table:table-cell>
          <table:table-cell office:value-type="float" office:value="-177.5944" calcext:value-type="float">
            <text:p>-177.5944</text:p>
          </table:table-cell>
          <table:table-cell office:value-type="float" office:value="237.4748" calcext:value-type="float">
            <text:p>237.4748</text:p>
          </table:table-cell>
          <table:table-cell table:number-columns-repeated="2"/>
          <table:table-cell office:value-type="float" office:value="372.0147" calcext:value-type="float">
            <text:p>372.0147</text:p>
          </table:table-cell>
          <table:table-cell office:value-type="float" office:value="11.1611" calcext:value-type="float">
            <text:p>11.1611</text:p>
          </table:table-cell>
          <table:table-cell office:value-type="float" office:value="187.0728" calcext:value-type="float">
            <text:p>187.0728</text:p>
          </table:table-cell>
          <table:table-cell/>
        </table:table-row>
        <table:table-row table:style-name="ro1">
          <table:table-cell office:value-type="float" office:value="717.3524" calcext:value-type="float">
            <text:p>717.3524</text:p>
          </table:table-cell>
          <table:table-cell office:value-type="float" office:value="-57.7909" calcext:value-type="float">
            <text:p>-57.7909</text:p>
          </table:table-cell>
          <table:table-cell office:value-type="float" office:value="-1.6868" calcext:value-type="float">
            <text:p>-1.6868</text:p>
          </table:table-cell>
          <table:table-cell table:number-columns-repeated="2"/>
          <table:table-cell office:value-type="float" office:value="-362.9574" calcext:value-type="float">
            <text:p>-362.9574</text:p>
          </table:table-cell>
          <table:table-cell office:value-type="float" office:value="-161.8648" calcext:value-type="float">
            <text:p>-161.8648</text:p>
          </table:table-cell>
          <table:table-cell office:value-type="float" office:value="131.6306" calcext:value-type="float">
            <text:p>131.6306</text:p>
          </table:table-cell>
          <table:table-cell table:number-columns-repeated="2"/>
          <table:table-cell office:value-type="float" office:value="307.1125" calcext:value-type="float">
            <text:p>307.1125</text:p>
          </table:table-cell>
          <table:table-cell office:value-type="float" office:value="236.6193" calcext:value-type="float">
            <text:p>236.6193</text:p>
          </table:table-cell>
          <table:table-cell office:value-type="float" office:value="208.9137" calcext:value-type="float">
            <text:p>208.9137</text:p>
          </table:table-cell>
          <table:table-cell/>
        </table:table-row>
        <table:table-row table:style-name="ro1">
          <table:table-cell office:value-type="float" office:value="825.5662" calcext:value-type="float">
            <text:p>825.5662</text:p>
          </table:table-cell>
          <table:table-cell office:value-type="float" office:value="61.2934" calcext:value-type="float">
            <text:p>61.2934</text:p>
          </table:table-cell>
          <table:table-cell office:value-type="float" office:value="15.1813" calcext:value-type="float">
            <text:p>15.1813</text:p>
          </table:table-cell>
          <table:table-cell table:number-columns-repeated="2"/>
          <table:table-cell office:value-type="float" office:value="-368.2197" calcext:value-type="float">
            <text:p>-368.2197</text:p>
          </table:table-cell>
          <table:table-cell office:value-type="float" office:value="-191.5764" calcext:value-type="float">
            <text:p>-191.5764</text:p>
          </table:table-cell>
          <table:table-cell office:value-type="float" office:value="-101.8984" calcext:value-type="float">
            <text:p>-101.8984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362.4564" calcext:value-type="float">
            <text:p>362.4564</text:p>
          </table:table-cell>
          <table:table-cell office:value-type="float" office:value="249.2353" calcext:value-type="float">
            <text:p>249.2353</text:p>
          </table:table-cell>
          <table:table-cell/>
        </table:table-row>
        <table:table-row table:style-name="ro1">
          <table:table-cell office:value-type="float" office:value="862.2192" calcext:value-type="float">
            <text:p>862.2192</text:p>
          </table:table-cell>
          <table:table-cell office:value-type="float" office:value="98.0694" calcext:value-type="float">
            <text:p>98.0694</text:p>
          </table:table-cell>
          <table:table-cell office:value-type="float" office:value="-91.0879" calcext:value-type="float">
            <text:p>-91.0879</text:p>
          </table:table-cell>
          <table:table-cell table:number-columns-repeated="2"/>
          <table:table-cell office:value-type="float" office:value="-222.6286" calcext:value-type="float">
            <text:p>-222.6286</text:p>
          </table:table-cell>
          <table:table-cell office:value-type="float" office:value="-175.8467" calcext:value-type="float">
            <text:p>-175.8467</text:p>
          </table:table-cell>
          <table:table-cell office:value-type="float" office:value="-281.6654" calcext:value-type="float">
            <text:p>-281.6654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310.0243" calcext:value-type="float">
            <text:p>310.0243</text:p>
          </table:table-cell>
          <table:table-cell office:value-type="float" office:value="262.6758" calcext:value-type="float">
            <text:p>262.6758</text:p>
          </table:table-cell>
          <table:table-cell/>
        </table:table-row>
        <table:table-row table:style-name="ro1">
          <table:table-cell office:value-type="float" office:value="813.3485" calcext:value-type="float">
            <text:p>813.3485</text:p>
          </table:table-cell>
          <table:table-cell office:value-type="float" office:value="21.0148" calcext:value-type="float">
            <text:p>21.0148</text:p>
          </table:table-cell>
          <table:table-cell office:value-type="float" office:value="-165.3076" calcext:value-type="float">
            <text:p>-165.3076</text:p>
          </table:table-cell>
          <table:table-cell table:number-columns-repeated="2"/>
          <table:table-cell office:value-type="float" office:value="-78.7915" calcext:value-type="float">
            <text:p>-78.7915</text:p>
          </table:table-cell>
          <table:table-cell office:value-type="float" office:value="-158.3693" calcext:value-type="float">
            <text:p>-158.3693</text:p>
          </table:table-cell>
          <table:table-cell office:value-type="float" office:value="-375.7492" calcext:value-type="float">
            <text:p>-375.7492</text:p>
          </table:table-cell>
          <table:table-cell table:number-columns-repeated="2"/>
          <table:table-cell office:value-type="float" office:value="-277.006" calcext:value-type="float">
            <text:p>-277.006</text:p>
          </table:table-cell>
          <table:table-cell office:value-type="float" office:value="112.5299" calcext:value-type="float">
            <text:p>112.5299</text:p>
          </table:table-cell>
          <table:table-cell office:value-type="float" office:value="234.1147" calcext:value-type="float">
            <text:p>234.1147</text:p>
          </table:table-cell>
          <table:table-cell/>
        </table:table-row>
        <table:table-row table:style-name="ro1">
          <table:table-cell office:value-type="float" office:value="685.9355" calcext:value-type="float">
            <text:p>685.9355</text:p>
          </table:table-cell>
          <table:table-cell office:value-type="float" office:value="-43.781" calcext:value-type="float">
            <text:p>-43.781</text:p>
          </table:table-cell>
          <table:table-cell office:value-type="float" office:value="-231.0934" calcext:value-type="float">
            <text:p>-231.0934</text:p>
          </table:table-cell>
          <table:table-cell table:number-columns-repeated="2"/>
          <table:table-cell office:value-type="float" office:value="10.668" calcext:value-type="float">
            <text:p>10.668</text:p>
          </table:table-cell>
          <table:table-cell office:value-type="float" office:value="-121.6668" calcext:value-type="float">
            <text:p>-121.6668</text:p>
          </table:table-cell>
          <table:table-cell office:value-type="float" office:value="-367.3488" calcext:value-type="float">
            <text:p>-367.3488</text:p>
          </table:table-cell>
          <table:table-cell table:number-columns-repeated="2"/>
          <table:table-cell office:value-type="float" office:value="-305.0717" calcext:value-type="float">
            <text:p>-305.0717</text:p>
          </table:table-cell>
          <table:table-cell office:value-type="float" office:value="-6.3161" calcext:value-type="float">
            <text:p>-6.3161</text:p>
          </table:table-cell>
          <table:table-cell office:value-type="float" office:value="190.433" calcext:value-type="float">
            <text:p>190.433</text:p>
          </table:table-cell>
          <table:table-cell/>
        </table:table-row>
        <table:table-row table:style-name="ro1">
          <table:table-cell office:value-type="float" office:value="568.9949" calcext:value-type="float">
            <text:p>568.9949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-168.6813" calcext:value-type="float">
            <text:p>-168.6813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-109.4327" calcext:value-type="float">
            <text:p>-109.4327</text:p>
          </table:table-cell>
          <table:table-cell office:value-type="float" office:value="-362.3086" calcext:value-type="float">
            <text:p>-362.3086</text:p>
          </table:table-cell>
          <table:table-cell table:number-columns-repeated="2"/>
          <table:table-cell office:value-type="float" office:value="-280.5142" calcext:value-type="float">
            <text:p>-280.5142</text:p>
          </table:table-cell>
          <table:table-cell office:value-type="float" office:value="-114.6759" calcext:value-type="float">
            <text:p>-114.6759</text:p>
          </table:table-cell>
          <table:table-cell office:value-type="float" office:value="187.0728" calcext:value-type="float">
            <text:p>187.0728</text:p>
          </table:table-cell>
          <table:table-cell/>
        </table:table-row>
        <table:table-row table:style-name="ro1">
          <table:table-cell office:value-type="float" office:value="410.165" calcext:value-type="float">
            <text:p>410.165</text:p>
          </table:table-cell>
          <table:table-cell office:value-type="float" office:value="-124.338" calcext:value-type="float">
            <text:p>-124.338</text:p>
          </table:table-cell>
          <table:table-cell office:value-type="float" office:value="-69.1593" calcext:value-type="float">
            <text:p>-69.1593</text:p>
          </table:table-cell>
          <table:table-cell table:number-columns-repeated="2"/>
          <table:table-cell office:value-type="float" office:value="100.1276" calcext:value-type="float">
            <text:p>100.1276</text:p>
          </table:table-cell>
          <table:table-cell office:value-type="float" office:value="-172.3513" calcext:value-type="float">
            <text:p>-172.3513</text:p>
          </table:table-cell>
          <table:table-cell office:value-type="float" office:value="-335.4276" calcext:value-type="float">
            <text:p>-335.4276</text:p>
          </table:table-cell>
          <table:table-cell table:number-columns-repeated="2"/>
          <table:table-cell office:value-type="float" office:value="-275.2519" calcext:value-type="float">
            <text:p>-275.2519</text:p>
          </table:table-cell>
          <table:table-cell office:value-type="float" office:value="-126.9101" calcext:value-type="float">
            <text:p>-126.9101</text:p>
          </table:table-cell>
          <table:table-cell office:value-type="float" office:value="205.5536" calcext:value-type="float">
            <text:p>205.5536</text:p>
          </table:table-cell>
          <table:table-cell/>
        </table:table-row>
        <table:table-row table:style-name="ro1">
          <table:table-cell office:value-type="float" office:value="277.5159" calcext:value-type="float">
            <text:p>277.5159</text:p>
          </table:table-cell>
          <table:table-cell office:value-type="float" office:value="-75.3033" calcext:value-type="float">
            <text:p>-75.3033</text:p>
          </table:table-cell>
          <table:table-cell office:value-type="float" office:value="-75.9065" calcext:value-type="float">
            <text:p>-75.9065</text:p>
          </table:table-cell>
          <table:table-cell table:number-columns-repeated="2"/>
          <table:table-cell office:value-type="float" office:value="147.4886" calcext:value-type="float">
            <text:p>147.4886</text:p>
          </table:table-cell>
          <table:table-cell office:value-type="float" office:value="-216.0447" calcext:value-type="float">
            <text:p>-216.0447</text:p>
          </table:table-cell>
          <table:table-cell office:value-type="float" office:value="-306.8665" calcext:value-type="float">
            <text:p>-306.8665</text:p>
          </table:table-cell>
          <table:table-cell table:number-columns-repeated="2"/>
          <table:table-cell office:value-type="float" office:value="-268.2354" calcext:value-type="float">
            <text:p>-268.2354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168.5921" calcext:value-type="float">
            <text:p>168.5921</text:p>
          </table:table-cell>
          <table:table-cell/>
        </table:table-row>
        <table:table-row table:style-name="ro1">
          <table:table-cell office:value-type="float" office:value="267.0436" calcext:value-type="float">
            <text:p>267.0436</text:p>
          </table:table-cell>
          <table:table-cell office:value-type="float" office:value="-64.7958" calcext:value-type="float">
            <text:p>-64.7958</text:p>
          </table:table-cell>
          <table:table-cell office:value-type="float" office:value="-59.0384" calcext:value-type="float">
            <text:p>-59.0384</text:p>
          </table:table-cell>
          <table:table-cell table:number-columns-repeated="2"/>
          <table:table-cell office:value-type="float" office:value="226.4235" calcext:value-type="float">
            <text:p>226.4235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-201.0223" calcext:value-type="float">
            <text:p>-201.0223</text:p>
          </table:table-cell>
          <table:table-cell table:number-columns-repeated="2"/>
          <table:table-cell office:value-type="float" office:value="-240.1697" calcext:value-type="float">
            <text:p>-240.1697</text:p>
          </table:table-cell>
          <table:table-cell office:value-type="float" office:value="-224.7834" calcext:value-type="float">
            <text:p>-224.7834</text:p>
          </table:table-cell>
          <table:table-cell office:value-type="float" office:value="171.9522" calcext:value-type="float">
            <text:p>171.9522</text:p>
          </table:table-cell>
          <table:table-cell/>
        </table:table-row>
        <table:table-row table:style-name="ro1">
          <table:table-cell office:value-type="float" office:value="293.2243" calcext:value-type="float">
            <text:p>293.2243</text:p>
          </table:table-cell>
          <table:table-cell office:value-type="float" office:value="-77.0545" calcext:value-type="float">
            <text:p>-77.0545</text:p>
          </table:table-cell>
          <table:table-cell office:value-type="float" office:value="-60.7252" calcext:value-type="float">
            <text:p>-60.7252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-233.5221" calcext:value-type="float">
            <text:p>-233.5221</text:p>
          </table:table-cell>
          <table:table-cell office:value-type="float" office:value="-155.6605" calcext:value-type="float">
            <text:p>-155.6605</text:p>
          </table:table-cell>
          <table:table-cell table:number-columns-repeated="2"/>
          <table:table-cell office:value-type="float" office:value="-229.645" calcext:value-type="float">
            <text:p>-229.645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171.9522" calcext:value-type="float">
            <text:p>171.9522</text:p>
          </table:table-cell>
          <table:table-cell/>
        </table:table-row>
        <table:table-row table:style-name="ro1">
          <table:table-cell office:value-type="float" office:value="317.6597" calcext:value-type="float">
            <text:p>317.6597</text:p>
          </table:table-cell>
          <table:table-cell office:value-type="float" office:value="-80.557" calcext:value-type="float">
            <text:p>-80.557</text:p>
          </table:table-cell>
          <table:table-cell office:value-type="float" office:value="-101.2087" calcext:value-type="float">
            <text:p>-101.2087</text:p>
          </table:table-cell>
          <table:table-cell table:number-columns-repeated="2"/>
          <table:table-cell office:value-type="float" office:value="282.555" calcext:value-type="float">
            <text:p>282.555</text:p>
          </table:table-cell>
          <table:table-cell office:value-type="float" office:value="-193.3241" calcext:value-type="float">
            <text:p>-193.3241</text:p>
          </table:table-cell>
          <table:table-cell office:value-type="float" office:value="-140.5399" calcext:value-type="float">
            <text:p>-140.5399</text:p>
          </table:table-cell>
          <table:table-cell table:number-columns-repeated="2"/>
          <table:table-cell office:value-type="float" office:value="-198.071" calcext:value-type="float">
            <text:p>-198.071</text:p>
          </table:table-cell>
          <table:table-cell office:value-type="float" office:value="-242.2607" calcext:value-type="float">
            <text:p>-242.2607</text:p>
          </table:table-cell>
          <table:table-cell office:value-type="float" office:value="165.232" calcext:value-type="float">
            <text:p>165.232</text:p>
          </table:table-cell>
          <table:table-cell/>
        </table:table-row>
        <table:table-row table:style-name="ro1">
          <table:table-cell office:value-type="float" office:value="305.442" calcext:value-type="float">
            <text:p>305.442</text:p>
          </table:table-cell>
          <table:table-cell office:value-type="float" office:value="-78.8058" calcext:value-type="float">
            <text:p>-78.8058</text:p>
          </table:table-cell>
          <table:table-cell office:value-type="float" office:value="-59.0384" calcext:value-type="float">
            <text:p>-59.0384</text:p>
          </table:table-cell>
          <table:table-cell table:number-columns-repeated="2"/>
          <table:table-cell office:value-type="float" office:value="328.1619" calcext:value-type="float">
            <text:p>328.1619</text:p>
          </table:table-cell>
          <table:table-cell office:value-type="float" office:value="-151.3784" calcext:value-type="float">
            <text:p>-151.3784</text:p>
          </table:table-cell>
          <table:table-cell office:value-type="float" office:value="-76.6974" calcext:value-type="float">
            <text:p>-76.6974</text:p>
          </table:table-cell>
          <table:table-cell table:number-columns-repeated="2"/>
          <table:table-cell office:value-type="float" office:value="-126.1525" calcext:value-type="float">
            <text:p>-126.1525</text:p>
          </table:table-cell>
          <table:table-cell office:value-type="float" office:value="-292.9451" calcext:value-type="float">
            <text:p>-292.9451</text:p>
          </table:table-cell>
          <table:table-cell office:value-type="float" office:value="170.2722" calcext:value-type="float">
            <text:p>170.2722</text:p>
          </table:table-cell>
          <table:table-cell/>
        </table:table-row>
        <table:table-row table:style-name="ro1">
          <table:table-cell office:value-type="float" office:value="319.405" calcext:value-type="float">
            <text:p>319.405</text:p>
          </table:table-cell>
          <table:table-cell office:value-type="float" office:value="-75.3033" calcext:value-type="float">
            <text:p>-75.3033</text:p>
          </table:table-cell>
          <table:table-cell office:value-type="float" office:value="-11.8076" calcext:value-type="float">
            <text:p>-11.8076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-36.0277" calcext:value-type="float">
            <text:p>-36.0277</text:p>
          </table:table-cell>
          <table:table-cell office:value-type="float" office:value="-106.9386" calcext:value-type="float">
            <text:p>-106.9386</text:p>
          </table:table-cell>
          <table:table-cell table:number-columns-repeated="2"/>
          <table:table-cell office:value-type="float" office:value="-31.4306" calcext:value-type="float">
            <text:p>-31.4306</text:p>
          </table:table-cell>
          <table:table-cell office:value-type="float" office:value="-334.8908" calcext:value-type="float">
            <text:p>-334.8908</text:p>
          </table:table-cell>
          <table:table-cell office:value-type="float" office:value="193.7931" calcext:value-type="float">
            <text:p>193.7931</text:p>
          </table:table-cell>
          <table:table-cell/>
        </table:table-row>
        <table:table-row table:style-name="ro1">
          <table:table-cell office:value-type="float" office:value="296.7151" calcext:value-type="float">
            <text:p>296.7151</text:p>
          </table:table-cell>
          <table:table-cell office:value-type="float" office:value="-52.5372" calcext:value-type="float">
            <text:p>-52.5372</text:p>
          </table:table-cell>
          <table:table-cell office:value-type="float" office:value="-57.3516" calcext:value-type="float">
            <text:p>-57.3516</text:p>
          </table:table-cell>
          <table:table-cell table:number-columns-repeated="2"/>
          <table:table-cell office:value-type="float" office:value="247.4728" calcext:value-type="float">
            <text:p>247.4728</text:p>
          </table:table-cell>
          <table:table-cell office:value-type="float" office:value="54.8546" calcext:value-type="float">
            <text:p>54.8546</text:p>
          </table:table-cell>
          <table:table-cell office:value-type="float" office:value="-274.9452" calcext:value-type="float">
            <text:p>-274.9452</text:p>
          </table:table-cell>
          <table:table-cell table:number-columns-repeated="2"/>
          <table:table-cell office:value-type="float" office:value="114.1604" calcext:value-type="float">
            <text:p>114.1604</text:p>
          </table:table-cell>
          <table:table-cell office:value-type="float" office:value="-315.6657" calcext:value-type="float">
            <text:p>-315.6657</text:p>
          </table:table-cell>
          <table:table-cell office:value-type="float" office:value="168.5921" calcext:value-type="float">
            <text:p>168.5921</text:p>
          </table:table-cell>
          <table:table-cell/>
        </table:table-row>
        <table:table-row table:style-name="ro1">
          <table:table-cell office:value-type="float" office:value="265.2982" calcext:value-type="float">
            <text:p>265.2982</text:p>
          </table:table-cell>
          <table:table-cell office:value-type="float" office:value="-10.5074" calcext:value-type="float">
            <text:p>-10.5074</text:p>
          </table:table-cell>
          <table:table-cell office:value-type="float" office:value="-161.934" calcext:value-type="float">
            <text:p>-161.934</text:p>
          </table:table-cell>
          <table:table-cell table:number-columns-repeated="2"/>
          <table:table-cell office:value-type="float" office:value="105.3899" calcext:value-type="float">
            <text:p>105.3899</text:p>
          </table:table-cell>
          <table:table-cell office:value-type="float" office:value="102.0435" calcext:value-type="float">
            <text:p>102.0435</text:p>
          </table:table-cell>
          <table:table-cell office:value-type="float" office:value="-350.5482" calcext:value-type="float">
            <text:p>-350.5482</text:p>
          </table:table-cell>
          <table:table-cell table:number-columns-repeated="2"/>
          <table:table-cell office:value-type="float" office:value="208.8824" calcext:value-type="float">
            <text:p>208.8824</text:p>
          </table:table-cell>
          <table:table-cell office:value-type="float" office:value="-270.2245" calcext:value-type="float">
            <text:p>-270.2245</text:p>
          </table:table-cell>
          <table:table-cell office:value-type="float" office:value="178.6725" calcext:value-type="float">
            <text:p>178.6725</text:p>
          </table:table-cell>
          <table:table-cell/>
        </table:table-row>
        <table:table-row table:style-name="ro1">
          <table:table-cell office:value-type="float" office:value="315.9143" calcext:value-type="float">
            <text:p>315.9143</text:p>
          </table:table-cell>
          <table:table-cell office:value-type="float" office:value="50.7859" calcext:value-type="float">
            <text:p>50.7859</text:p>
          </table:table-cell>
          <table:table-cell office:value-type="float" office:value="-339.0494" calcext:value-type="float">
            <text:p>-339.0494</text:p>
          </table:table-cell>
          <table:table-cell table:number-columns-repeated="2"/>
          <table:table-cell office:value-type="float" office:value="10.668" calcext:value-type="float">
            <text:p>10.668</text:p>
          </table:table-cell>
          <table:table-cell office:value-type="float" office:value="116.0254" calcext:value-type="float">
            <text:p>116.0254</text:p>
          </table:table-cell>
          <table:table-cell office:value-type="float" office:value="-363.9887" calcext:value-type="float">
            <text:p>-363.9887</text:p>
          </table:table-cell>
          <table:table-cell table:number-columns-repeated="2"/>
          <table:table-cell office:value-type="float" office:value="261.5057" calcext:value-type="float">
            <text:p>261.5057</text:p>
          </table:table-cell>
          <table:table-cell office:value-type="float" office:value="-242.2607" calcext:value-type="float">
            <text:p>-242.2607</text:p>
          </table:table-cell>
          <table:table-cell office:value-type="float" office:value="178.6725" calcext:value-type="float">
            <text:p>178.6725</text:p>
          </table:table-cell>
          <table:table-cell/>
        </table:table-row>
        <table:table-row table:style-name="ro1">
          <table:table-cell office:value-type="float" office:value="385.7296" calcext:value-type="float">
            <text:p>385.7296</text:p>
          </table:table-cell>
          <table:table-cell office:value-type="float" office:value="-22.7661" calcext:value-type="float">
            <text:p>-22.7661</text:p>
          </table:table-cell>
          <table:table-cell office:value-type="float" office:value="-298.5659" calcext:value-type="float">
            <text:p>-298.5659</text:p>
          </table:table-cell>
          <table:table-cell table:number-columns-repeated="2"/>
          <table:table-cell office:value-type="float" office:value="-85.808" calcext:value-type="float">
            <text:p>-85.808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-382.4694" calcext:value-type="float">
            <text:p>-382.4694</text:p>
          </table:table-cell>
          <table:table-cell table:number-columns-repeated="2"/>
          <table:table-cell office:value-type="float" office:value="272.0303" calcext:value-type="float">
            <text:p>272.0303</text:p>
          </table:table-cell>
          <table:table-cell office:value-type="float" office:value="-224.7834" calcext:value-type="float">
            <text:p>-224.7834</text:p>
          </table:table-cell>
          <table:table-cell office:value-type="float" office:value="165.232" calcext:value-type="float">
            <text:p>165.232</text:p>
          </table:table-cell>
          <table:table-cell/>
        </table:table-row>
        <table:table-row table:style-name="ro1">
          <table:table-cell office:value-type="float" office:value="511.3972" calcext:value-type="float">
            <text:p>511.3972</text:p>
          </table:table-cell>
          <table:table-cell office:value-type="float" office:value="-127.8405" calcext:value-type="float">
            <text:p>-127.8405</text:p>
          </table:table-cell>
          <table:table-cell office:value-type="float" office:value="-183.8626" calcext:value-type="float">
            <text:p>-183.8626</text:p>
          </table:table-cell>
          <table:table-cell table:number-columns-repeated="2"/>
          <table:table-cell office:value-type="float" office:value="-57.7422" calcext:value-type="float">
            <text:p>-57.7422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-372.389" calcext:value-type="float">
            <text:p>-372.389</text:p>
          </table:table-cell>
          <table:table-cell table:number-columns-repeated="2"/>
          <table:table-cell office:value-type="float" office:value="280.8009" calcext:value-type="float">
            <text:p>280.8009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311.3977" calcext:value-type="float">
            <text:p>311.3977</text:p>
          </table:table-cell>
          <table:table-cell/>
        </table:table-row>
        <table:table-row table:style-name="ro1">
          <table:table-cell office:value-type="float" office:value="537.578" calcext:value-type="float">
            <text:p>537.578</text:p>
          </table:table-cell>
          <table:table-cell office:value-type="float" office:value="-140.0992" calcext:value-type="float">
            <text:p>-140.0992</text:p>
          </table:table-cell>
          <table:table-cell office:value-type="float" office:value="-40.4835" calcext:value-type="float">
            <text:p>-40.4835</text:p>
          </table:table-cell>
          <table:table-cell table:number-columns-repeated="2"/>
          <table:table-cell office:value-type="float" office:value="-8.6271" calcext:value-type="float">
            <text:p>-8.6271</text:p>
          </table:table-cell>
          <table:table-cell office:value-type="float" office:value="152.7279" calcext:value-type="float">
            <text:p>152.7279</text:p>
          </table:table-cell>
          <table:table-cell office:value-type="float" office:value="-365.6687" calcext:value-type="float">
            <text:p>-365.6687</text:p>
          </table:table-cell>
          <table:table-cell table:number-columns-repeated="2"/>
          <table:table-cell office:value-type="float" office:value="310.6208" calcext:value-type="float">
            <text:p>310.6208</text:p>
          </table:table-cell>
          <table:table-cell office:value-type="float" office:value="-210.8015" calcext:value-type="float">
            <text:p>-210.8015</text:p>
          </table:table-cell>
          <table:table-cell office:value-type="float" office:value="158.5117" calcext:value-type="float">
            <text:p>158.5117</text:p>
          </table:table-cell>
          <table:table-cell/>
        </table:table-row>
        <table:table-row table:style-name="ro1">
          <table:table-cell office:value-type="float" office:value="443.3273" calcext:value-type="float">
            <text:p>443.3273</text:p>
          </table:table-cell>
          <table:table-cell office:value-type="float" office:value="-119.0843" calcext:value-type="float">
            <text:p>-119.0843</text:p>
          </table:table-cell>
          <table:table-cell office:value-type="float" office:value="67.4725" calcext:value-type="float">
            <text:p>67.4725</text:p>
          </table:table-cell>
          <table:table-cell table:number-columns-repeated="2"/>
          <table:table-cell office:value-type="float" office:value="86.0947" calcext:value-type="float">
            <text:p>86.0947</text:p>
          </table:table-cell>
          <table:table-cell office:value-type="float" office:value="194.6736" calcext:value-type="float">
            <text:p>194.6736</text:p>
          </table:table-cell>
          <table:table-cell office:value-type="float" office:value="-325.3472" calcext:value-type="float">
            <text:p>-325.3472</text:p>
          </table:table-cell>
          <table:table-cell table:number-columns-repeated="2"/>
          <table:table-cell office:value-type="float" office:value="300.0961" calcext:value-type="float">
            <text:p>300.0961</text:p>
          </table:table-cell>
          <table:table-cell office:value-type="float" office:value="-210.8015" calcext:value-type="float">
            <text:p>-210.8015</text:p>
          </table:table-cell>
          <table:table-cell office:value-type="float" office:value="158.5117" calcext:value-type="float">
            <text:p>158.5117</text:p>
          </table:table-cell>
          <table:table-cell/>
        </table:table-row>
        <table:table-row table:style-name="ro1">
          <table:table-cell office:value-type="float" office:value="410.165" calcext:value-type="float">
            <text:p>410.165</text:p>
          </table:table-cell>
          <table:table-cell office:value-type="float" office:value="-92.8157" calcext:value-type="float">
            <text:p>-92.8157</text:p>
          </table:table-cell>
          <table:table-cell office:value-type="float" office:value="69.1593" calcext:value-type="float">
            <text:p>69.1593</text:p>
          </table:table-cell>
          <table:table-cell table:number-columns-repeated="2"/>
          <table:table-cell office:value-type="float" office:value="180.8166" calcext:value-type="float">
            <text:p>180.8166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-308.5465" calcext:value-type="float">
            <text:p>-308.5465</text:p>
          </table:table-cell>
          <table:table-cell table:number-columns-repeated="2"/>
          <table:table-cell office:value-type="float" office:value="300.0961" calcext:value-type="float">
            <text:p>300.0961</text:p>
          </table:table-cell>
          <table:table-cell office:value-type="float" office:value="-203.8105" calcext:value-type="float">
            <text:p>-203.8105</text:p>
          </table:table-cell>
          <table:table-cell office:value-type="float" office:value="134.9908" calcext:value-type="float">
            <text:p>134.9908</text:p>
          </table:table-cell>
          <table:table-cell/>
        </table:table-row>
        <table:table-row table:style-name="ro1">
          <table:table-cell office:value-type="float" office:value="401.4381" calcext:value-type="float">
            <text:p>401.4381</text:p>
          </table:table-cell>
          <table:table-cell office:value-type="float" office:value="-91.0644" calcext:value-type="float">
            <text:p>-91.0644</text:p>
          </table:table-cell>
          <table:table-cell office:value-type="float" office:value="64.0988" calcext:value-type="float">
            <text:p>64.0988</text:p>
          </table:table-cell>
          <table:table-cell table:number-columns-repeated="2"/>
          <table:table-cell office:value-type="float" office:value="254.4893" calcext:value-type="float">
            <text:p>254.4893</text:p>
          </table:table-cell>
          <table:table-cell office:value-type="float" office:value="-63.9915" calcext:value-type="float">
            <text:p>-63.9915</text:p>
          </table:table-cell>
          <table:table-cell office:value-type="float" office:value="-274.9452" calcext:value-type="float">
            <text:p>-274.9452</text:p>
          </table:table-cell>
          <table:table-cell table:number-columns-repeated="2"/>
          <table:table-cell office:value-type="float" office:value="377.277" calcext:value-type="float">
            <text:p>377.277</text:p>
          </table:table-cell>
          <table:table-cell office:value-type="float" office:value="-43.0186" calcext:value-type="float">
            <text:p>-43.0186</text:p>
          </table:table-cell>
          <table:table-cell office:value-type="float" office:value="155.1516" calcext:value-type="float">
            <text:p>155.1516</text:p>
          </table:table-cell>
          <table:table-cell/>
        </table:table-row>
        <table:table-row table:style-name="ro1">
          <table:table-cell office:value-type="float" office:value="450.3088" calcext:value-type="float">
            <text:p>450.3088</text:p>
          </table:table-cell>
          <table:table-cell office:value-type="float" office:value="-101.5719" calcext:value-type="float">
            <text:p>-101.5719</text:p>
          </table:table-cell>
          <table:table-cell office:value-type="float" office:value="60.7252" calcext:value-type="float">
            <text:p>60.7252</text:p>
          </table:table-cell>
          <table:table-cell table:number-columns-repeated="2"/>
          <table:table-cell office:value-type="float" office:value="221.1612" calcext:value-type="float">
            <text:p>221.1612</text:p>
          </table:table-cell>
          <table:table-cell office:value-type="float" office:value="-177.5944" calcext:value-type="float">
            <text:p>-177.5944</text:p>
          </table:table-cell>
          <table:table-cell office:value-type="float" office:value="-219.503" calcext:value-type="float">
            <text:p>-219.503</text:p>
          </table:table-cell>
          <table:table-cell table:number-columns-repeated="2"/>
          <table:table-cell office:value-type="float" office:value="303.6044" calcext:value-type="float">
            <text:p>303.6044</text:p>
          </table:table-cell>
          <table:table-cell office:value-type="float" office:value="219.1419" calcext:value-type="float">
            <text:p>219.1419</text:p>
          </table:table-cell>
          <table:table-cell office:value-type="float" office:value="182.0326" calcext:value-type="float">
            <text:p>182.0326</text:p>
          </table:table-cell>
          <table:table-cell/>
        </table:table-row>
        <table:table-row table:style-name="ro1">
          <table:table-cell office:value-type="float" office:value="527.1057" calcext:value-type="float">
            <text:p>527.1057</text:p>
          </table:table-cell>
          <table:table-cell office:value-type="float" office:value="-122.5868" calcext:value-type="float">
            <text:p>-122.5868</text:p>
          </table:table-cell>
          <table:table-cell office:value-type="float" office:value="13.4945" calcext:value-type="float">
            <text:p>13.4945</text:p>
          </table:table-cell>
          <table:table-cell table:number-columns-repeated="2"/>
          <table:table-cell office:value-type="float" office:value="205.3742" calcext:value-type="float">
            <text:p>205.3742</text:p>
          </table:table-cell>
          <table:table-cell office:value-type="float" office:value="-263.2336" calcext:value-type="float">
            <text:p>-263.2336</text:p>
          </table:table-cell>
          <table:table-cell office:value-type="float" office:value="-201.0223" calcext:value-type="float">
            <text:p>-201.0223</text:p>
          </table:table-cell>
          <table:table-cell table:number-columns-repeated="2"/>
          <table:table-cell office:value-type="float" office:value="124.6851" calcext:value-type="float">
            <text:p>124.6851</text:p>
          </table:table-cell>
          <table:table-cell office:value-type="float" office:value="365.9518" calcext:value-type="float">
            <text:p>365.9518</text:p>
          </table:table-cell>
          <table:table-cell office:value-type="float" office:value="155.1516" calcext:value-type="float">
            <text:p>155.1516</text:p>
          </table:table-cell>
          <table:table-cell/>
        </table:table-row>
        <table:table-row table:style-name="ro1">
          <table:table-cell office:value-type="float" office:value="495.6888" calcext:value-type="float">
            <text:p>495.6888</text:p>
          </table:table-cell>
          <table:table-cell office:value-type="float" office:value="-122.5868" calcext:value-type="float">
            <text:p>-122.5868</text:p>
          </table:table-cell>
          <table:table-cell office:value-type="float" office:value="-37.1098" calcext:value-type="float">
            <text:p>-37.1098</text:p>
          </table:table-cell>
          <table:table-cell table:number-columns-repeated="2"/>
          <table:table-cell office:value-type="float" office:value="205.3742" calcext:value-type="float">
            <text:p>205.3742</text:p>
          </table:table-cell>
          <table:table-cell office:value-type="float" office:value="-326.1521" calcext:value-type="float">
            <text:p>-326.1521</text:p>
          </table:table-cell>
          <table:table-cell office:value-type="float" office:value="-80.0576" calcext:value-type="float">
            <text:p>-80.0576</text:p>
          </table:table-cell>
          <table:table-cell table:number-columns-repeated="2"/>
          <table:table-cell office:value-type="float" office:value="-47.2176" calcext:value-type="float">
            <text:p>-47.2176</text:p>
          </table:table-cell>
          <table:table-cell office:value-type="float" office:value="383.4292" calcext:value-type="float">
            <text:p>383.4292</text:p>
          </table:table-cell>
          <table:table-cell office:value-type="float" office:value="114.83" calcext:value-type="float">
            <text:p>114.83</text:p>
          </table:table-cell>
          <table:table-cell/>
        </table:table-row>
        <table:table-row table:style-name="ro1">
          <table:table-cell office:value-type="float" office:value="469.508" calcext:value-type="float">
            <text:p>469.508</text:p>
          </table:table-cell>
          <table:table-cell office:value-type="float" office:value="-117.333" calcext:value-type="float">
            <text:p>-117.333</text:p>
          </table:table-cell>
          <table:table-cell office:value-type="float" office:value="5.0604" calcext:value-type="float">
            <text:p>5.0604</text:p>
          </table:table-cell>
          <table:table-cell table:number-columns-repeated="2"/>
          <table:table-cell office:value-type="float" office:value="173.8002" calcext:value-type="float">
            <text:p>173.8002</text:p>
          </table:table-cell>
          <table:table-cell office:value-type="float" office:value="-343.6295" calcext:value-type="float">
            <text:p>-343.6295</text:p>
          </table:table-cell>
          <table:table-cell office:value-type="float" office:value="64.428" calcext:value-type="float">
            <text:p>64.428</text:p>
          </table:table-cell>
          <table:table-cell table:number-columns-repeated="2"/>
          <table:table-cell office:value-type="float" office:value="-103.3491" calcext:value-type="float">
            <text:p>-103.3491</text:p>
          </table:table-cell>
          <table:table-cell office:value-type="float" office:value="365.9518" calcext:value-type="float">
            <text:p>365.9518</text:p>
          </table:table-cell>
          <table:table-cell office:value-type="float" office:value="104.7496" calcext:value-type="float">
            <text:p>104.7496</text:p>
          </table:table-cell>
          <table:table-cell/>
        </table:table-row>
        <table:table-row table:style-name="ro1">
          <table:table-cell office:value-type="float" office:value="481.7257" calcext:value-type="float">
            <text:p>481.7257</text:p>
          </table:table-cell>
          <table:table-cell office:value-type="float" office:value="-126.0892" calcext:value-type="float">
            <text:p>-126.0892</text:p>
          </table:table-cell>
          <table:table-cell office:value-type="float" office:value="-67.4725" calcext:value-type="float">
            <text:p>-67.4725</text:p>
          </table:table-cell>
          <table:table-cell table:number-columns-repeated="2"/>
          <table:table-cell office:value-type="float" office:value="86.0947" calcext:value-type="float">
            <text:p>86.0947</text:p>
          </table:table-cell>
          <table:table-cell office:value-type="float" office:value="-336.6386" calcext:value-type="float">
            <text:p>-336.6386</text:p>
          </table:table-cell>
          <table:table-cell office:value-type="float" office:value="202.1934" calcext:value-type="float">
            <text:p>202.1934</text:p>
          </table:table-cell>
          <table:table-cell table:number-columns-repeated="2"/>
          <table:table-cell office:value-type="float" office:value="-147.2018" calcext:value-type="float">
            <text:p>-147.2018</text:p>
          </table:table-cell>
          <table:table-cell office:value-type="float" office:value="371.195" calcext:value-type="float">
            <text:p>371.195</text:p>
          </table:table-cell>
          <table:table-cell office:value-type="float" office:value="109.7898" calcext:value-type="float">
            <text:p>109.7898</text:p>
          </table:table-cell>
          <table:table-cell/>
        </table:table-row>
        <table:table-row table:style-name="ro1">
          <table:table-cell office:value-type="float" office:value="483.4711" calcext:value-type="float">
            <text:p>483.4711</text:p>
          </table:table-cell>
          <table:table-cell office:value-type="float" office:value="-117.333" calcext:value-type="float">
            <text:p>-117.333</text:p>
          </table:table-cell>
          <table:table-cell office:value-type="float" office:value="-119.7637" calcext:value-type="float">
            <text:p>-119.7637</text:p>
          </table:table-cell>
          <table:table-cell table:number-columns-repeated="2"/>
          <table:table-cell office:value-type="float" office:value="-27.9223" calcext:value-type="float">
            <text:p>-27.9223</text:p>
          </table:table-cell>
          <table:table-cell office:value-type="float" office:value="-299.9361" calcext:value-type="float">
            <text:p>-299.9361</text:p>
          </table:table-cell>
          <table:table-cell office:value-type="float" office:value="264.3559" calcext:value-type="float">
            <text:p>264.3559</text:p>
          </table:table-cell>
          <table:table-cell table:number-columns-repeated="2"/>
          <table:table-cell office:value-type="float" office:value="-178.7758" calcext:value-type="float">
            <text:p>-178.7758</text:p>
          </table:table-cell>
          <table:table-cell office:value-type="float" office:value="350.2222" calcext:value-type="float">
            <text:p>350.2222</text:p>
          </table:table-cell>
          <table:table-cell office:value-type="float" office:value="106.4297" calcext:value-type="float">
            <text:p>106.4297</text:p>
          </table:table-cell>
          <table:table-cell/>
        </table:table-row>
        <table:table-row table:style-name="ro1">
          <table:table-cell office:value-type="float" office:value="457.2903" calcext:value-type="float">
            <text:p>457.2903</text:p>
          </table:table-cell>
          <table:table-cell office:value-type="float" office:value="-133.0942" calcext:value-type="float">
            <text:p>-133.0942</text:p>
          </table:table-cell>
          <table:table-cell office:value-type="float" office:value="-158.5604" calcext:value-type="float">
            <text:p>-158.5604</text:p>
          </table:table-cell>
          <table:table-cell table:number-columns-repeated="2"/>
          <table:table-cell office:value-type="float" office:value="-22.66" calcext:value-type="float">
            <text:p>-22.66</text:p>
          </table:table-cell>
          <table:table-cell office:value-type="float" office:value="-294.6929" calcext:value-type="float">
            <text:p>-294.6929</text:p>
          </table:table-cell>
          <table:table-cell office:value-type="float" office:value="292.917" calcext:value-type="float">
            <text:p>292.917</text:p>
          </table:table-cell>
          <table:table-cell table:number-columns-repeated="2"/>
          <table:table-cell office:value-type="float" office:value="-208.5957" calcext:value-type="float">
            <text:p>-208.5957</text:p>
          </table:table-cell>
          <table:table-cell office:value-type="float" office:value="337.9881" calcext:value-type="float">
            <text:p>337.9881</text:p>
          </table:table-cell>
          <table:table-cell office:value-type="float" office:value="114.83" calcext:value-type="float">
            <text:p>114.83</text:p>
          </table:table-cell>
          <table:table-cell/>
        </table:table-row>
        <table:table-row table:style-name="ro1">
          <table:table-cell office:value-type="float" office:value="474.7442" calcext:value-type="float">
            <text:p>474.7442</text:p>
          </table:table-cell>
          <table:table-cell office:value-type="float" office:value="-105.0744" calcext:value-type="float">
            <text:p>-105.0744</text:p>
          </table:table-cell>
          <table:table-cell office:value-type="float" office:value="-215.912" calcext:value-type="float">
            <text:p>-215.912</text:p>
          </table:table-cell>
          <table:table-cell table:number-columns-repeated="2"/>
          <table:table-cell office:value-type="float" office:value="-87.5621" calcext:value-type="float">
            <text:p>-87.5621</text:p>
          </table:table-cell>
          <table:table-cell office:value-type="float" office:value="-285.9542" calcext:value-type="float">
            <text:p>-285.9542</text:p>
          </table:table-cell>
          <table:table-cell office:value-type="float" office:value="297.9572" calcext:value-type="float">
            <text:p>297.9572</text:p>
          </table:table-cell>
          <table:table-cell table:number-columns-repeated="2"/>
          <table:table-cell office:value-type="float" office:value="-231.3991" calcext:value-type="float">
            <text:p>-231.3991</text:p>
          </table:table-cell>
          <table:table-cell office:value-type="float" office:value="329.2494" calcext:value-type="float">
            <text:p>329.2494</text:p>
          </table:table-cell>
          <table:table-cell office:value-type="float" office:value="126.5904" calcext:value-type="float">
            <text:p>126.5904</text:p>
          </table:table-cell>
          <table:table-cell/>
        </table:table-row>
        <table:table-row table:style-name="ro1">
          <table:table-cell office:value-type="float" office:value="541.0687" calcext:value-type="float">
            <text:p>541.0687</text:p>
          </table:table-cell>
          <table:table-cell office:value-type="float" office:value="-73.552" calcext:value-type="float">
            <text:p>-73.552</text:p>
          </table:table-cell>
          <table:table-cell office:value-type="float" office:value="-283.3846" calcext:value-type="float">
            <text:p>-283.3846</text:p>
          </table:table-cell>
          <table:table-cell table:number-columns-repeated="2"/>
          <table:table-cell office:value-type="float" office:value="-133.169" calcext:value-type="float">
            <text:p>-133.169</text:p>
          </table:table-cell>
          <table:table-cell office:value-type="float" office:value="-254.4949" calcext:value-type="float">
            <text:p>-254.4949</text:p>
          </table:table-cell>
          <table:table-cell office:value-type="float" office:value="277.7964" calcext:value-type="float">
            <text:p>277.7964</text:p>
          </table:table-cell>
          <table:table-cell table:number-columns-repeated="2"/>
          <table:table-cell office:value-type="float" office:value="-241.9238" calcext:value-type="float">
            <text:p>-241.9238</text:p>
          </table:table-cell>
          <table:table-cell office:value-type="float" office:value="252.3489" calcext:value-type="float">
            <text:p>252.3489</text:p>
          </table:table-cell>
          <table:table-cell office:value-type="float" office:value="220.6741" calcext:value-type="float">
            <text:p>220.6741</text:p>
          </table:table-cell>
          <table:table-cell/>
        </table:table-row>
        <table:table-row table:style-name="ro1">
          <table:table-cell office:value-type="float" office:value="588.1941" calcext:value-type="float">
            <text:p>588.1941</text:p>
          </table:table-cell>
          <table:table-cell office:value-type="float" office:value="-26.2686" calcext:value-type="float">
            <text:p>-26.2686</text:p>
          </table:table-cell>
          <table:table-cell office:value-type="float" office:value="-335.6758" calcext:value-type="float">
            <text:p>-335.6758</text:p>
          </table:table-cell>
          <table:table-cell table:number-columns-repeated="2"/>
          <table:table-cell office:value-type="float" office:value="-191.0546" calcext:value-type="float">
            <text:p>-191.0546</text:p>
          </table:table-cell>
          <table:table-cell office:value-type="float" office:value="-235.2698" calcext:value-type="float">
            <text:p>-235.2698</text:p>
          </table:table-cell>
          <table:table-cell office:value-type="float" office:value="279.4765" calcext:value-type="float">
            <text:p>279.4765</text:p>
          </table:table-cell>
          <table:table-cell table:number-columns-repeated="2"/>
          <table:table-cell office:value-type="float" office:value="-240.1697" calcext:value-type="float">
            <text:p>-240.1697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242.515" calcext:value-type="float">
            <text:p>242.515</text:p>
          </table:table-cell>
          <table:table-cell/>
        </table:table-row>
        <table:table-row table:style-name="ro1">
          <table:table-cell office:value-type="float" office:value="610.884" calcext:value-type="float">
            <text:p>610.884</text:p>
          </table:table-cell>
          <table:table-cell office:value-type="float" office:value="63.0446" calcext:value-type="float">
            <text:p>63.0446</text:p>
          </table:table-cell>
          <table:table-cell office:value-type="float" office:value="-384.5934" calcext:value-type="float">
            <text:p>-384.5934</text:p>
          </table:table-cell>
          <table:table-cell table:number-columns-repeated="2"/>
          <table:table-cell office:value-type="float" office:value="-177.0217" calcext:value-type="float">
            <text:p>-177.0217</text:p>
          </table:table-cell>
          <table:table-cell office:value-type="float" office:value="-203.8105" calcext:value-type="float">
            <text:p>-203.8105</text:p>
          </table:table-cell>
          <table:table-cell office:value-type="float" office:value="299.6372" calcext:value-type="float">
            <text:p>299.6372</text:p>
          </table:table-cell>
          <table:table-cell table:number-columns-repeated="2"/>
          <table:table-cell office:value-type="float" office:value="-268.2354" calcext:value-type="float">
            <text:p>-268.2354</text:p>
          </table:table-cell>
          <table:table-cell office:value-type="float" office:value="201.6645" calcext:value-type="float">
            <text:p>201.6645</text:p>
          </table:table-cell>
          <table:table-cell office:value-type="float" office:value="249.2353" calcext:value-type="float">
            <text:p>249.2353</text:p>
          </table:table-cell>
          <table:table-cell/>
        </table:table-row>
        <table:table-row table:style-name="ro1">
          <table:table-cell office:value-type="float" office:value="596.921" calcext:value-type="float">
            <text:p>596.921</text:p>
          </table:table-cell>
          <table:table-cell office:value-type="float" office:value="182.1289" calcext:value-type="float">
            <text:p>182.1289</text:p>
          </table:table-cell>
          <table:table-cell office:value-type="float" office:value="-448.6923" calcext:value-type="float">
            <text:p>-448.6923</text:p>
          </table:table-cell>
          <table:table-cell table:number-columns-repeated="2"/>
          <table:table-cell office:value-type="float" office:value="-133.169" calcext:value-type="float">
            <text:p>-133.169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344.999" calcext:value-type="float">
            <text:p>344.999</text:p>
          </table:table-cell>
          <table:table-cell table:number-columns-repeated="2"/>
          <table:table-cell office:value-type="float" office:value="-284.0224" calcext:value-type="float">
            <text:p>-284.0224</text:p>
          </table:table-cell>
          <table:table-cell office:value-type="float" office:value="196.4213" calcext:value-type="float">
            <text:p>196.4213</text:p>
          </table:table-cell>
          <table:table-cell office:value-type="float" office:value="224.0343" calcext:value-type="float">
            <text:p>224.0343</text:p>
          </table:table-cell>
          <table:table-cell/>
        </table:table-row>
        <table:table-row table:style-name="ro1">
          <table:table-cell office:value-type="float" office:value="720.8432" calcext:value-type="float">
            <text:p>720.8432</text:p>
          </table:table-cell>
          <table:table-cell office:value-type="float" office:value="464.0786" calcext:value-type="float">
            <text:p>464.0786</text:p>
          </table:table-cell>
          <table:table-cell office:value-type="float" office:value="-328.9285" calcext:value-type="float">
            <text:p>-328.9285</text:p>
          </table:table-cell>
          <table:table-cell table:number-columns-repeated="2"/>
          <table:table-cell office:value-type="float" office:value="-66.5128" calcext:value-type="float">
            <text:p>-66.5128</text:p>
          </table:table-cell>
          <table:table-cell office:value-type="float" office:value="-191.5764" calcext:value-type="float">
            <text:p>-191.5764</text:p>
          </table:table-cell>
          <table:table-cell office:value-type="float" office:value="358.4396" calcext:value-type="float">
            <text:p>358.4396</text:p>
          </table:table-cell>
          <table:table-cell table:number-columns-repeated="2"/>
          <table:table-cell office:value-type="float" office:value="-329.6293" calcext:value-type="float">
            <text:p>-329.6293</text:p>
          </table:table-cell>
          <table:table-cell office:value-type="float" office:value="88.0616" calcext:value-type="float">
            <text:p>88.0616</text:p>
          </table:table-cell>
          <table:table-cell office:value-type="float" office:value="217.314" calcext:value-type="float">
            <text:p>217.314</text:p>
          </table:table-cell>
          <table:table-cell/>
        </table:table-row>
        <table:table-row table:style-name="ro1">
          <table:table-cell office:value-type="float" office:value="663.2455" calcext:value-type="float">
            <text:p>663.2455</text:p>
          </table:table-cell>
          <table:table-cell office:value-type="float" office:value="595.4216" calcext:value-type="float">
            <text:p>595.4216</text:p>
          </table:table-cell>
          <table:table-cell office:value-type="float" office:value="-212.5384" calcext:value-type="float">
            <text:p>-212.5384</text:p>
          </table:table-cell>
          <table:table-cell table:number-columns-repeated="2"/>
          <table:table-cell office:value-type="float" office:value="47.5043" calcext:value-type="float">
            <text:p>47.5043</text:p>
          </table:table-cell>
          <table:table-cell office:value-type="float" office:value="-224.7834" calcext:value-type="float">
            <text:p>-224.7834</text:p>
          </table:table-cell>
          <table:table-cell office:value-type="float" office:value="319.798" calcext:value-type="float">
            <text:p>319.798</text:p>
          </table:table-cell>
          <table:table-cell table:number-columns-repeated="2"/>
          <table:table-cell office:value-type="float" office:value="-322.6129" calcext:value-type="float">
            <text:p>-322.6129</text:p>
          </table:table-cell>
          <table:table-cell office:value-type="float" office:value="-97.1985" calcext:value-type="float">
            <text:p>-97.1985</text:p>
          </table:table-cell>
          <table:table-cell office:value-type="float" office:value="224.0343" calcext:value-type="float">
            <text:p>224.0343</text:p>
          </table:table-cell>
          <table:table-cell/>
        </table:table-row>
        <table:table-row table:style-name="ro1">
          <table:table-cell office:value-type="float" office:value="584.7033" calcext:value-type="float">
            <text:p>584.7033</text:p>
          </table:table-cell>
          <table:table-cell office:value-type="float" office:value="625.1926" calcext:value-type="float">
            <text:p>625.1926</text:p>
          </table:table-cell>
          <table:table-cell office:value-type="float" office:value="72.5329" calcext:value-type="float">
            <text:p>72.5329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-301.6838" calcext:value-type="float">
            <text:p>-301.6838</text:p>
          </table:table-cell>
          <table:table-cell office:value-type="float" office:value="259.3157" calcext:value-type="float">
            <text:p>259.3157</text:p>
          </table:table-cell>
          <table:table-cell table:number-columns-repeated="2"/>
          <table:table-cell office:value-type="float" office:value="-341.9081" calcext:value-type="float">
            <text:p>-341.9081</text:p>
          </table:table-cell>
          <table:table-cell office:value-type="float" office:value="-151.3784" calcext:value-type="float">
            <text:p>-151.3784</text:p>
          </table:table-cell>
          <table:table-cell office:value-type="float" office:value="185.3928" calcext:value-type="float">
            <text:p>185.3928</text:p>
          </table:table-cell>
          <table:table-cell/>
        </table:table-row>
        <table:table-row table:style-name="ro1">
          <table:table-cell office:value-type="float" office:value="541.0687" calcext:value-type="float">
            <text:p>541.0687</text:p>
          </table:table-cell>
          <table:table-cell office:value-type="float" office:value="507.8596" calcext:value-type="float">
            <text:p>507.8596</text:p>
          </table:table-cell>
          <table:table-cell office:value-type="float" office:value="239.5274" calcext:value-type="float">
            <text:p>239.5274</text:p>
          </table:table-cell>
          <table:table-cell table:number-columns-repeated="2"/>
          <table:table-cell office:value-type="float" office:value="-27.9223" calcext:value-type="float">
            <text:p>-27.9223</text:p>
          </table:table-cell>
          <table:table-cell office:value-type="float" office:value="-376.8365" calcext:value-type="float">
            <text:p>-376.8365</text:p>
          </table:table-cell>
          <table:table-cell office:value-type="float" office:value="203.8735" calcext:value-type="float">
            <text:p>203.8735</text:p>
          </table:table-cell>
          <table:table-cell table:number-columns-repeated="2"/>
          <table:table-cell office:value-type="float" office:value="-306.8258" calcext:value-type="float">
            <text:p>-306.8258</text:p>
          </table:table-cell>
          <table:table-cell office:value-type="float" office:value="-175.8467" calcext:value-type="float">
            <text:p>-175.8467</text:p>
          </table:table-cell>
          <table:table-cell office:value-type="float" office:value="218.9941" calcext:value-type="float">
            <text:p>218.9941</text:p>
          </table:table-cell>
          <table:table-cell/>
        </table:table-row>
        <table:table-row table:style-name="ro1">
          <table:table-cell office:value-type="float" office:value="610.884" calcext:value-type="float">
            <text:p>610.884</text:p>
          </table:table-cell>
          <table:table-cell office:value-type="float" office:value="318.7256" calcext:value-type="float">
            <text:p>318.7256</text:p>
          </table:table-cell>
          <table:table-cell office:value-type="float" office:value="313.7472" calcext:value-type="float">
            <text:p>313.7472</text:p>
          </table:table-cell>
          <table:table-cell table:number-columns-repeated="2"/>
          <table:table-cell office:value-type="float" office:value="-77.0374" calcext:value-type="float">
            <text:p>-77.0374</text:p>
          </table:table-cell>
          <table:table-cell office:value-type="float" office:value="-380.332" calcext:value-type="float">
            <text:p>-380.332</text:p>
          </table:table-cell>
          <table:table-cell office:value-type="float" office:value="86.2689" calcext:value-type="float">
            <text:p>86.2689</text:p>
          </table:table-cell>
          <table:table-cell table:number-columns-repeated="2"/>
          <table:table-cell office:value-type="float" office:value="-306.8258" calcext:value-type="float">
            <text:p>-306.8258</text:p>
          </table:table-cell>
          <table:table-cell office:value-type="float" office:value="-200.315" calcext:value-type="float">
            <text:p>-200.315</text:p>
          </table:table-cell>
          <table:table-cell office:value-type="float" office:value="215.634" calcext:value-type="float">
            <text:p>215.634</text:p>
          </table:table-cell>
          <table:table-cell/>
        </table:table-row>
        <table:table-row table:style-name="ro1">
          <table:table-cell office:value-type="float" office:value="572.4856" calcext:value-type="float">
            <text:p>572.4856</text:p>
          </table:table-cell>
          <table:table-cell office:value-type="float" office:value="38.5272" calcext:value-type="float">
            <text:p>38.5272</text:p>
          </table:table-cell>
          <table:table-cell office:value-type="float" office:value="256.3955" calcext:value-type="float">
            <text:p>256.3955</text:p>
          </table:table-cell>
          <table:table-cell table:number-columns-repeated="2"/>
          <table:table-cell office:value-type="float" office:value="-68.2669" calcext:value-type="float">
            <text:p>-68.2669</text:p>
          </table:table-cell>
          <table:table-cell office:value-type="float" office:value="-371.5933" calcext:value-type="float">
            <text:p>-371.5933</text:p>
          </table:table-cell>
          <table:table-cell office:value-type="float" office:value="-73.3373" calcext:value-type="float">
            <text:p>-73.3373</text:p>
          </table:table-cell>
          <table:table-cell table:number-columns-repeated="2"/>
          <table:table-cell office:value-type="float" office:value="-303.3176" calcext:value-type="float">
            <text:p>-303.3176</text:p>
          </table:table-cell>
          <table:table-cell office:value-type="float" office:value="-193.3241" calcext:value-type="float">
            <text:p>-193.3241</text:p>
          </table:table-cell>
          <table:table-cell office:value-type="float" office:value="208.9137" calcext:value-type="float">
            <text:p>208.9137</text:p>
          </table:table-cell>
          <table:table-cell/>
        </table:table-row>
        <table:table-row table:style-name="ro1">
          <table:table-cell office:value-type="float" office:value="647.5371" calcext:value-type="float">
            <text:p>647.5371</text:p>
          </table:table-cell>
          <table:table-cell office:value-type="float" office:value="-75.3033" calcext:value-type="float">
            <text:p>-75.3033</text:p>
          </table:table-cell>
          <table:table-cell office:value-type="float" office:value="52.2912" calcext:value-type="float">
            <text:p>52.2912</text:p>
          </table:table-cell>
          <table:table-cell table:number-columns-repeated="2"/>
          <table:table-cell office:value-type="float" office:value="-159.4806" calcext:value-type="float">
            <text:p>-159.4806</text:p>
          </table:table-cell>
          <table:table-cell office:value-type="float" office:value="-329.6476" calcext:value-type="float">
            <text:p>-329.6476</text:p>
          </table:table-cell>
          <table:table-cell office:value-type="float" office:value="-153.9805" calcext:value-type="float">
            <text:p>-153.9805</text:p>
          </table:table-cell>
          <table:table-cell table:number-columns-repeated="2"/>
          <table:table-cell office:value-type="float" office:value="-294.5471" calcext:value-type="float">
            <text:p>-294.5471</text:p>
          </table:table-cell>
          <table:table-cell office:value-type="float" office:value="-146.1352" calcext:value-type="float">
            <text:p>-146.1352</text:p>
          </table:table-cell>
          <table:table-cell office:value-type="float" office:value="237.4748" calcext:value-type="float">
            <text:p>237.4748</text:p>
          </table:table-cell>
          <table:table-cell/>
        </table:table-row>
        <table:table-row table:style-name="ro1">
          <table:table-cell office:value-type="float" office:value="748.7693" calcext:value-type="float">
            <text:p>748.7693</text:p>
          </table:table-cell>
          <table:table-cell office:value-type="float" office:value="-19.2636" calcext:value-type="float">
            <text:p>-19.2636</text:p>
          </table:table-cell>
          <table:table-cell office:value-type="float" office:value="-163.6208" calcext:value-type="float">
            <text:p>-163.6208</text:p>
          </table:table-cell>
          <table:table-cell table:number-columns-repeated="2"/>
          <table:table-cell office:value-type="float" office:value="-164.7429" calcext:value-type="float">
            <text:p>-164.7429</text:p>
          </table:table-cell>
          <table:table-cell office:value-type="float" office:value="-278.9632" calcext:value-type="float">
            <text:p>-278.9632</text:p>
          </table:table-cell>
          <table:table-cell office:value-type="float" office:value="-239.6638" calcext:value-type="float">
            <text:p>-239.6638</text:p>
          </table:table-cell>
          <table:table-cell table:number-columns-repeated="2"/>
          <table:table-cell office:value-type="float" office:value="-277.006" calcext:value-type="float">
            <text:p>-277.006</text:p>
          </table:table-cell>
          <table:table-cell office:value-type="float" office:value="-195.0718" calcext:value-type="float">
            <text:p>-195.0718</text:p>
          </table:table-cell>
          <table:table-cell office:value-type="float" office:value="213.9539" calcext:value-type="float">
            <text:p>213.9539</text:p>
          </table:table-cell>
          <table:table-cell/>
        </table:table-row>
        <table:table-row table:style-name="ro1">
          <table:table-cell office:value-type="float" office:value="785.4224" calcext:value-type="float">
            <text:p>785.4224</text:p>
          </table:table-cell>
          <table:table-cell office:value-type="float" office:value="129.5917" calcext:value-type="float">
            <text:p>129.5917</text:p>
          </table:table-cell>
          <table:table-cell office:value-type="float" office:value="-296.8791" calcext:value-type="float">
            <text:p>-296.8791</text:p>
          </table:table-cell>
          <table:table-cell table:number-columns-repeated="2"/>
          <table:table-cell office:value-type="float" office:value="-262.9731" calcext:value-type="float">
            <text:p>-262.9731</text:p>
          </table:table-cell>
          <table:table-cell office:value-type="float" office:value="-160.1171" calcext:value-type="float">
            <text:p>-160.1171</text:p>
          </table:table-cell>
          <table:table-cell office:value-type="float" office:value="-185.9017" calcext:value-type="float">
            <text:p>-185.9017</text:p>
          </table:table-cell>
          <table:table-cell table:number-columns-repeated="2"/>
          <table:table-cell office:value-type="float" office:value="-241.9238" calcext:value-type="float">
            <text:p>-241.9238</text:p>
          </table:table-cell>
          <table:table-cell office:value-type="float" office:value="-244.0085" calcext:value-type="float">
            <text:p>-244.0085</text:p>
          </table:table-cell>
          <table:table-cell office:value-type="float" office:value="220.6741" calcext:value-type="float">
            <text:p>220.6741</text:p>
          </table:table-cell>
          <table:table-cell/>
        </table:table-row>
        <table:table-row table:style-name="ro1">
          <table:table-cell office:value-type="float" office:value="668.4816" calcext:value-type="float">
            <text:p>668.4816</text:p>
          </table:table-cell>
          <table:table-cell office:value-type="float" office:value="323.9794" calcext:value-type="float">
            <text:p>323.9794</text:p>
          </table:table-cell>
          <table:table-cell office:value-type="float" office:value="-399.7747" calcext:value-type="float">
            <text:p>-399.7747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-137.3965" calcext:value-type="float">
            <text:p>-137.3965</text:p>
          </table:table-cell>
          <table:table-cell office:value-type="float" office:value="-258.1445" calcext:value-type="float">
            <text:p>-258.1445</text:p>
          </table:table-cell>
          <table:table-cell table:number-columns-repeated="2"/>
          <table:table-cell office:value-type="float" office:value="-189.3005" calcext:value-type="float">
            <text:p>-189.3005</text:p>
          </table:table-cell>
          <table:table-cell office:value-type="float" office:value="-299.9361" calcext:value-type="float">
            <text:p>-299.9361</text:p>
          </table:table-cell>
          <table:table-cell office:value-type="float" office:value="203.8735" calcext:value-type="float">
            <text:p>203.8735</text:p>
          </table:table-cell>
          <table:table-cell/>
        </table:table-row>
        <table:table-row table:style-name="ro1">
          <table:table-cell office:value-type="float" office:value="528.851" calcext:value-type="float">
            <text:p>528.851</text:p>
          </table:table-cell>
          <table:table-cell office:value-type="float" office:value="313.4719" calcext:value-type="float">
            <text:p>313.4719</text:p>
          </table:table-cell>
          <table:table-cell office:value-type="float" office:value="-443.6318" calcext:value-type="float">
            <text:p>-443.6318</text:p>
          </table:table-cell>
          <table:table-cell table:number-columns-repeated="2"/>
          <table:table-cell office:value-type="float" office:value="-347.1704" calcext:value-type="float">
            <text:p>-347.1704</text:p>
          </table:table-cell>
          <table:table-cell office:value-type="float" office:value="-83.2166" calcext:value-type="float">
            <text:p>-83.2166</text:p>
          </table:table-cell>
          <table:table-cell office:value-type="float" office:value="-229.5834" calcext:value-type="float">
            <text:p>-229.5834</text:p>
          </table:table-cell>
          <table:table-cell table:number-columns-repeated="2"/>
          <table:table-cell office:value-type="float" office:value="-115.6279" calcext:value-type="float">
            <text:p>-115.6279</text:p>
          </table:table-cell>
          <table:table-cell office:value-type="float" office:value="-341.8818" calcext:value-type="float">
            <text:p>-341.8818</text:p>
          </table:table-cell>
          <table:table-cell office:value-type="float" office:value="170.2722" calcext:value-type="float">
            <text:p>170.2722</text:p>
          </table:table-cell>
          <table:table-cell/>
        </table:table-row>
        <table:table-row table:style-name="ro1">
          <table:table-cell office:value-type="float" office:value="459.0357" calcext:value-type="float">
            <text:p>459.0357</text:p>
          </table:table-cell>
          <table:table-cell office:value-type="float" office:value="362.5066" calcext:value-type="float">
            <text:p>362.5066</text:p>
          </table:table-cell>
          <table:table-cell office:value-type="float" office:value="-463.8736" calcext:value-type="float">
            <text:p>-463.8736</text:p>
          </table:table-cell>
          <table:table-cell table:number-columns-repeated="2"/>
          <table:table-cell office:value-type="float" office:value="-378.7444" calcext:value-type="float">
            <text:p>-378.7444</text:p>
          </table:table-cell>
          <table:table-cell office:value-type="float" office:value="-23.7935" calcext:value-type="float">
            <text:p>-23.7935</text:p>
          </table:table-cell>
          <table:table-cell office:value-type="float" office:value="-111.9788" calcext:value-type="float">
            <text:p>-111.9788</text:p>
          </table:table-cell>
          <table:table-cell table:number-columns-repeated="2"/>
          <table:table-cell office:value-type="float" office:value="-89.3162" calcext:value-type="float">
            <text:p>-89.3162</text:p>
          </table:table-cell>
          <table:table-cell office:value-type="float" office:value="-375.0888" calcext:value-type="float">
            <text:p>-375.0888</text:p>
          </table:table-cell>
          <table:table-cell office:value-type="float" office:value="124.9104" calcext:value-type="float">
            <text:p>124.9104</text:p>
          </table:table-cell>
          <table:table-cell/>
        </table:table-row>
        <table:table-row table:style-name="ro1">
          <table:table-cell office:value-type="float" office:value="472.9988" calcext:value-type="float">
            <text:p>472.9988</text:p>
          </table:table-cell>
          <table:table-cell office:value-type="float" office:value="278.4471" calcext:value-type="float">
            <text:p>278.4471</text:p>
          </table:table-cell>
          <table:table-cell office:value-type="float" office:value="-457.1263" calcext:value-type="float">
            <text:p>-457.1263</text:p>
          </table:table-cell>
          <table:table-cell table:number-columns-repeated="2"/>
          <table:table-cell office:value-type="float" office:value="-396.2855" calcext:value-type="float">
            <text:p>-396.2855</text:p>
          </table:table-cell>
          <table:table-cell office:value-type="float" office:value="-58.7483" calcext:value-type="float">
            <text:p>-58.7483</text:p>
          </table:table-cell>
          <table:table-cell office:value-type="float" office:value="56.0277" calcext:value-type="float">
            <text:p>56.0277</text:p>
          </table:table-cell>
          <table:table-cell table:number-columns-repeated="2"/>
          <table:table-cell office:value-type="float" office:value="-34.9388" calcext:value-type="float">
            <text:p>-34.9388</text:p>
          </table:table-cell>
          <table:table-cell office:value-type="float" office:value="-376.8365" calcext:value-type="float">
            <text:p>-376.8365</text:p>
          </table:table-cell>
          <table:table-cell office:value-type="float" office:value="153.4715" calcext:value-type="float">
            <text:p>153.4715</text:p>
          </table:table-cell>
          <table:table-cell/>
        </table:table-row>
        <table:table-row table:style-name="ro1">
          <table:table-cell office:value-type="float" office:value="582.9579" calcext:value-type="float">
            <text:p>582.9579</text:p>
          </table:table-cell>
          <table:table-cell office:value-type="float" office:value="143.6016" calcext:value-type="float">
            <text:p>143.6016</text:p>
          </table:table-cell>
          <table:table-cell office:value-type="float" office:value="-404.8351" calcext:value-type="float">
            <text:p>-404.8351</text:p>
          </table:table-cell>
          <table:table-cell table:number-columns-repeated="2"/>
          <table:table-cell office:value-type="float" office:value="-357.695" calcext:value-type="float">
            <text:p>-357.695</text:p>
          </table:table-cell>
          <table:table-cell office:value-type="float" office:value="-48.2619" calcext:value-type="float">
            <text:p>-48.2619</text:p>
          </table:table-cell>
          <table:table-cell office:value-type="float" office:value="197.1532" calcext:value-type="float">
            <text:p>197.1532</text:p>
          </table:table-cell>
          <table:table-cell table:number-columns-repeated="2"/>
          <table:table-cell office:value-type="float" office:value="-34.9388" calcext:value-type="float">
            <text:p>-34.9388</text:p>
          </table:table-cell>
          <table:table-cell office:value-type="float" office:value="-324.4044" calcext:value-type="float">
            <text:p>-324.4044</text:p>
          </table:table-cell>
          <table:table-cell office:value-type="float" office:value="250.9153" calcext:value-type="float">
            <text:p>250.9153</text:p>
          </table:table-cell>
          <table:table-cell/>
        </table:table-row>
        <table:table-row table:style-name="ro1">
          <table:table-cell office:value-type="float" office:value="581.2125" calcext:value-type="float">
            <text:p>581.2125</text:p>
          </table:table-cell>
          <table:table-cell office:value-type="float" office:value="-89.3132" calcext:value-type="float">
            <text:p>-89.3132</text:p>
          </table:table-cell>
          <table:table-cell office:value-type="float" office:value="-204.1044" calcext:value-type="float">
            <text:p>-204.1044</text:p>
          </table:table-cell>
          <table:table-cell table:number-columns-repeated="2"/>
          <table:table-cell office:value-type="float" office:value="-299.8094" calcext:value-type="float">
            <text:p>-299.8094</text:p>
          </table:table-cell>
          <table:table-cell office:value-type="float" office:value="-57.0006" calcext:value-type="float">
            <text:p>-57.0006</text:p>
          </table:table-cell>
          <table:table-cell office:value-type="float" office:value="282.8366" calcext:value-type="float">
            <text:p>282.8366</text:p>
          </table:table-cell>
          <table:table-cell table:number-columns-repeated="2"/>
          <table:table-cell office:value-type="float" office:value="-36.6929" calcext:value-type="float">
            <text:p>-36.6929</text:p>
          </table:table-cell>
          <table:table-cell office:value-type="float" office:value="-242.2607" calcext:value-type="float">
            <text:p>-242.2607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532.3418" calcext:value-type="float">
            <text:p>532.3418</text:p>
          </table:table-cell>
          <table:table-cell office:value-type="float" office:value="-68.2983" calcext:value-type="float">
            <text:p>-68.2983</text:p>
          </table:table-cell>
          <table:table-cell office:value-type="float" office:value="146.7527" calcext:value-type="float">
            <text:p>146.7527</text:p>
          </table:table-cell>
          <table:table-cell table:number-columns-repeated="2"/>
          <table:table-cell office:value-type="float" office:value="-217.3662" calcext:value-type="float">
            <text:p>-217.3662</text:p>
          </table:table-cell>
          <table:table-cell office:value-type="float" office:value="-104.1895" calcext:value-type="float">
            <text:p>-104.1895</text:p>
          </table:table-cell>
          <table:table-cell office:value-type="float" office:value="331.5585" calcext:value-type="float">
            <text:p>331.5585</text:p>
          </table:table-cell>
          <table:table-cell table:number-columns-repeated="2"/>
          <table:table-cell office:value-type="float" office:value="-61.2504" calcext:value-type="float">
            <text:p>-61.2504</text:p>
          </table:table-cell>
          <table:table-cell office:value-type="float" office:value="-245.7562" calcext:value-type="float">
            <text:p>-245.7562</text:p>
          </table:table-cell>
          <table:table-cell office:value-type="float" office:value="326.5183" calcext:value-type="float">
            <text:p>326.5183</text:p>
          </table:table-cell>
          <table:table-cell/>
        </table:table-row>
        <table:table-row table:style-name="ro1">
          <table:table-cell office:value-type="float" office:value="558.5225" calcext:value-type="float">
            <text:p>558.5225</text:p>
          </table:table-cell>
          <table:table-cell office:value-type="float" office:value="280.1984" calcext:value-type="float">
            <text:p>280.1984</text:p>
          </table:table-cell>
          <table:table-cell office:value-type="float" office:value="330.6153" calcext:value-type="float">
            <text:p>330.6153</text:p>
          </table:table-cell>
          <table:table-cell table:number-columns-repeated="2"/>
          <table:table-cell office:value-type="float" office:value="-347.1704" calcext:value-type="float">
            <text:p>-347.1704</text:p>
          </table:table-cell>
          <table:table-cell office:value-type="float" office:value="-114.6759" calcext:value-type="float">
            <text:p>-114.6759</text:p>
          </table:table-cell>
          <table:table-cell office:value-type="float" office:value="200.5133" calcext:value-type="float">
            <text:p>200.5133</text:p>
          </table:table-cell>
          <table:table-cell table:number-columns-repeated="2"/>
          <table:table-cell office:value-type="float" office:value="-54.234" calcext:value-type="float">
            <text:p>-54.234</text:p>
          </table:table-cell>
          <table:table-cell office:value-type="float" office:value="-329.6476" calcext:value-type="float">
            <text:p>-329.6476</text:p>
          </table:table-cell>
          <table:table-cell office:value-type="float" office:value="235.7947" calcext:value-type="float">
            <text:p>235.7947</text:p>
          </table:table-cell>
          <table:table-cell/>
        </table:table-row>
        <table:table-row table:style-name="ro1">
          <table:table-cell office:value-type="float" office:value="537.578" calcext:value-type="float">
            <text:p>537.578</text:p>
          </table:table-cell>
          <table:table-cell office:value-type="float" office:value="595.4216" calcext:value-type="float">
            <text:p>595.4216</text:p>
          </table:table-cell>
          <table:table-cell office:value-type="float" office:value="151.8131" calcext:value-type="float">
            <text:p>151.8131</text:p>
          </table:table-cell>
          <table:table-cell table:number-columns-repeated="2"/>
          <table:table-cell office:value-type="float" office:value="-420.843" calcext:value-type="float">
            <text:p>-420.843</text:p>
          </table:table-cell>
          <table:table-cell office:value-type="float" office:value="-2.8207" calcext:value-type="float">
            <text:p>-2.8207</text:p>
          </table:table-cell>
          <table:table-cell office:value-type="float" office:value="-17.8951" calcext:value-type="float">
            <text:p>-17.8951</text:p>
          </table:table-cell>
          <table:table-cell table:number-columns-repeated="2"/>
          <table:table-cell office:value-type="float" office:value="-75.2833" calcext:value-type="float">
            <text:p>-75.2833</text:p>
          </table:table-cell>
          <table:table-cell office:value-type="float" office:value="-385.5752" calcext:value-type="float">
            <text:p>-385.5752</text:p>
          </table:table-cell>
          <table:table-cell office:value-type="float" office:value="114.83" calcext:value-type="float">
            <text:p>114.83</text:p>
          </table:table-cell>
          <table:table-cell/>
        </table:table-row>
        <table:table-row table:style-name="ro1">
          <table:table-cell office:value-type="float" office:value="490.4526" calcext:value-type="float">
            <text:p>490.4526</text:p>
          </table:table-cell>
          <table:table-cell office:value-type="float" office:value="642.705" calcext:value-type="float">
            <text:p>642.705</text:p>
          </table:table-cell>
          <table:table-cell office:value-type="float" office:value="65.7857" calcext:value-type="float">
            <text:p>65.7857</text:p>
          </table:table-cell>
          <table:table-cell table:number-columns-repeated="2"/>
          <table:table-cell office:value-type="float" office:value="-375.2362" calcext:value-type="float">
            <text:p>-375.2362</text:p>
          </table:table-cell>
          <table:table-cell office:value-type="float" office:value="143.9892" calcext:value-type="float">
            <text:p>143.9892</text:p>
          </table:table-cell>
          <table:table-cell office:value-type="float" office:value="-172.4612" calcext:value-type="float">
            <text:p>-172.4612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-401.3049" calcext:value-type="float">
            <text:p>-401.3049</text:p>
          </table:table-cell>
          <table:table-cell office:value-type="float" office:value="5.6257" calcext:value-type="float">
            <text:p>5.6257</text:p>
          </table:table-cell>
          <table:table-cell/>
        </table:table-row>
        <table:table-row table:style-name="ro1">
          <table:table-cell office:value-type="float" office:value="579.4672" calcext:value-type="float">
            <text:p>579.4672</text:p>
          </table:table-cell>
          <table:table-cell office:value-type="float" office:value="661.9687" calcext:value-type="float">
            <text:p>661.9687</text:p>
          </table:table-cell>
          <table:table-cell office:value-type="float" office:value="-20.2417" calcext:value-type="float">
            <text:p>-20.2417</text:p>
          </table:table-cell>
          <table:table-cell table:number-columns-repeated="2"/>
          <table:table-cell office:value-type="float" office:value="-159.4806" calcext:value-type="float">
            <text:p>-159.4806</text:p>
          </table:table-cell>
          <table:table-cell office:value-type="float" office:value="268.0786" calcext:value-type="float">
            <text:p>268.0786</text:p>
          </table:table-cell>
          <table:table-cell office:value-type="float" office:value="-258.1445" calcext:value-type="float">
            <text:p>-258.1445</text:p>
          </table:table-cell>
          <table:table-cell table:number-columns-repeated="2"/>
          <table:table-cell office:value-type="float" office:value="-91.0703" calcext:value-type="float">
            <text:p>-91.0703</text:p>
          </table:table-cell>
          <table:table-cell office:value-type="float" office:value="-359.3592" calcext:value-type="float">
            <text:p>-359.3592</text:p>
          </table:table-cell>
          <table:table-cell office:value-type="float" office:value="-88.4579" calcext:value-type="float">
            <text:p>-88.4579</text:p>
          </table:table-cell>
          <table:table-cell/>
        </table:table-row>
        <table:table-row table:style-name="ro1">
          <table:table-cell office:value-type="float" office:value="715.607" calcext:value-type="float">
            <text:p>715.607</text:p>
          </table:table-cell>
          <table:table-cell office:value-type="float" office:value="577.9092" calcext:value-type="float">
            <text:p>577.9092</text:p>
          </table:table-cell>
          <table:table-cell office:value-type="float" office:value="-232.7802" calcext:value-type="float">
            <text:p>-232.7802</text:p>
          </table:table-cell>
          <table:table-cell table:number-columns-repeated="2"/>
          <table:table-cell office:value-type="float" office:value="29.9632" calcext:value-type="float">
            <text:p>29.9632</text:p>
          </table:table-cell>
          <table:table-cell office:value-type="float" office:value="313.5197" calcext:value-type="float">
            <text:p>313.5197</text:p>
          </table:table-cell>
          <table:table-cell office:value-type="float" office:value="-194.302" calcext:value-type="float">
            <text:p>-194.302</text:p>
          </table:table-cell>
          <table:table-cell table:number-columns-repeated="2"/>
          <table:table-cell office:value-type="float" office:value="-94.5786" calcext:value-type="float">
            <text:p>-94.5786</text:p>
          </table:table-cell>
          <table:table-cell office:value-type="float" office:value="-331.3953" calcext:value-type="float">
            <text:p>-331.3953</text:p>
          </table:table-cell>
          <table:table-cell office:value-type="float" office:value="-192.622" calcext:value-type="float">
            <text:p>-192.622</text:p>
          </table:table-cell>
          <table:table-cell/>
        </table:table-row>
        <table:table-row table:style-name="ro1">
          <table:table-cell office:value-type="float" office:value="823.8208" calcext:value-type="float">
            <text:p>823.8208</text:p>
          </table:table-cell>
          <table:table-cell office:value-type="float" office:value="367.7604" calcext:value-type="float">
            <text:p>367.7604</text:p>
          </table:table-cell>
          <table:table-cell office:value-type="float" office:value="-290.1318" calcext:value-type="float">
            <text:p>-290.1318</text:p>
          </table:table-cell>
          <table:table-cell table:number-columns-repeated="2"/>
          <table:table-cell office:value-type="float" office:value="210.6365" calcext:value-type="float">
            <text:p>210.6365</text:p>
          </table:table-cell>
          <table:table-cell office:value-type="float" office:value="262.8354" calcext:value-type="float">
            <text:p>262.8354</text:p>
          </table:table-cell>
          <table:table-cell office:value-type="float" office:value="-165.7409" calcext:value-type="float">
            <text:p>-165.7409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-280.711" calcext:value-type="float">
            <text:p>-280.711</text:p>
          </table:table-cell>
          <table:table-cell office:value-type="float" office:value="-234.6236" calcext:value-type="float">
            <text:p>-234.6236</text:p>
          </table:table-cell>
          <table:table-cell/>
        </table:table-row>
        <table:table-row table:style-name="ro1">
          <table:table-cell office:value-type="float" office:value="846.5108" calcext:value-type="float">
            <text:p>846.5108</text:p>
          </table:table-cell>
          <table:table-cell office:value-type="float" office:value="197.8901" calcext:value-type="float">
            <text:p>197.8901</text:p>
          </table:table-cell>
          <table:table-cell office:value-type="float" office:value="-220.9725" calcext:value-type="float">
            <text:p>-220.9725</text:p>
          </table:table-cell>
          <table:table-cell table:number-columns-repeated="2"/>
          <table:table-cell office:value-type="float" office:value="289.5715" calcext:value-type="float">
            <text:p>289.5715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-221.1831" calcext:value-type="float">
            <text:p>-221.1831</text:p>
          </table:table-cell>
          <table:table-cell table:number-columns-repeated="2"/>
          <table:table-cell office:value-type="float" office:value="-148.956" calcext:value-type="float">
            <text:p>-148.956</text:p>
          </table:table-cell>
          <table:table-cell office:value-type="float" office:value="-231.7743" calcext:value-type="float">
            <text:p>-231.7743</text:p>
          </table:table-cell>
          <table:table-cell office:value-type="float" office:value="-291.7459" calcext:value-type="float">
            <text:p>-291.7459</text:p>
          </table:table-cell>
          <table:table-cell/>
        </table:table-row>
        <table:table-row table:style-name="ro1">
          <table:table-cell office:value-type="float" office:value="832.5477" calcext:value-type="float">
            <text:p>832.5477</text:p>
          </table:table-cell>
          <table:table-cell office:value-type="float" office:value="54.2884" calcext:value-type="float">
            <text:p>54.2884</text:p>
          </table:table-cell>
          <table:table-cell office:value-type="float" office:value="-123.1373" calcext:value-type="float">
            <text:p>-123.1373</text:p>
          </table:table-cell>
          <table:table-cell table:number-columns-repeated="2"/>
          <table:table-cell office:value-type="float" office:value="277.2927" calcext:value-type="float">
            <text:p>277.2927</text:p>
          </table:table-cell>
          <table:table-cell office:value-type="float" office:value="-114.6759" calcext:value-type="float">
            <text:p>-114.6759</text:p>
          </table:table-cell>
          <table:table-cell office:value-type="float" office:value="-202.7024" calcext:value-type="float">
            <text:p>-202.7024</text:p>
          </table:table-cell>
          <table:table-cell table:number-columns-repeated="2"/>
          <table:table-cell office:value-type="float" office:value="-131.4149" calcext:value-type="float">
            <text:p>-131.4149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-298.4661" calcext:value-type="float">
            <text:p>-298.4661</text:p>
          </table:table-cell>
          <table:table-cell/>
        </table:table-row>
        <table:table-row table:style-name="ro1">
          <table:table-cell office:value-type="float" office:value="797.64" calcext:value-type="float">
            <text:p>797.64</text:p>
          </table:table-cell>
          <table:table-cell office:value-type="float" office:value="15.7611" calcext:value-type="float">
            <text:p>15.7611</text:p>
          </table:table-cell>
          <table:table-cell office:value-type="float" office:value="-28.6758" calcext:value-type="float">
            <text:p>-28.6758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-271.9723" calcext:value-type="float">
            <text:p>-271.9723</text:p>
          </table:table-cell>
          <table:table-cell office:value-type="float" office:value="-41.416" calcext:value-type="float">
            <text:p>-41.416</text:p>
          </table:table-cell>
          <table:table-cell table:number-columns-repeated="2"/>
          <table:table-cell office:value-type="float" office:value="-113.8738" calcext:value-type="float">
            <text:p>-113.8738</text:p>
          </table:table-cell>
          <table:table-cell office:value-type="float" office:value="-263.2336" calcext:value-type="float">
            <text:p>-263.2336</text:p>
          </table:table-cell>
          <table:table-cell office:value-type="float" office:value="-254.7844" calcext:value-type="float">
            <text:p>-254.7844</text:p>
          </table:table-cell>
          <table:table-cell/>
        </table:table-row>
        <table:table-row table:style-name="ro1">
          <table:table-cell office:value-type="float" office:value="830.8023" calcext:value-type="float">
            <text:p>830.8023</text:p>
          </table:table-cell>
          <table:table-cell office:value-type="float" office:value="73.552" calcext:value-type="float">
            <text:p>73.552</text:p>
          </table:table-cell>
          <table:table-cell office:value-type="float" office:value="53.978" calcext:value-type="float">
            <text:p>53.978</text:p>
          </table:table-cell>
          <table:table-cell table:number-columns-repeated="2"/>
          <table:table-cell office:value-type="float" office:value="79.0783" calcext:value-type="float">
            <text:p>79.0783</text:p>
          </table:table-cell>
          <table:table-cell office:value-type="float" office:value="-308.6748" calcext:value-type="float">
            <text:p>-308.6748</text:p>
          </table:table-cell>
          <table:table-cell office:value-type="float" office:value="212.2738" calcext:value-type="float">
            <text:p>212.2738</text:p>
          </table:table-cell>
          <table:table-cell table:number-columns-repeated="2"/>
          <table:table-cell office:value-type="float" office:value="-78.7915" calcext:value-type="float">
            <text:p>-78.7915</text:p>
          </table:table-cell>
          <table:table-cell office:value-type="float" office:value="-357.6114" calcext:value-type="float">
            <text:p>-357.6114</text:p>
          </table:table-cell>
          <table:table-cell office:value-type="float" office:value="-133.8197" calcext:value-type="float">
            <text:p>-133.8197</text:p>
          </table:table-cell>
          <table:table-cell/>
        </table:table-row>
        <table:table-row table:style-name="ro1">
          <table:table-cell office:value-type="float" office:value="881.4184" calcext:value-type="float">
            <text:p>881.4184</text:p>
          </table:table-cell>
          <table:table-cell office:value-type="float" office:value="187.3826" calcext:value-type="float">
            <text:p>187.3826</text:p>
          </table:table-cell>
          <table:table-cell office:value-type="float" office:value="25.3021" calcext:value-type="float">
            <text:p>25.3021</text:p>
          </table:table-cell>
          <table:table-cell table:number-columns-repeated="2"/>
          <table:table-cell office:value-type="float" office:value="-61.2504" calcext:value-type="float">
            <text:p>-61.2504</text:p>
          </table:table-cell>
          <table:table-cell office:value-type="float" office:value="-238.7653" calcext:value-type="float">
            <text:p>-238.7653</text:p>
          </table:table-cell>
          <table:table-cell office:value-type="float" office:value="302.9974" calcext:value-type="float">
            <text:p>302.9974</text:p>
          </table:table-cell>
          <table:table-cell table:number-columns-repeated="2"/>
          <table:table-cell office:value-type="float" office:value="-89.3162" calcext:value-type="float">
            <text:p>-89.3162</text:p>
          </table:table-cell>
          <table:table-cell office:value-type="float" office:value="-389.0707" calcext:value-type="float">
            <text:p>-389.0707</text:p>
          </table:table-cell>
          <table:table-cell office:value-type="float" office:value="3.9456" calcext:value-type="float">
            <text:p>3.9456</text:p>
          </table:table-cell>
          <table:table-cell/>
        </table:table-row>
        <table:table-row table:style-name="ro1">
          <table:table-cell office:value-type="float" office:value="904.1084" calcext:value-type="float">
            <text:p>904.1084</text:p>
          </table:table-cell>
          <table:table-cell office:value-type="float" office:value="357.2529" calcext:value-type="float">
            <text:p>357.2529</text:p>
          </table:table-cell>
          <table:table-cell office:value-type="float" office:value="-77.5934" calcext:value-type="float">
            <text:p>-77.5934</text:p>
          </table:table-cell>
          <table:table-cell table:number-columns-repeated="2"/>
          <table:table-cell office:value-type="float" office:value="-101.595" calcext:value-type="float">
            <text:p>-101.595</text:p>
          </table:table-cell>
          <table:table-cell office:value-type="float" office:value="-153.1261" calcext:value-type="float">
            <text:p>-153.1261</text:p>
          </table:table-cell>
          <table:table-cell office:value-type="float" office:value="361.7997" calcext:value-type="float">
            <text:p>361.7997</text:p>
          </table:table-cell>
          <table:table-cell table:number-columns-repeated="2"/>
          <table:table-cell office:value-type="float" office:value="-75.2833" calcext:value-type="float">
            <text:p>-75.2833</text:p>
          </table:table-cell>
          <table:table-cell office:value-type="float" office:value="-354.1159" calcext:value-type="float">
            <text:p>-354.1159</text:p>
          </table:table-cell>
          <table:table-cell office:value-type="float" office:value="182.0326" calcext:value-type="float">
            <text:p>182.0326</text:p>
          </table:table-cell>
          <table:table-cell/>
        </table:table-row>
        <table:table-row table:style-name="ro1">
          <table:table-cell office:value-type="float" office:value="816.8392" calcext:value-type="float">
            <text:p>816.8392</text:p>
          </table:table-cell>
          <table:table-cell office:value-type="float" office:value="535.8794" calcext:value-type="float">
            <text:p>535.8794</text:p>
          </table:table-cell>
          <table:table-cell office:value-type="float" office:value="-148.4395" calcext:value-type="float">
            <text:p>-148.4395</text:p>
          </table:table-cell>
          <table:table-cell table:number-columns-repeated="2"/>
          <table:table-cell office:value-type="float" office:value="-92.8244" calcext:value-type="float">
            <text:p>-92.8244</text:p>
          </table:table-cell>
          <table:table-cell office:value-type="float" office:value="-81.4689" calcext:value-type="float">
            <text:p>-81.4689</text:p>
          </table:table-cell>
          <table:table-cell office:value-type="float" office:value="370.2" calcext:value-type="float">
            <text:p>370.2</text:p>
          </table:table-cell>
          <table:table-cell table:number-columns-repeated="2"/>
          <table:table-cell office:value-type="float" office:value="-106.8573" calcext:value-type="float">
            <text:p>-106.8573</text:p>
          </table:table-cell>
          <table:table-cell office:value-type="float" office:value="-235.2698" calcext:value-type="float">
            <text:p>-235.2698</text:p>
          </table:table-cell>
          <table:table-cell office:value-type="float" office:value="329.8784" calcext:value-type="float">
            <text:p>329.8784</text:p>
          </table:table-cell>
          <table:table-cell/>
        </table:table-row>
        <table:table-row table:style-name="ro1">
          <table:table-cell office:value-type="float" office:value="773.2047" calcext:value-type="float">
            <text:p>773.2047</text:p>
          </table:table-cell>
          <table:table-cell office:value-type="float" office:value="527.1232" calcext:value-type="float">
            <text:p>527.1232</text:p>
          </table:table-cell>
          <table:table-cell office:value-type="float" office:value="-234.467" calcext:value-type="float">
            <text:p>-234.467</text:p>
          </table:table-cell>
          <table:table-cell table:number-columns-repeated="2"/>
          <table:table-cell office:value-type="float" office:value="-19.1518" calcext:value-type="float">
            <text:p>-19.1518</text:p>
          </table:table-cell>
          <table:table-cell office:value-type="float" office:value="54.8546" calcext:value-type="float">
            <text:p>54.8546</text:p>
          </table:table-cell>
          <table:table-cell office:value-type="float" office:value="383.6405" calcext:value-type="float">
            <text:p>383.6405</text:p>
          </table:table-cell>
          <table:table-cell table:number-columns-repeated="2"/>
          <table:table-cell office:value-type="float" office:value="-147.2018" calcext:value-type="float">
            <text:p>-147.2018</text:p>
          </table:table-cell>
          <table:table-cell office:value-type="float" office:value="-41.2709" calcext:value-type="float">
            <text:p>-41.2709</text:p>
          </table:table-cell>
          <table:table-cell office:value-type="float" office:value="378.6004" calcext:value-type="float">
            <text:p>378.6004</text:p>
          </table:table-cell>
          <table:table-cell/>
        </table:table-row>
        <table:table-row table:style-name="ro1">
          <table:table-cell office:value-type="float" office:value="747.0239" calcext:value-type="float">
            <text:p>747.0239</text:p>
          </table:table-cell>
          <table:table-cell office:value-type="float" office:value="542.8844" calcext:value-type="float">
            <text:p>542.8844</text:p>
          </table:table-cell>
          <table:table-cell office:value-type="float" office:value="-212.5384" calcext:value-type="float">
            <text:p>-212.5384</text:p>
          </table:table-cell>
          <table:table-cell table:number-columns-repeated="2"/>
          <table:table-cell office:value-type="float" office:value="79.0783" calcext:value-type="float">
            <text:p>79.0783</text:p>
          </table:table-cell>
          <table:table-cell office:value-type="float" office:value="159.7188" calcext:value-type="float">
            <text:p>159.7188</text:p>
          </table:table-cell>
          <table:table-cell office:value-type="float" office:value="323.1582" calcext:value-type="float">
            <text:p>323.1582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16.4043" calcext:value-type="float">
            <text:p>16.4043</text:p>
          </table:table-cell>
          <table:table-cell office:value-type="float" office:value="376.9203" calcext:value-type="float">
            <text:p>376.9203</text:p>
          </table:table-cell>
          <table:table-cell/>
        </table:table-row>
        <table:table-row table:style-name="ro1">
          <table:table-cell office:value-type="float" office:value="640.5556" calcext:value-type="float">
            <text:p>640.5556</text:p>
          </table:table-cell>
          <table:table-cell office:value-type="float" office:value="649.71" calcext:value-type="float">
            <text:p>649.71</text:p>
          </table:table-cell>
          <table:table-cell office:value-type="float" office:value="-89.4011" calcext:value-type="float">
            <text:p>-89.4011</text:p>
          </table:table-cell>
          <table:table-cell table:number-columns-repeated="2"/>
          <table:table-cell office:value-type="float" office:value="179.0625" calcext:value-type="float">
            <text:p>179.0625</text:p>
          </table:table-cell>
          <table:table-cell office:value-type="float" office:value="126.5118" calcext:value-type="float">
            <text:p>126.5118</text:p>
          </table:table-cell>
          <table:table-cell office:value-type="float" office:value="284.5167" calcext:value-type="float">
            <text:p>284.5167</text:p>
          </table:table-cell>
          <table:table-cell table:number-columns-repeated="2"/>
          <table:table-cell office:value-type="float" office:value="-194.5628" calcext:value-type="float">
            <text:p>-194.5628</text:p>
          </table:table-cell>
          <table:table-cell office:value-type="float" office:value="58.35" calcext:value-type="float">
            <text:p>58.35</text:p>
          </table:table-cell>
          <table:table-cell office:value-type="float" office:value="356.7595" calcext:value-type="float">
            <text:p>356.7595</text:p>
          </table:table-cell>
          <table:table-cell/>
        </table:table-row>
        <table:table-row table:style-name="ro1">
          <table:table-cell office:value-type="float" office:value="535.8326" calcext:value-type="float">
            <text:p>535.8326</text:p>
          </table:table-cell>
          <table:table-cell office:value-type="float" office:value="565.6505" calcext:value-type="float">
            <text:p>565.6505</text:p>
          </table:table-cell>
          <table:table-cell office:value-type="float" office:value="210.8516" calcext:value-type="float">
            <text:p>210.8516</text:p>
          </table:table-cell>
          <table:table-cell table:number-columns-repeated="2"/>
          <table:table-cell office:value-type="float" office:value="228.1776" calcext:value-type="float">
            <text:p>228.1776</text:p>
          </table:table-cell>
          <table:table-cell office:value-type="float" office:value="-30.7845" calcext:value-type="float">
            <text:p>-30.7845</text:p>
          </table:table-cell>
          <table:table-cell office:value-type="float" office:value="304.6775" calcext:value-type="float">
            <text:p>304.6775</text:p>
          </table:table-cell>
          <table:table-cell table:number-columns-repeated="2"/>
          <table:table-cell office:value-type="float" office:value="-187.5464" calcext:value-type="float">
            <text:p>-187.5464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363.4797" calcext:value-type="float">
            <text:p>363.4797</text:p>
          </table:table-cell>
          <table:table-cell/>
        </table:table-row>
        <table:table-row table:style-name="ro1">
          <table:table-cell office:value-type="float" office:value="499.1795" calcext:value-type="float">
            <text:p>499.1795</text:p>
          </table:table-cell>
          <table:table-cell office:value-type="float" office:value="224.1587" calcext:value-type="float">
            <text:p>224.1587</text:p>
          </table:table-cell>
          <table:table-cell office:value-type="float" office:value="327.2417" calcext:value-type="float">
            <text:p>327.2417</text:p>
          </table:table-cell>
          <table:table-cell table:number-columns-repeated="2"/>
          <table:table-cell office:value-type="float" office:value="179.0625" calcext:value-type="float">
            <text:p>179.0625</text:p>
          </table:table-cell>
          <table:table-cell office:value-type="float" office:value="-209.0537" calcext:value-type="float">
            <text:p>-209.0537</text:p>
          </table:table-cell>
          <table:table-cell office:value-type="float" office:value="260.9957" calcext:value-type="float">
            <text:p>260.9957</text:p>
          </table:table-cell>
          <table:table-cell table:number-columns-repeated="2"/>
          <table:table-cell office:value-type="float" office:value="-182.2841" calcext:value-type="float">
            <text:p>-182.2841</text:p>
          </table:table-cell>
          <table:table-cell office:value-type="float" office:value="-111.1804" calcext:value-type="float">
            <text:p>-111.1804</text:p>
          </table:table-cell>
          <table:table-cell office:value-type="float" office:value="381.9605" calcext:value-type="float">
            <text:p>381.9605</text:p>
          </table:table-cell>
          <table:table-cell/>
        </table:table-row>
        <table:table-row table:style-name="ro1">
          <table:table-cell office:value-type="float" office:value="582.9579" calcext:value-type="float">
            <text:p>582.9579</text:p>
          </table:table-cell>
          <table:table-cell office:value-type="float" office:value="122.5868" calcext:value-type="float">
            <text:p>122.5868</text:p>
          </table:table-cell>
          <table:table-cell office:value-type="float" office:value="310.3736" calcext:value-type="float">
            <text:p>310.3736</text:p>
          </table:table-cell>
          <table:table-cell table:number-columns-repeated="2"/>
          <table:table-cell office:value-type="float" office:value="105.3899" calcext:value-type="float">
            <text:p>105.3899</text:p>
          </table:table-cell>
          <table:table-cell office:value-type="float" office:value="-327.8999" calcext:value-type="float">
            <text:p>-327.8999</text:p>
          </table:table-cell>
          <table:table-cell office:value-type="float" office:value="153.4715" calcext:value-type="float">
            <text:p>153.4715</text:p>
          </table:table-cell>
          <table:table-cell table:number-columns-repeated="2"/>
          <table:table-cell office:value-type="float" office:value="-143.6936" calcext:value-type="float">
            <text:p>-143.6936</text:p>
          </table:table-cell>
          <table:table-cell office:value-type="float" office:value="-268.4768" calcext:value-type="float">
            <text:p>-268.4768</text:p>
          </table:table-cell>
          <table:table-cell office:value-type="float" office:value="294.597" calcext:value-type="float">
            <text:p>294.597</text:p>
          </table:table-cell>
          <table:table-cell/>
        </table:table-row>
        <table:table-row table:style-name="ro1">
          <table:table-cell office:value-type="float" office:value="610.884" calcext:value-type="float">
            <text:p>610.884</text:p>
          </table:table-cell>
          <table:table-cell office:value-type="float" office:value="73.552" calcext:value-type="float">
            <text:p>73.552</text:p>
          </table:table-cell>
          <table:table-cell office:value-type="float" office:value="276.6373" calcext:value-type="float">
            <text:p>276.6373</text:p>
          </table:table-cell>
          <table:table-cell table:number-columns-repeated="2"/>
          <table:table-cell office:value-type="float" office:value="-31.4306" calcext:value-type="float">
            <text:p>-31.4306</text:p>
          </table:table-cell>
          <table:table-cell office:value-type="float" office:value="-397.8094" calcext:value-type="float">
            <text:p>-397.8094</text:p>
          </table:table-cell>
          <table:table-cell office:value-type="float" office:value="-17.8951" calcext:value-type="float">
            <text:p>-17.8951</text:p>
          </table:table-cell>
          <table:table-cell table:number-columns-repeated="2"/>
          <table:table-cell office:value-type="float" office:value="-171.7594" calcext:value-type="float">
            <text:p>-171.7594</text:p>
          </table:table-cell>
          <table:table-cell office:value-type="float" office:value="-355.8637" calcext:value-type="float">
            <text:p>-355.8637</text:p>
          </table:table-cell>
          <table:table-cell office:value-type="float" office:value="92.9891" calcext:value-type="float">
            <text:p>92.9891</text:p>
          </table:table-cell>
          <table:table-cell/>
        </table:table-row>
        <table:table-row table:style-name="ro1">
          <table:table-cell office:value-type="float" office:value="630.0833" calcext:value-type="float">
            <text:p>630.0833</text:p>
          </table:table-cell>
          <table:table-cell office:value-type="float" office:value="306.467" calcext:value-type="float">
            <text:p>306.467</text:p>
          </table:table-cell>
          <table:table-cell office:value-type="float" office:value="305.3131" calcext:value-type="float">
            <text:p>305.3131</text:p>
          </table:table-cell>
          <table:table-cell table:number-columns-repeated="2"/>
          <table:table-cell office:value-type="float" office:value="-112.1196" calcext:value-type="float">
            <text:p>-112.1196</text:p>
          </table:table-cell>
          <table:table-cell office:value-type="float" office:value="-359.3592" calcext:value-type="float">
            <text:p>-359.3592</text:p>
          </table:table-cell>
          <table:table-cell office:value-type="float" office:value="-159.0207" calcext:value-type="float">
            <text:p>-159.0207</text:p>
          </table:table-cell>
          <table:table-cell table:number-columns-repeated="2"/>
          <table:table-cell office:value-type="float" office:value="-141.9395" calcext:value-type="float">
            <text:p>-141.9395</text:p>
          </table:table-cell>
          <table:table-cell office:value-type="float" office:value="-322.6567" calcext:value-type="float">
            <text:p>-322.6567</text:p>
          </table:table-cell>
          <table:table-cell office:value-type="float" office:value="-22.9353" calcext:value-type="float">
            <text:p>-22.9353</text:p>
          </table:table-cell>
          <table:table-cell/>
        </table:table-row>
        <table:table-row table:style-name="ro1">
          <table:table-cell office:value-type="float" office:value="685.9355" calcext:value-type="float">
            <text:p>685.9355</text:p>
          </table:table-cell>
          <table:table-cell office:value-type="float" office:value="600.6753" calcext:value-type="float">
            <text:p>600.6753</text:p>
          </table:table-cell>
          <table:table-cell office:value-type="float" office:value="92.7747" calcext:value-type="float">
            <text:p>92.7747</text:p>
          </table:table-cell>
          <table:table-cell table:number-columns-repeated="2"/>
          <table:table-cell office:value-type="float" office:value="-191.0546" calcext:value-type="float">
            <text:p>-191.0546</text:p>
          </table:table-cell>
          <table:table-cell office:value-type="float" office:value="-252.7472" calcext:value-type="float">
            <text:p>-252.7472</text:p>
          </table:table-cell>
          <table:table-cell office:value-type="float" office:value="-268.2249" calcext:value-type="float">
            <text:p>-268.2249</text:p>
          </table:table-cell>
          <table:table-cell table:number-columns-repeated="2"/>
          <table:table-cell office:value-type="float" office:value="-182.2841" calcext:value-type="float">
            <text:p>-182.2841</text:p>
          </table:table-cell>
          <table:table-cell office:value-type="float" office:value="-320.9089" calcext:value-type="float">
            <text:p>-320.9089</text:p>
          </table:table-cell>
          <table:table-cell office:value-type="float" office:value="-138.8599" calcext:value-type="float">
            <text:p>-138.8599</text:p>
          </table:table-cell>
          <table:table-cell/>
        </table:table-row>
        <table:table-row table:style-name="ro1">
          <table:table-cell office:value-type="float" office:value="633.574" calcext:value-type="float">
            <text:p>633.574</text:p>
          </table:table-cell>
          <table:table-cell office:value-type="float" office:value="649.71" calcext:value-type="float">
            <text:p>649.71</text:p>
          </table:table-cell>
          <table:table-cell office:value-type="float" office:value="-177.1153" calcext:value-type="float">
            <text:p>-177.1153</text:p>
          </table:table-cell>
          <table:table-cell table:number-columns-repeated="2"/>
          <table:table-cell office:value-type="float" office:value="-278.7601" calcext:value-type="float">
            <text:p>-278.7601</text:p>
          </table:table-cell>
          <table:table-cell office:value-type="float" office:value="-165.3603" calcext:value-type="float">
            <text:p>-165.3603</text:p>
          </table:table-cell>
          <table:table-cell office:value-type="float" office:value="-268.2249" calcext:value-type="float">
            <text:p>-268.2249</text:p>
          </table:table-cell>
          <table:table-cell table:number-columns-repeated="2"/>
          <table:table-cell office:value-type="float" office:value="-110.3655" calcext:value-type="float">
            <text:p>-110.3655</text:p>
          </table:table-cell>
          <table:table-cell office:value-type="float" office:value="-298.1883" calcext:value-type="float">
            <text:p>-298.1883</text:p>
          </table:table-cell>
          <table:table-cell office:value-type="float" office:value="-234.6236" calcext:value-type="float">
            <text:p>-234.6236</text:p>
          </table:table-cell>
          <table:table-cell/>
        </table:table-row>
        <table:table-row table:style-name="ro1">
          <table:table-cell office:value-type="float" office:value="671.9724" calcext:value-type="float">
            <text:p>671.9724</text:p>
          </table:table-cell>
          <table:table-cell office:value-type="float" office:value="579.6604" calcext:value-type="float">
            <text:p>579.6604</text:p>
          </table:table-cell>
          <table:table-cell office:value-type="float" office:value="-261.456" calcext:value-type="float">
            <text:p>-261.456</text:p>
          </table:table-cell>
          <table:table-cell table:number-columns-repeated="2"/>
          <table:table-cell office:value-type="float" office:value="-392.7772" calcext:value-type="float">
            <text:p>-392.7772</text:p>
          </table:table-cell>
          <table:table-cell office:value-type="float" office:value="-58.7483" calcext:value-type="float">
            <text:p>-58.7483</text:p>
          </table:table-cell>
          <table:table-cell office:value-type="float" office:value="-148.9403" calcext:value-type="float">
            <text:p>-148.9403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-287.7019" calcext:value-type="float">
            <text:p>-287.7019</text:p>
          </table:table-cell>
          <table:table-cell office:value-type="float" office:value="-251.4243" calcext:value-type="float">
            <text:p>-251.4243</text:p>
          </table:table-cell>
          <table:table-cell/>
        </table:table-row>
        <table:table-row table:style-name="ro1">
          <table:table-cell office:value-type="float" office:value="781.9316" calcext:value-type="float">
            <text:p>781.9316</text:p>
          </table:table-cell>
          <table:table-cell office:value-type="float" office:value="392.2777" calcext:value-type="float">
            <text:p>392.2777</text:p>
          </table:table-cell>
          <table:table-cell office:value-type="float" office:value="-337.3626" calcext:value-type="float">
            <text:p>-337.3626</text:p>
          </table:table-cell>
          <table:table-cell table:number-columns-repeated="2"/>
          <table:table-cell office:value-type="float" office:value="-380.4985" calcext:value-type="float">
            <text:p>-380.4985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121.5503" calcext:value-type="float">
            <text:p>121.5503</text:p>
          </table:table-cell>
          <table:table-cell table:number-columns-repeated="2"/>
          <table:table-cell office:value-type="float" office:value="-122.6443" calcext:value-type="float">
            <text:p>-122.6443</text:p>
          </table:table-cell>
          <table:table-cell office:value-type="float" office:value="-306.927" calcext:value-type="float">
            <text:p>-306.927</text:p>
          </table:table-cell>
          <table:table-cell office:value-type="float" office:value="-216.1429" calcext:value-type="float">
            <text:p>-216.1429</text:p>
          </table:table-cell>
          <table:table-cell/>
        </table:table-row>
        <table:table-row table:style-name="ro1">
          <table:table-cell office:value-type="float" office:value="877.9277" calcext:value-type="float">
            <text:p>877.9277</text:p>
          </table:table-cell>
          <table:table-cell office:value-type="float" office:value="302.9645" calcext:value-type="float">
            <text:p>302.9645</text:p>
          </table:table-cell>
          <table:table-cell office:value-type="float" office:value="-210.8516" calcext:value-type="float">
            <text:p>-210.8516</text:p>
          </table:table-cell>
          <table:table-cell table:number-columns-repeated="2"/>
          <table:table-cell office:value-type="float" office:value="-303.3176" calcext:value-type="float">
            <text:p>-303.3176</text:p>
          </table:table-cell>
          <table:table-cell office:value-type="float" office:value="117.7731" calcext:value-type="float">
            <text:p>117.7731</text:p>
          </table:table-cell>
          <table:table-cell office:value-type="float" office:value="235.7947" calcext:value-type="float">
            <text:p>235.7947</text:p>
          </table:table-cell>
          <table:table-cell table:number-columns-repeated="2"/>
          <table:table-cell office:value-type="float" office:value="-119.1361" calcext:value-type="float">
            <text:p>-119.1361</text:p>
          </table:table-cell>
          <table:table-cell office:value-type="float" office:value="-359.3592" calcext:value-type="float">
            <text:p>-359.3592</text:p>
          </table:table-cell>
          <table:table-cell office:value-type="float" office:value="-138.8599" calcext:value-type="float">
            <text:p>-138.8599</text:p>
          </table:table-cell>
          <table:table-cell/>
        </table:table-row>
        <table:table-row table:style-name="ro1">
          <table:table-cell office:value-type="float" office:value="879.673" calcext:value-type="float">
            <text:p>879.673</text:p>
          </table:table-cell>
          <table:table-cell office:value-type="float" office:value="332.7356" calcext:value-type="float">
            <text:p>332.7356</text:p>
          </table:table-cell>
          <table:table-cell office:value-type="float" office:value="-40.4835" calcext:value-type="float">
            <text:p>-40.4835</text:p>
          </table:table-cell>
          <table:table-cell table:number-columns-repeated="2"/>
          <table:table-cell office:value-type="float" office:value="-238.4156" calcext:value-type="float">
            <text:p>-238.4156</text:p>
          </table:table-cell>
          <table:table-cell office:value-type="float" office:value="88.0616" calcext:value-type="float">
            <text:p>88.0616</text:p>
          </table:table-cell>
          <table:table-cell office:value-type="float" office:value="304.6775" calcext:value-type="float">
            <text:p>304.6775</text:p>
          </table:table-cell>
          <table:table-cell table:number-columns-repeated="2"/>
          <table:table-cell office:value-type="float" office:value="-112.1196" calcext:value-type="float">
            <text:p>-112.1196</text:p>
          </table:table-cell>
          <table:table-cell office:value-type="float" office:value="-394.3139" calcext:value-type="float">
            <text:p>-394.3139</text:p>
          </table:table-cell>
          <table:table-cell office:value-type="float" office:value="-4.4546" calcext:value-type="float">
            <text:p>-4.4546</text:p>
          </table:table-cell>
          <table:table-cell/>
        </table:table-row>
        <table:table-row table:style-name="ro1">
          <table:table-cell office:value-type="float" office:value="834.2931" calcext:value-type="float">
            <text:p>834.2931</text:p>
          </table:table-cell>
          <table:table-cell office:value-type="float" office:value="476.3373" calcext:value-type="float">
            <text:p>476.3373</text:p>
          </table:table-cell>
          <table:table-cell office:value-type="float" office:value="10.1208" calcext:value-type="float">
            <text:p>10.1208</text:p>
          </table:table-cell>
          <table:table-cell table:number-columns-repeated="2"/>
          <table:table-cell office:value-type="float" office:value="-320.8587" calcext:value-type="float">
            <text:p>-320.8587</text:p>
          </table:table-cell>
          <table:table-cell office:value-type="float" office:value="-77.9734" calcext:value-type="float">
            <text:p>-77.9734</text:p>
          </table:table-cell>
          <table:table-cell office:value-type="float" office:value="259.3157" calcext:value-type="float">
            <text:p>259.3157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-373.3411" calcext:value-type="float">
            <text:p>-373.3411</text:p>
          </table:table-cell>
          <table:table-cell office:value-type="float" office:value="129.9506" calcext:value-type="float">
            <text:p>129.9506</text:p>
          </table:table-cell>
          <table:table-cell/>
        </table:table-row>
        <table:table-row table:style-name="ro1">
          <table:table-cell office:value-type="float" office:value="712.1162" calcext:value-type="float">
            <text:p>712.1162</text:p>
          </table:table-cell>
          <table:table-cell office:value-type="float" office:value="451.8199" calcext:value-type="float">
            <text:p>451.8199</text:p>
          </table:table-cell>
          <table:table-cell office:value-type="float" office:value="239.5274" calcext:value-type="float">
            <text:p>239.5274</text:p>
          </table:table-cell>
          <table:table-cell table:number-columns-repeated="2"/>
          <table:table-cell office:value-type="float" office:value="-369.9738" calcext:value-type="float">
            <text:p>-369.9738</text:p>
          </table:table-cell>
          <table:table-cell office:value-type="float" office:value="-196.8196" calcext:value-type="float">
            <text:p>-196.8196</text:p>
          </table:table-cell>
          <table:table-cell office:value-type="float" office:value="84.5888" calcext:value-type="float">
            <text:p>84.5888</text:p>
          </table:table-cell>
          <table:table-cell table:number-columns-repeated="2"/>
          <table:table-cell office:value-type="float" office:value="-57.7422" calcext:value-type="float">
            <text:p>-57.7422</text:p>
          </table:table-cell>
          <table:table-cell office:value-type="float" office:value="-312.1703" calcext:value-type="float">
            <text:p>-312.1703</text:p>
          </table:table-cell>
          <table:table-cell office:value-type="float" office:value="266.0359" calcext:value-type="float">
            <text:p>266.0359</text:p>
          </table:table-cell>
          <table:table-cell/>
        </table:table-row>
        <table:table-row table:style-name="ro1">
          <table:table-cell office:value-type="float" office:value="532.3418" calcext:value-type="float">
            <text:p>532.3418</text:p>
          </table:table-cell>
          <table:table-cell office:value-type="float" office:value="355.5017" calcext:value-type="float">
            <text:p>355.5017</text:p>
          </table:table-cell>
          <table:table-cell office:value-type="float" office:value="325.5549" calcext:value-type="float">
            <text:p>325.5549</text:p>
          </table:table-cell>
          <table:table-cell table:number-columns-repeated="2"/>
          <table:table-cell office:value-type="float" office:value="-389.269" calcext:value-type="float">
            <text:p>-389.269</text:p>
          </table:table-cell>
          <table:table-cell office:value-type="float" office:value="-184.5854" calcext:value-type="float">
            <text:p>-184.5854</text:p>
          </table:table-cell>
          <table:table-cell office:value-type="float" office:value="-61.5768" calcext:value-type="float">
            <text:p>-61.5768</text:p>
          </table:table-cell>
          <table:table-cell table:number-columns-repeated="2"/>
          <table:table-cell office:value-type="float" office:value="-40.2011" calcext:value-type="float">
            <text:p>-40.2011</text:p>
          </table:table-cell>
          <table:table-cell office:value-type="float" office:value="-137.3965" calcext:value-type="float">
            <text:p>-137.3965</text:p>
          </table:table-cell>
          <table:table-cell office:value-type="float" office:value="393.7209" calcext:value-type="float">
            <text:p>393.7209</text:p>
          </table:table-cell>
          <table:table-cell/>
        </table:table-row>
        <table:table-row table:style-name="ro1">
          <table:table-cell office:value-type="float" office:value="567.2495" calcext:value-type="float">
            <text:p>567.2495</text:p>
          </table:table-cell>
          <table:table-cell office:value-type="float" office:value="218.905" calcext:value-type="float">
            <text:p>218.905</text:p>
          </table:table-cell>
          <table:table-cell office:value-type="float" office:value="328.9285" calcext:value-type="float">
            <text:p>328.9285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-193.3241" calcext:value-type="float">
            <text:p>-193.3241</text:p>
          </table:table-cell>
          <table:table-cell office:value-type="float" office:value="-244.704" calcext:value-type="float">
            <text:p>-244.704</text:p>
          </table:table-cell>
          <table:table-cell table:number-columns-repeated="2"/>
          <table:table-cell office:value-type="float" office:value="-33.1847" calcext:value-type="float">
            <text:p>-33.1847</text:p>
          </table:table-cell>
          <table:table-cell office:value-type="float" office:value="-77.9734" calcext:value-type="float">
            <text:p>-77.9734</text:p>
          </table:table-cell>
          <table:table-cell office:value-type="float" office:value="403.8013" calcext:value-type="float">
            <text:p>403.8013</text:p>
          </table:table-cell>
          <table:table-cell/>
        </table:table-row>
        <table:table-row table:style-name="ro1">
          <table:table-cell office:value-type="float" office:value="745.2785" calcext:value-type="float">
            <text:p>745.2785</text:p>
          </table:table-cell>
          <table:table-cell office:value-type="float" office:value="197.8901" calcext:value-type="float">
            <text:p>197.8901</text:p>
          </table:table-cell>
          <table:table-cell office:value-type="float" office:value="261.456" calcext:value-type="float">
            <text:p>261.456</text:p>
          </table:table-cell>
          <table:table-cell table:number-columns-repeated="2"/>
          <table:table-cell office:value-type="float" office:value="-185.7923" calcext:value-type="float">
            <text:p>-185.7923</text:p>
          </table:table-cell>
          <table:table-cell office:value-type="float" office:value="-212.5492" calcext:value-type="float">
            <text:p>-212.5492</text:p>
          </table:table-cell>
          <table:table-cell office:value-type="float" office:value="-290.0658" calcext:value-type="float">
            <text:p>-290.0658</text:p>
          </table:table-cell>
          <table:table-cell table:number-columns-repeated="2"/>
          <table:table-cell office:value-type="float" office:value="-41.9552" calcext:value-type="float">
            <text:p>-41.9552</text:p>
          </table:table-cell>
          <table:table-cell office:value-type="float" office:value="-128.6578" calcext:value-type="float">
            <text:p>-128.6578</text:p>
          </table:table-cell>
          <table:table-cell office:value-type="float" office:value="398.7611" calcext:value-type="float">
            <text:p>398.7611</text:p>
          </table:table-cell>
          <table:table-cell/>
        </table:table-row>
        <table:table-row table:style-name="ro1">
          <table:table-cell office:value-type="float" office:value="837.7838" calcext:value-type="float">
            <text:p>837.7838</text:p>
          </table:table-cell>
          <table:table-cell office:value-type="float" office:value="157.6116" calcext:value-type="float">
            <text:p>157.6116</text:p>
          </table:table-cell>
          <table:table-cell office:value-type="float" office:value="138.3186" calcext:value-type="float">
            <text:p>138.3186</text:p>
          </table:table-cell>
          <table:table-cell table:number-columns-repeated="2"/>
          <table:table-cell office:value-type="float" office:value="-24.4141" calcext:value-type="float">
            <text:p>-24.4141</text:p>
          </table:table-cell>
          <table:table-cell office:value-type="float" office:value="-257.9904" calcext:value-type="float">
            <text:p>-257.9904</text:p>
          </table:table-cell>
          <table:table-cell office:value-type="float" office:value="-320.307" calcext:value-type="float">
            <text:p>-320.307</text:p>
          </table:table-cell>
          <table:table-cell table:number-columns-repeated="2"/>
          <table:table-cell office:value-type="float" office:value="-92.8244" calcext:value-type="float">
            <text:p>-92.8244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346.6791" calcext:value-type="float">
            <text:p>346.6791</text:p>
          </table:table-cell>
          <table:table-cell/>
        </table:table-row>
        <table:table-row table:style-name="ro1">
          <table:table-cell office:value-type="float" office:value="891.8907" calcext:value-type="float">
            <text:p>891.8907</text:p>
          </table:table-cell>
          <table:table-cell office:value-type="float" office:value="169.8702" calcext:value-type="float">
            <text:p>169.8702</text:p>
          </table:table-cell>
          <table:table-cell office:value-type="float" office:value="1.6868" calcext:value-type="float">
            <text:p>1.6868</text:p>
          </table:table-cell>
          <table:table-cell table:number-columns-repeated="2"/>
          <table:table-cell office:value-type="float" office:value="156.259" calcext:value-type="float">
            <text:p>156.259</text:p>
          </table:table-cell>
          <table:table-cell office:value-type="float" office:value="-217.7924" calcext:value-type="float">
            <text:p>-217.7924</text:p>
          </table:table-cell>
          <table:table-cell office:value-type="float" office:value="-274.9452" calcext:value-type="float">
            <text:p>-274.9452</text:p>
          </table:table-cell>
          <table:table-cell table:number-columns-repeated="2"/>
          <table:table-cell office:value-type="float" office:value="-110.3655" calcext:value-type="float">
            <text:p>-110.3655</text:p>
          </table:table-cell>
          <table:table-cell office:value-type="float" office:value="-270.2245" calcext:value-type="float">
            <text:p>-270.2245</text:p>
          </table:table-cell>
          <table:table-cell office:value-type="float" office:value="289.5569" calcext:value-type="float">
            <text:p>289.5569</text:p>
          </table:table-cell>
          <table:table-cell/>
        </table:table-row>
        <table:table-row table:style-name="ro1">
          <table:table-cell office:value-type="float" office:value="843.02" calcext:value-type="float">
            <text:p>843.02</text:p>
          </table:table-cell>
          <table:table-cell office:value-type="float" office:value="50.7859" calcext:value-type="float">
            <text:p>50.7859</text:p>
          </table:table-cell>
          <table:table-cell office:value-type="float" office:value="-82.6538" calcext:value-type="float">
            <text:p>-82.6538</text:p>
          </table:table-cell>
          <table:table-cell table:number-columns-repeated="2"/>
          <table:table-cell office:value-type="float" office:value="179.0625" calcext:value-type="float">
            <text:p>179.0625</text:p>
          </table:table-cell>
          <table:table-cell office:value-type="float" office:value="-188.0809" calcext:value-type="float">
            <text:p>-188.0809</text:p>
          </table:table-cell>
          <table:table-cell office:value-type="float" office:value="-283.3455" calcext:value-type="float">
            <text:p>-283.3455</text:p>
          </table:table-cell>
          <table:table-cell table:number-columns-repeated="2"/>
          <table:table-cell office:value-type="float" office:value="-99.8409" calcext:value-type="float">
            <text:p>-99.8409</text:p>
          </table:table-cell>
          <table:table-cell office:value-type="float" office:value="-284.2064" calcext:value-type="float">
            <text:p>-284.2064</text:p>
          </table:table-cell>
          <table:table-cell office:value-type="float" office:value="269.3961" calcext:value-type="float">
            <text:p>269.3961</text:p>
          </table:table-cell>
          <table:table-cell/>
        </table:table-row>
        <table:table-row table:style-name="ro1">
          <table:table-cell office:value-type="float" office:value="776.6954" calcext:value-type="float">
            <text:p>776.6954</text:p>
          </table:table-cell>
          <table:table-cell office:value-type="float" office:value="-19.2636" calcext:value-type="float">
            <text:p>-19.2636</text:p>
          </table:table-cell>
          <table:table-cell office:value-type="float" office:value="11.8076" calcext:value-type="float">
            <text:p>11.8076</text:p>
          </table:table-cell>
          <table:table-cell table:number-columns-repeated="2"/>
          <table:table-cell office:value-type="float" office:value="91.357" calcext:value-type="float">
            <text:p>91.357</text:p>
          </table:table-cell>
          <table:table-cell office:value-type="float" office:value="-237.0175" calcext:value-type="float">
            <text:p>-237.0175</text:p>
          </table:table-cell>
          <table:table-cell office:value-type="float" office:value="-296.7861" calcext:value-type="float">
            <text:p>-296.7861</text:p>
          </table:table-cell>
          <table:table-cell table:number-columns-repeated="2"/>
          <table:table-cell office:value-type="float" office:value="-68.2669" calcext:value-type="float">
            <text:p>-68.2669</text:p>
          </table:table-cell>
          <table:table-cell office:value-type="float" office:value="-287.7019" calcext:value-type="float">
            <text:p>-287.7019</text:p>
          </table:table-cell>
          <table:table-cell office:value-type="float" office:value="266.0359" calcext:value-type="float">
            <text:p>266.0359</text:p>
          </table:table-cell>
          <table:table-cell/>
        </table:table-row>
        <table:table-row table:style-name="ro1">
          <table:table-cell office:value-type="float" office:value="841.2746" calcext:value-type="float">
            <text:p>841.2746</text:p>
          </table:table-cell>
          <table:table-cell office:value-type="float" office:value="115.5818" calcext:value-type="float">
            <text:p>115.5818</text:p>
          </table:table-cell>
          <table:table-cell office:value-type="float" office:value="107.956" calcext:value-type="float">
            <text:p>107.956</text:p>
          </table:table-cell>
          <table:table-cell table:number-columns-repeated="2"/>
          <table:table-cell office:value-type="float" office:value="-59.4963" calcext:value-type="float">
            <text:p>-59.4963</text:p>
          </table:table-cell>
          <table:table-cell office:value-type="float" office:value="-278.9632" calcext:value-type="float">
            <text:p>-278.9632</text:p>
          </table:table-cell>
          <table:table-cell office:value-type="float" office:value="-283.3455" calcext:value-type="float">
            <text:p>-283.3455</text:p>
          </table:table-cell>
          <table:table-cell table:number-columns-repeated="2"/>
          <table:table-cell office:value-type="float" office:value="-54.234" calcext:value-type="float">
            <text:p>-54.234</text:p>
          </table:table-cell>
          <table:table-cell office:value-type="float" office:value="-329.6476" calcext:value-type="float">
            <text:p>-329.6476</text:p>
          </table:table-cell>
          <table:table-cell office:value-type="float" office:value="232.4346" calcext:value-type="float">
            <text:p>232.4346</text:p>
          </table:table-cell>
          <table:table-cell/>
        </table:table-row>
        <table:table-row table:style-name="ro1">
          <table:table-cell office:value-type="float" office:value="825.5662" calcext:value-type="float">
            <text:p>825.5662</text:p>
          </table:table-cell>
          <table:table-cell office:value-type="float" office:value="264.4372" calcext:value-type="float">
            <text:p>264.4372</text:p>
          </table:table-cell>
          <table:table-cell office:value-type="float" office:value="187.2362" calcext:value-type="float">
            <text:p>187.2362</text:p>
          </table:table-cell>
          <table:table-cell table:number-columns-repeated="2"/>
          <table:table-cell office:value-type="float" office:value="-231.3991" calcext:value-type="float">
            <text:p>-231.3991</text:p>
          </table:table-cell>
          <table:table-cell office:value-type="float" office:value="-104.1895" calcext:value-type="float">
            <text:p>-104.1895</text:p>
          </table:table-cell>
          <table:table-cell office:value-type="float" office:value="-320.307" calcext:value-type="float">
            <text:p>-320.307</text:p>
          </table:table-cell>
          <table:table-cell table:number-columns-repeated="2"/>
          <table:table-cell office:value-type="float" office:value="33.4714" calcext:value-type="float">
            <text:p>33.4714</text:p>
          </table:table-cell>
          <table:table-cell office:value-type="float" office:value="-343.6295" calcext:value-type="float">
            <text:p>-343.6295</text:p>
          </table:table-cell>
          <table:table-cell office:value-type="float" office:value="165.232" calcext:value-type="float">
            <text:p>165.232</text:p>
          </table:table-cell>
          <table:table-cell/>
        </table:table-row>
        <table:table-row table:style-name="ro1">
          <table:table-cell office:value-type="float" office:value="729.5701" calcext:value-type="float">
            <text:p>729.5701</text:p>
          </table:table-cell>
          <table:table-cell office:value-type="float" office:value="416.7951" calcext:value-type="float">
            <text:p>416.7951</text:p>
          </table:table-cell>
          <table:table-cell office:value-type="float" office:value="242.9011" calcext:value-type="float">
            <text:p>242.9011</text:p>
          </table:table-cell>
          <table:table-cell table:number-columns-repeated="2"/>
          <table:table-cell office:value-type="float" office:value="-215.6121" calcext:value-type="float">
            <text:p>-215.6121</text:p>
          </table:table-cell>
          <table:table-cell office:value-type="float" office:value="30.3862" calcext:value-type="float">
            <text:p>30.3862</text:p>
          </table:table-cell>
          <table:table-cell office:value-type="float" office:value="-338.7877" calcext:value-type="float">
            <text:p>-338.7877</text:p>
          </table:table-cell>
          <table:table-cell table:number-columns-repeated="2"/>
          <table:table-cell office:value-type="float" office:value="68.5536" calcext:value-type="float">
            <text:p>68.5536</text:p>
          </table:table-cell>
          <table:table-cell office:value-type="float" office:value="-392.5662" calcext:value-type="float">
            <text:p>-392.5662</text:p>
          </table:table-cell>
          <table:table-cell office:value-type="float" office:value="50.9875" calcext:value-type="float">
            <text:p>50.9875</text:p>
          </table:table-cell>
          <table:table-cell/>
        </table:table-row>
        <table:table-row table:style-name="ro1">
          <table:table-cell office:value-type="float" office:value="476.4895" calcext:value-type="float">
            <text:p>476.4895</text:p>
          </table:table-cell>
          <table:table-cell office:value-type="float" office:value="513.1133" calcext:value-type="float">
            <text:p>513.1133</text:p>
          </table:table-cell>
          <table:table-cell office:value-type="float" office:value="247.9615" calcext:value-type="float">
            <text:p>247.9615</text:p>
          </table:table-cell>
          <table:table-cell table:number-columns-repeated="2"/>
          <table:table-cell office:value-type="float" office:value="-110.3655" calcext:value-type="float">
            <text:p>-110.3655</text:p>
          </table:table-cell>
          <table:table-cell office:value-type="float" office:value="107.2867" calcext:value-type="float">
            <text:p>107.2867</text:p>
          </table:table-cell>
          <table:table-cell office:value-type="float" office:value="-372.389" calcext:value-type="float">
            <text:p>-372.389</text:p>
          </table:table-cell>
          <table:table-cell table:number-columns-repeated="2"/>
          <table:table-cell office:value-type="float" office:value="28.2091" calcext:value-type="float">
            <text:p>28.2091</text:p>
          </table:table-cell>
          <table:table-cell office:value-type="float" office:value="-376.8365" calcext:value-type="float">
            <text:p>-376.8365</text:p>
          </table:table-cell>
          <table:table-cell office:value-type="float" office:value="-75.0174" calcext:value-type="float">
            <text:p>-75.0174</text:p>
          </table:table-cell>
          <table:table-cell/>
        </table:table-row>
        <table:table-row table:style-name="ro1">
          <table:table-cell office:value-type="float" office:value="322.8958" calcext:value-type="float">
            <text:p>322.8958</text:p>
          </table:table-cell>
          <table:table-cell office:value-type="float" office:value="534.1282" calcext:value-type="float">
            <text:p>534.1282</text:p>
          </table:table-cell>
          <table:table-cell office:value-type="float" office:value="190.6098" calcext:value-type="float">
            <text:p>190.6098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149.2324" calcext:value-type="float">
            <text:p>149.2324</text:p>
          </table:table-cell>
          <table:table-cell office:value-type="float" office:value="-328.7073" calcext:value-type="float">
            <text:p>-328.7073</text:p>
          </table:table-cell>
          <table:table-cell table:number-columns-repeated="2"/>
          <table:table-cell office:value-type="float" office:value="5.4056" calcext:value-type="float">
            <text:p>5.4056</text:p>
          </table:table-cell>
          <table:table-cell office:value-type="float" office:value="-371.5933" calcext:value-type="float">
            <text:p>-371.5933</text:p>
          </table:table-cell>
          <table:table-cell office:value-type="float" office:value="-130.4595" calcext:value-type="float">
            <text:p>-130.4595</text:p>
          </table:table-cell>
          <table:table-cell/>
        </table:table-row>
        <table:table-row table:style-name="ro1">
          <table:table-cell office:value-type="float" office:value="289.7336" calcext:value-type="float">
            <text:p>289.7336</text:p>
          </table:table-cell>
          <table:table-cell office:value-type="float" office:value="381.7703" calcext:value-type="float">
            <text:p>381.7703</text:p>
          </table:table-cell>
          <table:table-cell office:value-type="float" office:value="253.0219" calcext:value-type="float">
            <text:p>253.0219</text:p>
          </table:table-cell>
          <table:table-cell table:number-columns-repeated="2"/>
          <table:table-cell office:value-type="float" office:value="186.079" calcext:value-type="float">
            <text:p>186.079</text:p>
          </table:table-cell>
          <table:table-cell office:value-type="float" office:value="133.5027" calcext:value-type="float">
            <text:p>133.5027</text:p>
          </table:table-cell>
          <table:table-cell office:value-type="float" office:value="-316.9468" calcext:value-type="float">
            <text:p>-316.9468</text:p>
          </table:table-cell>
          <table:table-cell table:number-columns-repeated="2"/>
          <table:table-cell office:value-type="float" office:value="-1.6107" calcext:value-type="float">
            <text:p>-1.6107</text:p>
          </table:table-cell>
          <table:table-cell office:value-type="float" office:value="-347.125" calcext:value-type="float">
            <text:p>-347.125</text:p>
          </table:table-cell>
          <table:table-cell office:value-type="float" office:value="7.3058" calcext:value-type="float">
            <text:p>7.3058</text:p>
          </table:table-cell>
          <table:table-cell/>
        </table:table-row>
        <table:table-row table:style-name="ro1">
          <table:table-cell office:value-type="float" office:value="397.9473" calcext:value-type="float">
            <text:p>397.9473</text:p>
          </table:table-cell>
          <table:table-cell office:value-type="float" office:value="199.6413" calcext:value-type="float">
            <text:p>199.6413</text:p>
          </table:table-cell>
          <table:table-cell office:value-type="float" office:value="300.2527" calcext:value-type="float">
            <text:p>300.2527</text:p>
          </table:table-cell>
          <table:table-cell table:number-columns-repeated="2"/>
          <table:table-cell office:value-type="float" office:value="226.4235" calcext:value-type="float">
            <text:p>226.4235</text:p>
          </table:table-cell>
          <table:table-cell office:value-type="float" office:value="79.3229" calcext:value-type="float">
            <text:p>79.3229</text:p>
          </table:table-cell>
          <table:table-cell office:value-type="float" office:value="-291.7459" calcext:value-type="float">
            <text:p>-291.7459</text:p>
          </table:table-cell>
          <table:table-cell table:number-columns-repeated="2"/>
          <table:table-cell office:value-type="float" office:value="15.9303" calcext:value-type="float">
            <text:p>15.9303</text:p>
          </table:table-cell>
          <table:table-cell office:value-type="float" office:value="-371.5933" calcext:value-type="float">
            <text:p>-371.5933</text:p>
          </table:table-cell>
          <table:table-cell office:value-type="float" office:value="-120.3791" calcext:value-type="float">
            <text:p>-120.3791</text:p>
          </table:table-cell>
          <table:table-cell/>
        </table:table-row>
        <table:table-row table:style-name="ro1">
          <table:table-cell office:value-type="float" office:value="520.1242" calcext:value-type="float">
            <text:p>520.1242</text:p>
          </table:table-cell>
          <table:table-cell office:value-type="float" office:value="28.0198" calcext:value-type="float">
            <text:p>28.0198</text:p>
          </table:table-cell>
          <table:table-cell office:value-type="float" office:value="249.6483" calcext:value-type="float">
            <text:p>249.6483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35.6294" calcext:value-type="float">
            <text:p>35.6294</text:p>
          </table:table-cell>
          <table:table-cell office:value-type="float" office:value="-276.6253" calcext:value-type="float">
            <text:p>-276.6253</text:p>
          </table:table-cell>
          <table:table-cell table:number-columns-repeated="2"/>
          <table:table-cell office:value-type="float" office:value="49.2584" calcext:value-type="float">
            <text:p>49.2584</text:p>
          </table:table-cell>
          <table:table-cell office:value-type="float" office:value="-373.3411" calcext:value-type="float">
            <text:p>-373.3411</text:p>
          </table:table-cell>
          <table:table-cell office:value-type="float" office:value="-118.6991" calcext:value-type="float">
            <text:p>-118.6991</text:p>
          </table:table-cell>
          <table:table-cell/>
        </table:table-row>
        <table:table-row table:style-name="ro1">
          <table:table-cell office:value-type="float" office:value="699.8986" calcext:value-type="float">
            <text:p>699.8986</text:p>
          </table:table-cell>
          <table:table-cell office:value-type="float" office:value="-47.2834" calcext:value-type="float">
            <text:p>-47.2834</text:p>
          </table:table-cell>
          <table:table-cell office:value-type="float" office:value="48.9175" calcext:value-type="float">
            <text:p>48.9175</text:p>
          </table:table-cell>
          <table:table-cell table:number-columns-repeated="2"/>
          <table:table-cell office:value-type="float" office:value="210.6365" calcext:value-type="float">
            <text:p>210.6365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306.8665" calcext:value-type="float">
            <text:p>-306.8665</text:p>
          </table:table-cell>
          <table:table-cell table:number-columns-repeated="2"/>
          <table:table-cell office:value-type="float" office:value="-22.66" calcext:value-type="float">
            <text:p>-22.66</text:p>
          </table:table-cell>
          <table:table-cell office:value-type="float" office:value="-378.5843" calcext:value-type="float">
            <text:p>-378.5843</text:p>
          </table:table-cell>
          <table:table-cell office:value-type="float" office:value="-93.4981" calcext:value-type="float">
            <text:p>-93.4981</text:p>
          </table:table-cell>
          <table:table-cell/>
        </table:table-row>
        <table:table-row table:style-name="ro1">
          <table:table-cell office:value-type="float" office:value="823.8208" calcext:value-type="float">
            <text:p>823.8208</text:p>
          </table:table-cell>
          <table:table-cell office:value-type="float" office:value="52.5372" calcext:value-type="float">
            <text:p>52.5372</text:p>
          </table:table-cell>
          <table:table-cell office:value-type="float" office:value="-47.2307" calcext:value-type="float">
            <text:p>-47.2307</text:p>
          </table:table-cell>
          <table:table-cell table:number-columns-repeated="2"/>
          <table:table-cell office:value-type="float" office:value="212.3906" calcext:value-type="float">
            <text:p>212.3906</text:p>
          </table:table-cell>
          <table:table-cell office:value-type="float" office:value="65.341" calcext:value-type="float">
            <text:p>65.341</text:p>
          </table:table-cell>
          <table:table-cell office:value-type="float" office:value="-285.0256" calcext:value-type="float">
            <text:p>-285.0256</text:p>
          </table:table-cell>
          <table:table-cell table:number-columns-repeated="2"/>
          <table:table-cell office:value-type="float" office:value="-61.2504" calcext:value-type="float">
            <text:p>-61.2504</text:p>
          </table:table-cell>
          <table:table-cell office:value-type="float" office:value="-382.0798" calcext:value-type="float">
            <text:p>-382.0798</text:p>
          </table:table-cell>
          <table:table-cell office:value-type="float" office:value="-63.2569" calcext:value-type="float">
            <text:p>-63.2569</text:p>
          </table:table-cell>
          <table:table-cell/>
        </table:table-row>
        <table:table-row table:style-name="ro1">
          <table:table-cell office:value-type="float" office:value="874.4369" calcext:value-type="float">
            <text:p>874.4369</text:p>
          </table:table-cell>
          <table:table-cell office:value-type="float" office:value="152.3578" calcext:value-type="float">
            <text:p>152.3578</text:p>
          </table:table-cell>
          <table:table-cell office:value-type="float" office:value="-102.8956" calcext:value-type="float">
            <text:p>-102.8956</text:p>
          </table:table-cell>
          <table:table-cell table:number-columns-repeated="2"/>
          <table:table-cell office:value-type="float" office:value="224.6693" calcext:value-type="float">
            <text:p>224.6693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-296.7861" calcext:value-type="float">
            <text:p>-296.7861</text:p>
          </table:table-cell>
          <table:table-cell table:number-columns-repeated="2"/>
          <table:table-cell office:value-type="float" office:value="-92.8244" calcext:value-type="float">
            <text:p>-92.8244</text:p>
          </table:table-cell>
          <table:table-cell office:value-type="float" office:value="-389.0707" calcext:value-type="float">
            <text:p>-389.0707</text:p>
          </table:table-cell>
          <table:table-cell office:value-type="float" office:value="-26.2954" calcext:value-type="float">
            <text:p>-26.2954</text:p>
          </table:table-cell>
          <table:table-cell/>
        </table:table-row>
        <table:table-row table:style-name="ro1">
          <table:table-cell office:value-type="float" office:value="860.4738" calcext:value-type="float">
            <text:p>860.4738</text:p>
          </table:table-cell>
          <table:table-cell office:value-type="float" office:value="113.8306" calcext:value-type="float">
            <text:p>113.8306</text:p>
          </table:table-cell>
          <table:table-cell office:value-type="float" office:value="-106.2692" calcext:value-type="float">
            <text:p>-106.2692</text:p>
          </table:table-cell>
          <table:table-cell table:number-columns-repeated="2"/>
          <table:table-cell office:value-type="float" office:value="242.2105" calcext:value-type="float">
            <text:p>242.2105</text:p>
          </table:table-cell>
          <table:table-cell office:value-type="float" office:value="84.5661" calcext:value-type="float">
            <text:p>84.5661</text:p>
          </table:table-cell>
          <table:table-cell office:value-type="float" office:value="-276.6253" calcext:value-type="float">
            <text:p>-276.6253</text:p>
          </table:table-cell>
          <table:table-cell table:number-columns-repeated="2"/>
          <table:table-cell office:value-type="float" office:value="-110.3655" calcext:value-type="float">
            <text:p>-110.3655</text:p>
          </table:table-cell>
          <table:table-cell office:value-type="float" office:value="-371.5933" calcext:value-type="float">
            <text:p>-371.5933</text:p>
          </table:table-cell>
          <table:table-cell office:value-type="float" office:value="14.026" calcext:value-type="float">
            <text:p>14.026</text:p>
          </table:table-cell>
          <table:table-cell/>
        </table:table-row>
        <table:table-row table:style-name="ro1">
          <table:table-cell office:value-type="float" office:value="801.1308" calcext:value-type="float">
            <text:p>801.1308</text:p>
          </table:table-cell>
          <table:table-cell office:value-type="float" office:value="5.2537" calcext:value-type="float">
            <text:p>5.2537</text:p>
          </table:table-cell>
          <table:table-cell office:value-type="float" office:value="-38.7967" calcext:value-type="float">
            <text:p>-38.7967</text:p>
          </table:table-cell>
          <table:table-cell table:number-columns-repeated="2"/>
          <table:table-cell office:value-type="float" office:value="243.9646" calcext:value-type="float">
            <text:p>243.9646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-291.7459" calcext:value-type="float">
            <text:p>-291.7459</text:p>
          </table:table-cell>
          <table:table-cell table:number-columns-repeated="2"/>
          <table:table-cell office:value-type="float" office:value="-120.8902" calcext:value-type="float">
            <text:p>-120.8902</text:p>
          </table:table-cell>
          <table:table-cell office:value-type="float" office:value="-371.5933" calcext:value-type="float">
            <text:p>-371.5933</text:p>
          </table:table-cell>
          <table:table-cell office:value-type="float" office:value="64.428" calcext:value-type="float">
            <text:p>64.428</text:p>
          </table:table-cell>
          <table:table-cell/>
        </table:table-row>
        <table:table-row table:style-name="ro1">
          <table:table-cell office:value-type="float" office:value="848.2561" calcext:value-type="float">
            <text:p>848.2561</text:p>
          </table:table-cell>
          <table:table-cell office:value-type="float" office:value="105.0744" calcext:value-type="float">
            <text:p>105.0744</text:p>
          </table:table-cell>
          <table:table-cell office:value-type="float" office:value="33.7362" calcext:value-type="float">
            <text:p>33.7362</text:p>
          </table:table-cell>
          <table:table-cell table:number-columns-repeated="2"/>
          <table:table-cell office:value-type="float" office:value="247.4728" calcext:value-type="float">
            <text:p>247.4728</text:p>
          </table:table-cell>
          <table:table-cell office:value-type="float" office:value="-11.5594" calcext:value-type="float">
            <text:p>-11.5594</text:p>
          </table:table-cell>
          <table:table-cell office:value-type="float" office:value="-274.9452" calcext:value-type="float">
            <text:p>-274.9452</text:p>
          </table:table-cell>
          <table:table-cell table:number-columns-repeated="2"/>
          <table:table-cell office:value-type="float" office:value="-152.4642" calcext:value-type="float">
            <text:p>-152.4642</text:p>
          </table:table-cell>
          <table:table-cell office:value-type="float" office:value="-361.1069" calcext:value-type="float">
            <text:p>-361.1069</text:p>
          </table:table-cell>
          <table:table-cell office:value-type="float" office:value="104.7496" calcext:value-type="float">
            <text:p>104.7496</text:p>
          </table:table-cell>
          <table:table-cell/>
        </table:table-row>
        <table:table-row table:style-name="ro1">
          <table:table-cell office:value-type="float" office:value="888.4" calcext:value-type="float">
            <text:p>888.4</text:p>
          </table:table-cell>
          <table:table-cell office:value-type="float" office:value="253.9298" calcext:value-type="float">
            <text:p>253.9298</text:p>
          </table:table-cell>
          <table:table-cell office:value-type="float" office:value="8.434" calcext:value-type="float">
            <text:p>8.434</text:p>
          </table:table-cell>
          <table:table-cell table:number-columns-repeated="2"/>
          <table:table-cell office:value-type="float" office:value="265.0139" calcext:value-type="float">
            <text:p>265.0139</text:p>
          </table:table-cell>
          <table:table-cell office:value-type="float" office:value="-91.9553" calcext:value-type="float">
            <text:p>-91.9553</text:p>
          </table:table-cell>
          <table:table-cell office:value-type="float" office:value="-251.4243" calcext:value-type="float">
            <text:p>-251.4243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-354.1159" calcext:value-type="float">
            <text:p>-354.1159</text:p>
          </table:table-cell>
          <table:table-cell office:value-type="float" office:value="138.3509" calcext:value-type="float">
            <text:p>138.3509</text:p>
          </table:table-cell>
          <table:table-cell/>
        </table:table-row>
        <table:table-row table:style-name="ro1">
          <table:table-cell office:value-type="float" office:value="897.1269" calcext:value-type="float">
            <text:p>897.1269</text:p>
          </table:table-cell>
          <table:table-cell office:value-type="float" office:value="315.2232" calcext:value-type="float">
            <text:p>315.2232</text:p>
          </table:table-cell>
          <table:table-cell office:value-type="float" office:value="-87.7142" calcext:value-type="float">
            <text:p>-87.7142</text:p>
          </table:table-cell>
          <table:table-cell table:number-columns-repeated="2"/>
          <table:table-cell office:value-type="float" office:value="289.5715" calcext:value-type="float">
            <text:p>289.5715</text:p>
          </table:table-cell>
          <table:table-cell office:value-type="float" office:value="-144.3874" calcext:value-type="float">
            <text:p>-144.3874</text:p>
          </table:table-cell>
          <table:table-cell office:value-type="float" office:value="-177.5014" calcext:value-type="float">
            <text:p>-177.5014</text:p>
          </table:table-cell>
          <table:table-cell table:number-columns-repeated="2"/>
          <table:table-cell office:value-type="float" office:value="-115.6279" calcext:value-type="float">
            <text:p>-115.6279</text:p>
          </table:table-cell>
          <table:table-cell office:value-type="float" office:value="-355.8637" calcext:value-type="float">
            <text:p>-355.8637</text:p>
          </table:table-cell>
          <table:table-cell office:value-type="float" office:value="166.912" calcext:value-type="float">
            <text:p>166.912</text:p>
          </table:table-cell>
          <table:table-cell/>
        </table:table-row>
        <table:table-row table:style-name="ro1">
          <table:table-cell office:value-type="float" office:value="869.2008" calcext:value-type="float">
            <text:p>869.2008</text:p>
          </table:table-cell>
          <table:table-cell office:value-type="float" office:value="367.7604" calcext:value-type="float">
            <text:p>367.7604</text:p>
          </table:table-cell>
          <table:table-cell office:value-type="float" office:value="-188.923" calcext:value-type="float">
            <text:p>-188.923</text:p>
          </table:table-cell>
          <table:table-cell table:number-columns-repeated="2"/>
          <table:table-cell office:value-type="float" office:value="338.6865" calcext:value-type="float">
            <text:p>338.6865</text:p>
          </table:table-cell>
          <table:table-cell office:value-type="float" office:value="-140.8919" calcext:value-type="float">
            <text:p>-140.8919</text:p>
          </table:table-cell>
          <table:table-cell office:value-type="float" office:value="-83.4177" calcext:value-type="float">
            <text:p>-83.4177</text:p>
          </table:table-cell>
          <table:table-cell table:number-columns-repeated="2"/>
          <table:table-cell office:value-type="float" office:value="-71.7751" calcext:value-type="float">
            <text:p>-71.7751</text:p>
          </table:table-cell>
          <table:table-cell office:value-type="float" office:value="-368.0979" calcext:value-type="float">
            <text:p>-368.0979</text:p>
          </table:table-cell>
          <table:table-cell office:value-type="float" office:value="171.9522" calcext:value-type="float">
            <text:p>171.9522</text:p>
          </table:table-cell>
          <table:table-cell/>
        </table:table-row>
        <table:table-row table:style-name="ro1">
          <table:table-cell office:value-type="float" office:value="863.9646" calcext:value-type="float">
            <text:p>863.9646</text:p>
          </table:table-cell>
          <table:table-cell office:value-type="float" office:value="453.5711" calcext:value-type="float">
            <text:p>453.5711</text:p>
          </table:table-cell>
          <table:table-cell office:value-type="float" office:value="-116.3901" calcext:value-type="float">
            <text:p>-116.3901</text:p>
          </table:table-cell>
          <table:table-cell table:number-columns-repeated="2"/>
          <table:table-cell office:value-type="float" office:value="250.981" calcext:value-type="float">
            <text:p>250.981</text:p>
          </table:table-cell>
          <table:table-cell office:value-type="float" office:value="-217.7924" calcext:value-type="float">
            <text:p>-217.7924</text:p>
          </table:table-cell>
          <table:table-cell office:value-type="float" office:value="-12.8549" calcext:value-type="float">
            <text:p>-12.8549</text:p>
          </table:table-cell>
          <table:table-cell table:number-columns-repeated="2"/>
          <table:table-cell office:value-type="float" office:value="-19.1518" calcext:value-type="float">
            <text:p>-19.1518</text:p>
          </table:table-cell>
          <table:table-cell office:value-type="float" office:value="-410.0436" calcext:value-type="float">
            <text:p>-410.0436</text:p>
          </table:table-cell>
          <table:table-cell office:value-type="float" office:value="111.4699" calcext:value-type="float">
            <text:p>111.4699</text:p>
          </table:table-cell>
          <table:table-cell/>
        </table:table-row>
        <table:table-row table:style-name="ro1">
          <table:table-cell office:value-type="float" office:value="781.9316" calcext:value-type="float">
            <text:p>781.9316</text:p>
          </table:table-cell>
          <table:table-cell office:value-type="float" office:value="409.7901" calcext:value-type="float">
            <text:p>409.7901</text:p>
          </table:table-cell>
          <table:table-cell office:value-type="float" office:value="215.912" calcext:value-type="float">
            <text:p>215.912</text:p>
          </table:table-cell>
          <table:table-cell table:number-columns-repeated="2"/>
          <table:table-cell office:value-type="float" office:value="191.3413" calcext:value-type="float">
            <text:p>191.3413</text:p>
          </table:table-cell>
          <table:table-cell office:value-type="float" office:value="-305.1793" calcext:value-type="float">
            <text:p>-305.1793</text:p>
          </table:table-cell>
          <table:table-cell office:value-type="float" office:value="71.1483" calcext:value-type="float">
            <text:p>71.1483</text:p>
          </table:table-cell>
          <table:table-cell table:number-columns-repeated="2"/>
          <table:table-cell office:value-type="float" office:value="5.4056" calcext:value-type="float">
            <text:p>5.4056</text:p>
          </table:table-cell>
          <table:table-cell office:value-type="float" office:value="-375.0888" calcext:value-type="float">
            <text:p>-375.0888</text:p>
          </table:table-cell>
          <table:table-cell office:value-type="float" office:value="145.0712" calcext:value-type="float">
            <text:p>145.0712</text:p>
          </table:table-cell>
          <table:table-cell/>
        </table:table-row>
        <table:table-row table:style-name="ro1">
          <table:table-cell office:value-type="float" office:value="525.3603" calcext:value-type="float">
            <text:p>525.3603</text:p>
          </table:table-cell>
          <table:table-cell office:value-type="float" office:value="159.3628" calcext:value-type="float">
            <text:p>159.3628</text:p>
          </table:table-cell>
          <table:table-cell office:value-type="float" office:value="325.5549" calcext:value-type="float">
            <text:p>325.5549</text:p>
          </table:table-cell>
          <table:table-cell table:number-columns-repeated="2"/>
          <table:table-cell office:value-type="float" office:value="51.0125" calcext:value-type="float">
            <text:p>51.0125</text:p>
          </table:table-cell>
          <table:table-cell office:value-type="float" office:value="-357.6114" calcext:value-type="float">
            <text:p>-357.6114</text:p>
          </table:table-cell>
          <table:table-cell office:value-type="float" office:value="111.4699" calcext:value-type="float">
            <text:p>111.4699</text:p>
          </table:table-cell>
          <table:table-cell table:number-columns-repeated="2"/>
          <table:table-cell office:value-type="float" office:value="22.9468" calcext:value-type="float">
            <text:p>22.9468</text:p>
          </table:table-cell>
          <table:table-cell office:value-type="float" office:value="-354.1159" calcext:value-type="float">
            <text:p>-354.1159</text:p>
          </table:table-cell>
          <table:table-cell office:value-type="float" office:value="225.7144" calcext:value-type="float">
            <text:p>225.7144</text:p>
          </table:table-cell>
          <table:table-cell/>
        </table:table-row>
        <table:table-row table:style-name="ro1">
          <table:table-cell office:value-type="float" office:value="638.8101" calcext:value-type="float">
            <text:p>638.8101</text:p>
          </table:table-cell>
          <table:table-cell office:value-type="float" office:value="105.0744" calcext:value-type="float">
            <text:p>105.0744</text:p>
          </table:table-cell>
          <table:table-cell office:value-type="float" office:value="293.5054" calcext:value-type="float">
            <text:p>293.5054</text:p>
          </table:table-cell>
          <table:table-cell table:number-columns-repeated="2"/>
          <table:table-cell office:value-type="float" office:value="-99.8409" calcext:value-type="float">
            <text:p>-99.8409</text:p>
          </table:table-cell>
          <table:table-cell office:value-type="float" office:value="-364.6024" calcext:value-type="float">
            <text:p>-364.6024</text:p>
          </table:table-cell>
          <table:table-cell office:value-type="float" office:value="151.7914" calcext:value-type="float">
            <text:p>151.7914</text:p>
          </table:table-cell>
          <table:table-cell table:number-columns-repeated="2"/>
          <table:table-cell office:value-type="float" office:value="91.357" calcext:value-type="float">
            <text:p>91.357</text:p>
          </table:table-cell>
          <table:table-cell office:value-type="float" office:value="-327.8999" calcext:value-type="float">
            <text:p>-327.8999</text:p>
          </table:table-cell>
          <table:table-cell office:value-type="float" office:value="227.3944" calcext:value-type="float">
            <text:p>227.3944</text:p>
          </table:table-cell>
          <table:table-cell/>
        </table:table-row>
        <table:table-row table:style-name="ro1">
          <table:table-cell office:value-type="float" office:value="713.8616" calcext:value-type="float">
            <text:p>713.8616</text:p>
          </table:table-cell>
          <table:table-cell office:value-type="float" office:value="26.2686" calcext:value-type="float">
            <text:p>26.2686</text:p>
          </table:table-cell>
          <table:table-cell office:value-type="float" office:value="193.9835" calcext:value-type="float">
            <text:p>193.9835</text:p>
          </table:table-cell>
          <table:table-cell table:number-columns-repeated="2"/>
          <table:table-cell office:value-type="float" office:value="-196.3169" calcext:value-type="float">
            <text:p>-196.3169</text:p>
          </table:table-cell>
          <table:table-cell office:value-type="float" office:value="-296.4406" calcext:value-type="float">
            <text:p>-296.4406</text:p>
          </table:table-cell>
          <table:table-cell office:value-type="float" office:value="217.314" calcext:value-type="float">
            <text:p>217.314</text:p>
          </table:table-cell>
          <table:table-cell table:number-columns-repeated="2"/>
          <table:table-cell office:value-type="float" office:value="158.0132" calcext:value-type="float">
            <text:p>158.0132</text:p>
          </table:table-cell>
          <table:table-cell office:value-type="float" office:value="-303.4316" calcext:value-type="float">
            <text:p>-303.4316</text:p>
          </table:table-cell>
          <table:table-cell office:value-type="float" office:value="234.1147" calcext:value-type="float">
            <text:p>234.1147</text:p>
          </table:table-cell>
          <table:table-cell/>
        </table:table-row>
        <table:table-row table:style-name="ro1">
          <table:table-cell office:value-type="float" office:value="844.7654" calcext:value-type="float">
            <text:p>844.7654</text:p>
          </table:table-cell>
          <table:table-cell office:value-type="float" office:value="171.6215" calcext:value-type="float">
            <text:p>171.6215</text:p>
          </table:table-cell>
          <table:table-cell office:value-type="float" office:value="114.7033" calcext:value-type="float">
            <text:p>114.7033</text:p>
          </table:table-cell>
          <table:table-cell table:number-columns-repeated="2"/>
          <table:table-cell office:value-type="float" office:value="-275.2519" calcext:value-type="float">
            <text:p>-275.2519</text:p>
          </table:table-cell>
          <table:table-cell office:value-type="float" office:value="-231.7743" calcext:value-type="float">
            <text:p>-231.7743</text:p>
          </table:table-cell>
          <table:table-cell office:value-type="float" office:value="215.634" calcext:value-type="float">
            <text:p>215.634</text:p>
          </table:table-cell>
          <table:table-cell table:number-columns-repeated="2"/>
          <table:table-cell office:value-type="float" office:value="184.3248" calcext:value-type="float">
            <text:p>184.3248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249.2353" calcext:value-type="float">
            <text:p>249.2353</text:p>
          </table:table-cell>
          <table:table-cell/>
        </table:table-row>
        <table:table-row table:style-name="ro1">
          <table:table-cell office:value-type="float" office:value="890.1453" calcext:value-type="float">
            <text:p>890.1453</text:p>
          </table:table-cell>
          <table:table-cell office:value-type="float" office:value="308.2182" calcext:value-type="float">
            <text:p>308.2182</text:p>
          </table:table-cell>
          <table:table-cell office:value-type="float" office:value="37.1098" calcext:value-type="float">
            <text:p>37.1098</text:p>
          </table:table-cell>
          <table:table-cell table:number-columns-repeated="2"/>
          <table:table-cell office:value-type="float" office:value="-338.3999" calcext:value-type="float">
            <text:p>-338.3999</text:p>
          </table:table-cell>
          <table:table-cell office:value-type="float" office:value="-172.3513" calcext:value-type="float">
            <text:p>-172.3513</text:p>
          </table:table-cell>
          <table:table-cell office:value-type="float" office:value="185.3928" calcext:value-type="float">
            <text:p>185.3928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-163.6125" calcext:value-type="float">
            <text:p>-163.6125</text:p>
          </table:table-cell>
          <table:table-cell office:value-type="float" office:value="284.5167" calcext:value-type="float">
            <text:p>284.5167</text:p>
          </table:table-cell>
          <table:table-cell/>
        </table:table-row>
        <table:table-row table:style-name="ro1">
          <table:table-cell office:value-type="float" office:value="923.3076" calcext:value-type="float">
            <text:p>923.3076</text:p>
          </table:table-cell>
          <table:table-cell office:value-type="float" office:value="355.5017" calcext:value-type="float">
            <text:p>355.5017</text:p>
          </table:table-cell>
          <table:table-cell office:value-type="float" office:value="-96.1483" calcext:value-type="float">
            <text:p>-96.1483</text:p>
          </table:table-cell>
          <table:table-cell table:number-columns-repeated="2"/>
          <table:table-cell office:value-type="float" office:value="-403.3019" calcext:value-type="float">
            <text:p>-403.3019</text:p>
          </table:table-cell>
          <table:table-cell office:value-type="float" office:value="-128.6578" calcext:value-type="float">
            <text:p>-128.6578</text:p>
          </table:table-cell>
          <table:table-cell office:value-type="float" office:value="106.4297" calcext:value-type="float">
            <text:p>106.4297</text:p>
          </table:table-cell>
          <table:table-cell table:number-columns-repeated="2"/>
          <table:table-cell office:value-type="float" office:value="243.9646" calcext:value-type="float">
            <text:p>243.9646</text:p>
          </table:table-cell>
          <table:table-cell office:value-type="float" office:value="-242.2607" calcext:value-type="float">
            <text:p>-242.2607</text:p>
          </table:table-cell>
          <table:table-cell office:value-type="float" office:value="185.3928" calcext:value-type="float">
            <text:p>185.3928</text:p>
          </table:table-cell>
          <table:table-cell/>
        </table:table-row>
        <table:table-row table:style-name="ro1">
          <table:table-cell office:value-type="float" office:value="898.8723" calcext:value-type="float">
            <text:p>898.8723</text:p>
          </table:table-cell>
          <table:table-cell office:value-type="float" office:value="309.9694" calcext:value-type="float">
            <text:p>309.9694</text:p>
          </table:table-cell>
          <table:table-cell office:value-type="float" office:value="-143.3791" calcext:value-type="float">
            <text:p>-143.3791</text:p>
          </table:table-cell>
          <table:table-cell table:number-columns-repeated="2"/>
          <table:table-cell office:value-type="float" office:value="-405.056" calcext:value-type="float">
            <text:p>-405.056</text:p>
          </table:table-cell>
          <table:table-cell office:value-type="float" office:value="-60.496" calcext:value-type="float">
            <text:p>-60.496</text:p>
          </table:table-cell>
          <table:table-cell office:value-type="float" office:value="84.5888" calcext:value-type="float">
            <text:p>84.5888</text:p>
          </table:table-cell>
          <table:table-cell table:number-columns-repeated="2"/>
          <table:table-cell office:value-type="float" office:value="238.7022" calcext:value-type="float">
            <text:p>238.7022</text:p>
          </table:table-cell>
          <table:table-cell office:value-type="float" office:value="-285.9542" calcext:value-type="float">
            <text:p>-285.9542</text:p>
          </table:table-cell>
          <table:table-cell office:value-type="float" office:value="103.0695" calcext:value-type="float">
            <text:p>103.0695</text:p>
          </table:table-cell>
          <table:table-cell/>
        </table:table-row>
        <table:table-row table:style-name="ro1">
          <table:table-cell office:value-type="float" office:value="891.8907" calcext:value-type="float">
            <text:p>891.8907</text:p>
          </table:table-cell>
          <table:table-cell office:value-type="float" office:value="260.9347" calcext:value-type="float">
            <text:p>260.9347</text:p>
          </table:table-cell>
          <table:table-cell office:value-type="float" office:value="-180.489" calcext:value-type="float">
            <text:p>-180.489</text:p>
          </table:table-cell>
          <table:table-cell table:number-columns-repeated="2"/>
          <table:table-cell office:value-type="float" office:value="-431.3677" calcext:value-type="float">
            <text:p>-431.3677</text:p>
          </table:table-cell>
          <table:table-cell office:value-type="float" office:value="67.0887" calcext:value-type="float">
            <text:p>67.0887</text:p>
          </table:table-cell>
          <table:table-cell office:value-type="float" office:value="39.227" calcext:value-type="float">
            <text:p>39.227</text:p>
          </table:table-cell>
          <table:table-cell table:number-columns-repeated="2"/>
          <table:table-cell office:value-type="float" office:value="226.4235" calcext:value-type="float">
            <text:p>226.4235</text:p>
          </table:table-cell>
          <table:table-cell office:value-type="float" office:value="-301.6838" calcext:value-type="float">
            <text:p>-301.6838</text:p>
          </table:table-cell>
          <table:table-cell office:value-type="float" office:value="74.5084" calcext:value-type="float">
            <text:p>74.5084</text:p>
          </table:table-cell>
          <table:table-cell/>
        </table:table-row>
        <table:table-row table:style-name="ro1">
          <table:table-cell office:value-type="float" office:value="895.3815" calcext:value-type="float">
            <text:p>895.3815</text:p>
          </table:table-cell>
          <table:table-cell office:value-type="float" office:value="138.3479" calcext:value-type="float">
            <text:p>138.3479</text:p>
          </table:table-cell>
          <table:table-cell office:value-type="float" office:value="-160.2472" calcext:value-type="float">
            <text:p>-160.2472</text:p>
          </table:table-cell>
          <table:table-cell table:number-columns-repeated="2"/>
          <table:table-cell office:value-type="float" office:value="-403.3019" calcext:value-type="float">
            <text:p>-403.3019</text:p>
          </table:table-cell>
          <table:table-cell office:value-type="float" office:value="126.5118" calcext:value-type="float">
            <text:p>126.5118</text:p>
          </table:table-cell>
          <table:table-cell office:value-type="float" office:value="-1.0945" calcext:value-type="float">
            <text:p>-1.0945</text:p>
          </table:table-cell>
          <table:table-cell table:number-columns-repeated="2"/>
          <table:table-cell office:value-type="float" office:value="170.2919" calcext:value-type="float">
            <text:p>170.2919</text:p>
          </table:table-cell>
          <table:table-cell office:value-type="float" office:value="-333.1431" calcext:value-type="float">
            <text:p>-333.1431</text:p>
          </table:table-cell>
          <table:table-cell office:value-type="float" office:value="84.5888" calcext:value-type="float">
            <text:p>84.5888</text:p>
          </table:table-cell>
          <table:table-cell/>
        </table:table-row>
        <table:table-row table:style-name="ro1">
          <table:table-cell office:value-type="float" office:value="876.1823" calcext:value-type="float">
            <text:p>876.1823</text:p>
          </table:table-cell>
          <table:table-cell office:value-type="float" office:value="122.5868" calcext:value-type="float">
            <text:p>122.5868</text:p>
          </table:table-cell>
          <table:table-cell office:value-type="float" office:value="-16.8681" calcext:value-type="float">
            <text:p>-16.8681</text:p>
          </table:table-cell>
          <table:table-cell table:number-columns-repeated="2"/>
          <table:table-cell office:value-type="float" office:value="-292.793" calcext:value-type="float">
            <text:p>-292.793</text:p>
          </table:table-cell>
          <table:table-cell office:value-type="float" office:value="264.5831" calcext:value-type="float">
            <text:p>264.5831</text:p>
          </table:table-cell>
          <table:table-cell office:value-type="float" office:value="-83.4177" calcext:value-type="float">
            <text:p>-83.4177</text:p>
          </table:table-cell>
          <table:table-cell table:number-columns-repeated="2"/>
          <table:table-cell office:value-type="float" office:value="112.4063" calcext:value-type="float">
            <text:p>112.4063</text:p>
          </table:table-cell>
          <table:table-cell office:value-type="float" office:value="-334.8908" calcext:value-type="float">
            <text:p>-334.8908</text:p>
          </table:table-cell>
          <table:table-cell office:value-type="float" office:value="140.031" calcext:value-type="float">
            <text:p>140.031</text:p>
          </table:table-cell>
          <table:table-cell/>
        </table:table-row>
        <table:table-row table:style-name="ro1">
          <table:table-cell office:value-type="float" office:value="905.8538" calcext:value-type="float">
            <text:p>905.8538</text:p>
          </table:table-cell>
          <table:table-cell office:value-type="float" office:value="330.9843" calcext:value-type="float">
            <text:p>330.9843</text:p>
          </table:table-cell>
          <table:table-cell office:value-type="float" office:value="-28.6758" calcext:value-type="float">
            <text:p>-28.6758</text:p>
          </table:table-cell>
          <table:table-cell table:number-columns-repeated="2"/>
          <table:table-cell office:value-type="float" office:value="-166.4971" calcext:value-type="float">
            <text:p>-166.4971</text:p>
          </table:table-cell>
          <table:table-cell office:value-type="float" office:value="324.0062" calcext:value-type="float">
            <text:p>324.0062</text:p>
          </table:table-cell>
          <table:table-cell office:value-type="float" office:value="-153.9805" calcext:value-type="float">
            <text:p>-153.9805</text:p>
          </table:table-cell>
          <table:table-cell table:number-columns-repeated="2"/>
          <table:table-cell office:value-type="float" office:value="147.4886" calcext:value-type="float">
            <text:p>147.4886</text:p>
          </table:table-cell>
          <table:table-cell office:value-type="float" office:value="-331.3953" calcext:value-type="float">
            <text:p>-331.3953</text:p>
          </table:table-cell>
          <table:table-cell office:value-type="float" office:value="129.9506" calcext:value-type="float">
            <text:p>129.9506</text:p>
          </table:table-cell>
          <table:table-cell/>
        </table:table-row>
        <table:table-row table:style-name="ro1">
          <table:table-cell office:value-type="float" office:value="841.2746" calcext:value-type="float">
            <text:p>841.2746</text:p>
          </table:table-cell>
          <table:table-cell office:value-type="float" office:value="483.3422" calcext:value-type="float">
            <text:p>483.3422</text:p>
          </table:table-cell>
          <table:table-cell office:value-type="float" office:value="-188.923" calcext:value-type="float">
            <text:p>-188.923</text:p>
          </table:table-cell>
          <table:table-cell table:number-columns-repeated="2"/>
          <table:table-cell office:value-type="float" office:value="-15.6436" calcext:value-type="float">
            <text:p>-15.6436</text:p>
          </table:table-cell>
          <table:table-cell office:value-type="float" office:value="334.4926" calcext:value-type="float">
            <text:p>334.4926</text:p>
          </table:table-cell>
          <table:table-cell office:value-type="float" office:value="-164.0609" calcext:value-type="float">
            <text:p>-164.0609</text:p>
          </table:table-cell>
          <table:table-cell table:number-columns-repeated="2"/>
          <table:table-cell office:value-type="float" office:value="156.259" calcext:value-type="float">
            <text:p>156.259</text:p>
          </table:table-cell>
          <table:table-cell office:value-type="float" office:value="-319.1612" calcext:value-type="float">
            <text:p>-319.1612</text:p>
          </table:table-cell>
          <table:table-cell office:value-type="float" office:value="145.0712" calcext:value-type="float">
            <text:p>145.0712</text:p>
          </table:table-cell>
          <table:table-cell/>
        </table:table-row>
        <table:table-row table:style-name="ro1">
          <table:table-cell office:value-type="float" office:value="773.2047" calcext:value-type="float">
            <text:p>773.2047</text:p>
          </table:table-cell>
          <table:table-cell office:value-type="float" office:value="418.5463" calcext:value-type="float">
            <text:p>418.5463</text:p>
          </table:table-cell>
          <table:table-cell office:value-type="float" office:value="-352.5439" calcext:value-type="float">
            <text:p>-352.5439</text:p>
          </table:table-cell>
          <table:table-cell table:number-columns-repeated="2"/>
          <table:table-cell office:value-type="float" office:value="158.0132" calcext:value-type="float">
            <text:p>158.0132</text:p>
          </table:table-cell>
          <table:table-cell office:value-type="float" office:value="308.2765" calcext:value-type="float">
            <text:p>308.2765</text:p>
          </table:table-cell>
          <table:table-cell office:value-type="float" office:value="-111.9788" calcext:value-type="float">
            <text:p>-111.9788</text:p>
          </table:table-cell>
          <table:table-cell table:number-columns-repeated="2"/>
          <table:table-cell office:value-type="float" office:value="166.7838" calcext:value-type="float">
            <text:p>166.7838</text:p>
          </table:table-cell>
          <table:table-cell office:value-type="float" office:value="-322.6567" calcext:value-type="float">
            <text:p>-322.6567</text:p>
          </table:table-cell>
          <table:table-cell office:value-type="float" office:value="145.0712" calcext:value-type="float">
            <text:p>145.0712</text:p>
          </table:table-cell>
          <table:table-cell/>
        </table:table-row>
        <table:table-row table:style-name="ro1">
          <table:table-cell office:value-type="float" office:value="757.4962" calcext:value-type="float">
            <text:p>757.4962</text:p>
          </table:table-cell>
          <table:table-cell office:value-type="float" office:value="357.2529" calcext:value-type="float">
            <text:p>357.2529</text:p>
          </table:table-cell>
          <table:table-cell office:value-type="float" office:value="-381.2197" calcext:value-type="float">
            <text:p>-381.2197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206.9077" calcext:value-type="float">
            <text:p>206.9077</text:p>
          </table:table-cell>
          <table:table-cell office:value-type="float" office:value="-135.4997" calcext:value-type="float">
            <text:p>-135.4997</text:p>
          </table:table-cell>
          <table:table-cell table:number-columns-repeated="2"/>
          <table:table-cell office:value-type="float" office:value="186.079" calcext:value-type="float">
            <text:p>186.079</text:p>
          </table:table-cell>
          <table:table-cell office:value-type="float" office:value="-310.4225" calcext:value-type="float">
            <text:p>-310.4225</text:p>
          </table:table-cell>
          <table:table-cell office:value-type="float" office:value="136.6709" calcext:value-type="float">
            <text:p>136.6709</text:p>
          </table:table-cell>
          <table:table-cell/>
        </table:table-row>
        <table:table-row table:style-name="ro1">
          <table:table-cell office:value-type="float" office:value="841.2746" calcext:value-type="float">
            <text:p>841.2746</text:p>
          </table:table-cell>
          <table:table-cell office:value-type="float" office:value="329.2331" calcext:value-type="float">
            <text:p>329.2331</text:p>
          </table:table-cell>
          <table:table-cell office:value-type="float" office:value="-280.0109" calcext:value-type="float">
            <text:p>-280.0109</text:p>
          </table:table-cell>
          <table:table-cell table:number-columns-repeated="2"/>
          <table:table-cell office:value-type="float" office:value="349.2112" calcext:value-type="float">
            <text:p>349.2112</text:p>
          </table:table-cell>
          <table:table-cell office:value-type="float" office:value="89.8093" calcext:value-type="float">
            <text:p>89.8093</text:p>
          </table:table-cell>
          <table:table-cell office:value-type="float" office:value="-63.2569" calcext:value-type="float">
            <text:p>-63.2569</text:p>
          </table:table-cell>
          <table:table-cell table:number-columns-repeated="2"/>
          <table:table-cell office:value-type="float" office:value="205.3742" calcext:value-type="float">
            <text:p>205.3742</text:p>
          </table:table-cell>
          <table:table-cell office:value-type="float" office:value="-315.6657" calcext:value-type="float">
            <text:p>-315.6657</text:p>
          </table:table-cell>
          <table:table-cell office:value-type="float" office:value="121.5503" calcext:value-type="float">
            <text:p>121.5503</text:p>
          </table:table-cell>
          <table:table-cell/>
        </table:table-row>
        <table:table-row table:style-name="ro1">
          <table:table-cell office:value-type="float" office:value="876.1823" calcext:value-type="float">
            <text:p>876.1823</text:p>
          </table:table-cell>
          <table:table-cell office:value-type="float" office:value="406.2876" calcext:value-type="float">
            <text:p>406.2876</text:p>
          </table:table-cell>
          <table:table-cell office:value-type="float" office:value="-70.8461" calcext:value-type="float">
            <text:p>-70.8461</text:p>
          </table:table-cell>
          <table:table-cell table:number-columns-repeated="2"/>
          <table:table-cell office:value-type="float" office:value="350.9653" calcext:value-type="float">
            <text:p>350.9653</text:p>
          </table:table-cell>
          <table:table-cell office:value-type="float" office:value="-62.2438" calcext:value-type="float">
            <text:p>-62.2438</text:p>
          </table:table-cell>
          <table:table-cell office:value-type="float" office:value="15.7061" calcext:value-type="float">
            <text:p>15.7061</text:p>
          </table:table-cell>
          <table:table-cell table:number-columns-repeated="2"/>
          <table:table-cell office:value-type="float" office:value="173.8002" calcext:value-type="float">
            <text:p>173.8002</text:p>
          </table:table-cell>
          <table:table-cell office:value-type="float" office:value="-333.1431" calcext:value-type="float">
            <text:p>-333.1431</text:p>
          </table:table-cell>
          <table:table-cell office:value-type="float" office:value="61.0679" calcext:value-type="float">
            <text:p>61.0679</text:p>
          </table:table-cell>
          <table:table-cell/>
        </table:table-row>
        <table:table-row table:style-name="ro1">
          <table:table-cell office:value-type="float" office:value="790.6585" calcext:value-type="float">
            <text:p>790.6585</text:p>
          </table:table-cell>
          <table:table-cell office:value-type="float" office:value="495.6009" calcext:value-type="float">
            <text:p>495.6009</text:p>
          </table:table-cell>
          <table:table-cell office:value-type="float" office:value="96.1483" calcext:value-type="float">
            <text:p>96.1483</text:p>
          </table:table-cell>
          <table:table-cell table:number-columns-repeated="2"/>
          <table:table-cell office:value-type="float" office:value="342.1948" calcext:value-type="float">
            <text:p>342.1948</text:p>
          </table:table-cell>
          <table:table-cell office:value-type="float" office:value="-112.9282" calcext:value-type="float">
            <text:p>-112.9282</text:p>
          </table:table-cell>
          <table:table-cell office:value-type="float" office:value="-46.4562" calcext:value-type="float">
            <text:p>-46.4562</text:p>
          </table:table-cell>
          <table:table-cell table:number-columns-repeated="2"/>
          <table:table-cell office:value-type="float" office:value="117.6687" calcext:value-type="float">
            <text:p>117.6687</text:p>
          </table:table-cell>
          <table:table-cell office:value-type="float" office:value="-392.5662" calcext:value-type="float">
            <text:p>-392.5662</text:p>
          </table:table-cell>
          <table:table-cell office:value-type="float" office:value="17.3862" calcext:value-type="float">
            <text:p>17.3862</text:p>
          </table:table-cell>
          <table:table-cell/>
        </table:table-row>
        <table:table-row table:style-name="ro1">
          <table:table-cell office:value-type="float" office:value="595.1756" calcext:value-type="float">
            <text:p>595.1756</text:p>
          </table:table-cell>
          <table:table-cell office:value-type="float" office:value="446.5662" calcext:value-type="float">
            <text:p>446.5662</text:p>
          </table:table-cell>
          <table:table-cell office:value-type="float" office:value="291.8186" calcext:value-type="float">
            <text:p>291.8186</text:p>
          </table:table-cell>
          <table:table-cell table:number-columns-repeated="2"/>
          <table:table-cell office:value-type="float" office:value="335.1783" calcext:value-type="float">
            <text:p>335.1783</text:p>
          </table:table-cell>
          <table:table-cell office:value-type="float" office:value="-165.3603" calcext:value-type="float">
            <text:p>-165.3603</text:p>
          </table:table-cell>
          <table:table-cell office:value-type="float" office:value="-29.6556" calcext:value-type="float">
            <text:p>-29.6556</text:p>
          </table:table-cell>
          <table:table-cell table:number-columns-repeated="2"/>
          <table:table-cell office:value-type="float" office:value="35.2255" calcext:value-type="float">
            <text:p>35.2255</text:p>
          </table:table-cell>
          <table:table-cell office:value-type="float" office:value="-373.3411" calcext:value-type="float">
            <text:p>-373.3411</text:p>
          </table:table-cell>
          <table:table-cell office:value-type="float" office:value="-24.6154" calcext:value-type="float">
            <text:p>-24.6154</text:p>
          </table:table-cell>
          <table:table-cell/>
        </table:table-row>
        <table:table-row table:style-name="ro1">
          <table:table-cell office:value-type="float" office:value="422.3827" calcext:value-type="float">
            <text:p>422.3827</text:p>
          </table:table-cell>
          <table:table-cell office:value-type="float" office:value="318.7256" calcext:value-type="float">
            <text:p>318.7256</text:p>
          </table:table-cell>
          <table:table-cell office:value-type="float" office:value="330.6153" calcext:value-type="float">
            <text:p>330.6153</text:p>
          </table:table-cell>
          <table:table-cell table:number-columns-repeated="2"/>
          <table:table-cell office:value-type="float" office:value="333.4242" calcext:value-type="float">
            <text:p>333.4242</text:p>
          </table:table-cell>
          <table:table-cell office:value-type="float" office:value="-149.6307" calcext:value-type="float">
            <text:p>-149.6307</text:p>
          </table:table-cell>
          <table:table-cell office:value-type="float" office:value="89.629" calcext:value-type="float">
            <text:p>89.629</text:p>
          </table:table-cell>
          <table:table-cell table:number-columns-repeated="2"/>
          <table:table-cell office:value-type="float" office:value="5.4056" calcext:value-type="float">
            <text:p>5.4056</text:p>
          </table:table-cell>
          <table:table-cell office:value-type="float" office:value="-361.1069" calcext:value-type="float">
            <text:p>-361.1069</text:p>
          </table:table-cell>
          <table:table-cell office:value-type="float" office:value="-6.1347" calcext:value-type="float">
            <text:p>-6.1347</text:p>
          </table:table-cell>
          <table:table-cell/>
        </table:table-row>
        <table:table-row table:style-name="ro1">
          <table:table-cell office:value-type="float" office:value="354.3127" calcext:value-type="float">
            <text:p>354.3127</text:p>
          </table:table-cell>
          <table:table-cell office:value-type="float" office:value="316.9744" calcext:value-type="float">
            <text:p>316.9744</text:p>
          </table:table-cell>
          <table:table-cell office:value-type="float" office:value="285.0714" calcext:value-type="float">
            <text:p>285.0714</text:p>
          </table:table-cell>
          <table:table-cell table:number-columns-repeated="2"/>
          <table:table-cell office:value-type="float" office:value="252.7351" calcext:value-type="float">
            <text:p>252.7351</text:p>
          </table:table-cell>
          <table:table-cell office:value-type="float" office:value="-212.5492" calcext:value-type="float">
            <text:p>-212.5492</text:p>
          </table:table-cell>
          <table:table-cell office:value-type="float" office:value="126.5904" calcext:value-type="float">
            <text:p>126.5904</text:p>
          </table:table-cell>
          <table:table-cell table:number-columns-repeated="2"/>
          <table:table-cell office:value-type="float" office:value="-87.5621" calcext:value-type="float">
            <text:p>-87.5621</text:p>
          </table:table-cell>
          <table:table-cell office:value-type="float" office:value="-352.3682" calcext:value-type="float">
            <text:p>-352.3682</text:p>
          </table:table-cell>
          <table:table-cell office:value-type="float" office:value="-24.6154" calcext:value-type="float">
            <text:p>-24.6154</text:p>
          </table:table-cell>
          <table:table-cell/>
        </table:table-row>
        <table:table-row table:style-name="ro1">
          <table:table-cell office:value-type="float" office:value="235.6267" calcext:value-type="float">
            <text:p>235.6267</text:p>
          </table:table-cell>
          <table:table-cell office:value-type="float" office:value="225.9099" calcext:value-type="float">
            <text:p>225.9099</text:p>
          </table:table-cell>
          <table:table-cell office:value-type="float" office:value="217.5989" calcext:value-type="float">
            <text:p>217.5989</text:p>
          </table:table-cell>
          <table:table-cell table:number-columns-repeated="2"/>
          <table:table-cell office:value-type="float" office:value="180.8166" calcext:value-type="float">
            <text:p>180.8166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259.3157" calcext:value-type="float">
            <text:p>259.3157</text:p>
          </table:table-cell>
          <table:table-cell table:number-columns-repeated="2"/>
          <table:table-cell office:value-type="float" office:value="-82.2998" calcext:value-type="float">
            <text:p>-82.2998</text:p>
          </table:table-cell>
          <table:table-cell office:value-type="float" office:value="-378.5843" calcext:value-type="float">
            <text:p>-378.5843</text:p>
          </table:table-cell>
          <table:table-cell office:value-type="float" office:value="-63.2569" calcext:value-type="float">
            <text:p>-63.2569</text:p>
          </table:table-cell>
          <table:table-cell/>
        </table:table-row>
        <table:table-row table:style-name="ro1">
          <table:table-cell office:value-type="float" office:value="150.1029" calcext:value-type="float">
            <text:p>150.1029</text:p>
          </table:table-cell>
          <table:table-cell office:value-type="float" office:value="87.562" calcext:value-type="float">
            <text:p>87.562</text:p>
          </table:table-cell>
          <table:table-cell office:value-type="float" office:value="3.3736" calcext:value-type="float">
            <text:p>3.3736</text:p>
          </table:table-cell>
          <table:table-cell table:number-columns-repeated="2"/>
          <table:table-cell office:value-type="float" office:value="-41.9552" calcext:value-type="float">
            <text:p>-41.9552</text:p>
          </table:table-cell>
          <table:table-cell office:value-type="float" office:value="-212.5492" calcext:value-type="float">
            <text:p>-212.5492</text:p>
          </table:table-cell>
          <table:table-cell office:value-type="float" office:value="331.5585" calcext:value-type="float">
            <text:p>331.5585</text:p>
          </table:table-cell>
          <table:table-cell table:number-columns-repeated="2"/>
          <table:table-cell office:value-type="float" office:value="-120.8902" calcext:value-type="float">
            <text:p>-120.8902</text:p>
          </table:table-cell>
          <table:table-cell office:value-type="float" office:value="-354.1159" calcext:value-type="float">
            <text:p>-354.1159</text:p>
          </table:table-cell>
          <table:table-cell office:value-type="float" office:value="-63.2569" calcext:value-type="float">
            <text:p>-63.2569</text:p>
          </table:table-cell>
          <table:table-cell/>
        </table:table-row>
        <table:table-row table:style-name="ro1">
          <table:table-cell office:value-type="float" office:value="174.5383" calcext:value-type="float">
            <text:p>174.5383</text:p>
          </table:table-cell>
          <table:table-cell office:value-type="float" office:value="84.0595" calcext:value-type="float">
            <text:p>84.0595</text:p>
          </table:table-cell>
          <table:table-cell office:value-type="float" office:value="-168.6813" calcext:value-type="float">
            <text:p>-168.6813</text:p>
          </table:table-cell>
          <table:table-cell table:number-columns-repeated="2"/>
          <table:table-cell office:value-type="float" office:value="-103.3491" calcext:value-type="float">
            <text:p>-103.3491</text:p>
          </table:table-cell>
          <table:table-cell office:value-type="float" office:value="-210.8015" calcext:value-type="float">
            <text:p>-210.8015</text:p>
          </table:table-cell>
          <table:table-cell office:value-type="float" office:value="326.5183" calcext:value-type="float">
            <text:p>326.5183</text:p>
          </table:table-cell>
          <table:table-cell table:number-columns-repeated="2"/>
          <table:table-cell office:value-type="float" office:value="-126.1525" calcext:value-type="float">
            <text:p>-126.1525</text:p>
          </table:table-cell>
          <table:table-cell office:value-type="float" office:value="-338.3863" calcext:value-type="float">
            <text:p>-338.3863</text:p>
          </table:table-cell>
          <table:table-cell office:value-type="float" office:value="-78.3775" calcext:value-type="float">
            <text:p>-78.3775</text:p>
          </table:table-cell>
          <table:table-cell/>
        </table:table-row>
        <table:table-row table:style-name="ro1">
          <table:table-cell office:value-type="float" office:value="225.1544" calcext:value-type="float">
            <text:p>225.1544</text:p>
          </table:table-cell>
          <table:table-cell office:value-type="float" office:value="50.7859" calcext:value-type="float">
            <text:p>50.7859</text:p>
          </table:table-cell>
          <table:table-cell office:value-type="float" office:value="-244.5879" calcext:value-type="float">
            <text:p>-244.5879</text:p>
          </table:table-cell>
          <table:table-cell table:number-columns-repeated="2"/>
          <table:table-cell office:value-type="float" office:value="-161.2347" calcext:value-type="float">
            <text:p>-161.2347</text:p>
          </table:table-cell>
          <table:table-cell office:value-type="float" office:value="-121.6668" calcext:value-type="float">
            <text:p>-121.6668</text:p>
          </table:table-cell>
          <table:table-cell office:value-type="float" office:value="334.9186" calcext:value-type="float">
            <text:p>334.9186</text:p>
          </table:table-cell>
          <table:table-cell table:number-columns-repeated="2"/>
          <table:table-cell office:value-type="float" office:value="-147.2018" calcext:value-type="float">
            <text:p>-147.2018</text:p>
          </table:table-cell>
          <table:table-cell office:value-type="float" office:value="-338.3863" calcext:value-type="float">
            <text:p>-338.3863</text:p>
          </table:table-cell>
          <table:table-cell office:value-type="float" office:value="-91.818" calcext:value-type="float">
            <text:p>-91.818</text:p>
          </table:table-cell>
          <table:table-cell/>
        </table:table-row>
        <table:table-row table:style-name="ro1">
          <table:table-cell office:value-type="float" office:value="232.1359" calcext:value-type="float">
            <text:p>232.1359</text:p>
          </table:table-cell>
          <table:table-cell office:value-type="float" office:value="12.2586" calcext:value-type="float">
            <text:p>12.2586</text:p>
          </table:table-cell>
          <table:table-cell office:value-type="float" office:value="89.4011" calcext:value-type="float">
            <text:p>89.4011</text:p>
          </table:table-cell>
          <table:table-cell table:number-columns-repeated="2"/>
          <table:table-cell office:value-type="float" office:value="-196.3169" calcext:value-type="float">
            <text:p>-196.3169</text:p>
          </table:table-cell>
          <table:table-cell office:value-type="float" office:value="7.6656" calcext:value-type="float">
            <text:p>7.6656</text:p>
          </table:table-cell>
          <table:table-cell office:value-type="float" office:value="358.4396" calcext:value-type="float">
            <text:p>358.4396</text:p>
          </table:table-cell>
          <table:table-cell table:number-columns-repeated="2"/>
          <table:table-cell office:value-type="float" office:value="-196.3169" calcext:value-type="float">
            <text:p>-196.3169</text:p>
          </table:table-cell>
          <table:table-cell office:value-type="float" office:value="-341.8818" calcext:value-type="float">
            <text:p>-341.8818</text:p>
          </table:table-cell>
          <table:table-cell office:value-type="float" office:value="-81.7376" calcext:value-type="float">
            <text:p>-81.7376</text:p>
          </table:table-cell>
          <table:table-cell/>
        </table:table-row>
        <table:table-row table:style-name="ro1">
          <table:table-cell office:value-type="float" office:value="541.0687" calcext:value-type="float">
            <text:p>541.0687</text:p>
          </table:table-cell>
          <table:table-cell office:value-type="float" office:value="353.7504" calcext:value-type="float">
            <text:p>353.7504</text:p>
          </table:table-cell>
          <table:table-cell office:value-type="float" office:value="317.1208" calcext:value-type="float">
            <text:p>317.1208</text:p>
          </table:table-cell>
          <table:table-cell table:number-columns-repeated="2"/>
          <table:table-cell office:value-type="float" office:value="-127.9066" calcext:value-type="float">
            <text:p>-127.9066</text:p>
          </table:table-cell>
          <table:table-cell office:value-type="float" office:value="166.7098" calcext:value-type="float">
            <text:p>166.7098</text:p>
          </table:table-cell>
          <table:table-cell office:value-type="float" office:value="390.3608" calcext:value-type="float">
            <text:p>390.3608</text:p>
          </table:table-cell>
          <table:table-cell table:number-columns-repeated="2"/>
          <table:table-cell office:value-type="float" office:value="-226.1368" calcext:value-type="float">
            <text:p>-226.1368</text:p>
          </table:table-cell>
          <table:table-cell office:value-type="float" office:value="-368.0979" calcext:value-type="float">
            <text:p>-368.0979</text:p>
          </table:table-cell>
          <table:table-cell office:value-type="float" office:value="-6.1347" calcext:value-type="float">
            <text:p>-6.1347</text:p>
          </table:table-cell>
          <table:table-cell/>
        </table:table-row>
        <table:table-row table:style-name="ro1">
          <table:table-cell office:value-type="float" office:value="748.7693" calcext:value-type="float">
            <text:p>748.7693</text:p>
          </table:table-cell>
          <table:table-cell office:value-type="float" office:value="600.6753" calcext:value-type="float">
            <text:p>600.6753</text:p>
          </table:table-cell>
          <table:table-cell office:value-type="float" office:value="15.1813" calcext:value-type="float">
            <text:p>15.1813</text:p>
          </table:table-cell>
          <table:table-cell table:number-columns-repeated="2"/>
          <table:table-cell office:value-type="float" office:value="-31.4306" calcext:value-type="float">
            <text:p>-31.4306</text:p>
          </table:table-cell>
          <table:table-cell office:value-type="float" office:value="98.548" calcext:value-type="float">
            <text:p>98.548</text:p>
          </table:table-cell>
          <table:table-cell office:value-type="float" office:value="371.8801" calcext:value-type="float">
            <text:p>371.8801</text:p>
          </table:table-cell>
          <table:table-cell table:number-columns-repeated="2"/>
          <table:table-cell office:value-type="float" office:value="-252.4485" calcext:value-type="float">
            <text:p>-252.4485</text:p>
          </table:table-cell>
          <table:table-cell office:value-type="float" office:value="-341.8818" calcext:value-type="float">
            <text:p>-341.8818</text:p>
          </table:table-cell>
          <table:table-cell office:value-type="float" office:value="12.346" calcext:value-type="float">
            <text:p>12.346</text:p>
          </table:table-cell>
          <table:table-cell/>
        </table:table-row>
        <table:table-row table:style-name="ro1">
          <table:table-cell office:value-type="float" office:value="745.2785" calcext:value-type="float">
            <text:p>745.2785</text:p>
          </table:table-cell>
          <table:table-cell office:value-type="float" office:value="628.6951" calcext:value-type="float">
            <text:p>628.6951</text:p>
          </table:table-cell>
          <table:table-cell office:value-type="float" office:value="-86.0274" calcext:value-type="float">
            <text:p>-86.0274</text:p>
          </table:table-cell>
          <table:table-cell table:number-columns-repeated="2"/>
          <table:table-cell office:value-type="float" office:value="89.6029" calcext:value-type="float">
            <text:p>89.6029</text:p>
          </table:table-cell>
          <table:table-cell office:value-type="float" office:value="114.2776" calcext:value-type="float">
            <text:p>114.2776</text:p>
          </table:table-cell>
          <table:table-cell office:value-type="float" office:value="346.6791" calcext:value-type="float">
            <text:p>346.6791</text:p>
          </table:table-cell>
          <table:table-cell table:number-columns-repeated="2"/>
          <table:table-cell office:value-type="float" office:value="-269.9895" calcext:value-type="float">
            <text:p>-269.9895</text:p>
          </table:table-cell>
          <table:table-cell office:value-type="float" office:value="-327.8999" calcext:value-type="float">
            <text:p>-327.8999</text:p>
          </table:table-cell>
          <table:table-cell office:value-type="float" office:value="35.8669" calcext:value-type="float">
            <text:p>35.8669</text:p>
          </table:table-cell>
          <table:table-cell/>
        </table:table-row>
        <table:table-row table:style-name="ro1">
          <table:table-cell office:value-type="float" office:value="696.4078" calcext:value-type="float">
            <text:p>696.4078</text:p>
          </table:table-cell>
          <table:table-cell office:value-type="float" office:value="530.6257" calcext:value-type="float">
            <text:p>530.6257</text:p>
          </table:table-cell>
          <table:table-cell office:value-type="float" office:value="-325.5549" calcext:value-type="float">
            <text:p>-325.5549</text:p>
          </table:table-cell>
          <table:table-cell table:number-columns-repeated="2"/>
          <table:table-cell office:value-type="float" office:value="259.7516" calcext:value-type="float">
            <text:p>259.7516</text:p>
          </table:table-cell>
          <table:table-cell office:value-type="float" office:value="91.557" calcext:value-type="float">
            <text:p>91.557</text:p>
          </table:table-cell>
          <table:table-cell office:value-type="float" office:value="234.1147" calcext:value-type="float">
            <text:p>234.1147</text:p>
          </table:table-cell>
          <table:table-cell table:number-columns-repeated="2"/>
          <table:table-cell office:value-type="float" office:value="-264.7272" calcext:value-type="float">
            <text:p>-264.7272</text:p>
          </table:table-cell>
          <table:table-cell office:value-type="float" office:value="-301.6838" calcext:value-type="float">
            <text:p>-301.6838</text:p>
          </table:table-cell>
          <table:table-cell office:value-type="float" office:value="128.2705" calcext:value-type="float">
            <text:p>128.2705</text:p>
          </table:table-cell>
          <table:table-cell/>
        </table:table-row>
        <table:table-row table:style-name="ro1">
          <table:table-cell office:value-type="float" office:value="642.3009" calcext:value-type="float">
            <text:p>642.3009</text:p>
          </table:table-cell>
          <table:table-cell office:value-type="float" office:value="420.2976" calcext:value-type="float">
            <text:p>420.2976</text:p>
          </table:table-cell>
          <table:table-cell office:value-type="float" office:value="-411.5824" calcext:value-type="float">
            <text:p>-411.5824</text:p>
          </table:table-cell>
          <table:table-cell table:number-columns-repeated="2"/>
          <table:table-cell office:value-type="float" office:value="191.3413" calcext:value-type="float">
            <text:p>191.3413</text:p>
          </table:table-cell>
          <table:table-cell office:value-type="float" office:value="33.8817" calcext:value-type="float">
            <text:p>33.8817</text:p>
          </table:table-cell>
          <table:table-cell office:value-type="float" office:value="309.7177" calcext:value-type="float">
            <text:p>309.7177</text:p>
          </table:table-cell>
          <table:table-cell table:number-columns-repeated="2"/>
          <table:table-cell office:value-type="float" office:value="-210.3498" calcext:value-type="float">
            <text:p>-210.3498</text:p>
          </table:table-cell>
          <table:table-cell office:value-type="float" office:value="-303.4316" calcext:value-type="float">
            <text:p>-303.4316</text:p>
          </table:table-cell>
          <table:table-cell office:value-type="float" office:value="203.8735" calcext:value-type="float">
            <text:p>203.8735</text:p>
          </table:table-cell>
          <table:table-cell/>
        </table:table-row>
        <table:table-row table:style-name="ro1">
          <table:table-cell office:value-type="float" office:value="574.231" calcext:value-type="float">
            <text:p>574.231</text:p>
          </table:table-cell>
          <table:table-cell office:value-type="float" office:value="281.9496" calcext:value-type="float">
            <text:p>281.9496</text:p>
          </table:table-cell>
          <table:table-cell office:value-type="float" office:value="-473.9945" calcext:value-type="float">
            <text:p>-473.9945</text:p>
          </table:table-cell>
          <table:table-cell table:number-columns-repeated="2"/>
          <table:table-cell office:value-type="float" office:value="107.144" calcext:value-type="float">
            <text:p>107.144</text:p>
          </table:table-cell>
          <table:table-cell office:value-type="float" office:value="33.8817" calcext:value-type="float">
            <text:p>33.8817</text:p>
          </table:table-cell>
          <table:table-cell office:value-type="float" office:value="346.6791" calcext:value-type="float">
            <text:p>346.6791</text:p>
          </table:table-cell>
          <table:table-cell table:number-columns-repeated="2"/>
          <table:table-cell office:value-type="float" office:value="-196.3169" calcext:value-type="float">
            <text:p>-196.3169</text:p>
          </table:table-cell>
          <table:table-cell office:value-type="float" office:value="-268.4768" calcext:value-type="float">
            <text:p>-268.4768</text:p>
          </table:table-cell>
          <table:table-cell office:value-type="float" office:value="227.3944" calcext:value-type="float">
            <text:p>227.3944</text:p>
          </table:table-cell>
          <table:table-cell/>
        </table:table-row>
        <table:table-row table:style-name="ro1">
          <table:table-cell office:value-type="float" office:value="591.6848" calcext:value-type="float">
            <text:p>591.6848</text:p>
          </table:table-cell>
          <table:table-cell office:value-type="float" office:value="239.9198" calcext:value-type="float">
            <text:p>239.9198</text:p>
          </table:table-cell>
          <table:table-cell office:value-type="float" office:value="-477.3681" calcext:value-type="float">
            <text:p>-477.3681</text:p>
          </table:table-cell>
          <table:table-cell table:number-columns-repeated="2"/>
          <table:table-cell office:value-type="float" office:value="121.1769" calcext:value-type="float">
            <text:p>121.1769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350.0392" calcext:value-type="float">
            <text:p>350.0392</text:p>
          </table:table-cell>
          <table:table-cell table:number-columns-repeated="2"/>
          <table:table-cell office:value-type="float" office:value="-150.7101" calcext:value-type="float">
            <text:p>-150.7101</text:p>
          </table:table-cell>
          <table:table-cell office:value-type="float" office:value="-324.4044" calcext:value-type="float">
            <text:p>-324.4044</text:p>
          </table:table-cell>
          <table:table-cell office:value-type="float" office:value="207.2336" calcext:value-type="float">
            <text:p>207.2336</text:p>
          </table:table-cell>
          <table:table-cell/>
        </table:table-row>
        <table:table-row table:style-name="ro1">
          <table:table-cell office:value-type="float" office:value="647.5371" calcext:value-type="float">
            <text:p>647.5371</text:p>
          </table:table-cell>
          <table:table-cell office:value-type="float" office:value="187.3826" calcext:value-type="float">
            <text:p>187.3826</text:p>
          </table:table-cell>
          <table:table-cell office:value-type="float" office:value="-436.8846" calcext:value-type="float">
            <text:p>-436.8846</text:p>
          </table:table-cell>
          <table:table-cell table:number-columns-repeated="2"/>
          <table:table-cell office:value-type="float" office:value="201.8659" calcext:value-type="float">
            <text:p>201.8659</text:p>
          </table:table-cell>
          <table:table-cell office:value-type="float" office:value="68.8365" calcext:value-type="float">
            <text:p>68.8365</text:p>
          </table:table-cell>
          <table:table-cell office:value-type="float" office:value="292.917" calcext:value-type="float">
            <text:p>292.917</text:p>
          </table:table-cell>
          <table:table-cell table:number-columns-repeated="2"/>
          <table:table-cell office:value-type="float" office:value="-87.5621" calcext:value-type="float">
            <text:p>-87.5621</text:p>
          </table:table-cell>
          <table:table-cell office:value-type="float" office:value="-348.8728" calcext:value-type="float">
            <text:p>-348.8728</text:p>
          </table:table-cell>
          <table:table-cell office:value-type="float" office:value="187.0728" calcext:value-type="float">
            <text:p>187.0728</text:p>
          </table:table-cell>
          <table:table-cell/>
        </table:table-row>
        <table:table-row table:style-name="ro1">
          <table:table-cell office:value-type="float" office:value="682.4447" calcext:value-type="float">
            <text:p>682.4447</text:p>
          </table:table-cell>
          <table:table-cell office:value-type="float" office:value="113.8306" calcext:value-type="float">
            <text:p>113.8306</text:p>
          </table:table-cell>
          <table:table-cell office:value-type="float" office:value="-403.1483" calcext:value-type="float">
            <text:p>-403.1483</text:p>
          </table:table-cell>
          <table:table-cell table:number-columns-repeated="2"/>
          <table:table-cell office:value-type="float" office:value="235.1941" calcext:value-type="float">
            <text:p>235.1941</text:p>
          </table:table-cell>
          <table:table-cell office:value-type="float" office:value="67.0887" calcext:value-type="float">
            <text:p>67.0887</text:p>
          </table:table-cell>
          <table:table-cell office:value-type="float" office:value="260.9957" calcext:value-type="float">
            <text:p>260.9957</text:p>
          </table:table-cell>
          <table:table-cell table:number-columns-repeated="2"/>
          <table:table-cell office:value-type="float" office:value="-68.2669" calcext:value-type="float">
            <text:p>-68.2669</text:p>
          </table:table-cell>
          <table:table-cell office:value-type="float" office:value="-382.0798" calcext:value-type="float">
            <text:p>-382.0798</text:p>
          </table:table-cell>
          <table:table-cell office:value-type="float" office:value="145.0712" calcext:value-type="float">
            <text:p>145.0712</text:p>
          </table:table-cell>
          <table:table-cell/>
        </table:table-row>
        <table:table-row table:style-name="ro1">
          <table:table-cell office:value-type="float" office:value="740.0424" calcext:value-type="float">
            <text:p>740.0424</text:p>
          </table:table-cell>
          <table:table-cell office:value-type="float" office:value="87.562" calcext:value-type="float">
            <text:p>87.562</text:p>
          </table:table-cell>
          <table:table-cell office:value-type="float" office:value="-350.8571" calcext:value-type="float">
            <text:p>-350.8571</text:p>
          </table:table-cell>
          <table:table-cell table:number-columns-repeated="2"/>
          <table:table-cell office:value-type="float" office:value="233.4399" calcext:value-type="float">
            <text:p>233.4399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272.7562" calcext:value-type="float">
            <text:p>272.7562</text:p>
          </table:table-cell>
          <table:table-cell table:number-columns-repeated="2"/>
          <table:table-cell office:value-type="float" office:value="-47.2176" calcext:value-type="float">
            <text:p>-47.2176</text:p>
          </table:table-cell>
          <table:table-cell office:value-type="float" office:value="-385.5752" calcext:value-type="float">
            <text:p>-385.5752</text:p>
          </table:table-cell>
          <table:table-cell office:value-type="float" office:value="108.1097" calcext:value-type="float">
            <text:p>108.1097</text:p>
          </table:table-cell>
          <table:table-cell/>
        </table:table-row>
        <table:table-row table:style-name="ro1">
          <table:table-cell office:value-type="float" office:value="877.9277" calcext:value-type="float">
            <text:p>877.9277</text:p>
          </table:table-cell>
          <table:table-cell office:value-type="float" office:value="124.338" calcext:value-type="float">
            <text:p>124.338</text:p>
          </table:table-cell>
          <table:table-cell office:value-type="float" office:value="-183.8626" calcext:value-type="float">
            <text:p>-183.8626</text:p>
          </table:table-cell>
          <table:table-cell table:number-columns-repeated="2"/>
          <table:table-cell office:value-type="float" office:value="186.079" calcext:value-type="float">
            <text:p>186.079</text:p>
          </table:table-cell>
          <table:table-cell office:value-type="float" office:value="42.6204" calcext:value-type="float">
            <text:p>42.6204</text:p>
          </table:table-cell>
          <table:table-cell office:value-type="float" office:value="308.0376" calcext:value-type="float">
            <text:p>308.0376</text:p>
          </table:table-cell>
          <table:table-cell table:number-columns-repeated="2"/>
          <table:table-cell office:value-type="float" office:value="-87.5621" calcext:value-type="float">
            <text:p>-87.5621</text:p>
          </table:table-cell>
          <table:table-cell office:value-type="float" office:value="-397.8094" calcext:value-type="float">
            <text:p>-397.8094</text:p>
          </table:table-cell>
          <table:table-cell office:value-type="float" office:value="99.7094" calcext:value-type="float">
            <text:p>99.7094</text:p>
          </table:table-cell>
          <table:table-cell/>
        </table:table-row>
        <table:table-row table:style-name="ro1">
          <table:table-cell office:value-type="float" office:value="888.4" calcext:value-type="float">
            <text:p>888.4</text:p>
          </table:table-cell>
          <table:table-cell office:value-type="float" office:value="173.3727" calcext:value-type="float">
            <text:p>173.3727</text:p>
          </table:table-cell>
          <table:table-cell office:value-type="float" office:value="55.6648" calcext:value-type="float">
            <text:p>55.6648</text:p>
          </table:table-cell>
          <table:table-cell table:number-columns-repeated="2"/>
          <table:table-cell office:value-type="float" office:value="-3.3648" calcext:value-type="float">
            <text:p>-3.3648</text:p>
          </table:table-cell>
          <table:table-cell office:value-type="float" office:value="28.6385" calcext:value-type="float">
            <text:p>28.6385</text:p>
          </table:table-cell>
          <table:table-cell office:value-type="float" office:value="381.9605" calcext:value-type="float">
            <text:p>381.9605</text:p>
          </table:table-cell>
          <table:table-cell table:number-columns-repeated="2"/>
          <table:table-cell office:value-type="float" office:value="-105.1032" calcext:value-type="float">
            <text:p>-105.1032</text:p>
          </table:table-cell>
          <table:table-cell office:value-type="float" office:value="-387.323" calcext:value-type="float">
            <text:p>-387.323</text:p>
          </table:table-cell>
          <table:table-cell office:value-type="float" office:value="153.4715" calcext:value-type="float">
            <text:p>153.4715</text:p>
          </table:table-cell>
          <table:table-cell/>
        </table:table-row>
        <table:table-row table:style-name="ro1">
          <table:table-cell office:value-type="float" office:value="766.2232" calcext:value-type="float">
            <text:p>766.2232</text:p>
          </table:table-cell>
          <table:table-cell office:value-type="float" office:value="243.4223" calcext:value-type="float">
            <text:p>243.4223</text:p>
          </table:table-cell>
          <table:table-cell office:value-type="float" office:value="227.7197" calcext:value-type="float">
            <text:p>227.7197</text:p>
          </table:table-cell>
          <table:table-cell table:number-columns-repeated="2"/>
          <table:table-cell office:value-type="float" office:value="-224.3827" calcext:value-type="float">
            <text:p>-224.3827</text:p>
          </table:table-cell>
          <table:table-cell office:value-type="float" office:value="28.6385" calcext:value-type="float">
            <text:p>28.6385</text:p>
          </table:table-cell>
          <table:table-cell office:value-type="float" office:value="334.9186" calcext:value-type="float">
            <text:p>334.9186</text:p>
          </table:table-cell>
          <table:table-cell table:number-columns-repeated="2"/>
          <table:table-cell office:value-type="float" office:value="-70.021" calcext:value-type="float">
            <text:p>-70.021</text:p>
          </table:table-cell>
          <table:table-cell office:value-type="float" office:value="-359.3592" calcext:value-type="float">
            <text:p>-359.3592</text:p>
          </table:table-cell>
          <table:table-cell office:value-type="float" office:value="203.8735" calcext:value-type="float">
            <text:p>203.8735</text:p>
          </table:table-cell>
          <table:table-cell/>
        </table:table-row>
        <table:table-row table:style-name="ro1">
          <table:table-cell office:value-type="float" office:value="614.3748" calcext:value-type="float">
            <text:p>614.3748</text:p>
          </table:table-cell>
          <table:table-cell office:value-type="float" office:value="315.2232" calcext:value-type="float">
            <text:p>315.2232</text:p>
          </table:table-cell>
          <table:table-cell office:value-type="float" office:value="320.4945" calcext:value-type="float">
            <text:p>320.4945</text:p>
          </table:table-cell>
          <table:table-cell table:number-columns-repeated="2"/>
          <table:table-cell office:value-type="float" office:value="-299.8094" calcext:value-type="float">
            <text:p>-299.8094</text:p>
          </table:table-cell>
          <table:table-cell office:value-type="float" office:value="5.9179" calcext:value-type="float">
            <text:p>5.9179</text:p>
          </table:table-cell>
          <table:table-cell office:value-type="float" office:value="289.5569" calcext:value-type="float">
            <text:p>289.5569</text:p>
          </table:table-cell>
          <table:table-cell table:number-columns-repeated="2"/>
          <table:table-cell office:value-type="float" office:value="24.7008" calcext:value-type="float">
            <text:p>24.7008</text:p>
          </table:table-cell>
          <table:table-cell office:value-type="float" office:value="-306.927" calcext:value-type="float">
            <text:p>-306.927</text:p>
          </table:table-cell>
          <table:table-cell office:value-type="float" office:value="244.1951" calcext:value-type="float">
            <text:p>244.1951</text:p>
          </table:table-cell>
          <table:table-cell/>
        </table:table-row>
        <table:table-row table:style-name="ro1">
          <table:table-cell office:value-type="float" office:value="396.2019" calcext:value-type="float">
            <text:p>396.2019</text:p>
          </table:table-cell>
          <table:table-cell office:value-type="float" office:value="288.9546" calcext:value-type="float">
            <text:p>288.9546</text:p>
          </table:table-cell>
          <table:table-cell office:value-type="float" office:value="305.3131" calcext:value-type="float">
            <text:p>305.3131</text:p>
          </table:table-cell>
          <table:table-cell table:number-columns-repeated="2"/>
          <table:table-cell office:value-type="float" office:value="-317.3505" calcext:value-type="float">
            <text:p>-317.3505</text:p>
          </table:table-cell>
          <table:table-cell office:value-type="float" office:value="12.9089" calcext:value-type="float">
            <text:p>12.9089</text:p>
          </table:table-cell>
          <table:table-cell office:value-type="float" office:value="249.2353" calcext:value-type="float">
            <text:p>249.2353</text:p>
          </table:table-cell>
          <table:table-cell table:number-columns-repeated="2"/>
          <table:table-cell office:value-type="float" office:value="-17.3977" calcext:value-type="float">
            <text:p>-17.3977</text:p>
          </table:table-cell>
          <table:table-cell office:value-type="float" office:value="-289.4497" calcext:value-type="float">
            <text:p>-289.4497</text:p>
          </table:table-cell>
          <table:table-cell office:value-type="float" office:value="237.4748" calcext:value-type="float">
            <text:p>237.4748</text:p>
          </table:table-cell>
          <table:table-cell/>
        </table:table-row>
        <table:table-row table:style-name="ro1">
          <table:table-cell office:value-type="float" office:value="195.4829" calcext:value-type="float">
            <text:p>195.4829</text:p>
          </table:table-cell>
          <table:table-cell office:value-type="float" office:value="182.1289" calcext:value-type="float">
            <text:p>182.1289</text:p>
          </table:table-cell>
          <table:table-cell office:value-type="float" office:value="158.5604" calcext:value-type="float">
            <text:p>158.5604</text:p>
          </table:table-cell>
          <table:table-cell table:number-columns-repeated="2"/>
          <table:table-cell office:value-type="float" office:value="-338.3999" calcext:value-type="float">
            <text:p>-338.3999</text:p>
          </table:table-cell>
          <table:table-cell office:value-type="float" office:value="51.3591" calcext:value-type="float">
            <text:p>51.3591</text:p>
          </table:table-cell>
          <table:table-cell office:value-type="float" office:value="212.2738" calcext:value-type="float">
            <text:p>212.2738</text:p>
          </table:table-cell>
          <table:table-cell table:number-columns-repeated="2"/>
          <table:table-cell office:value-type="float" office:value="56.2749" calcext:value-type="float">
            <text:p>56.2749</text:p>
          </table:table-cell>
          <table:table-cell office:value-type="float" office:value="-299.9361" calcext:value-type="float">
            <text:p>-299.9361</text:p>
          </table:table-cell>
          <table:table-cell office:value-type="float" office:value="244.1951" calcext:value-type="float">
            <text:p>244.1951</text:p>
          </table:table-cell>
          <table:table-cell/>
        </table:table-row>
        <table:table-row table:style-name="ro1">
          <table:table-cell office:value-type="float" office:value="129.1583" calcext:value-type="float">
            <text:p>129.1583</text:p>
          </table:table-cell>
          <table:table-cell office:value-type="float" office:value="161.114" calcext:value-type="float">
            <text:p>161.114</text:p>
          </table:table-cell>
          <table:table-cell office:value-type="float" office:value="-128.1977" calcext:value-type="float">
            <text:p>-128.1977</text:p>
          </table:table-cell>
          <table:table-cell table:number-columns-repeated="2"/>
          <table:table-cell office:value-type="float" office:value="-301.5635" calcext:value-type="float">
            <text:p>-301.5635</text:p>
          </table:table-cell>
          <table:table-cell office:value-type="float" office:value="74.0797" calcext:value-type="float">
            <text:p>74.0797</text:p>
          </table:table-cell>
          <table:table-cell office:value-type="float" office:value="267.716" calcext:value-type="float">
            <text:p>267.716</text:p>
          </table:table-cell>
          <table:table-cell table:number-columns-repeated="2"/>
          <table:table-cell office:value-type="float" office:value="121.1769" calcext:value-type="float">
            <text:p>121.1769</text:p>
          </table:table-cell>
          <table:table-cell office:value-type="float" office:value="-336.6386" calcext:value-type="float">
            <text:p>-336.6386</text:p>
          </table:table-cell>
          <table:table-cell office:value-type="float" office:value="118.1901" calcext:value-type="float">
            <text:p>118.1901</text:p>
          </table:table-cell>
          <table:table-cell/>
        </table:table-row>
        <table:table-row table:style-name="ro1">
          <table:table-cell office:value-type="float" office:value="254.8259" calcext:value-type="float">
            <text:p>254.8259</text:p>
          </table:table-cell>
          <table:table-cell office:value-type="float" office:value="304.7157" calcext:value-type="float">
            <text:p>304.7157</text:p>
          </table:table-cell>
          <table:table-cell office:value-type="float" office:value="-340.7362" calcext:value-type="float">
            <text:p>-340.7362</text:p>
          </table:table-cell>
          <table:table-cell table:number-columns-repeated="2"/>
          <table:table-cell office:value-type="float" office:value="-312.0882" calcext:value-type="float">
            <text:p>-312.0882</text:p>
          </table:table-cell>
          <table:table-cell office:value-type="float" office:value="91.557" calcext:value-type="float">
            <text:p>91.557</text:p>
          </table:table-cell>
          <table:table-cell office:value-type="float" office:value="250.9153" calcext:value-type="float">
            <text:p>250.9153</text:p>
          </table:table-cell>
          <table:table-cell table:number-columns-repeated="2"/>
          <table:table-cell office:value-type="float" office:value="133.4557" calcext:value-type="float">
            <text:p>133.4557</text:p>
          </table:table-cell>
          <table:table-cell office:value-type="float" office:value="-352.3682" calcext:value-type="float">
            <text:p>-352.3682</text:p>
          </table:table-cell>
          <table:table-cell office:value-type="float" office:value="-41.416" calcext:value-type="float">
            <text:p>-41.416</text:p>
          </table:table-cell>
          <table:table-cell/>
        </table:table-row>
        <table:table-row table:style-name="ro1">
          <table:table-cell office:value-type="float" office:value="363.0396" calcext:value-type="float">
            <text:p>363.0396</text:p>
          </table:table-cell>
          <table:table-cell office:value-type="float" office:value="297.7108" calcext:value-type="float">
            <text:p>297.7108</text:p>
          </table:table-cell>
          <table:table-cell office:value-type="float" office:value="-458.8132" calcext:value-type="float">
            <text:p>-458.8132</text:p>
          </table:table-cell>
          <table:table-cell table:number-columns-repeated="2"/>
          <table:table-cell office:value-type="float" office:value="-343.6622" calcext:value-type="float">
            <text:p>-343.6622</text:p>
          </table:table-cell>
          <table:table-cell office:value-type="float" office:value="53.1068" calcext:value-type="float">
            <text:p>53.1068</text:p>
          </table:table-cell>
          <table:table-cell office:value-type="float" office:value="224.0343" calcext:value-type="float">
            <text:p>224.0343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-364.6024" calcext:value-type="float">
            <text:p>-364.6024</text:p>
          </table:table-cell>
          <table:table-cell office:value-type="float" office:value="-100.2183" calcext:value-type="float">
            <text:p>-100.2183</text:p>
          </table:table-cell>
          <table:table-cell/>
        </table:table-row>
        <table:table-row table:style-name="ro1">
          <table:table-cell office:value-type="float" office:value="424.128" calcext:value-type="float">
            <text:p>424.128</text:p>
          </table:table-cell>
          <table:table-cell office:value-type="float" office:value="278.4471" calcext:value-type="float">
            <text:p>278.4471</text:p>
          </table:table-cell>
          <table:table-cell office:value-type="float" office:value="-463.8736" calcext:value-type="float">
            <text:p>-463.8736</text:p>
          </table:table-cell>
          <table:table-cell table:number-columns-repeated="2"/>
          <table:table-cell office:value-type="float" office:value="-424.3512" calcext:value-type="float">
            <text:p>-424.3512</text:p>
          </table:table-cell>
          <table:table-cell office:value-type="float" office:value="-34.28" calcext:value-type="float">
            <text:p>-34.28</text:p>
          </table:table-cell>
          <table:table-cell office:value-type="float" office:value="52.6676" calcext:value-type="float">
            <text:p>52.6676</text:p>
          </table:table-cell>
          <table:table-cell table:number-columns-repeated="2"/>
          <table:table-cell office:value-type="float" office:value="-3.3648" calcext:value-type="float">
            <text:p>-3.3648</text:p>
          </table:table-cell>
          <table:table-cell office:value-type="float" office:value="-345.3773" calcext:value-type="float">
            <text:p>-345.3773</text:p>
          </table:table-cell>
          <table:table-cell office:value-type="float" office:value="-128.7795" calcext:value-type="float">
            <text:p>-128.7795</text:p>
          </table:table-cell>
          <table:table-cell/>
        </table:table-row>
        <table:table-row table:style-name="ro1">
          <table:table-cell office:value-type="float" office:value="343.8404" calcext:value-type="float">
            <text:p>343.8404</text:p>
          </table:table-cell>
          <table:table-cell office:value-type="float" office:value="218.905" calcext:value-type="float">
            <text:p>218.905</text:p>
          </table:table-cell>
          <table:table-cell office:value-type="float" office:value="-440.2582" calcext:value-type="float">
            <text:p>-440.2582</text:p>
          </table:table-cell>
          <table:table-cell table:number-columns-repeated="2"/>
          <table:table-cell office:value-type="float" office:value="-427.8594" calcext:value-type="float">
            <text:p>-427.8594</text:p>
          </table:table-cell>
          <table:table-cell office:value-type="float" office:value="-114.6759" calcext:value-type="float">
            <text:p>-114.6759</text:p>
          </table:table-cell>
          <table:table-cell office:value-type="float" office:value="-14.535" calcext:value-type="float">
            <text:p>-14.535</text:p>
          </table:table-cell>
          <table:table-cell table:number-columns-repeated="2"/>
          <table:table-cell office:value-type="float" office:value="-43.7094" calcext:value-type="float">
            <text:p>-43.7094</text:p>
          </table:table-cell>
          <table:table-cell office:value-type="float" office:value="-340.1341" calcext:value-type="float">
            <text:p>-340.1341</text:p>
          </table:table-cell>
          <table:table-cell office:value-type="float" office:value="-147.2602" calcext:value-type="float">
            <text:p>-147.2602</text:p>
          </table:table-cell>
          <table:table-cell/>
        </table:table-row>
        <table:table-row table:style-name="ro1">
          <table:table-cell office:value-type="float" office:value="178.029" calcext:value-type="float">
            <text:p>178.029</text:p>
          </table:table-cell>
          <table:table-cell office:value-type="float" office:value="112.0793" calcext:value-type="float">
            <text:p>112.0793</text:p>
          </table:table-cell>
          <table:table-cell office:value-type="float" office:value="-229.4066" calcext:value-type="float">
            <text:p>-229.4066</text:p>
          </table:table-cell>
          <table:table-cell table:number-columns-repeated="2"/>
          <table:table-cell office:value-type="float" office:value="-392.7772" calcext:value-type="float">
            <text:p>-392.7772</text:p>
          </table:table-cell>
          <table:table-cell office:value-type="float" office:value="-139.1442" calcext:value-type="float">
            <text:p>-139.1442</text:p>
          </table:table-cell>
          <table:table-cell office:value-type="float" office:value="-88.4579" calcext:value-type="float">
            <text:p>-88.4579</text:p>
          </table:table-cell>
          <table:table-cell table:number-columns-repeated="2"/>
          <table:table-cell office:value-type="float" office:value="-112.1196" calcext:value-type="float">
            <text:p>-112.1196</text:p>
          </table:table-cell>
          <table:table-cell office:value-type="float" office:value="-338.3863" calcext:value-type="float">
            <text:p>-338.3863</text:p>
          </table:table-cell>
          <table:table-cell office:value-type="float" office:value="-172.4612" calcext:value-type="float">
            <text:p>-172.4612</text:p>
          </table:table-cell>
          <table:table-cell/>
        </table:table-row>
        <table:table-row table:style-name="ro1">
          <table:table-cell office:value-type="float" office:value="233.8813" calcext:value-type="float">
            <text:p>233.8813</text:p>
          </table:table-cell>
          <table:table-cell office:value-type="float" office:value="217.1537" calcext:value-type="float">
            <text:p>217.1537</text:p>
          </table:table-cell>
          <table:table-cell office:value-type="float" office:value="330.6153" calcext:value-type="float">
            <text:p>330.6153</text:p>
          </table:table-cell>
          <table:table-cell table:number-columns-repeated="2"/>
          <table:table-cell office:value-type="float" office:value="-371.7279" calcext:value-type="float">
            <text:p>-371.7279</text:p>
          </table:table-cell>
          <table:table-cell office:value-type="float" office:value="-160.1171" calcext:value-type="float">
            <text:p>-160.1171</text:p>
          </table:table-cell>
          <table:table-cell office:value-type="float" office:value="-108.6187" calcext:value-type="float">
            <text:p>-108.6187</text:p>
          </table:table-cell>
          <table:table-cell table:number-columns-repeated="2"/>
          <table:table-cell office:value-type="float" office:value="-187.5464" calcext:value-type="float">
            <text:p>-187.5464</text:p>
          </table:table-cell>
          <table:table-cell office:value-type="float" office:value="-315.6657" calcext:value-type="float">
            <text:p>-315.6657</text:p>
          </table:table-cell>
          <table:table-cell office:value-type="float" office:value="-164.0609" calcext:value-type="float">
            <text:p>-164.0609</text:p>
          </table:table-cell>
          <table:table-cell/>
        </table:table-row>
        <table:table-row table:style-name="ro1">
          <table:table-cell office:value-type="float" office:value="640.5556" calcext:value-type="float">
            <text:p>640.5556</text:p>
          </table:table-cell>
          <table:table-cell office:value-type="float" office:value="516.6158" calcext:value-type="float">
            <text:p>516.6158</text:p>
          </table:table-cell>
          <table:table-cell office:value-type="float" office:value="224.3461" calcext:value-type="float">
            <text:p>224.3461</text:p>
          </table:table-cell>
          <table:table-cell table:number-columns-repeated="2"/>
          <table:table-cell office:value-type="float" office:value="-264.7272" calcext:value-type="float">
            <text:p>-264.7272</text:p>
          </table:table-cell>
          <table:table-cell office:value-type="float" office:value="-221.2879" calcext:value-type="float">
            <text:p>-221.2879</text:p>
          </table:table-cell>
          <table:table-cell office:value-type="float" office:value="-221.1831" calcext:value-type="float">
            <text:p>-221.1831</text:p>
          </table:table-cell>
          <table:table-cell table:number-columns-repeated="2"/>
          <table:table-cell office:value-type="float" office:value="-201.5793" calcext:value-type="float">
            <text:p>-201.5793</text:p>
          </table:table-cell>
          <table:table-cell office:value-type="float" office:value="-294.6929" calcext:value-type="float">
            <text:p>-294.6929</text:p>
          </table:table-cell>
          <table:table-cell office:value-type="float" office:value="-174.1412" calcext:value-type="float">
            <text:p>-174.1412</text:p>
          </table:table-cell>
          <table:table-cell/>
        </table:table-row>
        <table:table-row table:style-name="ro1">
          <table:table-cell office:value-type="float" office:value="850.0015" calcext:value-type="float">
            <text:p>850.0015</text:p>
          </table:table-cell>
          <table:table-cell office:value-type="float" office:value="467.5811" calcext:value-type="float">
            <text:p>467.5811</text:p>
          </table:table-cell>
          <table:table-cell office:value-type="float" office:value="-109.6428" calcext:value-type="float">
            <text:p>-109.6428</text:p>
          </table:table-cell>
          <table:table-cell table:number-columns-repeated="2"/>
          <table:table-cell office:value-type="float" office:value="-134.9231" calcext:value-type="float">
            <text:p>-134.9231</text:p>
          </table:table-cell>
          <table:table-cell office:value-type="float" office:value="-214.2969" calcext:value-type="float">
            <text:p>-214.2969</text:p>
          </table:table-cell>
          <table:table-cell office:value-type="float" office:value="-321.987" calcext:value-type="float">
            <text:p>-321.987</text:p>
          </table:table-cell>
          <table:table-cell table:number-columns-repeated="2"/>
          <table:table-cell office:value-type="float" office:value="-294.5471" calcext:value-type="float">
            <text:p>-294.5471</text:p>
          </table:table-cell>
          <table:table-cell office:value-type="float" office:value="-292.9451" calcext:value-type="float">
            <text:p>-292.9451</text:p>
          </table:table-cell>
          <table:table-cell office:value-type="float" office:value="-27.9755" calcext:value-type="float">
            <text:p>-27.9755</text:p>
          </table:table-cell>
          <table:table-cell/>
        </table:table-row>
        <table:table-row table:style-name="ro1">
          <table:table-cell office:value-type="float" office:value="872.6915" calcext:value-type="float">
            <text:p>872.6915</text:p>
          </table:table-cell>
          <table:table-cell office:value-type="float" office:value="248.6761" calcext:value-type="float">
            <text:p>248.6761</text:p>
          </table:table-cell>
          <table:table-cell office:value-type="float" office:value="-229.4066" calcext:value-type="float">
            <text:p>-229.4066</text:p>
          </table:table-cell>
          <table:table-cell table:number-columns-repeated="2"/>
          <table:table-cell office:value-type="float" office:value="-66.5128" calcext:value-type="float">
            <text:p>-66.5128</text:p>
          </table:table-cell>
          <table:table-cell office:value-type="float" office:value="-111.1804" calcext:value-type="float">
            <text:p>-111.1804</text:p>
          </table:table-cell>
          <table:table-cell office:value-type="float" office:value="-394.2299" calcext:value-type="float">
            <text:p>-394.2299</text:p>
          </table:table-cell>
          <table:table-cell table:number-columns-repeated="2"/>
          <table:table-cell office:value-type="float" office:value="-317.3505" calcext:value-type="float">
            <text:p>-317.3505</text:p>
          </table:table-cell>
          <table:table-cell office:value-type="float" office:value="-284.2064" calcext:value-type="float">
            <text:p>-284.2064</text:p>
          </table:table-cell>
          <table:table-cell office:value-type="float" office:value="61.0679" calcext:value-type="float">
            <text:p>61.0679</text:p>
          </table:table-cell>
          <table:table-cell/>
        </table:table-row>
        <table:table-row table:style-name="ro1">
          <table:table-cell office:value-type="float" office:value="774.95" calcext:value-type="float">
            <text:p>774.95</text:p>
          </table:table-cell>
          <table:table-cell office:value-type="float" office:value="56.0396" calcext:value-type="float">
            <text:p>56.0396</text:p>
          </table:table-cell>
          <table:table-cell office:value-type="float" office:value="-269.8901" calcext:value-type="float">
            <text:p>-269.8901</text:p>
          </table:table-cell>
          <table:table-cell table:number-columns-repeated="2"/>
          <table:table-cell office:value-type="float" office:value="22.9468" calcext:value-type="float">
            <text:p>22.9468</text:p>
          </table:table-cell>
          <table:table-cell office:value-type="float" office:value="58.35" calcext:value-type="float">
            <text:p>58.35</text:p>
          </table:table-cell>
          <table:table-cell office:value-type="float" office:value="-358.9485" calcext:value-type="float">
            <text:p>-358.9485</text:p>
          </table:table-cell>
          <table:table-cell table:number-columns-repeated="2"/>
          <table:table-cell office:value-type="float" office:value="-205.0875" calcext:value-type="float">
            <text:p>-205.0875</text:p>
          </table:table-cell>
          <table:table-cell office:value-type="float" office:value="-340.1341" calcext:value-type="float">
            <text:p>-340.1341</text:p>
          </table:table-cell>
          <table:table-cell office:value-type="float" office:value="151.7914" calcext:value-type="float">
            <text:p>151.7914</text:p>
          </table:table-cell>
          <table:table-cell/>
        </table:table-row>
        <table:table-row table:style-name="ro1">
          <table:table-cell office:value-type="float" office:value="734.8062" calcext:value-type="float">
            <text:p>734.8062</text:p>
          </table:table-cell>
          <table:table-cell office:value-type="float" office:value="8.7562" calcext:value-type="float">
            <text:p>8.7562</text:p>
          </table:table-cell>
          <table:table-cell office:value-type="float" office:value="-288.445" calcext:value-type="float">
            <text:p>-288.445</text:p>
          </table:table-cell>
          <table:table-cell table:number-columns-repeated="2"/>
          <table:table-cell office:value-type="float" office:value="-182.2841" calcext:value-type="float">
            <text:p>-182.2841</text:p>
          </table:table-cell>
          <table:table-cell office:value-type="float" office:value="119.5208" calcext:value-type="float">
            <text:p>119.5208</text:p>
          </table:table-cell>
          <table:table-cell office:value-type="float" office:value="-330.3874" calcext:value-type="float">
            <text:p>-330.3874</text:p>
          </table:table-cell>
          <table:table-cell table:number-columns-repeated="2"/>
          <table:table-cell office:value-type="float" office:value="-80.5457" calcext:value-type="float">
            <text:p>-80.5457</text:p>
          </table:table-cell>
          <table:table-cell office:value-type="float" office:value="-369.8456" calcext:value-type="float">
            <text:p>-369.8456</text:p>
          </table:table-cell>
          <table:table-cell office:value-type="float" office:value="183.7127" calcext:value-type="float">
            <text:p>183.7127</text:p>
          </table:table-cell>
          <table:table-cell/>
        </table:table-row>
        <table:table-row table:style-name="ro1">
          <table:table-cell office:value-type="float" office:value="666.7363" calcext:value-type="float">
            <text:p>666.7363</text:p>
          </table:table-cell>
          <table:table-cell office:value-type="float" office:value="91.0644" calcext:value-type="float">
            <text:p>91.0644</text:p>
          </table:table-cell>
          <table:table-cell office:value-type="float" office:value="-408.2088" calcext:value-type="float">
            <text:p>-408.2088</text:p>
          </table:table-cell>
          <table:table-cell table:number-columns-repeated="2"/>
          <table:table-cell office:value-type="float" office:value="-334.8916" calcext:value-type="float">
            <text:p>-334.8916</text:p>
          </table:table-cell>
          <table:table-cell office:value-type="float" office:value="75.8274" calcext:value-type="float">
            <text:p>75.8274</text:p>
          </table:table-cell>
          <table:table-cell office:value-type="float" office:value="-258.1445" calcext:value-type="float">
            <text:p>-258.1445</text:p>
          </table:table-cell>
          <table:table-cell table:number-columns-repeated="2"/>
          <table:table-cell office:value-type="float" office:value="15.9303" calcext:value-type="float">
            <text:p>15.9303</text:p>
          </table:table-cell>
          <table:table-cell office:value-type="float" office:value="-368.0979" calcext:value-type="float">
            <text:p>-368.0979</text:p>
          </table:table-cell>
          <table:table-cell office:value-type="float" office:value="165.232" calcext:value-type="float">
            <text:p>165.232</text:p>
          </table:table-cell>
          <table:table-cell/>
        </table:table-row>
        <table:table-row table:style-name="ro1">
          <table:table-cell office:value-type="float" office:value="752.2601" calcext:value-type="float">
            <text:p>752.2601</text:p>
          </table:table-cell>
          <table:table-cell office:value-type="float" office:value="397.5314" calcext:value-type="float">
            <text:p>397.5314</text:p>
          </table:table-cell>
          <table:table-cell office:value-type="float" office:value="-376.1593" calcext:value-type="float">
            <text:p>-376.1593</text:p>
          </table:table-cell>
          <table:table-cell table:number-columns-repeated="2"/>
          <table:table-cell office:value-type="float" office:value="-375.2362" calcext:value-type="float">
            <text:p>-375.2362</text:p>
          </table:table-cell>
          <table:table-cell office:value-type="float" office:value="49.6113" calcext:value-type="float">
            <text:p>49.6113</text:p>
          </table:table-cell>
          <table:table-cell office:value-type="float" office:value="-175.8213" calcext:value-type="float">
            <text:p>-175.8213</text:p>
          </table:table-cell>
          <table:table-cell table:number-columns-repeated="2"/>
          <table:table-cell office:value-type="float" office:value="38.7337" calcext:value-type="float">
            <text:p>38.7337</text:p>
          </table:table-cell>
          <table:table-cell office:value-type="float" office:value="-355.8637" calcext:value-type="float">
            <text:p>-355.8637</text:p>
          </table:table-cell>
          <table:table-cell office:value-type="float" office:value="140.031" calcext:value-type="float">
            <text:p>140.031</text:p>
          </table:table-cell>
          <table:table-cell/>
        </table:table-row>
        <table:table-row table:style-name="ro1">
          <table:table-cell office:value-type="float" office:value="801.1308" calcext:value-type="float">
            <text:p>801.1308</text:p>
          </table:table-cell>
          <table:table-cell office:value-type="float" office:value="530.6257" calcext:value-type="float">
            <text:p>530.6257</text:p>
          </table:table-cell>
          <table:table-cell office:value-type="float" office:value="-42.1703" calcext:value-type="float">
            <text:p>-42.1703</text:p>
          </table:table-cell>
          <table:table-cell table:number-columns-repeated="2"/>
          <table:table-cell office:value-type="float" office:value="-385.7608" calcext:value-type="float">
            <text:p>-385.7608</text:p>
          </table:table-cell>
          <table:table-cell office:value-type="float" office:value="95.0525" calcext:value-type="float">
            <text:p>95.0525</text:p>
          </table:table-cell>
          <table:table-cell office:value-type="float" office:value="-98.5383" calcext:value-type="float">
            <text:p>-98.5383</text:p>
          </table:table-cell>
          <table:table-cell table:number-columns-repeated="2"/>
          <table:table-cell office:value-type="float" office:value="42.242" calcext:value-type="float">
            <text:p>42.242</text:p>
          </table:table-cell>
          <table:table-cell office:value-type="float" office:value="-355.8637" calcext:value-type="float">
            <text:p>-355.8637</text:p>
          </table:table-cell>
          <table:table-cell office:value-type="float" office:value="150.1114" calcext:value-type="float">
            <text:p>150.1114</text:p>
          </table:table-cell>
          <table:table-cell/>
        </table:table-row>
        <table:table-row table:style-name="ro1">
          <table:table-cell office:value-type="float" office:value="677.2086" calcext:value-type="float">
            <text:p>677.2086</text:p>
          </table:table-cell>
          <table:table-cell office:value-type="float" office:value="367.7604" calcext:value-type="float">
            <text:p>367.7604</text:p>
          </table:table-cell>
          <table:table-cell office:value-type="float" office:value="290.1318" calcext:value-type="float">
            <text:p>290.1318</text:p>
          </table:table-cell>
          <table:table-cell table:number-columns-repeated="2"/>
          <table:table-cell office:value-type="float" office:value="-396.2855" calcext:value-type="float">
            <text:p>-396.2855</text:p>
          </table:table-cell>
          <table:table-cell office:value-type="float" office:value="112.5299" calcext:value-type="float">
            <text:p>112.5299</text:p>
          </table:table-cell>
          <table:table-cell office:value-type="float" office:value="-31.3356" calcext:value-type="float">
            <text:p>-31.3356</text:p>
          </table:table-cell>
          <table:table-cell table:number-columns-repeated="2"/>
          <table:table-cell office:value-type="float" office:value="72.0618" calcext:value-type="float">
            <text:p>72.0618</text:p>
          </table:table-cell>
          <table:table-cell office:value-type="float" office:value="-354.1159" calcext:value-type="float">
            <text:p>-354.1159</text:p>
          </table:table-cell>
          <table:table-cell office:value-type="float" office:value="151.7914" calcext:value-type="float">
            <text:p>151.7914</text:p>
          </table:table-cell>
          <table:table-cell/>
        </table:table-row>
        <table:table-row table:style-name="ro1">
          <table:table-cell office:value-type="float" office:value="710.3709" calcext:value-type="float">
            <text:p>710.3709</text:p>
          </table:table-cell>
          <table:table-cell office:value-type="float" office:value="292.457" calcext:value-type="float">
            <text:p>292.457</text:p>
          </table:table-cell>
          <table:table-cell office:value-type="float" office:value="288.445" calcext:value-type="float">
            <text:p>288.445</text:p>
          </table:table-cell>
          <table:table-cell table:number-columns-repeated="2"/>
          <table:table-cell office:value-type="float" office:value="-412.0725" calcext:value-type="float">
            <text:p>-412.0725</text:p>
          </table:table-cell>
          <table:table-cell office:value-type="float" office:value="96.8003" calcext:value-type="float">
            <text:p>96.8003</text:p>
          </table:table-cell>
          <table:table-cell office:value-type="float" office:value="-43.0961" calcext:value-type="float">
            <text:p>-43.0961</text:p>
          </table:table-cell>
          <table:table-cell table:number-columns-repeated="2"/>
          <table:table-cell office:value-type="float" office:value="70.3077" calcext:value-type="float">
            <text:p>70.3077</text:p>
          </table:table-cell>
          <table:table-cell office:value-type="float" office:value="-359.3592" calcext:value-type="float">
            <text:p>-359.3592</text:p>
          </table:table-cell>
          <table:table-cell office:value-type="float" office:value="190.433" calcext:value-type="float">
            <text:p>190.433</text:p>
          </table:table-cell>
          <table:table-cell/>
        </table:table-row>
        <table:table-row table:style-name="ro1">
          <table:table-cell office:value-type="float" office:value="747.0239" calcext:value-type="float">
            <text:p>747.0239</text:p>
          </table:table-cell>
          <table:table-cell office:value-type="float" office:value="336.238" calcext:value-type="float">
            <text:p>336.238</text:p>
          </table:table-cell>
          <table:table-cell office:value-type="float" office:value="242.9011" calcext:value-type="float">
            <text:p>242.9011</text:p>
          </table:table-cell>
          <table:table-cell table:number-columns-repeated="2"/>
          <table:table-cell office:value-type="float" office:value="-401.5478" calcext:value-type="float">
            <text:p>-401.5478</text:p>
          </table:table-cell>
          <table:table-cell office:value-type="float" office:value="100.2957" calcext:value-type="float">
            <text:p>100.2957</text:p>
          </table:table-cell>
          <table:table-cell office:value-type="float" office:value="-76.6974" calcext:value-type="float">
            <text:p>-76.6974</text:p>
          </table:table-cell>
          <table:table-cell table:number-columns-repeated="2"/>
          <table:table-cell office:value-type="float" office:value="93.1111" calcext:value-type="float">
            <text:p>93.1111</text:p>
          </table:table-cell>
          <table:table-cell office:value-type="float" office:value="-329.6476" calcext:value-type="float">
            <text:p>-329.6476</text:p>
          </table:table-cell>
          <table:table-cell office:value-type="float" office:value="245.8751" calcext:value-type="float">
            <text:p>245.8751</text:p>
          </table:table-cell>
          <table:table-cell/>
        </table:table-row>
        <table:table-row table:style-name="ro1">
          <table:table-cell office:value-type="float" office:value="806.367" calcext:value-type="float">
            <text:p>806.367</text:p>
          </table:table-cell>
          <table:table-cell office:value-type="float" office:value="416.7951" calcext:value-type="float">
            <text:p>416.7951</text:p>
          </table:table-cell>
          <table:table-cell office:value-type="float" office:value="155.1868" calcext:value-type="float">
            <text:p>155.1868</text:p>
          </table:table-cell>
          <table:table-cell table:number-columns-repeated="2"/>
          <table:table-cell office:value-type="float" office:value="-391.0231" calcext:value-type="float">
            <text:p>-391.0231</text:p>
          </table:table-cell>
          <table:table-cell office:value-type="float" office:value="145.7369" calcext:value-type="float">
            <text:p>145.7369</text:p>
          </table:table-cell>
          <table:table-cell office:value-type="float" office:value="-69.9772" calcext:value-type="float">
            <text:p>-69.9772</text:p>
          </table:table-cell>
          <table:table-cell table:number-columns-repeated="2"/>
          <table:table-cell office:value-type="float" office:value="70.3077" calcext:value-type="float">
            <text:p>70.3077</text:p>
          </table:table-cell>
          <table:table-cell office:value-type="float" office:value="-292.9451" calcext:value-type="float">
            <text:p>-292.9451</text:p>
          </table:table-cell>
          <table:table-cell office:value-type="float" office:value="287.8768" calcext:value-type="float">
            <text:p>287.876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formula="of:=AVERAGE([.A1:.A570])" office:value-type="float" office:value="555.653383508772" calcext:value-type="float">
            <text:p>555.653383508772</text:p>
          </table:table-cell>
          <table:table-cell table:formula="of:=AVERAGE([.B1:.B570])" office:value-type="float" office:value="203.024005087719" calcext:value-type="float">
            <text:p>203.024005087719</text:p>
          </table:table-cell>
          <table:table-cell table:formula="of:=AVERAGE([.C1:.C570])" office:value-type="float" office:value="-8.75663701754386" calcext:value-type="float">
            <text:p>-8.75663701754386</text:p>
          </table:table-cell>
          <table:table-cell office:value-type="string" calcext:value-type="string">
            <text:p>Average</text:p>
          </table:table-cell>
          <table:table-cell/>
          <table:table-cell table:formula="of:=AVERAGE([.F1:.F570])" office:value-type="float" office:value="-17.8070424561404" calcext:value-type="float">
            <text:p>-17.8070424561404</text:p>
          </table:table-cell>
          <table:table-cell table:formula="of:=AVERAGE([.G1:.G570])" office:value-type="float" office:value="11.6425517543859" calcext:value-type="float">
            <text:p>11.6425517543859</text:p>
          </table:table-cell>
          <table:table-cell table:formula="of:=AVERAGE([.H1:.H570])" office:value-type="float" office:value="21.8516557894737" calcext:value-type="float">
            <text:p>21.8516557894737</text:p>
          </table:table-cell>
          <table:table-cell office:value-type="string" calcext:value-type="string">
            <text:p>Average</text:p>
          </table:table-cell>
          <table:table-cell/>
          <table:table-cell table:formula="of:=AVERAGE([.K1:.K570])" office:value-type="float" office:value="36.1210622807017" calcext:value-type="float">
            <text:p>36.1210622807017</text:p>
          </table:table-cell>
          <table:table-cell table:formula="of:=AVERAGE([.L1:.L570])" office:value-type="float" office:value="14.5738473684211" calcext:value-type="float">
            <text:p>14.5738473684211</text:p>
          </table:table-cell>
          <table:table-cell table:formula="of:=AVERAGE([.M1:.M570])" office:value-type="float" office:value="86.3720649122808" calcext:value-type="float">
            <text:p>86.372064912280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MAX([.A1:.A570])" office:value-type="float" office:value="923.3076" calcext:value-type="float">
            <text:p>923.3076</text:p>
          </table:table-cell>
          <table:table-cell table:formula="of:=MAX([.B1:.B570])" office:value-type="float" office:value="661.9687" calcext:value-type="float">
            <text:p>661.9687</text:p>
          </table:table-cell>
          <table:table-cell table:formula="of:=MAX([.C1:.C570])" office:value-type="float" office:value="350.8571" calcext:value-type="float">
            <text:p>350.8571</text:p>
          </table:table-cell>
          <table:table-cell office:value-type="string" calcext:value-type="string">
            <text:p>Max</text:p>
          </table:table-cell>
          <table:table-cell/>
          <table:table-cell table:formula="of:=MAX([.F1:.F570])" office:value-type="float" office:value="372.0147" calcext:value-type="float">
            <text:p>372.0147</text:p>
          </table:table-cell>
          <table:table-cell table:formula="of:=MAX([.G1:.G570])" office:value-type="float" office:value="372.9428" calcext:value-type="float">
            <text:p>372.9428</text:p>
          </table:table-cell>
          <table:table-cell table:formula="of:=MAX([.H1:.H570])" office:value-type="float" office:value="397.0811" calcext:value-type="float">
            <text:p>397.0811</text:p>
          </table:table-cell>
          <table:table-cell office:value-type="string" calcext:value-type="string">
            <text:p>Max</text:p>
          </table:table-cell>
          <table:table-cell/>
          <table:table-cell table:formula="of:=MAX([.K1:.K570])" office:value-type="float" office:value="449.1954" calcext:value-type="float">
            <text:p>449.1954</text:p>
          </table:table-cell>
          <table:table-cell table:formula="of:=MAX([.L1:.L570])" office:value-type="float" office:value="427.1226" calcext:value-type="float">
            <text:p>427.1226</text:p>
          </table:table-cell>
          <table:table-cell table:formula="of:=MAX([.M1:.M570])" office:value-type="float" office:value="437.4026" calcext:value-type="float">
            <text:p>437.402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MIN([.A1:.A570])" office:value-type="float" office:value="102.9776" calcext:value-type="float">
            <text:p>102.9776</text:p>
          </table:table-cell>
          <table:table-cell table:formula="of:=MIN([.B1:.B570])" office:value-type="float" office:value="-164.6165" calcext:value-type="float">
            <text:p>-164.6165</text:p>
          </table:table-cell>
          <table:table-cell table:formula="of:=MIN([.C1:.C570])" office:value-type="float" office:value="-477.3681" calcext:value-type="float">
            <text:p>-477.3681</text:p>
          </table:table-cell>
          <table:table-cell office:value-type="string" calcext:value-type="string">
            <text:p>Min</text:p>
          </table:table-cell>
          <table:table-cell/>
          <table:table-cell table:formula="of:=MIN([.F1:.F570])" office:value-type="float" office:value="-431.3677" calcext:value-type="float">
            <text:p>-431.3677</text:p>
          </table:table-cell>
          <table:table-cell table:formula="of:=MIN([.G1:.G570])" office:value-type="float" office:value="-406.5481" calcext:value-type="float">
            <text:p>-406.5481</text:p>
          </table:table-cell>
          <table:table-cell table:formula="of:=MIN([.H1:.H570])" office:value-type="float" office:value="-417.7508" calcext:value-type="float">
            <text:p>-417.7508</text:p>
          </table:table-cell>
          <table:table-cell office:value-type="string" calcext:value-type="string">
            <text:p>Min</text:p>
          </table:table-cell>
          <table:table-cell/>
          <table:table-cell table:formula="of:=MIN([.K1:.K570])" office:value-type="float" office:value="-385.7608" calcext:value-type="float">
            <text:p>-385.7608</text:p>
          </table:table-cell>
          <table:table-cell table:formula="of:=MIN([.L1:.L570])" office:value-type="float" office:value="-410.0436" calcext:value-type="float">
            <text:p>-410.0436</text:p>
          </table:table-cell>
          <table:table-cell table:formula="of:=MIN([.M1:.M570])" office:value-type="float" office:value="-417.7508" calcext:value-type="float">
            <text:p>-417.7508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1" table:formula="of:=([.A573]+[.A574])/2" office:value-type="float" office:value="513.1426" calcext:value-type="float">
            <text:p>513.1426</text:p>
          </table:table-cell>
          <table:table-cell table:style-name="ce1" table:formula="of:=([.B573]+[.B574])/2" office:value-type="float" office:value="248.6761" calcext:value-type="float">
            <text:p>248.6761</text:p>
          </table:table-cell>
          <table:table-cell table:style-name="ce1" table:formula="of:=([.C573]+[.C574])/2" office:value-type="float" office:value="-63.2555" calcext:value-type="float">
            <text:p>-63.2555</text:p>
          </table:table-cell>
          <table:table-cell office:value-type="string" calcext:value-type="string">
            <text:p>Hard Iron Bias</text:p>
          </table:table-cell>
          <table:table-cell/>
          <table:table-cell table:style-name="ce1" table:formula="of:=([.F573]+[.F574])/2" office:value-type="float" office:value="-29.6765" calcext:value-type="float">
            <text:p>-29.6765</text:p>
          </table:table-cell>
          <table:table-cell table:style-name="ce1" table:formula="of:=([.G573]+[.G574])/2" office:value-type="float" office:value="-16.80265" calcext:value-type="float">
            <text:p>-16.80265</text:p>
          </table:table-cell>
          <table:table-cell table:style-name="ce1" table:formula="of:=([.H573]+[.H574])/2" office:value-type="float" office:value="-10.33485" calcext:value-type="float">
            <text:p>-10.33485</text:p>
          </table:table-cell>
          <table:table-cell office:value-type="string" calcext:value-type="string">
            <text:p>Hard Iron Bias</text:p>
          </table:table-cell>
          <table:table-cell/>
          <table:table-cell table:style-name="ce1" table:formula="of:=([.K573]+[.K574])/2" office:value-type="float" office:value="31.7173" calcext:value-type="float">
            <text:p>31.7173</text:p>
          </table:table-cell>
          <table:table-cell table:style-name="ce1" table:formula="of:=([.L573]+[.L574])/2" office:value-type="float" office:value="8.53949999999998" calcext:value-type="float">
            <text:p>8.53949999999998</text:p>
          </table:table-cell>
          <table:table-cell table:style-name="ce1" table:formula="of:=([.M573]+[.M574])/2" office:value-type="float" office:value="9.82589999999999" calcext:value-type="float">
            <text:p>9.82589999999999</text:p>
          </table:table-cell>
          <table:table-cell office:value-type="string" calcext:value-type="string">
            <text:p>Hard Iron Bias</text:p>
          </table:table-cell>
        </table:table-row>
        <table:table-row table:style-name="ro1">
          <table:table-cell table:formula="of:=([.A573]-[.A574])/2" office:value-type="float" office:value="410.165" calcext:value-type="float">
            <text:p>410.165</text:p>
          </table:table-cell>
          <table:table-cell table:formula="of:=([.B573]-[.B574])/2" office:value-type="float" office:value="413.2926" calcext:value-type="float">
            <text:p>413.2926</text:p>
          </table:table-cell>
          <table:table-cell table:formula="of:=([.C573]-[.C574])/2" office:value-type="float" office:value="414.1126" calcext:value-type="float">
            <text:p>414.1126</text:p>
          </table:table-cell>
          <table:table-cell office:value-type="string" calcext:value-type="string">
            <text:p>Soft Iron Bias</text:p>
          </table:table-cell>
          <table:table-cell/>
          <table:table-cell table:formula="of:=([.F573]-[.F574])/2" office:value-type="float" office:value="401.6912" calcext:value-type="float">
            <text:p>401.6912</text:p>
          </table:table-cell>
          <table:table-cell table:formula="of:=([.G573]-[.G574])/2" office:value-type="float" office:value="389.74545" calcext:value-type="float">
            <text:p>389.74545</text:p>
          </table:table-cell>
          <table:table-cell table:formula="of:=([.H573]-[.H574])/2" office:value-type="float" office:value="407.41595" calcext:value-type="float">
            <text:p>407.41595</text:p>
          </table:table-cell>
          <table:table-cell office:value-type="string" calcext:value-type="string">
            <text:p>Soft Iron Bias</text:p>
          </table:table-cell>
          <table:table-cell/>
          <table:table-cell table:formula="of:=([.K573]-[.K574])/2" office:value-type="float" office:value="417.4781" calcext:value-type="float">
            <text:p>417.4781</text:p>
          </table:table-cell>
          <table:table-cell table:formula="of:=([.L573]-[.L574])/2" office:value-type="float" office:value="418.5831" calcext:value-type="float">
            <text:p>418.5831</text:p>
          </table:table-cell>
          <table:table-cell table:formula="of:=([.M573]-[.M574])/2" office:value-type="float" office:value="427.5767" calcext:value-type="float">
            <text:p>427.5767</text:p>
          </table:table-cell>
          <table:table-cell office:value-type="string" calcext:value-type="string">
            <text:p>Soft Iron Bias</text:p>
          </table:table-cell>
        </table:table-row>
        <table:table-row table:style-name="ro1">
          <table:table-cell table:style-name="ce1" table:formula="of:=[.$D$577]/[.A576]" office:value-type="float" office:value="1.00574988114539" calcext:value-type="float">
            <text:p>1.00574988114539</text:p>
          </table:table-cell>
          <table:table-cell table:style-name="ce1" table:formula="of:=[.$D$577]/[.B576]" office:value-type="float" office:value="0.99813884884462" calcext:value-type="float">
            <text:p>0.99813884884462</text:p>
          </table:table-cell>
          <table:table-cell table:style-name="ce1" table:formula="of:=[.$D$577]/[.C576]" office:value-type="float" office:value="0.996162396411024" calcext:value-type="float">
            <text:p>0.996162396411024</text:p>
          </table:table-cell>
          <table:table-cell table:formula="of:=([.A576]+[.B576]+[.C576])/3" office:value-type="float" office:value="412.5234" calcext:value-type="float">
            <text:p>412.5234</text:p>
          </table:table-cell>
          <table:table-cell/>
          <table:table-cell table:style-name="ce1" table:formula="of:=[.$I$577]/[.F576]" office:value-type="float" office:value="0.994837659708088" calcext:value-type="float">
            <text:p>0.994837659708088</text:p>
          </table:table-cell>
          <table:table-cell table:style-name="ce1" table:formula="of:=[.$I$577]/[.G576]" office:value-type="float" office:value="1.02532956660131" calcext:value-type="float">
            <text:p>1.02532956660131</text:p>
          </table:table-cell>
          <table:table-cell table:style-name="ce1" table:formula="of:=[.$I$577]/[.H576]" office:value-type="float" office:value="0.980858833173648" calcext:value-type="float">
            <text:p>0.980858833173648</text:p>
          </table:table-cell>
          <table:table-cell table:formula="of:=([.F576]+[.G576]+[.H576])/3" office:value-type="float" office:value="399.617533333333" calcext:value-type="float">
            <text:p>399.617533333333</text:p>
          </table:table-cell>
          <table:table-cell/>
          <table:table-cell table:style-name="ce1" table:formula="of:=[.$N$577]/[.K576]" office:value-type="float" office:value="1.00894545925483" calcext:value-type="float">
            <text:p>1.00894545925483</text:p>
          </table:table-cell>
          <table:table-cell table:style-name="ce1" table:formula="of:=[.$N$577]/[.L576]" office:value-type="float" office:value="1.00628198638056" calcext:value-type="float">
            <text:p>1.00628198638056</text:p>
          </table:table-cell>
          <table:table-cell table:style-name="ce1" table:formula="of:=[.$N$577]/[.M576]" office:value-type="float" office:value="0.985115964769206" calcext:value-type="float">
            <text:p>0.985115964769206</text:p>
          </table:table-cell>
          <table:table-cell table:formula="of:=([.K576]+[.L576]+[.M576])/3" office:value-type="float" office:value="421.212633333333" calcext:value-type="float">
            <text:p>421.212633333333</text:p>
          </table:table-cell>
        </table:table-row>
        <table:table-row table:style-name="ro1">
          <table:table-cell table:formula="of:=[.A573]-[.A574]" office:value-type="float" office:value="820.33" calcext:value-type="float">
            <text:p>820.33</text:p>
          </table:table-cell>
          <table:table-cell table:formula="of:=[.B573]-[.B574]" office:value-type="float" office:value="826.5852" calcext:value-type="float">
            <text:p>826.5852</text:p>
          </table:table-cell>
          <table:table-cell table:formula="of:=[.C573]-[.C574]" office:value-type="float" office:value="828.2252" calcext:value-type="float">
            <text:p>828.2252</text:p>
          </table:table-cell>
          <table:table-cell office:value-type="string" calcext:value-type="string">
            <text:p>Range</text:p>
          </table:table-cell>
          <table:table-cell/>
          <table:table-cell table:formula="of:=[.F573]-[.F574]" office:value-type="float" office:value="803.3824" calcext:value-type="float">
            <text:p>803.3824</text:p>
          </table:table-cell>
          <table:table-cell table:formula="of:=[.G573]-[.G574]" office:value-type="float" office:value="779.4909" calcext:value-type="float">
            <text:p>779.4909</text:p>
          </table:table-cell>
          <table:table-cell table:formula="of:=[.H573]-[.H574]" office:value-type="float" office:value="814.8319" calcext:value-type="float">
            <text:p>814.8319</text:p>
          </table:table-cell>
          <table:table-cell office:value-type="string" calcext:value-type="string">
            <text:p>Range</text:p>
          </table:table-cell>
          <table:table-cell/>
          <table:table-cell table:formula="of:=[.K573]-[.K574]" office:value-type="float" office:value="834.9562" calcext:value-type="float">
            <text:p>834.9562</text:p>
          </table:table-cell>
          <table:table-cell table:formula="of:=[.L573]-[.L574]" office:value-type="float" office:value="837.1662" calcext:value-type="float">
            <text:p>837.1662</text:p>
          </table:table-cell>
          <table:table-cell table:formula="of:=[.M573]-[.M574]" office:value-type="float" office:value="855.1534" calcext:value-type="float">
            <text:p>855.1534</text:p>
          </table:table-cell>
          <table:table-cell office:value-type="string" calcext:value-type="string">
            <text:p>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0:52:28.249000000</meta:creation-date>
    <dc:date>2017-06-15T02:32:53.209000000</dc:date>
    <meta:editing-duration>PT1H11M7S</meta:editing-duration>
    <meta:editing-cycles>4</meta:editing-cycles>
    <meta:generator>LibreOffice/5.2.3.3$Windows_x86 LibreOffice_project/d54a8868f08a7b39642414cf2c8ef2f228f780cf</meta:generator>
    <meta:document-statistic meta:table-count="1" meta:cell-count="5214" meta:object-count="0"/>
  </office:meta>
</office:document-meta>
</file>